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39cm"/>
    </style:style>
    <style:style style:name="co2" style:family="table-column">
      <style:table-column-properties fo:break-before="auto" style:column-width="3.411cm"/>
    </style:style>
    <style:style style:name="co3" style:family="table-column">
      <style:table-column-properties fo:break-before="auto" style:column-width="57.997cm"/>
    </style:style>
    <style:style style:name="co4" style:family="table-column">
      <style:table-column-properties fo:break-before="auto" style:column-width="32.279cm"/>
    </style:style>
    <style:style style:name="co5" style:family="table-column">
      <style:table-column-properties fo:break-before="auto" style:column-width="2.568cm"/>
    </style:style>
    <style:style style:name="co6" style:family="table-column">
      <style:table-column-properties fo:break-before="auto" style:column-width="3.059cm"/>
    </style:style>
    <style:style style:name="co7" style:family="table-column">
      <style:table-column-properties fo:break-before="auto" style:column-width="1.914cm"/>
    </style:style>
    <style:style style:name="co8" style:family="table-column">
      <style:table-column-properties fo:break-before="auto" style:column-width="5.237cm"/>
    </style:style>
    <style:style style:name="co9" style:family="table-column">
      <style:table-column-properties fo:break-before="auto" style:column-width="4.283cm"/>
    </style:style>
    <style:style style:name="co10" style:family="table-column">
      <style:table-column-properties fo:break-before="auto" style:column-width="8.994cm"/>
    </style:style>
    <style:style style:name="co11" style:family="table-column">
      <style:table-column-properties fo:break-before="auto" style:column-width="3.875cm"/>
    </style:style>
    <style:style style:name="co12" style:family="table-column">
      <style:table-column-properties fo:break-before="auto" style:column-width="4.828cm"/>
    </style:style>
    <style:style style:name="co13" style:family="table-column">
      <style:table-column-properties fo:break-before="auto" style:column-width="2.649cm"/>
    </style:style>
    <style:style style:name="co14" style:family="table-column">
      <style:table-column-properties fo:break-before="auto" style:column-width="1.397cm"/>
    </style:style>
    <style:style style:name="co15" style:family="table-column">
      <style:table-column-properties fo:break-before="auto" style:column-width="5.427cm"/>
    </style:style>
    <style:style style:name="co16" style:family="table-column">
      <style:table-column-properties fo:break-before="auto" style:column-width="5.509cm"/>
    </style:style>
    <style:style style:name="co17" style:family="table-column">
      <style:table-column-properties fo:break-before="auto" style:column-width="5.537cm"/>
    </style:style>
    <style:style style:name="co18" style:family="table-column">
      <style:table-column-properties fo:break-before="auto" style:column-width="1.723cm"/>
    </style:style>
    <style:style style:name="co19" style:family="table-column">
      <style:table-column-properties fo:break-before="auto" style:column-width="13.134cm"/>
    </style:style>
    <style:style style:name="co20" style:family="table-column">
      <style:table-column-properties fo:break-before="auto" style:column-width="1.559cm"/>
    </style:style>
    <style:style style:name="co21" style:family="table-column">
      <style:table-column-properties fo:break-before="auto" style:column-width="40.585cm"/>
    </style:style>
    <style:style style:name="co22" style:family="table-column">
      <style:table-column-properties fo:break-before="auto" style:column-width="19.778cm"/>
    </style:style>
    <style:style style:name="co23" style:family="table-column">
      <style:table-column-properties fo:break-before="auto" style:column-width="6.706cm"/>
    </style:style>
    <style:style style:name="co24" style:family="table-column">
      <style:table-column-properties fo:break-before="auto" style:column-width="5.618cm"/>
    </style:style>
    <style:style style:name="co25" style:family="table-column">
      <style:table-column-properties fo:break-before="auto" style:column-width="4.202cm"/>
    </style:style>
    <style:style style:name="co26" style:family="table-column">
      <style:table-column-properties fo:break-before="auto" style:column-width="5.318cm"/>
    </style:style>
    <style:style style:name="co27" style:family="table-column">
      <style:table-column-properties fo:break-before="auto" style:column-width="2.676cm"/>
    </style:style>
    <style:style style:name="co28" style:family="table-column">
      <style:table-column-properties fo:break-before="auto" style:column-width="1.288cm"/>
    </style:style>
    <style:style style:name="co2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irt_blou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3" table:default-cell-style-name="Default"/>
        <table:table-column table:style-name="co22" table:number-columns-repeated="2" table:default-cell-style-name="Default"/>
        <table:table-column table:style-name="co15" table:default-cell-style-name="Default"/>
        <table:table-column table:style-name="co23" table:default-cell-style-name="Default"/>
        <table:table-column table:style-name="co15" table:default-cell-style-name="Default"/>
        <table:table-column table:style-name="co24" table:number-columns-repeated="2" table:default-cell-style-name="Default"/>
        <table:table-column table:style-name="co16" table:default-cell-style-name="Default"/>
        <table:table-column table:style-name="co15" table:default-cell-style-name="Default"/>
        <table:table-column table:style-name="co25" table:default-cell-style-name="Default"/>
        <table:table-column table:style-name="co15" table:number-columns-repeated="9" table:default-cell-style-name="Default"/>
        <table:table-column table:style-name="co26" table:number-columns-repeated="4" table:default-cell-style-name="Default"/>
        <table:table-column table:style-name="co16" table:default-cell-style-name="Default"/>
        <table:table-column table:style-name="co15" table:number-columns-repeated="3" table:default-cell-style-name="Default"/>
        <table:table-column table:style-name="co11" table:default-cell-style-name="Default"/>
        <table:table-column table:style-name="co27" table:default-cell-style-name="Default"/>
        <table:table-column table:style-name="co28" table:default-cell-style-name="Default"/>
        <table:table-row table:style-name="ro1">
          <table:table-cell office:value-type="string" calcext:value-type="string">
            <text:p>Product Link</text:p>
          </table:table-cell>
          <table:table-cell office:value-type="string" calcext:value-type="string">
            <text:p>Material</text:p>
          </table:table-cell>
          <table:table-cell office:value-type="string" calcext:value-type="string">
            <text:p>Full Description</text:p>
          </table:table-cell>
          <table:table-cell office:value-type="string" calcext:value-type="string">
            <text:p>Size</text:p>
          </table:table-cell>
          <table:table-cell office:value-type="string" calcext:value-type="string">
            <text:p>Length</text:p>
          </table:table-cell>
          <table:table-cell office:value-type="string" calcext:value-type="string">
            <text:p>Sleeve Length</text:p>
          </table:table-cell>
          <table:table-cell office:value-type="string" calcext:value-type="string">
            <text:p>Fit</text:p>
          </table:table-cell>
          <table:table-cell office:value-type="string" calcext:value-type="string">
            <text:p>Collar</text:p>
          </table:table-cell>
          <table:table-cell office:value-type="string" calcext:value-type="string">
            <text:p>Neckline</text:p>
          </table:table-cell>
          <table:table-cell office:value-type="string" calcext:value-type="string">
            <text:p>Description</text:p>
          </table:table-cell>
          <table:table-cell office:value-type="string" calcext:value-type="string">
            <text:p>Concept</text:p>
          </table:table-cell>
          <table:table-cell office:value-type="string" calcext:value-type="string">
            <text:p>Price</text:p>
          </table:table-cell>
          <table:table-cell office:value-type="string" calcext:value-type="string">
            <text:p>Country of production</text:p>
          </table:table-cell>
          <table:table-cell office:value-type="string" calcext:value-type="string">
            <text:p>Common generic name</text:p>
          </table:table-cell>
          <table:table-cell office:value-type="string" calcext:value-type="string">
            <text:p>Size:XS</text:p>
          </table:table-cell>
          <table:table-cell office:value-type="string" calcext:value-type="string">
            <text:p>Size:S</text:p>
          </table:table-cell>
          <table:table-cell office:value-type="string" calcext:value-type="string">
            <text:p>Size:M</text:p>
          </table:table-cell>
          <table:table-cell office:value-type="string" calcext:value-type="string">
            <text:p>Size:L</text:p>
          </table:table-cell>
          <table:table-cell office:value-type="string" calcext:value-type="string">
            <text:p>Size:XL</text:p>
          </table:table-cell>
          <table:table-cell office:value-type="string" calcext:value-type="string">
            <text:p>Net Quantity</text:p>
          </table:table-cell>
          <table:table-cell office:value-type="string" calcext:value-type="string">
            <text:p>Manufactured by</text:p>
          </table:table-cell>
          <table:table-cell office:value-type="string" calcext:value-type="string">
            <text:p>Date of manufacture</text:p>
          </table:table-cell>
          <table:table-cell office:value-type="string" calcext:value-type="string">
            <text:p>Date of import</text:p>
          </table:table-cell>
          <table:table-cell office:value-type="string" calcext:value-type="string">
            <text:p>Customer service</text:p>
          </table:table-cell>
          <table:table-cell office:value-type="string" calcext:value-type="string">
            <text:p>Disclaimer</text:p>
          </table:table-cell>
          <table:table-cell table:number-columns-repeated="30"/>
        </table:table-row>
        <table:table-row table:style-name="ro1">
          <table:table-cell office:value-type="string" calcext:value-type="string">
            <text:p>https://www2.hm.com/en_in/productpage.0939703078.html</text:p>
          </table:table-cell>
          <table:table-cell office:value-type="string" calcext:value-type="string">
            <text:p>[]</text:p>
          </table:table-cell>
          <table:table-cell office:value-type="string" calcext:value-type="string">
            <text:p>V-neck blouse in woven fabric with a sheen. Collar, buttons down the front, long sleeves with a sleeve placket and buttoned cuffs, and a rounded hem.</text:p>
          </table:table-cell>
          <table:table-cell office:value-type="string" calcext:value-type="string">
            <text:p>['Back: Length: 64.6 cm (Size M/T)', 'Sleeve: Length: 61.4 cm (Size M/T)', 'Shoulder: Width: 40.2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V-neck</text:p>
          </table:table-cell>
          <table:table-cell office:value-type="string" calcext:value-type="string">
            <text:p>['Sage green',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2 cm', 'Length: 68 cm']</text:p>
          </table:table-cell>
          <table:table-cell office:value-type="string" calcext:value-type="string">
            <text:p>['Width: 100 cm', 'Length: 69 cm']</text:p>
          </table:table-cell>
          <table:table-cell office:value-type="string" calcext:value-type="string">
            <text:p>['Width: 1.08 m', 'Length: 71 cm']</text:p>
          </table:table-cell>
          <table:table-cell office:value-type="string" calcext:value-type="string">
            <text:p>['Width: 1.16 m', 'Length: 72 cm']</text:p>
          </table:table-cell>
          <table:table-cell office:value-type="string" calcext:value-type="string">
            <text:p>['Width: 1.28 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51241001.html</text:p>
          </table:table-cell>
          <table:table-cell office:value-type="string" calcext:value-type="string">
            <text:p>[]</text:p>
          </table:table-cell>
          <table:table-cell office:value-type="string" calcext:value-type="string">
            <text:p>Oversized shirt in a crinkled weave made from a cotton and modal blend. Collar, buttons down the front and a double-layered yoke at the back. Dropped shoulders and long sleeves with buttoned cuffs. Rounded hem. Slightly longer at the back.</text:p>
          </table:table-cell>
          <table:table-cell office:value-type="string" calcext:value-type="string">
            <text:p>['Back: Length: 75.5 cm (Size M/T)', 'Sleeve: Length: 56.4 cm (Size M/T)', 'Shoulder: Width: 51.5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12 m', 'Length: 71 cm']</text:p>
          </table:table-cell>
          <table:table-cell office:value-type="string" calcext:value-type="string">
            <text:p>['Width: 1.20 m', 'Length: 72 cm']</text:p>
          </table:table-cell>
          <table:table-cell office:value-type="string" calcext:value-type="string">
            <text:p>['Width: 1.28 m', 'Length: 73 cm']</text:p>
          </table:table-cell>
          <table:table-cell office:value-type="string" calcext:value-type="string">
            <text:p>['Width: 1.36 m', 'Length: 74 cm']</text:p>
          </table:table-cell>
          <table:table-cell office:value-type="string" calcext:value-type="string">
            <text:p>['Width: 1.44 m', 'Length: 75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2">
          <table:table-cell office:value-type="string" calcext:value-type="string">
            <text:p>https://www2.hm.com/en_in/productpage.1188395001.html</text:p>
          </table:table-cell>
          <table:table-cell office:value-type="string" calcext:value-type="string">
            <text:p>['Cotton']</text:p>
          </table:table-cell>
          <table:table-cell office:value-type="string" calcext:value-type="string">
            <text:p>Blouse in soft cotton muslin with a small stand-up collar, buttons down the front and long sleeves with buttoned cuffs. Yoke with gathers at the back. Frill trim around the collar, at the top of the button placket and over the shoulders. Gently rounded hem.</text:p>
          </table:table-cell>
          <table:table-cell office:value-type="string" calcext:value-type="string">
            <text:p>['Sleeve: Length: 63.4 cm (Size M/T)', 'Back: Length: 68.5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Frilled collar', 'Stand-up collar']</text:p>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2,1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95 cm', 'Length: 64 cm']</text:p>
          </table:table-cell>
          <table:table-cell office:value-type="string" calcext:value-type="string">
            <text:p>['Width: 1.04 m', 'Length: 65 cm']</text:p>
          </table:table-cell>
          <table:table-cell office:value-type="string" calcext:value-type="string">
            <text:p>['Width: 1.13 m', 'Length: 66 cm']</text:p>
          </table:table-cell>
          <table:table-cell office:value-type="string" calcext:value-type="string">
            <text:p>['Width: 1.22 m', 'Length: 67 cm']</text:p>
          </table:table-cell>
          <table:table-cell office:value-type="string" calcext:value-type="string">
            <text:p>['Width: 1.35 m', 'Length: 68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office:value-type="string" calcext:value-type="string">
            <text:p>['Width: 1.48 m', 'Length: 69 cm']</text:p>
          </table:table-cell>
          <table:table-cell table:number-columns-repeated="27"/>
        </table:table-row>
        <table:table-row table:style-name="ro1">
          <table:table-cell office:value-type="string" calcext:value-type="string">
            <text:p>https://www2.hm.com/en_in/productpage.1197180001.html</text:p>
          </table:table-cell>
          <table:table-cell office:value-type="string" calcext:value-type="string">
            <text:p>[]</text:p>
          </table:table-cell>
          <table:table-cell office:value-type="string" calcext:value-type="string">
            <text:p>Blouse in softly draping satin with a collar and a deep, V-shaped opening with a sewn-in wrapover at the front. Long sleeves with buttoned cuffs. Lined at the front.</text:p>
          </table:table-cell>
          <table:table-cell office:value-type="string" calcext:value-type="string">
            <text:p>['Back: Length: 60.0 cm (Size M/T)', 'Shoulder: Width: 42.6 cm (Size M/T)', 'Sleeve: Length: 61.1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eep neckline', 'V-neck']</text:p>
          </table:table-cell>
          <table:table-cell office:value-type="string" calcext:value-type="string">
            <text:p>['Cream',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95 cm', 'Length: 55 cm']</text:p>
          </table:table-cell>
          <table:table-cell office:value-type="string" calcext:value-type="string">
            <text:p>['Width: 1.01 m', 'Length: 56 cm']</text:p>
          </table:table-cell>
          <table:table-cell office:value-type="string" calcext:value-type="string">
            <text:p>['Width: 1.07 m', 'Length: 57 cm']</text:p>
          </table:table-cell>
          <table:table-cell office:value-type="string" calcext:value-type="string">
            <text:p>['Width: 1.14 m', 'Length: 58 cm']</text:p>
          </table:table-cell>
          <table:table-cell office:value-type="string" calcext:value-type="string">
            <text:p>['Width: 1.24 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Wrapover</text:p>
          </table:table-cell>
          <table:table-cell table:number-columns-repeated="26"/>
        </table:table-row>
        <table:table-row table:style-name="ro1">
          <table:table-cell office:value-type="string" calcext:value-type="string">
            <text:p>https://www2.hm.com/en_in/productpage.1151240002.html</text:p>
          </table:table-cell>
          <table:table-cell office:value-type="string" calcext:value-type="string">
            <text:p>[]</text:p>
          </table:table-cell>
          <table:table-cell office:value-type="string" calcext:value-type="string">
            <text:p>Shirt in satin with a collar, buttons down the front and a yoke at the back. Loose fit with dropped shoulders, long sleeves with buttoned cuffs, an open chest pocket and a rounded hem.</text:p>
          </table:table-cell>
          <table:table-cell office:value-type="string" calcext:value-type="string">
            <text:p>['Back: Length: 75.6 cm (Size M/T)', 'Sleeve: Length: 57.9 cm (Size M/T)', 'Shoulder: Width: 5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number-columns-repeated="2"/>
          <table:table-cell office:value-type="string" calcext:value-type="string">
            <text:p>['White/Black', 'Striped']</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2 cm']</text:p>
          </table:table-cell>
          <table:table-cell office:value-type="string" calcext:value-type="string">
            <text:p>['Width: 1.27 m', 'Length: 73 cm']</text:p>
          </table:table-cell>
          <table:table-cell office:value-type="string" calcext:value-type="string">
            <text:p>['Width: 1.35 m', 'Length: 74 cm']</text:p>
          </table:table-cell>
          <table:table-cell office:value-type="string" calcext:value-type="string">
            <text:p>['Width: 1.43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1240009.html</text:p>
          </table:table-cell>
          <table:table-cell office:value-type="string" calcext:value-type="string">
            <text:p>[]</text:p>
          </table:table-cell>
          <table:table-cell office:value-type="string" calcext:value-type="string">
            <text:p>Shirt in satin with a collar, buttons down the front and a yoke at the back. Loose fit with dropped shoulders, long sleeves with buttoned cuffs, an open chest pocket and a rounded hem.</text:p>
          </table:table-cell>
          <table:table-cell office:value-type="string" calcext:value-type="string">
            <text:p>['Back: Length: 75.6 cm (Size M/T)', 'Sleeve: Length: 57.9 cm (Size M/T)', 'Shoulder: Width: 5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number-columns-repeated="2"/>
          <table:table-cell office:value-type="string" calcext:value-type="string">
            <text:p>['Light blu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2 cm']</text:p>
          </table:table-cell>
          <table:table-cell office:value-type="string" calcext:value-type="string">
            <text:p>['Width: 1.27 m', 'Length: 73 cm']</text:p>
          </table:table-cell>
          <table:table-cell office:value-type="string" calcext:value-type="string">
            <text:p>['Width: 1.35 m', 'Length: 74 cm']</text:p>
          </table:table-cell>
          <table:table-cell office:value-type="string" calcext:value-type="string">
            <text:p>['Width: 1.43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22102001.html</text:p>
          </table:table-cell>
          <table:table-cell office:value-type="string" calcext:value-type="string">
            <text:p>['Cotton']</text:p>
          </table:table-cell>
          <table:table-cell office:value-type="string" calcext:value-type="string">
            <text:p>Shirt in a soft cotton weave with a collar, buttons down the front and a yoke with a box pleat at the back. Loose fit with dropped shoulders, long sleeves with buttoned cuffs and open chest pockets. Gently rounded hem.</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5 m', 'Length: 70 cm']</text:p>
          </table:table-cell>
          <table:table-cell office:value-type="string" calcext:value-type="string">
            <text:p>['Width: 1.13 m', 'Length: 71 cm']</text:p>
          </table:table-cell>
          <table:table-cell office:value-type="string" calcext:value-type="string">
            <text:p>['Width: 1.19 m', 'Length: 73 cm']</text:p>
          </table:table-cell>
          <table:table-cell office:value-type="string" calcext:value-type="string">
            <text:p>['Width: 1.25 m', 'Length: 75 cm']</text:p>
          </table:table-cell>
          <table:table-cell office:value-type="string" calcext:value-type="string">
            <text:p>['Width: 1.35 m', 'Length: 77 cm']</text:p>
          </table:table-cell>
          <table:table-cell office:value-type="string" calcext:value-type="string">
            <text:p>1 N (1 N)</text:p>
          </table:table-cell>
          <table:table-cell office:value-type="string" calcext:value-type="string">
            <text:p>VAMANI OVERSEAS PVT LTD</text:p>
            <text:p>PLOT NO 169, , SECTOR 24, 121005, FARIDABAD</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1">
          <table:table-cell office:value-type="string" calcext:value-type="string">
            <text:p>https://www2.hm.com/en_in/productpage.0939703077.html</text:p>
          </table:table-cell>
          <table:table-cell office:value-type="string" calcext:value-type="string">
            <text:p>[]</text:p>
          </table:table-cell>
          <table:table-cell office:value-type="string" calcext:value-type="string">
            <text:p>V-neck blouse in woven fabric with a sheen. Collar, buttons down the front, long sleeves with a sleeve placket and buttoned cuffs, and a rounded hem.</text:p>
          </table:table-cell>
          <table:table-cell office:value-type="string" calcext:value-type="string">
            <text:p>['Back: Length: 64.6 cm (Size M/T)', 'Sleeve: Length: 61.4 cm (Size M/T)', 'Shoulder: Width: 40.2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V-neck</text:p>
          </table:table-cell>
          <table:table-cell office:value-type="string" calcext:value-type="string">
            <text:p>['Light pink',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92 cm', 'Length: 68 cm']</text:p>
          </table:table-cell>
          <table:table-cell office:value-type="string" calcext:value-type="string">
            <text:p>['Width: 100 cm', 'Length: 69 cm']</text:p>
          </table:table-cell>
          <table:table-cell office:value-type="string" calcext:value-type="string">
            <text:p>['Width: 1.08 m', 'Length: 71 cm']</text:p>
          </table:table-cell>
          <table:table-cell office:value-type="string" calcext:value-type="string">
            <text:p>['Width: 1.16 m', 'Length: 72 cm']</text:p>
          </table:table-cell>
          <table:table-cell office:value-type="string" calcext:value-type="string">
            <text:p>['Width: 1.28 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0939703044.html</text:p>
          </table:table-cell>
          <table:table-cell office:value-type="string" calcext:value-type="string">
            <text:p>[]</text:p>
          </table:table-cell>
          <table:table-cell office:value-type="string" calcext:value-type="string">
            <text:p>V-neck blouse in woven fabric with a sheen. Collar, buttons down the front, long sleeves with a sleeve placket and buttoned cuffs, and a rounded hem.</text:p>
          </table:table-cell>
          <table:table-cell office:value-type="string" calcext:value-type="string">
            <text:p>['Back: Length: 64.6 cm (Size M/T)', 'Sleeve: Length: 61.4 cm (Size M/T)', 'Shoulder: Width: 40.2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92 cm', 'Length: 68 cm']</text:p>
          </table:table-cell>
          <table:table-cell office:value-type="string" calcext:value-type="string">
            <text:p>['Width: 100 cm', 'Length: 69 cm']</text:p>
          </table:table-cell>
          <table:table-cell office:value-type="string" calcext:value-type="string">
            <text:p>['Width: 1.08 m', 'Length: 71 cm']</text:p>
          </table:table-cell>
          <table:table-cell office:value-type="string" calcext:value-type="string">
            <text:p>['Width: 1.16 m', 'Length: 72 cm']</text:p>
          </table:table-cell>
          <table:table-cell office:value-type="string" calcext:value-type="string">
            <text:p>['Width: 1.28 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1.38 m', 'Length: 75 cm']</text:p>
          </table:table-cell>
          <table:table-cell/>
          <table:table-cell office:value-type="string" calcext:value-type="string">
            <text:p>['Width: 1.49 m', 'Length: 77 cm']</text:p>
          </table:table-cell>
          <table:table-cell office:value-type="string" calcext:value-type="string">
            <text:p>['Width: 1.59 m', 'Length: 79 cm']</text:p>
          </table:table-cell>
          <table:table-cell table:number-columns-repeated="24"/>
        </table:table-row>
        <table:table-row table:style-name="ro1">
          <table:table-cell office:value-type="string" calcext:value-type="string">
            <text:p>https://www2.hm.com/en_in/productpage.1086131001.html</text:p>
          </table:table-cell>
          <table:table-cell office:value-type="string" calcext:value-type="string">
            <text:p>['Lace']</text:p>
          </table:table-cell>
          <table:table-cell office:value-type="string" calcext:value-type="string">
            <text:p>Shirt in a gently textured weave with a pointed collar, buttons down the front and a yoke with a pleat at the back. Long sleeves with buttoned cuffs, and a rounded hem.</text:p>
          </table:table-cell>
          <table:table-cell office:value-type="string" calcext:value-type="string">
            <text:p>['Sleeve: Length: 60.9 cm (Size M/T)', 'Back: Length: 6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table:table-cell office:value-type="string" calcext:value-type="string">
            <text:p>['Cream',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0 cm', 'Length: 65 cm']</text:p>
          </table:table-cell>
          <table:table-cell office:value-type="string" calcext:value-type="string">
            <text:p>['Width: 1.08 m', 'Length: 66 cm']</text:p>
          </table:table-cell>
          <table:table-cell office:value-type="string" calcext:value-type="string">
            <text:p>['Width: 1.16 m', 'Length: 67 cm']</text:p>
          </table:table-cell>
          <table:table-cell office:value-type="string" calcext:value-type="string">
            <text:p>['Width: 1.23 m', 'Length: 68 cm']</text:p>
          </table:table-cell>
          <table:table-cell office:value-type="string" calcext:value-type="string">
            <text:p>['Width: 1.34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1243002.html</text:p>
          </table:table-cell>
          <table:table-cell office:value-type="string" calcext:value-type="string">
            <text:p>[]</text:p>
          </table:table-cell>
          <table:table-cell office:value-type="string" calcext:value-type="string">
            <text:p>Oversized blouse in woven fabric with a slight sheen. Collar, buttons down the front and a double-layered yoke with a box pleat at the back. Gently dropped shoulders and long sleeves with buttoned cuffs. Gently rounded hem.</text:p>
          </table:table-cell>
          <table:table-cell office:value-type="string" calcext:value-type="string">
            <text:p>['Back: Length: 75.5 cm (Size M/T)', 'Sleeve: Length: 61.4 cm (Size M/T)', 'Shoulder: Width: 4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14 m', 'Length: 71 cm']</text:p>
          </table:table-cell>
          <table:table-cell office:value-type="string" calcext:value-type="string">
            <text:p>['Width: 1.22 m', 'Length: 72 cm']</text:p>
          </table:table-cell>
          <table:table-cell office:value-type="string" calcext:value-type="string">
            <text:p>['Width: 1.30 m', 'Length: 73 cm']</text:p>
          </table:table-cell>
          <table:table-cell office:value-type="string" calcext:value-type="string">
            <text:p>['Width: 1.38 m', 'Length: 74 cm']</text:p>
          </table:table-cell>
          <table:table-cell office:value-type="string" calcext:value-type="string">
            <text:p>['Width: 1.46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0381006.html</text:p>
          </table:table-cell>
          <table:table-cell office:value-type="string" calcext:value-type="string">
            <text:p>[]</text:p>
          </table:table-cell>
          <table:table-cell office:value-type="string" calcext:value-type="string">
            <text:p>Patterned blouse in a sheer crêpe weave with a small stand-up collar and a keyhole opening with covered buttons at the back of the neck. Long sleeves with gathers at the shoulders and cuffs with covered buttons. Gently rounded hem.</text:p>
          </table:table-cell>
          <table:table-cell office:value-type="string" calcext:value-type="string">
            <text:p>['Shoulder: Width: 36.6 cm (Size M/T)', 'Back: Length: 68.0 cm (Size M/T)', 'Sleeve: Length: 65.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tand-up collar</text:p>
          </table:table-cell>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04 m', 'Length: 63 cm']</text:p>
          </table:table-cell>
          <table:table-cell office:value-type="string" calcext:value-type="string">
            <text:p>['Width: 1.12 m', 'Length: 64 cm']</text:p>
          </table:table-cell>
          <table:table-cell office:value-type="string" calcext:value-type="string">
            <text:p>['Width: 1.20 m', 'Length: 65 cm']</text:p>
          </table:table-cell>
          <table:table-cell office:value-type="string" calcext:value-type="string">
            <text:p>['Width: 1.28 m', 'Length: 66 cm']</text:p>
          </table:table-cell>
          <table:table-cell office:value-type="string" calcext:value-type="string">
            <text:p>['Width: 1.40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Keyhole</text:p>
          </table:table-cell>
          <table:table-cell table:number-columns-repeated="26"/>
        </table:table-row>
        <table:table-row table:style-name="ro1">
          <table:table-cell office:value-type="string" calcext:value-type="string">
            <text:p>https://www2.hm.com/en_in/productpage.1197785001.html</text:p>
          </table:table-cell>
          <table:table-cell office:value-type="string" calcext:value-type="string">
            <text:p>[]</text:p>
          </table:table-cell>
          <table:table-cell office:value-type="string" calcext:value-type="string">
            <text:p>Loose-fit shirt in woven fabric made from a lyocell blend. Pointed collar, buttons down the front and a double-layered yoke with a box pleat at the back. Gently dropped shoulders, long sleeves with buttoned cuffs and a sleeve placket with a link button. Gently rounded hem.</text:p>
          </table:table-cell>
          <table:table-cell office:value-type="string" calcext:value-type="string">
            <text:p>['Back: Length: 79.0 cm (Size M/T)', 'Sleeve: Length: 60.6 cm (Size M/T)', 'Shoulder: Width: 5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Cream/Pink/Purple/Green/Yellow', 'Floral']</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10 m', 'Length: 74 cm']</text:p>
          </table:table-cell>
          <table:table-cell office:value-type="string" calcext:value-type="string">
            <text:p>['Width: 1.18 m', 'Length: 75 cm']</text:p>
          </table:table-cell>
          <table:table-cell office:value-type="string" calcext:value-type="string">
            <text:p>['Width: 1.24 m', 'Length: 76 cm']</text:p>
          </table:table-cell>
          <table:table-cell office:value-type="string" calcext:value-type="string">
            <text:p>['Width: 1.30 m', 'Length: 77 cm']</text:p>
          </table:table-cell>
          <table:table-cell office:value-type="string" calcext:value-type="string">
            <text:p>['Width: 1.40 m', 'Length: 7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88395002.html</text:p>
          </table:table-cell>
          <table:table-cell office:value-type="string" calcext:value-type="string">
            <text:p>['Cotton']</text:p>
          </table:table-cell>
          <table:table-cell office:value-type="string" calcext:value-type="string">
            <text:p>Blouse in soft cotton muslin with a small stand-up collar, buttons down the front and long sleeves with buttoned cuffs. Yoke with gathers at the back. Frill trim around the collar, at the top of the button placket and over the shoulders. Gently rounded hem.</text:p>
          </table:table-cell>
          <table:table-cell office:value-type="string" calcext:value-type="string">
            <text:p>['Sleeve: Length: 63.4 cm (Size M/T)', 'Back: Length: 68.5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Frilled collar', 'Stand-up collar']</text:p>
          </table:table-cell>
          <table:table-cell office:value-type="string" calcext:value-type="string">
            <text:p>Round neck</text:p>
          </table:table-cell>
          <table:table-cell office:value-type="string" calcext:value-type="string">
            <text:p>['Sage green', 'Solid colour']</text:p>
          </table:table-cell>
          <table:table-cell/>
          <table:table-cell office:value-type="string" calcext:value-type="string">
            <text:p>Rs. 2,1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95 cm', 'Length: 64 cm']</text:p>
          </table:table-cell>
          <table:table-cell office:value-type="string" calcext:value-type="string">
            <text:p>['Width: 1.04 m', 'Length: 65 cm']</text:p>
          </table:table-cell>
          <table:table-cell office:value-type="string" calcext:value-type="string">
            <text:p>['Width: 1.13 m', 'Length: 66 cm']</text:p>
          </table:table-cell>
          <table:table-cell office:value-type="string" calcext:value-type="string">
            <text:p>['Width: 1.22 m', 'Length: 67 cm']</text:p>
          </table:table-cell>
          <table:table-cell office:value-type="string" calcext:value-type="string">
            <text:p>['Width: 1.25 m', 'Length: 1.13 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office:value-type="string" calcext:value-type="string">
            <text:p>['Width: 1.48 m', 'Length: 69 cm']</text:p>
          </table:table-cell>
          <table:table-cell table:number-columns-repeated="27"/>
        </table:table-row>
        <table:table-row table:style-name="ro1">
          <table:table-cell office:value-type="string" calcext:value-type="string">
            <text:p>https://www2.hm.com/en_in/productpage.1155486001.html</text:p>
          </table:table-cell>
          <table:table-cell office:value-type="string" calcext:value-type="string">
            <text:p>[]</text:p>
          </table:table-cell>
          <table:table-cell office:value-type="string" calcext:value-type="string">
            <text:p>Slightly longer, fitted shirt in woven fabric with a collar, concealed buttons down the front and long sleeves with a slit at the cuffs. Tapered waist with shaping seams at the front and back to create a defined silhouette. Gently rounded hem.</text:p>
          </table:table-cell>
          <table:table-cell office:value-type="string" calcext:value-type="string">
            <text:p>['Shoulder: Width: 39.2 cm (Size M/T)', 'Chest: Circumference: 99.7 cm (Size M/T)', 'Back: Length: 69.0 cm (Size M/T)', 'Sleeve: Length: 64.9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Fitted</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irt</text:p>
          </table:table-cell>
          <table:table-cell office:value-type="string" calcext:value-type="string">
            <text:p>['Width: 84 cm', 'Length: 64 cm']</text:p>
          </table:table-cell>
          <table:table-cell office:value-type="string" calcext:value-type="string">
            <text:p>['Width: 92 cm', 'Length: 65 cm']</text:p>
          </table:table-cell>
          <table:table-cell office:value-type="string" calcext:value-type="string">
            <text:p>['Width: 100 cm', 'Length: 66 cm']</text:p>
          </table:table-cell>
          <table:table-cell office:value-type="string" calcext:value-type="string">
            <text:p>['Width: 1.08 m', 'Length: 67 cm']</text:p>
          </table:table-cell>
          <table:table-cell office:value-type="string" calcext:value-type="string">
            <text:p>['Width: 1.20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60381005.html</text:p>
          </table:table-cell>
          <table:table-cell office:value-type="string" calcext:value-type="string">
            <text:p>[]</text:p>
          </table:table-cell>
          <table:table-cell office:value-type="string" calcext:value-type="string">
            <text:p>Patterned blouse in a sheer crêpe weave with a small stand-up collar and a keyhole opening with covered buttons at the back of the neck. Long sleeves with gathers at the shoulders and cuffs with covered buttons. Gently rounded hem.</text:p>
          </table:table-cell>
          <table:table-cell office:value-type="string" calcext:value-type="string">
            <text:p>['Shoulder: Width: 36.6 cm (Size M/T)', 'Back: Length: 68.0 cm (Size M/T)', 'Sleeve: Length: 65.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tand-up collar</text:p>
          </table:table-cell>
          <table:table-cell/>
          <table:table-cell office:value-type="string" calcext:value-type="string">
            <text:p>['Light yellow/Light green/Black/Dark pink', 'Floral']</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04 m', 'Length: 63 cm']</text:p>
          </table:table-cell>
          <table:table-cell office:value-type="string" calcext:value-type="string">
            <text:p>['Width: 1.12 m', 'Length: 64 cm']</text:p>
          </table:table-cell>
          <table:table-cell office:value-type="string" calcext:value-type="string">
            <text:p>['Width: 1.20 m', 'Length: 65 cm']</text:p>
          </table:table-cell>
          <table:table-cell office:value-type="string" calcext:value-type="string">
            <text:p>['Width: 1.28 m', 'Length: 66 cm']</text:p>
          </table:table-cell>
          <table:table-cell office:value-type="string" calcext:value-type="string">
            <text:p>['Width: 1.40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Keyhole</text:p>
          </table:table-cell>
          <table:table-cell table:number-columns-repeated="26"/>
        </table:table-row>
        <table:table-row table:style-name="ro1">
          <table:table-cell office:value-type="string" calcext:value-type="string">
            <text:p>https://www2.hm.com/en_in/productpage.1155483001.html</text:p>
          </table:table-cell>
          <table:table-cell office:value-type="string" calcext:value-type="string">
            <text:p>['Cotton']</text:p>
          </table:table-cell>
          <table:table-cell office:value-type="string" calcext:value-type="string">
            <text:p>Fitted shirt in crisp cotton poplin with a collar, buttons down the front and long sleeves with buttoned cuffs. Gently rounded hem.</text:p>
          </table:table-cell>
          <table:table-cell office:value-type="string" calcext:value-type="string">
            <text:p>['Sleeve: Length: 62.9 cm (Size M/T)', 'Shoulder: Width: 39.6 cm (Size M/T)', 'Back: Length: 58.0 cm (Size M/T)', 'Chest: Circumference: 103.3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88 cm', 'Length: 56 cm']</text:p>
          </table:table-cell>
          <table:table-cell office:value-type="string" calcext:value-type="string">
            <text:p>['Width: 96 cm', 'Length: 57 cm']</text:p>
          </table:table-cell>
          <table:table-cell office:value-type="string" calcext:value-type="string">
            <text:p>['Width: 1.04 m', 'Length: 58 cm']</text:p>
          </table:table-cell>
          <table:table-cell office:value-type="string" calcext:value-type="string">
            <text:p>['Width: 1.12 m', 'Length: 59 cm']</text:p>
          </table:table-cell>
          <table:table-cell office:value-type="string" calcext:value-type="string">
            <text:p>['Width: 1.23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4735011.html</text:p>
          </table:table-cell>
          <table:table-cell office:value-type="string" calcext:value-type="string">
            <text:p>['Cotton']</text:p>
          </table:table-cell>
          <table:table-cell office:value-type="string" calcext:value-type="string">
            <text:p>Oversized shirt in crisp cotton poplin with a button-down collar, buttons down the front and a yoke at the back. Dropped shoulders, long sleeves with buttoned cuffs, a patch chest pocket with a button, and a rounded hem.</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Button-down collar</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irt</text:p>
          </table:table-cell>
          <table:table-cell office:value-type="string" calcext:value-type="string">
            <text:p>['Width: 1.20 m', 'Length: 74 cm']</text:p>
          </table:table-cell>
          <table:table-cell office:value-type="string" calcext:value-type="string">
            <text:p>['Width: 1.28 m', 'Length: 75 cm']</text:p>
          </table:table-cell>
          <table:table-cell office:value-type="string" calcext:value-type="string">
            <text:p>['Width: 1.34 m', 'Length: 76 cm']</text:p>
          </table:table-cell>
          <table:table-cell office:value-type="string" calcext:value-type="string">
            <text:p>['Width: 1.40 m', 'Length: 77 cm']</text:p>
          </table:table-cell>
          <table:table-cell office:value-type="string" calcext:value-type="string">
            <text:p>['Width: 1.50 m', 'Length: 78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93383001.html</text:p>
          </table:table-cell>
          <table:table-cell office:value-type="string" calcext:value-type="string">
            <text:p>['Cotton']</text:p>
          </table:table-cell>
          <table:table-cell office:value-type="string" calcext:value-type="string">
            <text:p>Loose-fit blouse in an airy cotton weave with a frilled collar, frill-trimmed button placket, gathered yoke at the back and long sleeves with narrow cuffs.</text:p>
          </table:table-cell>
          <table:table-cell office:value-type="string" calcext:value-type="string">
            <text:p>['Sleeve: Length: 59.4 cm (Size M/T)', 'Shoulder: Width: 41.6 cm (Size M/T)', 'Chest: Circumference: 126.0 cm (Size M/T)', 'Back: Length: 65.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number-columns-repeated="2"/>
          <table:table-cell office:value-type="string" calcext:value-type="string">
            <text:p>['Cream',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10 m', 'Length: 60 cm']</text:p>
          </table:table-cell>
          <table:table-cell office:value-type="string" calcext:value-type="string">
            <text:p>['Width: 1.18 m', 'Length: 61 cm']</text:p>
          </table:table-cell>
          <table:table-cell office:value-type="string" calcext:value-type="string">
            <text:p>['Width: 1.26 m', 'Length: 62 cm']</text:p>
          </table:table-cell>
          <table:table-cell office:value-type="string" calcext:value-type="string">
            <text:p>['Width: 1.34 m', 'Length: 63 cm']</text:p>
          </table:table-cell>
          <table:table-cell office:value-type="string" calcext:value-type="string">
            <text:p>['Width: 1.46 m', 'Length: 64 cm']</text:p>
          </table:table-cell>
          <table:table-cell office:value-type="string" calcext:value-type="string">
            <text:p>1 N</text:p>
          </table:table-cell>
          <table:table-cell office:value-type="string" calcext:value-type="string">
            <text:p>PARAMOUNT PRODUCTS PVT LTD</text:p>
            <text:p>A-55, OKHLA INDUSTRIAL AREA,,  PHASE-II, , NEW DELHI, 110020, NEW DELHI</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1">
          <table:table-cell office:value-type="string" calcext:value-type="string">
            <text:p>https://www2.hm.com/en_in/productpage.1152184003.html</text:p>
          </table:table-cell>
          <table:table-cell office:value-type="string" calcext:value-type="string">
            <text:p>[]</text:p>
          </table:table-cell>
          <table:table-cell office:value-type="string" calcext:value-type="string">
            <text:p>Blouse in lightweight twill with a round neckline and an opening with a concealed button at the back of the neck. Long, voluminous trumpet sleeves in a raglan cut.</text:p>
          </table:table-cell>
          <table:table-cell office:value-type="string" calcext:value-type="string">
            <text:p>['Back: Length: 46.4 cm (Size M/T)', 'Sleeve: Length: 71.1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Round neck</text:p>
          </table:table-cell>
          <table:table-cell office:value-type="string" calcext:value-type="string">
            <text:p>['Cream/Beige/Yellow/Purpl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91 cm', 'Length: 43 cm']</text:p>
          </table:table-cell>
          <table:table-cell office:value-type="string" calcext:value-type="string">
            <text:p>['Width: 99 cm', 'Length: 43 cm']</text:p>
          </table:table-cell>
          <table:table-cell office:value-type="string" calcext:value-type="string">
            <text:p>['Width: 1.07 m', 'Length: 44 cm']</text:p>
          </table:table-cell>
          <table:table-cell office:value-type="string" calcext:value-type="string">
            <text:p>['Width: 1.15 m', 'Length: 44 cm']</text:p>
          </table:table-cell>
          <table:table-cell office:value-type="string" calcext:value-type="string">
            <text:p>['Width: 1.27 m', 'Length: 4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Keyhole</text:p>
          </table:table-cell>
          <table:table-cell table:number-columns-repeated="2"/>
          <table:table-cell office:value-type="string" calcext:value-type="string">
            <text:p>['Raglan sleeve', 'Trumpet sleeve']</text:p>
          </table:table-cell>
          <table:table-cell table:number-columns-repeated="23"/>
        </table:table-row>
        <table:table-row table:style-name="ro1">
          <table:table-cell office:value-type="string" calcext:value-type="string">
            <text:p>https://www2.hm.com/en_in/productpage.1190688004.html</text:p>
          </table:table-cell>
          <table:table-cell office:value-type="string" calcext:value-type="string">
            <text:p>[]</text:p>
          </table:table-cell>
          <table:table-cell office:value-type="string" calcext:value-type="string">
            <text:p>Loose-fit shirt in softly draping satin with a collar, buttons down the front and a yoke with a box pleat at the back. Dropped shoulders, long sleeves with a slit and button at the cuffs, and a sleeve placket with a link button. Rounded hem.</text:p>
          </table:table-cell>
          <table:table-cell office:value-type="string" calcext:value-type="string">
            <text:p>['Back: Length: 71.0 cm (Size M/T)', 'Sleeve: Length: 60.2 cm (Size M/T)', 'Shoulder: Width: 47.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Green/Cream/Light green/Black', 'Patterned']</text:p>
          </table:table-cell>
          <table:table-cell office:value-type="string" calcext:value-type="string">
            <text:p>MODERN CLASSIC</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12 m', 'Length: 66 cm']</text:p>
          </table:table-cell>
          <table:table-cell office:value-type="string" calcext:value-type="string">
            <text:p>['Width: 1.20 m', 'Length: 67 cm']</text:p>
          </table:table-cell>
          <table:table-cell office:value-type="string" calcext:value-type="string">
            <text:p>['Width: 1.28 m', 'Length: 68 cm']</text:p>
          </table:table-cell>
          <table:table-cell office:value-type="string" calcext:value-type="string">
            <text:p>['Width: 1.36 m', 'Length: 69 cm']</text:p>
          </table:table-cell>
          <table:table-cell office:value-type="string" calcext:value-type="string">
            <text:p>['Width: 1.47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75788002.html</text:p>
          </table:table-cell>
          <table:table-cell office:value-type="string" calcext:value-type="string">
            <text:p>['Cotton']</text:p>
          </table:table-cell>
          <table:table-cell office:value-type="string" calcext:value-type="string">
            <text:p>Shirt in cotton poplin with a collar, V-shaped opening and a wrapover front with wide ties at the waist. Gently dropped shoulders and long sleeves with a slit and button at the cuffs.</text:p>
          </table:table-cell>
          <table:table-cell office:value-type="string" calcext:value-type="string">
            <text:p>['Shoulder: Width: 40.9 cm (Size M/T)', 'Back: Length: 67.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Johnny collar</text:p>
          </table:table-cell>
          <table:table-cell/>
          <table:table-cell office:value-type="string" calcext:value-type="string">
            <text:p>['Cream/Black', 'Pinstriped']</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95 cm', 'Length: 62 cm']</text:p>
          </table:table-cell>
          <table:table-cell office:value-type="string" calcext:value-type="string">
            <text:p>['Width: 1.01 m', 'Length: 63 cm']</text:p>
          </table:table-cell>
          <table:table-cell office:value-type="string" calcext:value-type="string">
            <text:p>['Width: 1.08 m', 'Length: 64 cm']</text:p>
          </table:table-cell>
          <table:table-cell office:value-type="string" calcext:value-type="string">
            <text:p>['Width: 1.14 m', 'Length: 65 cm']</text:p>
          </table:table-cell>
          <table:table-cell office:value-type="string" calcext:value-type="string">
            <text:p>['Width: 1.24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 'Wrapover']</text:p>
          </table:table-cell>
          <table:table-cell table:number-columns-repeated="26"/>
        </table:table-row>
        <table:table-row table:style-name="ro1">
          <table:table-cell office:value-type="string" calcext:value-type="string">
            <text:p>https://www2.hm.com/en_in/productpage.1159854001.html</text:p>
          </table:table-cell>
          <table:table-cell office:value-type="string" calcext:value-type="string">
            <text:p>['Cotton']</text:p>
          </table:table-cell>
          <table:table-cell office:value-type="string" calcext:value-type="string">
            <text:p>Oversized shirt in a cotton weave with a collar, concealed buttons down the front, a yoke at the back and an open chest pocket. Dropped shoulders, long sleeves with wide, buttoned cuffs, and a rounded hem. Longer at the back.</text:p>
          </table:table-cell>
          <table:table-cell office:value-type="string" calcext:value-type="string">
            <text:p>['Sleeve: Length: 54.8 cm (Size M/T)', 'Shoulder: Width: 60.2 cm (Size M/T)', 'Back: Length: 86.7 cm (Size M/T)', 'Chest: Circumference: 138.1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Light blue/White', 'Striped']</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24 m', 'Length: 82 cm']</text:p>
          </table:table-cell>
          <table:table-cell office:value-type="string" calcext:value-type="string">
            <text:p>['Width: 1.32 m', 'Length: 83 cm']</text:p>
          </table:table-cell>
          <table:table-cell office:value-type="string" calcext:value-type="string">
            <text:p>['Width: 1.38 m', 'Length: 84 cm']</text:p>
          </table:table-cell>
          <table:table-cell office:value-type="string" calcext:value-type="string">
            <text:p>['Width: 1.44 m', 'Length: 85 cm']</text:p>
          </table:table-cell>
          <table:table-cell office:value-type="string" calcext:value-type="string">
            <text:p>['Width: 1.54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77523001.html</text:p>
          </table:table-cell>
          <table:table-cell office:value-type="string" calcext:value-type="string">
            <text:p>[]</text:p>
          </table:table-cell>
          <table:table-cell office:value-type="string" calcext:value-type="string">
            <text:p>Oversized shirt in a cotton weave with a collar, buttons down the front and a double-layered yoke with a wide box pleat at the back. Dropped shoulders, long sleeves with buttoned cuffs and a patch chest pocket. Rounded hem.</text:p>
          </table:table-cell>
          <table:table-cell office:value-type="string" calcext:value-type="string">
            <text:p>['Sleeve: Length: 55.5 cm (Size M/T)', 'Shoulder: Width: 59.0 cm (Size M/T)', 'Back: Length: 73.7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7 m', 'Length: 69 cm']</text:p>
          </table:table-cell>
          <table:table-cell office:value-type="string" calcext:value-type="string">
            <text:p>['Width: 1.25 m', 'Length: 70 cm']</text:p>
          </table:table-cell>
          <table:table-cell office:value-type="string" calcext:value-type="string">
            <text:p>['Width: 1.31 m', 'Length: 71 cm']</text:p>
          </table:table-cell>
          <table:table-cell office:value-type="string" calcext:value-type="string">
            <text:p>['Width: 1.37 m', 'Length: 72 cm']</text:p>
          </table:table-cell>
          <table:table-cell office:value-type="string" calcext:value-type="string">
            <text:p>['Width: 1.47 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93742001.html</text:p>
          </table:table-cell>
          <table:table-cell office:value-type="string" calcext:value-type="string">
            <text:p>['Cotton']</text:p>
          </table:table-cell>
          <table:table-cell office:value-type="string" calcext:value-type="string">
            <text:p>Oversized shirt in crisp cotton poplin with a collar, an open chest pocket and buttons down the front. Double-layered yoke with a box pleat at the back, dropped shoulders and long sleeves with buttoned cuffs and a sleeve placket with a link button. Rounded hem.</text:p>
          </table:table-cell>
          <table:table-cell office:value-type="string" calcext:value-type="string">
            <text:p>['Shoulder: Width: 52.2 cm (Size M/T)', 'Sleeve: Length: 57.1 cm (Size M/T)', 'Back: Length: 77.5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5 m', 'Length: 73 cm']</text:p>
          </table:table-cell>
          <table:table-cell office:value-type="string" calcext:value-type="string">
            <text:p>['Width: 1.23 m', 'Length: 74 cm']</text:p>
          </table:table-cell>
          <table:table-cell office:value-type="string" calcext:value-type="string">
            <text:p>['Width: 1.29 m', 'Length: 75 cm']</text:p>
          </table:table-cell>
          <table:table-cell office:value-type="string" calcext:value-type="string">
            <text:p>['Width: 1.35 m', 'Length: 76 cm']</text:p>
          </table:table-cell>
          <table:table-cell office:value-type="string" calcext:value-type="string">
            <text:p>['Width: 1.45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93186001.html</text:p>
          </table:table-cell>
          <table:table-cell office:value-type="string" calcext:value-type="string">
            <text:p>['Cotton']</text:p>
          </table:table-cell>
          <table:table-cell office:value-type="string" calcext:value-type="string">
            <text:p>Slightly longer shirt in crisp cotton poplin that has a partially open back with narrow ties. Collar, buttons down the front and a yoke at the back. Dropped shoulders and long sleeves with wide, buttoned cuffs and a sleeve placket with a link button. </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table:table-cell office:value-type="string" calcext:value-type="string">
            <text:p>['Light blue/White', 'Striped']</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58 cm', 'Length: 77 cm']</text:p>
          </table:table-cell>
          <table:table-cell office:value-type="string" calcext:value-type="string">
            <text:p>['Width: 62 cm', 'Length: 78 cm']</text:p>
          </table:table-cell>
          <table:table-cell office:value-type="string" calcext:value-type="string">
            <text:p>['Width: 65 cm', 'Length: 80 cm']</text:p>
          </table:table-cell>
          <table:table-cell office:value-type="string" calcext:value-type="string">
            <text:p>['Width: 68 cm', 'Length: 82 cm']</text:p>
          </table:table-cell>
          <table:table-cell office:value-type="string" calcext:value-type="string">
            <text:p>['Width: 73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Open back</text:p>
          </table:table-cell>
          <table:table-cell table:number-columns-repeated="26"/>
        </table:table-row>
        <table:table-row table:style-name="ro1">
          <table:table-cell office:value-type="string" calcext:value-type="string">
            <text:p>https://www2.hm.com/en_in/productpage.1131315005.html</text:p>
          </table:table-cell>
          <table:table-cell office:value-type="string" calcext:value-type="string">
            <text:p>['Cotton', 'Corduroy']</text:p>
          </table:table-cell>
          <table:table-cell office:value-type="string" calcext:value-type="string">
            <text:p>Oversized overshirt in soft cotton corduroy with a collar and buttons down the front. Dropped shoulders, long sleeves with buttoned cuffs, a patch chest pocket and a rounded hem.</text:p>
          </table:table-cell>
          <table:table-cell office:value-type="string" calcext:value-type="string">
            <text:p>['Back: Length: 72.5 cm (Size M/T)', 'Chest: Circumference: 129.5 cm (Size M/T)', 'Shoulder: Width: 60.2 cm (Size M/T)', 'Sleeve: Length: 52.8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Blue', 'Solid colour']</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6 m', 'Length: 68 cm']</text:p>
          </table:table-cell>
          <table:table-cell office:value-type="string" calcext:value-type="string">
            <text:p>['Width: 1.24 m', 'Length: 69 cm']</text:p>
          </table:table-cell>
          <table:table-cell office:value-type="string" calcext:value-type="string">
            <text:p>['Width: 1.30 m', 'Length: 70 cm']</text:p>
          </table:table-cell>
          <table:table-cell office:value-type="string" calcext:value-type="string">
            <text:p>['Width: 1.36 m', 'Length: 71 cm']</text:p>
          </table:table-cell>
          <table:table-cell office:value-type="string" calcext:value-type="string">
            <text:p>['Width: 1.46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Overshirt</text:p>
          </table:table-cell>
          <table:table-cell table:number-columns-repeated="26"/>
        </table:table-row>
        <table:table-row table:style-name="ro1">
          <table:table-cell office:value-type="string" calcext:value-type="string">
            <text:p>https://www2.hm.com/en_in/productpage.1155480001.html</text:p>
          </table:table-cell>
          <table:table-cell office:value-type="string" calcext:value-type="string">
            <text:p>[]</text:p>
          </table:table-cell>
          <table:table-cell office:value-type="string" calcext:value-type="string">
            <text:p>Slightly longer shirt in woven fabric with a slight sheen. Loose fit with a collar, buttons down the front and an open chest pocket. Dropped shoulders, long sleeves, wide, buttoned cuffs and a straight-cut hem with a high slit at the back.</text:p>
          </table:table-cell>
          <table:table-cell office:value-type="string" calcext:value-type="string">
            <text:p>['Back: Length: 69.2 cm (Size M/T)', 'Sleeve: Length: 58.6 cm (Size M/T)', 'Chest: Circumference: 122.0 cm (Size M/T)', 'Shoulder: Width: 49.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Dark grey',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8 m', 'Length: 65 cm']</text:p>
          </table:table-cell>
          <table:table-cell office:value-type="string" calcext:value-type="string">
            <text:p>['Width: 1.16 m', 'Length: 66 cm']</text:p>
          </table:table-cell>
          <table:table-cell office:value-type="string" calcext:value-type="string">
            <text:p>['Width: 1.22 m', 'Length: 67 cm']</text:p>
          </table:table-cell>
          <table:table-cell office:value-type="string" calcext:value-type="string">
            <text:p>['Width: 1.28 m', 'Length: 68 cm']</text:p>
          </table:table-cell>
          <table:table-cell office:value-type="string" calcext:value-type="string">
            <text:p>['Width: 1.38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3"/>
          <table:table-cell office:value-type="string" calcext:value-type="string">
            <text:p>['Width: 100 cm', 'Length: 64 cm']</text:p>
          </table:table-cell>
          <table:table-cell office:value-type="string" calcext:value-type="string">
            <text:p>['Width: 1.04 m', 'Length: 64 cm']</text:p>
          </table:table-cell>
          <table:table-cell table:number-columns-repeated="21"/>
        </table:table-row>
        <table:table-row table:style-name="ro1">
          <table:table-cell office:value-type="string" calcext:value-type="string">
            <text:p>https://www2.hm.com/en_in/productpage.1086131029.html</text:p>
          </table:table-cell>
          <table:table-cell office:value-type="string" calcext:value-type="string">
            <text:p>['Lace']</text:p>
          </table:table-cell>
          <table:table-cell office:value-type="string" calcext:value-type="string">
            <text:p>Shirt in a gently textured weave with a pointed collar, buttons down the front and a yoke with a pleat at the back. Long sleeves with buttoned cuffs, and a rounded hem.</text:p>
          </table:table-cell>
          <table:table-cell office:value-type="string" calcext:value-type="string">
            <text:p>['Sleeve: Length: 60.9 cm (Size M/T)', 'Back: Length: 6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table:table-cell office:value-type="string" calcext:value-type="string">
            <text:p>['Dark teal',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65 cm']</text:p>
          </table:table-cell>
          <table:table-cell office:value-type="string" calcext:value-type="string">
            <text:p>['Width: 1.08 m', 'Length: 66 cm']</text:p>
          </table:table-cell>
          <table:table-cell office:value-type="string" calcext:value-type="string">
            <text:p>['Width: 1.16 m', 'Length: 67 cm']</text:p>
          </table:table-cell>
          <table:table-cell office:value-type="string" calcext:value-type="string">
            <text:p>['Width: 1.23 m', 'Length: 68 cm']</text:p>
          </table:table-cell>
          <table:table-cell office:value-type="string" calcext:value-type="string">
            <text:p>['Width: 1.34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0925212004.html</text:p>
          </table:table-cell>
          <table:table-cell office:value-type="string" calcext:value-type="string">
            <text:p>['Cotton']</text:p>
          </table:table-cell>
          <table:table-cell office:value-type="string" calcext:value-type="string">
            <text:p>Shirt in washed Oxford cotton with a collar, buttons down the front and a yoke with a hanger at the back. Relaxed fit with dropped shoulders, long sleeves with buttoned cuffs, and a rounded hem. Slightly longer at the back.</text:p>
          </table:table-cell>
          <table:table-cell office:value-type="string" calcext:value-type="string">
            <text:p>['Shoulder: Width: 51.6 cm (Size M/T)', 'Back: Length: 80.0 cm (Size M/T)', 'Sleeve: Length: 57.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Light blu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9 m', 'Length: 75 cm']</text:p>
          </table:table-cell>
          <table:table-cell office:value-type="string" calcext:value-type="string">
            <text:p>['Width: 1.17 m', 'Length: 76 cm']</text:p>
          </table:table-cell>
          <table:table-cell office:value-type="string" calcext:value-type="string">
            <text:p>['Width: 1.23 m', 'Length: 77 cm']</text:p>
          </table:table-cell>
          <table:table-cell office:value-type="string" calcext:value-type="string">
            <text:p>['Width: 1.29 m', 'Length: 78 cm']</text:p>
          </table:table-cell>
          <table:table-cell office:value-type="string" calcext:value-type="string">
            <text:p>['Width: 1.39 m', 'Length: 79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1-2022</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1243001.html</text:p>
          </table:table-cell>
          <table:table-cell office:value-type="string" calcext:value-type="string">
            <text:p>[]</text:p>
          </table:table-cell>
          <table:table-cell office:value-type="string" calcext:value-type="string">
            <text:p>Oversized blouse in woven fabric with a slight sheen. Collar, buttons down the front and a double-layered yoke with a box pleat at the back. Gently dropped shoulders and long sleeves with buttoned cuffs. Gently rounded hem.</text:p>
          </table:table-cell>
          <table:table-cell office:value-type="string" calcext:value-type="string">
            <text:p>['Back: Length: 75.5 cm (Size M/T)', 'Sleeve: Length: 61.4 cm (Size M/T)', 'Shoulder: Width: 4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Yellow/Cream',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14 m', 'Length: 71 cm']</text:p>
          </table:table-cell>
          <table:table-cell office:value-type="string" calcext:value-type="string">
            <text:p>['Width: 1.22 m', 'Length: 72 cm']</text:p>
          </table:table-cell>
          <table:table-cell office:value-type="string" calcext:value-type="string">
            <text:p>['Width: 1.30 m', 'Length: 73 cm']</text:p>
          </table:table-cell>
          <table:table-cell office:value-type="string" calcext:value-type="string">
            <text:p>['Width: 1.38 m', 'Length: 74 cm']</text:p>
          </table:table-cell>
          <table:table-cell office:value-type="string" calcext:value-type="string">
            <text:p>['Width: 1.46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93383002.html</text:p>
          </table:table-cell>
          <table:table-cell office:value-type="string" calcext:value-type="string">
            <text:p>['Cotton']</text:p>
          </table:table-cell>
          <table:table-cell office:value-type="string" calcext:value-type="string">
            <text:p>Loose-fit blouse in an airy cotton weave with a frilled collar, frill-trimmed button placket, gathered yoke at the back and long sleeves with narrow cuffs.</text:p>
          </table:table-cell>
          <table:table-cell office:value-type="string" calcext:value-type="string">
            <text:p>['Sleeve: Length: 59.4 cm (Size M/T)', 'Shoulder: Width: 41.6 cm (Size M/T)', 'Chest: Circumference: 126.0 cm (Size M/T)', 'Back: Length: 65.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number-columns-repeated="2"/>
          <table:table-cell office:value-type="string" calcext:value-type="string">
            <text:p>['Blue/White', 'Striped']</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10 m', 'Length: 60 cm']</text:p>
          </table:table-cell>
          <table:table-cell office:value-type="string" calcext:value-type="string">
            <text:p>['Width: 1.18 m', 'Length: 61 cm']</text:p>
          </table:table-cell>
          <table:table-cell office:value-type="string" calcext:value-type="string">
            <text:p>['Width: 1.26 m', 'Length: 62 cm']</text:p>
          </table:table-cell>
          <table:table-cell office:value-type="string" calcext:value-type="string">
            <text:p>['Width: 1.34 m', 'Length: 63 cm']</text:p>
          </table:table-cell>
          <table:table-cell office:value-type="string" calcext:value-type="string">
            <text:p>['Width: 1.46 m', 'Length: 64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8-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1">
          <table:table-cell office:value-type="string" calcext:value-type="string">
            <text:p>https://www2.hm.com/en_in/productpage.0939703055.html</text:p>
          </table:table-cell>
          <table:table-cell office:value-type="string" calcext:value-type="string">
            <text:p>[]</text:p>
          </table:table-cell>
          <table:table-cell office:value-type="string" calcext:value-type="string">
            <text:p>V-neck blouse in woven fabric with a sheen. Collar, buttons down the front, long sleeves with a sleeve placket and buttoned cuffs, and a rounded hem.</text:p>
          </table:table-cell>
          <table:table-cell office:value-type="string" calcext:value-type="string">
            <text:p>['Back: Length: 64.6 cm (Size M/T)', 'Sleeve: Length: 61.4 cm (Size M/T)', 'Shoulder: Width: 40.2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V-neck</text:p>
          </table:table-cell>
          <table:table-cell office:value-type="string" calcext:value-type="string">
            <text:p>['Cream',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92 cm', 'Length: 68 cm']</text:p>
          </table:table-cell>
          <table:table-cell office:value-type="string" calcext:value-type="string">
            <text:p>['Width: 100 cm', 'Length: 69 cm']</text:p>
          </table:table-cell>
          <table:table-cell office:value-type="string" calcext:value-type="string">
            <text:p>['Width: 1.08 m', 'Length: 71 cm']</text:p>
          </table:table-cell>
          <table:table-cell office:value-type="string" calcext:value-type="string">
            <text:p>['Width: 1.16 m', 'Length: 72 cm']</text:p>
          </table:table-cell>
          <table:table-cell office:value-type="string" calcext:value-type="string">
            <text:p>['Width: 1.28 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26311003.html</text:p>
          </table:table-cell>
          <table:table-cell office:value-type="string" calcext:value-type="string">
            <text:p>['Linen']</text:p>
          </table:table-cell>
          <table:table-cell office:value-type="string" calcext:value-type="string">
            <text:p>Oversized shirt in airy linen with a collar and buttons down the front. Slightly forward-facing shoulder seams and a double-layered yoke. A patch chest pocket, dropped shoulders and long sleeves with buttoned cuffs. Gently rounded hem.</text:p>
          </table:table-cell>
          <table:table-cell office:value-type="string" calcext:value-type="string">
            <text:p>['Back: Length: 80.0 cm (Size M/T)', 'Shoulder: Width: 60.5 cm (Size M/T)', 'Sleeve: Length: 5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Ceris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14 m', 'Length: 75 cm']</text:p>
          </table:table-cell>
          <table:table-cell office:value-type="string" calcext:value-type="string">
            <text:p>['Width: 1.22 m', 'Length: 76 cm']</text:p>
          </table:table-cell>
          <table:table-cell office:value-type="string" calcext:value-type="string">
            <text:p>['Width: 1.28 m', 'Length: 77 cm']</text:p>
          </table:table-cell>
          <table:table-cell office:value-type="string" calcext:value-type="string">
            <text:p>['Width: 1.34 m', 'Length: 78 cm']</text:p>
          </table:table-cell>
          <table:table-cell office:value-type="string" calcext:value-type="string">
            <text:p>['Width: 1.44 m', 'Length: 79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60381004.html</text:p>
          </table:table-cell>
          <table:table-cell office:value-type="string" calcext:value-type="string">
            <text:p>[]</text:p>
          </table:table-cell>
          <table:table-cell office:value-type="string" calcext:value-type="string">
            <text:p>Patterned blouse in a sheer crêpe weave with a small stand-up collar and a keyhole opening with covered buttons at the back of the neck. Long sleeves with gathers at the shoulders and cuffs with covered buttons. Gently rounded hem.</text:p>
          </table:table-cell>
          <table:table-cell office:value-type="string" calcext:value-type="string">
            <text:p>['Shoulder: Width: 36.6 cm (Size M/T)', 'Back: Length: 68.0 cm (Size M/T)', 'Sleeve: Length: 65.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tand-up collar</text:p>
          </table:table-cell>
          <table:table-cell/>
          <table:table-cell office:value-type="string" calcext:value-type="string">
            <text:p>['Khaki green/Yellow', 'Patterned']</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04 m', 'Length: 63 cm']</text:p>
          </table:table-cell>
          <table:table-cell office:value-type="string" calcext:value-type="string">
            <text:p>['Width: 1.12 m', 'Length: 64 cm']</text:p>
          </table:table-cell>
          <table:table-cell office:value-type="string" calcext:value-type="string">
            <text:p>['Width: 1.20 m', 'Length: 65 cm']</text:p>
          </table:table-cell>
          <table:table-cell office:value-type="string" calcext:value-type="string">
            <text:p>['Width: 1.28 m', 'Length: 66 cm']</text:p>
          </table:table-cell>
          <table:table-cell office:value-type="string" calcext:value-type="string">
            <text:p>['Width: 1.40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Keyhole</text:p>
          </table:table-cell>
          <table:table-cell table:number-columns-repeated="26"/>
        </table:table-row>
        <table:table-row table:style-name="ro2">
          <table:table-cell office:value-type="string" calcext:value-type="string">
            <text:p>https://www2.hm.com/en_in/productpage.1151241003.html</text:p>
          </table:table-cell>
          <table:table-cell office:value-type="string" calcext:value-type="string">
            <text:p>[]</text:p>
          </table:table-cell>
          <table:table-cell office:value-type="string" calcext:value-type="string">
            <text:p>Oversized shirt in a crinkled weave made from a cotton and modal blend. Collar, buttons down the front and a double-layered yoke at the back. Dropped shoulders and long sleeves with buttoned cuffs. Rounded hem. Slightly longer at the back.</text:p>
          </table:table-cell>
          <table:table-cell office:value-type="string" calcext:value-type="string">
            <text:p>['Back: Length: 75.5 cm (Size M/T)', 'Sleeve: Length: 56.4 cm (Size M/T)', 'Shoulder: Width: 51.5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Black', 'Strip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12 m', 'Length: 71 cm']</text:p>
          </table:table-cell>
          <table:table-cell office:value-type="string" calcext:value-type="string">
            <text:p>['Width: 1.20 m', 'Length: 72 cm']</text:p>
          </table:table-cell>
          <table:table-cell office:value-type="string" calcext:value-type="string">
            <text:p>['Width: 1.28 m', 'Length: 73 cm']</text:p>
          </table:table-cell>
          <table:table-cell office:value-type="string" calcext:value-type="string">
            <text:p>['Width: 1.36 m', 'Length: 74 cm']</text:p>
          </table:table-cell>
          <table:table-cell office:value-type="string" calcext:value-type="string">
            <text:p>['Width: 1.44 m', 'Length: 75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1">
          <table:table-cell office:value-type="string" calcext:value-type="string">
            <text:p>https://www2.hm.com/en_in/productpage.1125720001.html</text:p>
          </table:table-cell>
          <table:table-cell office:value-type="string" calcext:value-type="string">
            <text:p>['Linen']</text:p>
          </table:table-cell>
          <table:table-cell office:value-type="string" calcext:value-type="string">
            <text:p>Shirt in airy linen with a collar, buttons down the front and a yoke at the back. Gently dropped shoulders, long sleeves with buttoned cuffs, a patch chest pocket and a rounded hem. Longer at the back.</text:p>
          </table:table-cell>
          <table:table-cell office:value-type="string" calcext:value-type="string">
            <text:p>['Sleeve: Length: 61.4 cm (Size M/T)', 'Shoulder: Width: 44.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number-columns-repeated="2"/>
          <table:table-cell office:value-type="string" calcext:value-type="string">
            <text:p>['Whit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6 cm', 'Length: 69 cm']</text:p>
          </table:table-cell>
          <table:table-cell office:value-type="string" calcext:value-type="string">
            <text:p>['Width: 1.04 m', 'Length: 70 cm']</text:p>
          </table:table-cell>
          <table:table-cell office:value-type="string" calcext:value-type="string">
            <text:p>['Width: 1.12 m', 'Length: 71 cm']</text:p>
          </table:table-cell>
          <table:table-cell office:value-type="string" calcext:value-type="string">
            <text:p>['Width: 1.22 m', 'Length: 72 cm']</text:p>
          </table:table-cell>
          <table:table-cell office:value-type="string" calcext:value-type="string">
            <text:p>['Width: 1.34 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51243003.html</text:p>
          </table:table-cell>
          <table:table-cell office:value-type="string" calcext:value-type="string">
            <text:p>[]</text:p>
          </table:table-cell>
          <table:table-cell office:value-type="string" calcext:value-type="string">
            <text:p>Oversized blouse in woven fabric with a slight sheen. Collar, buttons down the front and a double-layered yoke with a box pleat at the back. Gently dropped shoulders and long sleeves with buttoned cuffs. Gently rounded hem.</text:p>
          </table:table-cell>
          <table:table-cell office:value-type="string" calcext:value-type="string">
            <text:p>['Back: Length: 75.5 cm (Size M/T)', 'Sleeve: Length: 61.4 cm (Size M/T)', 'Shoulder: Width: 4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Yellow',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14 m', 'Length: 71 cm']</text:p>
          </table:table-cell>
          <table:table-cell office:value-type="string" calcext:value-type="string">
            <text:p>['Width: 1.22 m', 'Length: 72 cm']</text:p>
          </table:table-cell>
          <table:table-cell office:value-type="string" calcext:value-type="string">
            <text:p>['Width: 1.30 m', 'Length: 73 cm']</text:p>
          </table:table-cell>
          <table:table-cell office:value-type="string" calcext:value-type="string">
            <text:p>['Width: 1.38 m', 'Length: 74 cm']</text:p>
          </table:table-cell>
          <table:table-cell office:value-type="string" calcext:value-type="string">
            <text:p>['Width: 1.46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086131014.html</text:p>
          </table:table-cell>
          <table:table-cell office:value-type="string" calcext:value-type="string">
            <text:p>['Lace']</text:p>
          </table:table-cell>
          <table:table-cell office:value-type="string" calcext:value-type="string">
            <text:p>Shirt in a gently textured weave with a pointed collar, buttons down the front and a yoke with a pleat at the back. Long sleeves with buttoned cuffs, and a rounded hem.</text:p>
          </table:table-cell>
          <table:table-cell office:value-type="string" calcext:value-type="string">
            <text:p>['Sleeve: Length: 60.9 cm (Size M/T)', 'Back: Length: 6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0 cm', 'Length: 65 cm']</text:p>
          </table:table-cell>
          <table:table-cell office:value-type="string" calcext:value-type="string">
            <text:p>['Width: 1.08 m', 'Length: 66 cm']</text:p>
          </table:table-cell>
          <table:table-cell office:value-type="string" calcext:value-type="string">
            <text:p>['Width: 1.16 m', 'Length: 67 cm']</text:p>
          </table:table-cell>
          <table:table-cell office:value-type="string" calcext:value-type="string">
            <text:p>['Width: 1.23 m', 'Length: 68 cm']</text:p>
          </table:table-cell>
          <table:table-cell office:value-type="string" calcext:value-type="string">
            <text:p>['Width: 1.34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4735017.html</text:p>
          </table:table-cell>
          <table:table-cell office:value-type="string" calcext:value-type="string">
            <text:p>['Cotton']</text:p>
          </table:table-cell>
          <table:table-cell office:value-type="string" calcext:value-type="string">
            <text:p>Oversized shirt in crisp cotton poplin with a button-down collar, buttons down the front and a yoke at the back. Dropped shoulders, long sleeves with buttoned cuffs, a patch chest pocket with a button, and a rounded hem.</text:p>
          </table:table-cell>
          <table:table-cell office:value-type="string" calcext:value-type="string">
            <text:p>The model is 175cm/5'9" and wears a size S/T</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Button-down collar</text:p>
          </table:table-cell>
          <table:table-cell/>
          <table:table-cell office:value-type="string" calcext:value-type="string">
            <text:p>['Light blue/White', 'Strip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Width: 1.16 m', 'Length: 73 cm']</text:p>
          </table:table-cell>
          <table:table-cell office:value-type="string" calcext:value-type="string">
            <text:p>['Width: 1.20 m', 'Length: 74 cm']</text:p>
          </table:table-cell>
          <table:table-cell office:value-type="string" calcext:value-type="string">
            <text:p>['Width: 1.28 m', 'Length: 75 cm']</text:p>
          </table:table-cell>
          <table:table-cell office:value-type="string" calcext:value-type="string">
            <text:p>['Width: 1.34 m', 'Length: 76 cm']</text:p>
          </table:table-cell>
          <table:table-cell office:value-type="string" calcext:value-type="string">
            <text:p>['Width: 1.40 m', 'Length: 77 cm']</text:p>
          </table:table-cell>
          <table:table-cell office:value-type="string" calcext:value-type="string">
            <text:p>['Width: 1.50 m', 'Length: 78 cm']</text:p>
          </table:table-cell>
          <table:table-cell office:value-type="string" calcext:value-type="string">
            <text:p>['Width: 1.60 m', 'Length: 79 cm']</text:p>
          </table:table-cell>
          <table:table-cell office:value-type="string" calcext:value-type="string">
            <text:p>['Width: 1.70 m', 'Length: 80 cm']</text:p>
          </table:table-cell>
          <table:table-cell office:value-type="string" calcext:value-type="string">
            <text:p>['Width: 1.80 m', 'Length: 81 cm']</text:p>
          </table:table-cell>
          <table:table-cell table:number-columns-repeated="11"/>
        </table:table-row>
        <table:table-row table:style-name="ro1">
          <table:table-cell office:value-type="string" calcext:value-type="string">
            <text:p>https://www2.hm.com/en_in/productpage.1197783001.html</text:p>
          </table:table-cell>
          <table:table-cell office:value-type="string" calcext:value-type="string">
            <text:p>[]</text:p>
          </table:table-cell>
          <table:table-cell office:value-type="string" calcext:value-type="string">
            <text:p>Long-sleeved blouse in a sheer weave with a collar, a V-shaped opening and a placket with concealed hook-and-eye fasteners. Dropped shoulders and wide cuffs with adjustable buttoning. Gently rounded hem. Unlined.</text:p>
          </table:table-cell>
          <table:table-cell office:value-type="string" calcext:value-type="string">
            <text:p>['Shoulder: Width: 58.2 cm (Size M/T)', 'Back: Length: 68.7 cm (Size M/T)', 'Sleeve: Length: 58.1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Johnny colla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96 cm', 'Length: 64 cm']</text:p>
          </table:table-cell>
          <table:table-cell office:value-type="string" calcext:value-type="string">
            <text:p>['Width: 1.04 m', 'Length: 65 cm']</text:p>
          </table:table-cell>
          <table:table-cell office:value-type="string" calcext:value-type="string">
            <text:p>['Width: 1.12 m', 'Length: 66 cm']</text:p>
          </table:table-cell>
          <table:table-cell office:value-type="string" calcext:value-type="string">
            <text:p>['Width: 1.20 m', 'Length: 67 cm']</text:p>
          </table:table-cell>
          <table:table-cell office:value-type="string" calcext:value-type="string">
            <text:p>['Width: 1.32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0443002.html</text:p>
          </table:table-cell>
          <table:table-cell office:value-type="string" calcext:value-type="string">
            <text:p>[]</text:p>
          </table:table-cell>
          <table:table-cell office:value-type="string" calcext:value-type="string">
            <text:p>Blouse in a crêpe weave with a V-shaped neckline that has a small overlap at the front. Long puff sleeves with narrow elastication at the cuffs, a smocked section at the waist and a flared peplum.</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88 cm', 'Length: 52 cm']</text:p>
          </table:table-cell>
          <table:table-cell office:value-type="string" calcext:value-type="string">
            <text:p>['Width: 96 cm', 'Length: 52 cm']</text:p>
          </table:table-cell>
          <table:table-cell office:value-type="string" calcext:value-type="string">
            <text:p>['Width: 1.04 m', 'Length: 54 cm']</text:p>
          </table:table-cell>
          <table:table-cell office:value-type="string" calcext:value-type="string">
            <text:p>['Width: 1.12 m', 'Length: 55 cm']</text:p>
          </table:table-cell>
          <table:table-cell office:value-type="string" calcext:value-type="string">
            <text:p>['Width: 1.24 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Peplum', 'Smocking', 'Wrapover']</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25720008.html</text:p>
          </table:table-cell>
          <table:table-cell office:value-type="string" calcext:value-type="string">
            <text:p>['Linen']</text:p>
          </table:table-cell>
          <table:table-cell office:value-type="string" calcext:value-type="string">
            <text:p>Shirt in airy linen with a collar, buttons down the front and a yoke at the back. Gently dropped shoulders, long sleeves with buttoned cuffs, a patch chest pocket and a rounded hem. Longer at the back.</text:p>
          </table:table-cell>
          <table:table-cell office:value-type="string" calcext:value-type="string">
            <text:p>['Sleeve: Length: 61.4 cm (Size M/T)', 'Shoulder: Width: 44.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number-columns-repeated="2"/>
          <table:table-cell office:value-type="string" calcext:value-type="string">
            <text:p>['Coral pin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86674002.html</text:p>
          </table:table-cell>
          <table:table-cell office:value-type="string" calcext:value-type="string">
            <text:p>['Satin']</text:p>
          </table:table-cell>
          <table:table-cell office:value-type="string" calcext:value-type="string">
            <text:p>Cropped blouse in softly draping satin with a collar, dropped shoulders and long, wide sleeves. Double-layered front with a deep opening and a twisted detail at the hem. Shaping darts at the back of the hem.</text:p>
          </table:table-cell>
          <table:table-cell office:value-type="string" calcext:value-type="string">
            <text:p>['Back: Length: 39.7 cm (Size M/T)', 'Sleeve: Length: 55.9 cm (Size M/T)', 'Shoulder: Width: 57.4 cm (Size M/T)']</text:p>
          </table:table-cell>
          <table:table-cell office:value-type="string" calcext:value-type="string">
            <text:p>Cropped</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eep neckline', 'V-neck']</text:p>
          </table:table-cell>
          <table:table-cell office:value-type="string" calcext:value-type="string">
            <text:p>['Light khaki gree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49 cm', 'Length: 36 cm']</text:p>
          </table:table-cell>
          <table:table-cell office:value-type="string" calcext:value-type="string">
            <text:p>['Width: 53 cm', 'Length: 37 cm']</text:p>
          </table:table-cell>
          <table:table-cell office:value-type="string" calcext:value-type="string">
            <text:p>['Width: 56 cm', 'Length: 37 cm']</text:p>
          </table:table-cell>
          <table:table-cell office:value-type="string" calcext:value-type="string">
            <text:p>['Width: 59 cm', 'Length: 38 cm']</text:p>
          </table:table-cell>
          <table:table-cell office:value-type="string" calcext:value-type="string">
            <text:p>['Width: 64 cm', 'Length: 3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58564001.html</text:p>
          </table:table-cell>
          <table:table-cell office:value-type="string" calcext:value-type="string">
            <text:p>[]</text:p>
          </table:table-cell>
          <table:table-cell office:value-type="string" calcext:value-type="string">
            <text:p>Loose-fit blouse in an airy cotton weave with a decorative button placket and a lace-trimmed, square neckline at the front and back. Short puff sleeves with a small frill trim. Narrow elastication around the neckline, cuffs and waist. Flared peplum.</text:p>
          </table:table-cell>
          <table:table-cell office:value-type="string" calcext:value-type="string">
            <text:p>['Back: Length: 39.2 cm (Size M/T)', 'Sleeve: Length: 17.6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Square neckline</text:p>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65 cm', 'Length: 36 cm']</text:p>
          </table:table-cell>
          <table:table-cell office:value-type="string" calcext:value-type="string">
            <text:p>['Width: 73 cm', 'Length: 36 cm']</text:p>
          </table:table-cell>
          <table:table-cell office:value-type="string" calcext:value-type="string">
            <text:p>['Width: 81 cm', 'Length: 37 cm']</text:p>
          </table:table-cell>
          <table:table-cell office:value-type="string" calcext:value-type="string">
            <text:p>['Width: 89 cm', 'Length: 38 cm']</text:p>
          </table:table-cell>
          <table:table-cell office:value-type="string" calcext:value-type="string">
            <text:p>['Width: 1.01 m', 'Length: 39 c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Peplum</text:p>
          </table:table-cell>
          <table:table-cell table:number-columns-repeated="2"/>
          <table:table-cell office:value-type="string" calcext:value-type="string">
            <text:p>Puff sleeve</text:p>
          </table:table-cell>
          <table:table-cell/>
          <table:table-cell office:value-type="string" calcext:value-type="string">
            <text:p>['Width: 61 cm', 'Length: 35 cm']</text:p>
          </table:table-cell>
          <table:table-cell table:number-columns-repeated="21"/>
        </table:table-row>
        <table:table-row table:style-name="ro1">
          <table:table-cell office:value-type="string" calcext:value-type="string">
            <text:p>https://www2.hm.com/en_in/productpage.0925212020.html</text:p>
          </table:table-cell>
          <table:table-cell office:value-type="string" calcext:value-type="string">
            <text:p>['Cotton']</text:p>
          </table:table-cell>
          <table:table-cell office:value-type="string" calcext:value-type="string">
            <text:p>Shirt in washed Oxford cotton with a collar, buttons down the front and a yoke with a hanger at the back. Relaxed fit with dropped shoulders, long sleeves with buttoned cuffs, and a rounded hem. Slightly longer at the back.</text:p>
          </table:table-cell>
          <table:table-cell office:value-type="string" calcext:value-type="string">
            <text:p>['Shoulder: Width: 51.6 cm (Size M/T)', 'Back: Length: 80.0 cm (Size M/T)', 'Sleeve: Length: 57.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Light yellow',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9 m', 'Length: 73 cm']</text:p>
          </table:table-cell>
          <table:table-cell office:value-type="string" calcext:value-type="string">
            <text:p>['Width: 1.17 m', 'Length: 74 cm']</text:p>
          </table:table-cell>
          <table:table-cell office:value-type="string" calcext:value-type="string">
            <text:p>['Width: 1.23 m', 'Length: 75 cm']</text:p>
          </table:table-cell>
          <table:table-cell office:value-type="string" calcext:value-type="string">
            <text:p>['Width: 1.29 m', 'Length: 76 cm']</text:p>
          </table:table-cell>
          <table:table-cell office:value-type="string" calcext:value-type="string">
            <text:p>['Width: 1.39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92927001.html</text:p>
          </table:table-cell>
          <table:table-cell office:value-type="string" calcext:value-type="string">
            <text:p>['Cotton']</text:p>
          </table:table-cell>
          <table:table-cell office:value-type="string" calcext:value-type="string">
            <text:p>Striped shirt in a cotton weave with a collar, buttons down the front and a yoke at the back. Loose fit with dropped shoulders, long sleeves with buttoned cuffs and a sleeve placket with a link button. Rounded hem.</text:p>
          </table:table-cell>
          <table:table-cell office:value-type="string" calcext:value-type="string">
            <text:p>['Chest: Circumference: 123.0 cm (Size M/T)', 'Shoulder: Width: 54.0 cm (Size M/T)', 'Sleeve: Length: 56.4 cm (Size M/T)', 'Back: Length: 72.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Dark blue/Cream', 'Striped']</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9 m', 'Length: 67 cm']</text:p>
          </table:table-cell>
          <table:table-cell office:value-type="string" calcext:value-type="string">
            <text:p>['Width: 1.17 m', 'Length: 68 cm']</text:p>
          </table:table-cell>
          <table:table-cell office:value-type="string" calcext:value-type="string">
            <text:p>['Width: 1.23 m', 'Length: 69 cm']</text:p>
          </table:table-cell>
          <table:table-cell office:value-type="string" calcext:value-type="string">
            <text:p>['Width: 1.29 m', 'Length: 70 cm']</text:p>
          </table:table-cell>
          <table:table-cell office:value-type="string" calcext:value-type="string">
            <text:p>['Width: 1.39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0925212017.html</text:p>
          </table:table-cell>
          <table:table-cell office:value-type="string" calcext:value-type="string">
            <text:p>['Cotton']</text:p>
          </table:table-cell>
          <table:table-cell office:value-type="string" calcext:value-type="string">
            <text:p>Shirt in washed Oxford cotton with a collar, buttons down the front and a yoke with a hanger at the back. Relaxed fit with dropped shoulders, long sleeves with buttoned cuffs, and a rounded hem. Slightly longer at the back.</text:p>
          </table:table-cell>
          <table:table-cell office:value-type="string" calcext:value-type="string">
            <text:p>['Shoulder: Width: 51.6 cm (Size M/T)', 'Back: Length: 80.0 cm (Size M/T)', 'Sleeve: Length: 57.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Blue/White', 'Strip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9 m', 'Length: 73 cm']</text:p>
          </table:table-cell>
          <table:table-cell office:value-type="string" calcext:value-type="string">
            <text:p>['Width: 1.17 m', 'Length: 74 cm']</text:p>
          </table:table-cell>
          <table:table-cell office:value-type="string" calcext:value-type="string">
            <text:p>['Width: 1.23 m', 'Length: 75 cm']</text:p>
          </table:table-cell>
          <table:table-cell office:value-type="string" calcext:value-type="string">
            <text:p>['Width: 1.29 m', 'Length: 76 cm']</text:p>
          </table:table-cell>
          <table:table-cell office:value-type="string" calcext:value-type="string">
            <text:p>['Width: 1.39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88109001.html</text:p>
          </table:table-cell>
          <table:table-cell office:value-type="string" calcext:value-type="string">
            <text:p>[]</text:p>
          </table:table-cell>
          <table:table-cell office:value-type="string" calcext:value-type="string">
            <text:p>One-shoulder blouse in woven fabric with an asymmetric neckline, gathers at the shoulder and a long, flared sleeve.</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number-columns-repeated="2"/>
          <table:table-cell office:value-type="string" calcext:value-type="string">
            <text:p>['Black/Cream', 'Striped']</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89 cm', 'Length: 44 cm']</text:p>
          </table:table-cell>
          <table:table-cell office:value-type="string" calcext:value-type="string">
            <text:p>['Width: 97 cm', 'Length: 45 cm']</text:p>
          </table:table-cell>
          <table:table-cell office:value-type="string" calcext:value-type="string">
            <text:p>['Width: 1.05 m', 'Length: 45 cm']</text:p>
          </table:table-cell>
          <table:table-cell office:value-type="string" calcext:value-type="string">
            <text:p>['Width: 1.13 m', 'Length: 46 cm']</text:p>
          </table:table-cell>
          <table:table-cell office:value-type="string" calcext:value-type="string">
            <text:p>['Width: 1.25 m', 'Length: 4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One-shoulder</text:p>
          </table:table-cell>
          <table:table-cell table:number-columns-repeated="26"/>
        </table:table-row>
        <table:table-row table:style-name="ro2">
          <table:table-cell office:value-type="string" calcext:value-type="string">
            <text:p>https://www2.hm.com/en_in/productpage.0925212001.html</text:p>
          </table:table-cell>
          <table:table-cell office:value-type="string" calcext:value-type="string">
            <text:p>['Cotton']</text:p>
          </table:table-cell>
          <table:table-cell office:value-type="string" calcext:value-type="string">
            <text:p>Shirt in washed Oxford cotton with a collar, buttons down the front and a yoke with a hanger at the back. Relaxed fit with dropped shoulders, long sleeves with buttoned cuffs, and a rounded hem. Slightly longer at the back.</text:p>
          </table:table-cell>
          <table:table-cell office:value-type="string" calcext:value-type="string">
            <text:p>['Shoulder: Width: 51.6 cm (Size M/T)', 'Back: Length: 80.0 cm (Size M/T)', 'Sleeve: Length: 57.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9 m', 'Length: 75 cm']</text:p>
          </table:table-cell>
          <table:table-cell office:value-type="string" calcext:value-type="string">
            <text:p>['Width: 1.17 m', 'Length: 76 cm']</text:p>
          </table:table-cell>
          <table:table-cell office:value-type="string" calcext:value-type="string">
            <text:p>['Width: 1.23 m', 'Length: 77 cm']</text:p>
          </table:table-cell>
          <table:table-cell office:value-type="string" calcext:value-type="string">
            <text:p>['Width: 1.29 m', 'Length: 78 cm']</text:p>
          </table:table-cell>
          <table:table-cell office:value-type="string" calcext:value-type="string">
            <text:p>['Width: 1.39 m', 'Length: 79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11-2022</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28"/>
        </table:table-row>
        <table:table-row table:style-name="ro1">
          <table:table-cell office:value-type="string" calcext:value-type="string">
            <text:p>https://www2.hm.com/en_in/productpage.1134739001.html</text:p>
          </table:table-cell>
          <table:table-cell office:value-type="string" calcext:value-type="string">
            <text:p>['Cotton']</text:p>
          </table:table-cell>
          <table:table-cell office:value-type="string" calcext:value-type="string">
            <text:p>Shirt in crisp cotton poplin with a collar, buttons down the front and a yoke at the back. Loose fit with dropped shoulders, long sleeves with buttoned cuffs and a patch chest pocket. Gently rounded hem.</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8 m', 'Length: 66 cm']</text:p>
          </table:table-cell>
          <table:table-cell office:value-type="string" calcext:value-type="string">
            <text:p>['Width: 1.16 m', 'Length: 67 cm']</text:p>
          </table:table-cell>
          <table:table-cell office:value-type="string" calcext:value-type="string">
            <text:p>['Width: 1.22 m', 'Length: 68 cm']</text:p>
          </table:table-cell>
          <table:table-cell office:value-type="string" calcext:value-type="string">
            <text:p>['Width: 1.28 m', 'Length: 69 cm']</text:p>
          </table:table-cell>
          <table:table-cell office:value-type="string" calcext:value-type="string">
            <text:p>['Width: 1.38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Width: 1.04 m', 'Length: 66 cm']</text:p>
          </table:table-cell>
          <table:table-cell table:number-columns-repeated="21"/>
        </table:table-row>
        <table:table-row table:style-name="ro1">
          <table:table-cell office:value-type="string" calcext:value-type="string">
            <text:p>https://www2.hm.com/en_in/productpage.1188112003.html</text:p>
          </table:table-cell>
          <table:table-cell office:value-type="string" calcext:value-type="string">
            <text:p>[]</text:p>
          </table:table-cell>
          <table:table-cell office:value-type="string" calcext:value-type="string">
            <text:p>Blouse in a pleated weave with a round, drawstring neckline and a V-shaped opening at the front. Loose fit with dropped shoulders and long balloon sleeves with narrow elastication at the cuffs. Overlocked hem.</text:p>
          </table:table-cell>
          <table:table-cell office:value-type="string" calcext:value-type="string">
            <text:p>['Sleeve: Length: 53.1 cm (Size M/T)', 'Shoulder: Width: 60.0 cm (Size M/T)', 'Back: Length: 64.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table-cell office:value-type="string" calcext:value-type="string">
            <text:p>Round neck</text:p>
          </table:table-cell>
          <table:table-cell office:value-type="string" calcext:value-type="string">
            <text:p>['Black/Light beige', 'Strip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1.21 m', 'Length: 59 cm']</text:p>
          </table:table-cell>
          <table:table-cell office:value-type="string" calcext:value-type="string">
            <text:p>['Width: 1.29 m', 'Length: 60 cm']</text:p>
          </table:table-cell>
          <table:table-cell office:value-type="string" calcext:value-type="string">
            <text:p>['Width: 1.35 m', 'Length: 61 cm']</text:p>
          </table:table-cell>
          <table:table-cell office:value-type="string" calcext:value-type="string">
            <text:p>['Width: 1.41 m', 'Length: 62 cm']</text:p>
          </table:table-cell>
          <table:table-cell office:value-type="string" calcext:value-type="string">
            <text:p>['Width: 1.51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Keyhole</text:p>
          </table:table-cell>
          <table:table-cell table:number-columns-repeated="2"/>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55486002.html</text:p>
          </table:table-cell>
          <table:table-cell office:value-type="string" calcext:value-type="string">
            <text:p>[]</text:p>
          </table:table-cell>
          <table:table-cell office:value-type="string" calcext:value-type="string">
            <text:p>Slightly longer, fitted shirt in woven fabric with a collar, concealed buttons down the front and long sleeves with a slit at the cuffs. Tapered waist with shaping seams at the front and back to create a defined silhouette. Gently rounded hem.</text:p>
          </table:table-cell>
          <table:table-cell office:value-type="string" calcext:value-type="string">
            <text:p>['Shoulder: Width: 39.2 cm (Size M/T)', 'Chest: Circumference: 99.7 cm (Size M/T)', 'Back: Length: 69.0 cm (Size M/T)', 'Sleeve: Length: 64.9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Fitted</text:p>
          </table:table-cell>
          <table:table-cell office:value-type="string" calcext:value-type="string">
            <text:p>Turn-down collar</text:p>
          </table:table-cell>
          <table:table-cell/>
          <table:table-cell office:value-type="string" calcext:value-type="string">
            <text:p>['Navy blue/White', 'Pinstrip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irt</text:p>
          </table:table-cell>
          <table:table-cell office:value-type="string" calcext:value-type="string">
            <text:p>['Width: 84 cm', 'Length: 64 cm']</text:p>
          </table:table-cell>
          <table:table-cell office:value-type="string" calcext:value-type="string">
            <text:p>['Width: 92 cm', 'Length: 65 cm']</text:p>
          </table:table-cell>
          <table:table-cell office:value-type="string" calcext:value-type="string">
            <text:p>['Width: 100 cm', 'Length: 66 cm']</text:p>
          </table:table-cell>
          <table:table-cell office:value-type="string" calcext:value-type="string">
            <text:p>['Width: 1.08 m', 'Length: 67 cm']</text:p>
          </table:table-cell>
          <table:table-cell office:value-type="string" calcext:value-type="string">
            <text:p>['Width: 1.20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34735020.html</text:p>
          </table:table-cell>
          <table:table-cell office:value-type="string" calcext:value-type="string">
            <text:p>['Cotton']</text:p>
          </table:table-cell>
          <table:table-cell office:value-type="string" calcext:value-type="string">
            <text:p>Oversized shirt in crisp cotton poplin with a button-down collar, buttons down the front and a yoke at the back. Dropped shoulders, long sleeves with buttoned cuffs, a patch chest pocket with a button, and a rounded hem.</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Button-down collar</text:p>
          </table:table-cell>
          <table:table-cell/>
          <table:table-cell office:value-type="string" calcext:value-type="string">
            <text:p>['White/Blue/Black', 'Strip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20 m', 'Length: 74 cm']</text:p>
          </table:table-cell>
          <table:table-cell office:value-type="string" calcext:value-type="string">
            <text:p>['Width: 1.28 m', 'Length: 75 cm']</text:p>
          </table:table-cell>
          <table:table-cell office:value-type="string" calcext:value-type="string">
            <text:p>['Width: 1.34 m', 'Length: 76 cm']</text:p>
          </table:table-cell>
          <table:table-cell office:value-type="string" calcext:value-type="string">
            <text:p>['Width: 1.40 m', 'Length: 77 cm']</text:p>
          </table:table-cell>
          <table:table-cell office:value-type="string" calcext:value-type="string">
            <text:p>['Width: 1.50 m', 'Length: 7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25720002.html</text:p>
          </table:table-cell>
          <table:table-cell office:value-type="string" calcext:value-type="string">
            <text:p>['Linen']</text:p>
          </table:table-cell>
          <table:table-cell office:value-type="string" calcext:value-type="string">
            <text:p>Shirt in airy linen with a collar, buttons down the front and a yoke at the back. Gently dropped shoulders, long sleeves with buttoned cuffs, a patch chest pocket and a rounded hem. Longer at the back.</text:p>
          </table:table-cell>
          <table:table-cell office:value-type="string" calcext:value-type="string">
            <text:p>['Sleeve: Length: 61.4 cm (Size M/T)', 'Shoulder: Width: 44.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number-columns-repeated="2"/>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51243012.html</text:p>
          </table:table-cell>
          <table:table-cell office:value-type="string" calcext:value-type="string">
            <text:p>[]</text:p>
          </table:table-cell>
          <table:table-cell office:value-type="string" calcext:value-type="string">
            <text:p>Oversized blouse in woven fabric with a slight sheen. Collar, buttons down the front and a double-layered yoke with a box pleat at the back. Gently dropped shoulders and long sleeves with buttoned cuffs. Gently rounded hem.</text:p>
          </table:table-cell>
          <table:table-cell office:value-type="string" calcext:value-type="string">
            <text:p>['Back: Length: 75.5 cm (Size M/T)', 'Sleeve: Length: 61.4 cm (Size M/T)', 'Shoulder: Width: 4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Blue', 'Strip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14 m', 'Length: 71 cm']</text:p>
          </table:table-cell>
          <table:table-cell office:value-type="string" calcext:value-type="string">
            <text:p>['Width: 1.22 m', 'Length: 72 cm']</text:p>
          </table:table-cell>
          <table:table-cell office:value-type="string" calcext:value-type="string">
            <text:p>['Width: 1.30 m', 'Length: 73 cm']</text:p>
          </table:table-cell>
          <table:table-cell office:value-type="string" calcext:value-type="string">
            <text:p>['Width: 1.38 m', 'Length: 74 cm']</text:p>
          </table:table-cell>
          <table:table-cell office:value-type="string" calcext:value-type="string">
            <text:p>['Width: 1.46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0925212021.html</text:p>
          </table:table-cell>
          <table:table-cell office:value-type="string" calcext:value-type="string">
            <text:p>['Cotton']</text:p>
          </table:table-cell>
          <table:table-cell office:value-type="string" calcext:value-type="string">
            <text:p>Shirt in washed Oxford cotton with a collar, buttons down the front and a yoke with a hanger at the back. Relaxed fit with dropped shoulders, long sleeves with buttoned cuffs, and a rounded hem. Slightly longer at the back.</text:p>
          </table:table-cell>
          <table:table-cell office:value-type="string" calcext:value-type="string">
            <text:p>['Shoulder: Width: 51.6 cm (Size M/T)', 'Back: Length: 80.0 cm (Size M/T)', 'Sleeve: Length: 57.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Light grey',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9 m', 'Length: 73 cm']</text:p>
          </table:table-cell>
          <table:table-cell office:value-type="string" calcext:value-type="string">
            <text:p>['Width: 1.17 m', 'Length: 74 cm']</text:p>
          </table:table-cell>
          <table:table-cell office:value-type="string" calcext:value-type="string">
            <text:p>['Width: 1.23 m', 'Length: 75 cm']</text:p>
          </table:table-cell>
          <table:table-cell office:value-type="string" calcext:value-type="string">
            <text:p>['Width: 1.29 m', 'Length: 76 cm']</text:p>
          </table:table-cell>
          <table:table-cell office:value-type="string" calcext:value-type="string">
            <text:p>['Width: 1.39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1751005.html</text:p>
          </table:table-cell>
          <table:table-cell office:value-type="string" calcext:value-type="string">
            <text:p>[]</text:p>
          </table:table-cell>
          <table:table-cell office:value-type="string" calcext:value-type="string">
            <text:p>Short blouse in a textured weave with a collar and a V-shaped neckline. Wide, elbow-length sleeves and wide ties at the front of the waist.</text:p>
          </table:table-cell>
          <table:table-cell office:value-type="string" calcext:value-type="string">
            <text:p>['Back: Length: 45.0 cm (Size M/T)', 'Sleeve: Length: 22.2 cm (Size M/T)', 'Shoulder: Width: 63.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Johnny collar</text:p>
          </table:table-cell>
          <table:table-cell/>
          <table:table-cell office:value-type="string" calcext:value-type="string">
            <text:p>['Khaki gree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05 m', 'Length: 40 cm']</text:p>
          </table:table-cell>
          <table:table-cell office:value-type="string" calcext:value-type="string">
            <text:p>['Width: 1.13 m', 'Length: 41 cm']</text:p>
          </table:table-cell>
          <table:table-cell office:value-type="string" calcext:value-type="string">
            <text:p>['Width: 1.19 m', 'Length: 42 cm']</text:p>
          </table:table-cell>
          <table:table-cell office:value-type="string" calcext:value-type="string">
            <text:p>['Width: 1.25 m', 'Length: 43 cm']</text:p>
          </table:table-cell>
          <table:table-cell office:value-type="string" calcext:value-type="string">
            <text:p>['Width: 1.35 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0939703086.html</text:p>
          </table:table-cell>
          <table:table-cell office:value-type="string" calcext:value-type="string">
            <text:p>[]</text:p>
          </table:table-cell>
          <table:table-cell office:value-type="string" calcext:value-type="string">
            <text:p>V-neck blouse in woven fabric with a sheen. Collar, buttons down the front, long sleeves with a sleeve placket and buttoned cuffs, and a rounded hem.</text:p>
          </table:table-cell>
          <table:table-cell office:value-type="string" calcext:value-type="string">
            <text:p>['Back: Length: 64.6 cm (Size M/T)', 'Sleeve: Length: 61.4 cm (Size M/T)', 'Shoulder: Width: 40.2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V-neck</text:p>
          </table:table-cell>
          <table:table-cell office:value-type="string" calcext:value-type="string">
            <text:p>['Pink',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92 cm', 'Length: 68 cm']</text:p>
          </table:table-cell>
          <table:table-cell office:value-type="string" calcext:value-type="string">
            <text:p>['Width: 100 cm', 'Length: 69 cm']</text:p>
          </table:table-cell>
          <table:table-cell office:value-type="string" calcext:value-type="string">
            <text:p>['Width: 1.08 m', 'Length: 71 cm']</text:p>
          </table:table-cell>
          <table:table-cell office:value-type="string" calcext:value-type="string">
            <text:p>['Width: 1.16 m', 'Length: 72 cm']</text:p>
          </table:table-cell>
          <table:table-cell office:value-type="string" calcext:value-type="string">
            <text:p>['Width: 1.28 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34739002.html</text:p>
          </table:table-cell>
          <table:table-cell office:value-type="string" calcext:value-type="string">
            <text:p>['Cotton']</text:p>
          </table:table-cell>
          <table:table-cell office:value-type="string" calcext:value-type="string">
            <text:p>Shirt in crisp cotton poplin with a collar, buttons down the front and a yoke at the back. Loose fit with dropped shoulders, long sleeves with buttoned cuffs and a patch chest pocket. Gently rounded hem.</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8 m', 'Length: 66 cm']</text:p>
          </table:table-cell>
          <table:table-cell office:value-type="string" calcext:value-type="string">
            <text:p>['Width: 1.16 m', 'Length: 67 cm']</text:p>
          </table:table-cell>
          <table:table-cell office:value-type="string" calcext:value-type="string">
            <text:p>['Width: 1.22 m', 'Length: 68 cm']</text:p>
          </table:table-cell>
          <table:table-cell office:value-type="string" calcext:value-type="string">
            <text:p>['Width: 1.28 m', 'Length: 69 cm']</text:p>
          </table:table-cell>
          <table:table-cell office:value-type="string" calcext:value-type="string">
            <text:p>['Width: 1.38 m', 'Length: 70 cm']</text:p>
          </table:table-cell>
          <table:table-cell office:value-type="string" calcext:value-type="string">
            <text:p>1 N</text:p>
          </table:table-cell>
          <table:table-cell office:value-type="string" calcext:value-type="string">
            <text:p>B.L. INTERNATIONAL (P) LTD.</text:p>
            <text:p>A5 , SECTOR 64, 201301, NOID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6"/>
          <table:table-cell office:value-type="string" calcext:value-type="string">
            <text:p>['Width: 1.04 m', 'Length: 66 cm']</text:p>
          </table:table-cell>
          <table:table-cell table:number-columns-repeated="21"/>
        </table:table-row>
        <table:table-row table:style-name="ro1">
          <table:table-cell office:value-type="string" calcext:value-type="string">
            <text:p>https://www2.hm.com/en_in/productpage.1197345001.html</text:p>
          </table:table-cell>
          <table:table-cell office:value-type="string" calcext:value-type="string">
            <text:p>[]</text:p>
          </table:table-cell>
          <table:table-cell office:value-type="string" calcext:value-type="string">
            <text:p>Blouse in crêpe satin with a delicate boat neckline and long sleeves with narrow elastication at the cuffs. Defined waist with a gently flared peplum and a concealed zip at one side.</text:p>
          </table:table-cell>
          <table:table-cell office:value-type="string" calcext:value-type="string">
            <text:p>Back: Length: 59.4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oat neck</text:p>
          </table:table-cell>
          <table:table-cell office:value-type="string" calcext:value-type="string">
            <text:p>['Light beig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80 cm', 'Length: 56 cm']</text:p>
          </table:table-cell>
          <table:table-cell office:value-type="string" calcext:value-type="string">
            <text:p>['Width: 87 cm', 'Length: 56 cm']</text:p>
          </table:table-cell>
          <table:table-cell office:value-type="string" calcext:value-type="string">
            <text:p>['Width: 96 cm', 'Length: 57 cm']</text:p>
          </table:table-cell>
          <table:table-cell office:value-type="string" calcext:value-type="string">
            <text:p>['Width: 1.06 m', 'Length: 58 cm']</text:p>
          </table:table-cell>
          <table:table-cell office:value-type="string" calcext:value-type="string">
            <text:p>['Width: 1.15 m', 'Length: 5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Peplum</text:p>
          </table:table-cell>
          <table:table-cell table:number-columns-repeated="26"/>
        </table:table-row>
        <table:table-row table:style-name="ro1">
          <table:table-cell office:value-type="string" calcext:value-type="string">
            <text:p>https://www2.hm.com/en_in/productpage.1086131032.html</text:p>
          </table:table-cell>
          <table:table-cell office:value-type="string" calcext:value-type="string">
            <text:p>['Lace']</text:p>
          </table:table-cell>
          <table:table-cell office:value-type="string" calcext:value-type="string">
            <text:p>Shirt in a gently textured weave with a pointed collar, buttons down the front and a yoke with a pleat at the back. Long sleeves with buttoned cuffs, and a rounded hem.</text:p>
          </table:table-cell>
          <table:table-cell office:value-type="string" calcext:value-type="string">
            <text:p>['Sleeve: Length: 60.9 cm (Size M/T)', 'Back: Length: 6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table:table-cell office:value-type="string" calcext:value-type="string">
            <text:p>['Black/White', 'Spotted']</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65 cm']</text:p>
          </table:table-cell>
          <table:table-cell office:value-type="string" calcext:value-type="string">
            <text:p>['Width: 1.08 m', 'Length: 67 cm']</text:p>
          </table:table-cell>
          <table:table-cell office:value-type="string" calcext:value-type="string">
            <text:p>['Width: 1.16 m', 'Length: 67 cm']</text:p>
          </table:table-cell>
          <table:table-cell office:value-type="string" calcext:value-type="string">
            <text:p>['Width: 1.23 m', 'Length: 68 cm']</text:p>
          </table:table-cell>
          <table:table-cell office:value-type="string" calcext:value-type="string">
            <text:p>['Width: 1.34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85959001.html</text:p>
          </table:table-cell>
          <table:table-cell office:value-type="string" calcext:value-type="string">
            <text:p>[]</text:p>
          </table:table-cell>
          <table:table-cell office:value-type="string" calcext:value-type="string">
            <text:p>Loungewear shirt in crinkled jersey with a collar, V-shaped opening and buttons down the front. Loose fit with gently dropped shoulders and long sleeves.</text:p>
          </table:table-cell>
          <table:table-cell office:value-type="string" calcext:value-type="string">
            <text:p>['Sleeve: Length: 57.8 cm (Size M/T)', 'Shoulder: Width: 44.7 cm (Size M/T)', 'Back: Length: 69.8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office:value-type="string" calcext:value-type="string">
            <text:p>V-neck</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98 cm', 'Length: 65 cm']</text:p>
          </table:table-cell>
          <table:table-cell office:value-type="string" calcext:value-type="string">
            <text:p>['Width: 1.06 m', 'Length: 66 cm']</text:p>
          </table:table-cell>
          <table:table-cell office:value-type="string" calcext:value-type="string">
            <text:p>['Width: 1.14 m', 'Length: 67 cm']</text:p>
          </table:table-cell>
          <table:table-cell office:value-type="string" calcext:value-type="string">
            <text:p>['Width: 1.22 m', 'Length: 68 cm']</text:p>
          </table:table-cell>
          <table:table-cell office:value-type="string" calcext:value-type="string">
            <text:p>['Width: 1.34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99826001.html</text:p>
          </table:table-cell>
          <table:table-cell office:value-type="string" calcext:value-type="string">
            <text:p>['Cotton']</text:p>
          </table:table-cell>
          <table:table-cell office:value-type="string" calcext:value-type="string">
            <text:p>Top in crisp cotton poplin with a V-shaped neckline that has a concealed press-stud. Wrapover front with narrow ties at one side, long puff sleeves and wide, buttoned cuff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Light blue/White', 'Strip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46 cm', 'Length: 53 cm']</text:p>
          </table:table-cell>
          <table:table-cell office:value-type="string" calcext:value-type="string">
            <text:p>['Width: 49 cm', 'Length: 54 cm']</text:p>
          </table:table-cell>
          <table:table-cell office:value-type="string" calcext:value-type="string">
            <text:p>['Width: 52 cm', 'Length: 55 cm']</text:p>
          </table:table-cell>
          <table:table-cell office:value-type="string" calcext:value-type="string">
            <text:p>['Width: 56 cm', 'Length: 56 cm']</text:p>
          </table:table-cell>
          <table:table-cell office:value-type="string" calcext:value-type="string">
            <text:p>['Width: 61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Wrapover</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86674001.html</text:p>
          </table:table-cell>
          <table:table-cell office:value-type="string" calcext:value-type="string">
            <text:p>['Satin']</text:p>
          </table:table-cell>
          <table:table-cell office:value-type="string" calcext:value-type="string">
            <text:p>Cropped blouse in softly draping satin with a collar, dropped shoulders and long, wide sleeves. Double-layered front with a deep opening and a twisted detail at the hem. Shaping darts at the back of the hem.</text:p>
          </table:table-cell>
          <table:table-cell office:value-type="string" calcext:value-type="string">
            <text:p>['Back: Length: 39.7 cm (Size M/T)', 'Sleeve: Length: 55.9 cm (Size M/T)', 'Shoulder: Width: 57.4 cm (Size M/T)']</text:p>
          </table:table-cell>
          <table:table-cell office:value-type="string" calcext:value-type="string">
            <text:p>Cropped</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eep neckline', 'V-neck']</text:p>
          </table:table-cell>
          <table:table-cell office:value-type="string" calcext:value-type="string">
            <text:p>Light beige</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49 cm', 'Length: 36 cm']</text:p>
          </table:table-cell>
          <table:table-cell office:value-type="string" calcext:value-type="string">
            <text:p>['Width: 53 cm', 'Length: 37 cm']</text:p>
          </table:table-cell>
          <table:table-cell office:value-type="string" calcext:value-type="string">
            <text:p>['Width: 56 cm', 'Length: 37 cm']</text:p>
          </table:table-cell>
          <table:table-cell office:value-type="string" calcext:value-type="string">
            <text:p>['Width: 59 cm', 'Length: 38 cm']</text:p>
          </table:table-cell>
          <table:table-cell office:value-type="string" calcext:value-type="string">
            <text:p>['Width: 64 cm', 'Length: 3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066926011.html</text:p>
          </table:table-cell>
          <table:table-cell office:value-type="string" calcext:value-type="string">
            <text:p>[]</text:p>
          </table:table-cell>
          <table:table-cell office:value-type="string" calcext:value-type="string">
            <text:p>Short, oversized shirt in a softly draping viscose weave with a resort collar and buttons down the front. Dropped shoulders and short, wide sleeves that finish at the elbows. Unlined.</text:p>
          </table:table-cell>
          <table:table-cell office:value-type="string" calcext:value-type="string">
            <text:p>['Sleeve: Length: 23.4 cm (Size M/T)', 'Back: Length: 54.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esort collar</text:p>
          </table:table-cell>
          <table:table-cell/>
          <table:table-cell office:value-type="string" calcext:value-type="string">
            <text:p>['Black/Cream', 'Patterned']</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10 m', 'Length: 50 cm']</text:p>
          </table:table-cell>
          <table:table-cell office:value-type="string" calcext:value-type="string">
            <text:p>['Width: 1.18 m', 'Length: 51 cm']</text:p>
          </table:table-cell>
          <table:table-cell office:value-type="string" calcext:value-type="string">
            <text:p>['Width: 1.26 m', 'Length: 52 cm']</text:p>
          </table:table-cell>
          <table:table-cell office:value-type="string" calcext:value-type="string">
            <text:p>['Width: 1.34 m', 'Length: 53 cm']</text:p>
          </table:table-cell>
          <table:table-cell office:value-type="string" calcext:value-type="string">
            <text:p>['Width: 1.42 m', 'Length: 5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1.50 m', 'Length: 55 cm']</text:p>
          </table:table-cell>
          <table:table-cell/>
          <table:table-cell office:value-type="string" calcext:value-type="string">
            <text:p>['Width: 1.58 m', 'Length: 56 cm']</text:p>
          </table:table-cell>
          <table:table-cell office:value-type="string" calcext:value-type="string">
            <text:p>['Width: 1.66 m', 'Length: 57 cm']</text:p>
          </table:table-cell>
          <table:table-cell table:number-columns-repeated="24"/>
        </table:table-row>
        <table:table-row table:style-name="ro1">
          <table:table-cell office:value-type="string" calcext:value-type="string">
            <text:p>https://www2.hm.com/en_in/productpage.1125720004.html</text:p>
          </table:table-cell>
          <table:table-cell office:value-type="string" calcext:value-type="string">
            <text:p>['Linen']</text:p>
          </table:table-cell>
          <table:table-cell office:value-type="string" calcext:value-type="string">
            <text:p>Shirt in airy linen with a collar, buttons down the front and a yoke at the back. Gently dropped shoulders, long sleeves with buttoned cuffs, a patch chest pocket and a rounded hem. Longer at the back.</text:p>
          </table:table-cell>
          <table:table-cell office:value-type="string" calcext:value-type="string">
            <text:p>['Sleeve: Length: 61.4 cm (Size M/T)', 'Shoulder: Width: 44.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number-columns-repeated="2"/>
          <table:table-cell office:value-type="string" calcext:value-type="string">
            <text:p>['Light beige marl',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34735019.html</text:p>
          </table:table-cell>
          <table:table-cell office:value-type="string" calcext:value-type="string">
            <text:p>['Cotton']</text:p>
          </table:table-cell>
          <table:table-cell office:value-type="string" calcext:value-type="string">
            <text:p>Oversized shirt in crisp cotton poplin with a button-down collar, buttons down the front and a yoke at the back. Dropped shoulders, long sleeves with buttoned cuffs, a patch chest pocket with a button, and a rounded hem.</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Button-down collar</text:p>
          </table:table-cell>
          <table:table-cell/>
          <table:table-cell office:value-type="string" calcext:value-type="string">
            <text:p>['White/Black', 'Strip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20 m', 'Length: 71 cm']</text:p>
          </table:table-cell>
          <table:table-cell office:value-type="string" calcext:value-type="string">
            <text:p>['Width: 1.28 m', 'Length: 72 cm']</text:p>
          </table:table-cell>
          <table:table-cell office:value-type="string" calcext:value-type="string">
            <text:p>['Width: 1.34 m', 'Length: 73 cm']</text:p>
          </table:table-cell>
          <table:table-cell office:value-type="string" calcext:value-type="string">
            <text:p>['Width: 1.40 m', 'Length: 74 cm']</text:p>
          </table:table-cell>
          <table:table-cell office:value-type="string" calcext:value-type="string">
            <text:p>['Width: 1.50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4735002.html</text:p>
          </table:table-cell>
          <table:table-cell office:value-type="string" calcext:value-type="string">
            <text:p>['Cotton']</text:p>
          </table:table-cell>
          <table:table-cell office:value-type="string" calcext:value-type="string">
            <text:p>Oversized shirt in crisp cotton poplin with a button-down collar, buttons down the front and a yoke at the back. Dropped shoulders, long sleeves with buttoned cuffs, a patch chest pocket with a button, and a rounded hem.</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Button-down collar</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20 m', 'Length: 71 cm']</text:p>
          </table:table-cell>
          <table:table-cell office:value-type="string" calcext:value-type="string">
            <text:p>['Width: 1.28 m', 'Length: 72 cm']</text:p>
          </table:table-cell>
          <table:table-cell office:value-type="string" calcext:value-type="string">
            <text:p>['Width: 1.34 m', 'Length: 73 cm']</text:p>
          </table:table-cell>
          <table:table-cell office:value-type="string" calcext:value-type="string">
            <text:p>['Width: 1.40 m', 'Length: 74 cm']</text:p>
          </table:table-cell>
          <table:table-cell office:value-type="string" calcext:value-type="string">
            <text:p>['Width: 1.50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94689003.html</text:p>
          </table:table-cell>
          <table:table-cell office:value-type="string" calcext:value-type="string">
            <text:p>['Cotton']</text:p>
          </table:table-cell>
          <table:table-cell office:value-type="string" calcext:value-type="string">
            <text:p>Slightly longer shirt in cotton poplin with a pointed collar, buttons down the front, gently dropped shoulders and long sleeves with buttoned cuffs. Tapered waist with pleats at the front and back to create a defined silhouette. Rounded hem.</text:p>
          </table:table-cell>
          <table:table-cell office:value-type="string" calcext:value-type="string">
            <text:p>['Sleeve: Length: 60.6 cm (Size M/T)', 'Chest: Circumference: 122.0 cm (Size M/T)', 'Back: Length: 70.5 cm (Size M/T)', 'Shoulder: Width: 49.0 cm (Size M/T)', 'Waist: Circumference: 87.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table:table-cell office:value-type="string" calcext:value-type="string">
            <text:p>['Blue/Striped', 'Strip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8 m', 'Length: 66 cm']</text:p>
          </table:table-cell>
          <table:table-cell office:value-type="string" calcext:value-type="string">
            <text:p>['Width: 1.16 m', 'Length: 67 cm']</text:p>
          </table:table-cell>
          <table:table-cell office:value-type="string" calcext:value-type="string">
            <text:p>['Width: 1.22 m', 'Length: 68 cm']</text:p>
          </table:table-cell>
          <table:table-cell office:value-type="string" calcext:value-type="string">
            <text:p>['Width: 1.28 m', 'Length: 69 cm']</text:p>
          </table:table-cell>
          <table:table-cell office:value-type="string" calcext:value-type="string">
            <text:p>['Width: 1.38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apered</text:p>
          </table:table-cell>
          <table:table-cell table:number-columns-repeated="26"/>
        </table:table-row>
        <table:table-row table:style-name="ro1">
          <table:table-cell office:value-type="string" calcext:value-type="string">
            <text:p>https://www2.hm.com/en_in/productpage.1155483002.html</text:p>
          </table:table-cell>
          <table:table-cell office:value-type="string" calcext:value-type="string">
            <text:p>['Cotton']</text:p>
          </table:table-cell>
          <table:table-cell office:value-type="string" calcext:value-type="string">
            <text:p>Fitted shirt in crisp cotton poplin with a collar, buttons down the front and long sleeves with buttoned cuffs. Gently rounded hem.</text:p>
          </table:table-cell>
          <table:table-cell office:value-type="string" calcext:value-type="string">
            <text:p>['Sleeve: Length: 62.9 cm (Size M/T)', 'Shoulder: Width: 39.6 cm (Size M/T)', 'Back: Length: 58.0 cm (Size M/T)', 'Chest: Circumference: 103.3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Turn-down collar</text:p>
          </table:table-cell>
          <table:table-cell/>
          <table:table-cell office:value-type="string" calcext:value-type="string">
            <text:p>['Light blue/Blue/Navy blue/White', 'Striped']</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88 cm', 'Length: 53 cm']</text:p>
          </table:table-cell>
          <table:table-cell office:value-type="string" calcext:value-type="string">
            <text:p>['Width: 96 cm', 'Length: 54 cm']</text:p>
          </table:table-cell>
          <table:table-cell office:value-type="string" calcext:value-type="string">
            <text:p>['Width: 1.03 m', 'Length: 55 cm']</text:p>
          </table:table-cell>
          <table:table-cell office:value-type="string" calcext:value-type="string">
            <text:p>['Width: 1.11 m', 'Length: 56 cm']</text:p>
          </table:table-cell>
          <table:table-cell office:value-type="string" calcext:value-type="string">
            <text:p>['Width: 1.23 m', 'Length: 5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058018013.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tand-up collar</text:p>
          </table:table-cell>
          <table:table-cell office:value-type="string" calcext:value-type="string">
            <text:p>V-neck</text:p>
          </table:table-cell>
          <table:table-cell office:value-type="string" calcext:value-type="string">
            <text:p>['Green/Light beige', 'Patterned', 'Leaves']</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1742001.html</text:p>
          </table:table-cell>
          <table:table-cell office:value-type="string" calcext:value-type="string">
            <text:p>[]</text:p>
          </table:table-cell>
          <table:table-cell office:value-type="string" calcext:value-type="string">
            <text:p>Fitted, short blouse in a viscose blend weave. Collar, a V-shaped neckline, and a wrapover front with narrow ties on one side and wide ties on the other. Gently dropped shoulders, long sleeves and wide, buttoned cuffs.</text:p>
          </table:table-cell>
          <table:table-cell office:value-type="string" calcext:value-type="string">
            <text:p>['Sleeve: Length: 65.7 cm (Size M/T)', 'Back: Length: 45.4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V-neck</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Wrapover</text:p>
          </table:table-cell>
          <table:table-cell table:number-columns-repeated="26"/>
        </table:table-row>
        <table:table-row table:style-name="ro1">
          <table:table-cell office:value-type="string" calcext:value-type="string">
            <text:p>https://www2.hm.com/en_in/productpage.1173320001.html</text:p>
          </table:table-cell>
          <table:table-cell office:value-type="string" calcext:value-type="string">
            <text:p>[]</text:p>
          </table:table-cell>
          <table:table-cell office:value-type="string" calcext:value-type="string">
            <text:p>Oversized shirt in a shimmering viscose jacquard weave. Collar and buttons down the front, a double-layered yoke at the back and gently forward-facing shoulder seams. Dropped shoulders and long, wide sleeves. Rounded hem.</text:p>
          </table:table-cell>
          <table:table-cell office:value-type="string" calcext:value-type="string">
            <text:p>['Sleeve: Length: 57.7 cm (Size M/T)', 'Shoulder: Width: 58.4 cm (Size M/T)', 'Back: Length: 79.6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Purpl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18 m', 'Length: 75 cm']</text:p>
          </table:table-cell>
          <table:table-cell office:value-type="string" calcext:value-type="string">
            <text:p>['Width: 1.26 m', 'Length: 76 cm']</text:p>
          </table:table-cell>
          <table:table-cell office:value-type="string" calcext:value-type="string">
            <text:p>['Width: 1.32 m', 'Length: 77 cm']</text:p>
          </table:table-cell>
          <table:table-cell office:value-type="string" calcext:value-type="string">
            <text:p>['Width: 1.38 m', 'Length: 78 cm']</text:p>
          </table:table-cell>
          <table:table-cell office:value-type="string" calcext:value-type="string">
            <text:p>['Width: 1.48 m', 'Length: 7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21988002.html</text:p>
          </table:table-cell>
          <table:table-cell office:value-type="string" calcext:value-type="string">
            <text:p>['Cotton', 'Denim']</text:p>
          </table:table-cell>
          <table:table-cell office:value-type="string" calcext:value-type="string">
            <text:p>Slim-fit shirt in sturdy cotton denim with a collar and press-studs down the front. V-shaped yoke and shaping darts at the back, long sleeves with a press-stud at the cuffs and flap chest pockets with a press-stud. Rounded hem.</text:p>
          </table:table-cell>
          <table:table-cell office:value-type="string" calcext:value-type="string">
            <text:p>['Shoulder: Width: 38.8 cm (Size 40T)', 'Back: Length: 66.5 cm (Size 40T)', 'Front: Length: 68.9 cm (Size 40T)', 'Sleeve: Length: 61.2 cm (Size 40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table:table-cell office:value-type="string" calcext:value-type="string">
            <text:p>['Denim blue', 'Solid colour']</text:p>
          </table:table-cell>
          <table:table-cell office:value-type="string" calcext:value-type="string">
            <text:p>DENIM</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9"/>
          <table:table-cell office:value-type="string" calcext:value-type="string">
            <text:p>['Width: 84 cm', 'Length: 62 cm']</text:p>
          </table:table-cell>
          <table:table-cell office:value-type="string" calcext:value-type="string">
            <text:p>['Width: 88 cm', 'Length: 62 cm']</text:p>
          </table:table-cell>
          <table:table-cell office:value-type="string" calcext:value-type="string">
            <text:p>['Width: 92 cm', 'Length: 63 cm']</text:p>
          </table:table-cell>
          <table:table-cell office:value-type="string" calcext:value-type="string">
            <text:p>['Width: 96 cm', 'Length: 63 cm']</text:p>
          </table:table-cell>
          <table:table-cell office:value-type="string" calcext:value-type="string">
            <text:p>['Width: 100 cm', 'Length: 64 cm']</text:p>
          </table:table-cell>
          <table:table-cell office:value-type="string" calcext:value-type="string">
            <text:p>['Width: 1.04 m', 'Length: 64 cm']</text:p>
          </table:table-cell>
          <table:table-cell office:value-type="string" calcext:value-type="string">
            <text:p>['Width: 1.08 m', 'Length: 65 cm']</text:p>
          </table:table-cell>
          <table:table-cell office:value-type="string" calcext:value-type="string">
            <text:p>['Width: 1.12 m', 'Length: 65 cm']</text:p>
          </table:table-cell>
          <table:table-cell table:number-columns-repeated="3"/>
        </table:table-row>
        <table:table-row table:style-name="ro1">
          <table:table-cell office:value-type="string" calcext:value-type="string">
            <text:p>https://www2.hm.com/en_in/productpage.1126311007.html</text:p>
          </table:table-cell>
          <table:table-cell office:value-type="string" calcext:value-type="string">
            <text:p>['Linen']</text:p>
          </table:table-cell>
          <table:table-cell office:value-type="string" calcext:value-type="string">
            <text:p>Oversized shirt in airy linen with a collar and buttons down the front. Slightly forward-facing shoulder seams and a double-layered yoke. A patch chest pocket, dropped shoulders and long sleeves with buttoned cuffs. Gently rounded hem.</text:p>
          </table:table-cell>
          <table:table-cell office:value-type="string" calcext:value-type="string">
            <text:p>['Back: Length: 80.0 cm (Size M/T)', 'Shoulder: Width: 60.5 cm (Size M/T)', 'Sleeve: Length: 5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Cream/Dark grey', 'Striped']</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28522007.html</text:p>
          </table:table-cell>
          <table:table-cell office:value-type="string" calcext:value-type="string">
            <text:p>['Linen']</text:p>
          </table:table-cell>
          <table:table-cell office:value-type="string" calcext:value-type="string">
            <text:p>Short, oversized shirt in airy linen with a collar, buttons down the front and an inverted box pleat at the back. Low dropped shoulders and wide, elbow-length sleeves.</text:p>
          </table:table-cell>
          <table:table-cell office:value-type="string" calcext:value-type="string">
            <text:p>Back: Length: 50.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Ceris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027844001.html</text:p>
          </table:table-cell>
          <table:table-cell office:value-type="string" calcext:value-type="string">
            <text:p>[]</text:p>
          </table:table-cell>
          <table:table-cell office:value-type="string" calcext:value-type="string">
            <text:p>Shirt in a linen and cotton weave with a collar, buttons down the front and a double-layered yoke with a pleat at the back. Dropped shoulders, long sleeves with buttoned cuffs, an open chest pocket and a rounded hem. Slightly longer at the back.</text:p>
          </table:table-cell>
          <table:table-cell office:value-type="string" calcext:value-type="string">
            <text:p>['Shoulder: Width: 45.0 cm (Size M/T)', 'Sleeve: Length: 61.4 cm (Size M/T)', 'Back: Length: 75.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9 cm', 'Length: 70 cm']</text:p>
          </table:table-cell>
          <table:table-cell office:value-type="string" calcext:value-type="string">
            <text:p>['Width: 1.07 m', 'Length: 71 cm']</text:p>
          </table:table-cell>
          <table:table-cell office:value-type="string" calcext:value-type="string">
            <text:p>['Width: 1.15 m', 'Length: 72 cm']</text:p>
          </table:table-cell>
          <table:table-cell office:value-type="string" calcext:value-type="string">
            <text:p>['Width: 1.23 m', 'Length: 73 cm']</text:p>
          </table:table-cell>
          <table:table-cell office:value-type="string" calcext:value-type="string">
            <text:p>['Width: 1.35 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34231009.html</text:p>
          </table:table-cell>
          <table:table-cell office:value-type="string" calcext:value-type="string">
            <text:p>[]</text:p>
          </table:table-cell>
          <table:table-cell office:value-type="string" calcext:value-type="string">
            <text:p>Slightly longer shirt in a linen and cotton weave with a collar and buttons down the front. Loose fit with dropped shoulders, long sleeves and a gently rounded hem.</text:p>
          </table:table-cell>
          <table:table-cell office:value-type="string" calcext:value-type="string">
            <text:p>['Sleeve: Length: 58.6 cm (Size M/T)', 'Back: Length: 70.0 cm (Size M/T)', 'Shoulder: Width: 49.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table:number-columns-repeated="5"/>
          <table:table-cell office:value-type="string" calcext:value-type="string">
            <text:p>1 N (1 N)</text:p>
          </table:table-cell>
          <table:table-cell office:value-type="string" calcext:value-type="string">
            <text:p>CTA APPARELS PVT LTD</text:p>
            <text:p>D-235 , SECTOR -63, 201309, NOID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2">
          <table:table-cell office:value-type="string" calcext:value-type="string">
            <text:p>https://www2.hm.com/en_in/productpage.1158564002.html</text:p>
          </table:table-cell>
          <table:table-cell office:value-type="string" calcext:value-type="string">
            <text:p>[]</text:p>
          </table:table-cell>
          <table:table-cell office:value-type="string" calcext:value-type="string">
            <text:p>Loose-fit blouse in an airy cotton weave with a decorative button placket and a lace-trimmed, square neckline at the front and back. Short puff sleeves with a small frill trim. Narrow elastication around the neckline, cuffs and waist. Flared peplum.</text:p>
          </table:table-cell>
          <table:table-cell office:value-type="string" calcext:value-type="string">
            <text:p>['Back: Length: 39.2 cm (Size M/T)', 'Sleeve: Length: 17.6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65 cm', 'Length: 36 cm']</text:p>
          </table:table-cell>
          <table:table-cell office:value-type="string" calcext:value-type="string">
            <text:p>['Width: 73 cm', 'Length: 36 cm']</text:p>
          </table:table-cell>
          <table:table-cell office:value-type="string" calcext:value-type="string">
            <text:p>['Width: 81 cm', 'Length: 37 cm']</text:p>
          </table:table-cell>
          <table:table-cell office:value-type="string" calcext:value-type="string">
            <text:p>['Width: 89 cm', 'Length: 38 cm']</text:p>
          </table:table-cell>
          <table:table-cell office:value-type="string" calcext:value-type="string">
            <text:p>['Width: 1.01 m', 'Length: 39 c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Peplum</text:p>
          </table:table-cell>
          <table:table-cell table:number-columns-repeated="2"/>
          <table:table-cell office:value-type="string" calcext:value-type="string">
            <text:p>Puff sleeve</text:p>
          </table:table-cell>
          <table:table-cell/>
          <table:table-cell office:value-type="string" calcext:value-type="string">
            <text:p>['Width: 61 cm', 'Length: 35 cm']</text:p>
          </table:table-cell>
          <table:table-cell table:number-columns-repeated="21"/>
        </table:table-row>
        <table:table-row table:style-name="ro1">
          <table:table-cell office:value-type="string" calcext:value-type="string">
            <text:p>https://www2.hm.com/en_in/productpage.1128522002.html</text:p>
          </table:table-cell>
          <table:table-cell office:value-type="string" calcext:value-type="string">
            <text:p>['Linen']</text:p>
          </table:table-cell>
          <table:table-cell office:value-type="string" calcext:value-type="string">
            <text:p>Short, oversized shirt in airy linen with a collar, buttons down the front and an inverted box pleat at the back. Low dropped shoulders and wide, elbow-length sleeves.</text:p>
          </table:table-cell>
          <table:table-cell office:value-type="string" calcext:value-type="string">
            <text:p>Back: Length: 50.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058018014.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tand-up collar</text:p>
          </table:table-cell>
          <table:table-cell office:value-type="string" calcext:value-type="string">
            <text:p>V-neck</text:p>
          </table:table-cell>
          <table:table-cell office:value-type="string" calcext:value-type="string">
            <text:p>['Black/Light beig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1 m', 'Length: 91 cm']</text:p>
          </table:table-cell>
          <table:table-cell office:value-type="string" calcext:value-type="string">
            <text:p>['Width: 1.09 m', 'Length: 92 cm']</text:p>
          </table:table-cell>
          <table:table-cell office:value-type="string" calcext:value-type="string">
            <text:p>['Width: 1.17 m', 'Length: 93 cm']</text:p>
          </table:table-cell>
          <table:table-cell office:value-type="string" calcext:value-type="string">
            <text:p>['Width: 1.26 m', 'Length: 94 cm']</text:p>
          </table:table-cell>
          <table:table-cell office:value-type="string" calcext:value-type="string">
            <text:p>['Width: 1.38 m', 'Length: 9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79983001.html</text:p>
          </table:table-cell>
          <table:table-cell office:value-type="string" calcext:value-type="string">
            <text:p>['Cotton']</text:p>
          </table:table-cell>
          <table:table-cell office:value-type="string" calcext:value-type="string">
            <text:p>Loose-fit blouse in double-weave cotton with a round, frill-trimmed neckline, V-shaped opening at the front and cap sleeves. Rounded hem.</text:p>
          </table:table-cell>
          <table:table-cell office:value-type="string" calcext:value-type="string">
            <text:p>Back: Length: 67.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Frilled collar</text:p>
          </table:table-cell>
          <table:table-cell office:value-type="string" calcext:value-type="string">
            <text:p>['Round neck', 'V-neck']</text:p>
          </table:table-cell>
          <table:table-cell office:value-type="string" calcext:value-type="string">
            <text:p>['Cream',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07 m', 'Length: 62 cm']</text:p>
          </table:table-cell>
          <table:table-cell office:value-type="string" calcext:value-type="string">
            <text:p>['Width: 1.15 m', 'Length: 63 cm']</text:p>
          </table:table-cell>
          <table:table-cell office:value-type="string" calcext:value-type="string">
            <text:p>['Width: 1.23 m', 'Length: 64 cm']</text:p>
          </table:table-cell>
          <table:table-cell office:value-type="string" calcext:value-type="string">
            <text:p>['Width: 1.32 m', 'Length: 65 cm']</text:p>
          </table:table-cell>
          <table:table-cell office:value-type="string" calcext:value-type="string">
            <text:p>['Width: 1.44 m', 'Length: 66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4"/>
          <table:table-cell office:value-type="string" calcext:value-type="string">
            <text:p>Cap sleeve</text:p>
          </table:table-cell>
          <table:table-cell table:number-columns-repeated="23"/>
        </table:table-row>
        <table:table-row table:style-name="ro1">
          <table:table-cell office:value-type="string" calcext:value-type="string">
            <text:p>https://www2.hm.com/en_in/productpage.1122105005.html</text:p>
          </table:table-cell>
          <table:table-cell office:value-type="string" calcext:value-type="string">
            <text:p>['Linen']</text:p>
          </table:table-cell>
          <table:table-cell office:value-type="string" calcext:value-type="string">
            <text:p>Longer shirt in woven fabric made from a cotton and linen blend with a collar and buttons down the front. Loose fit with dropped shoulders, long sleeves with buttoned cuffs, a patch chest pocket and a rounded hem.</text:p>
          </table:table-cell>
          <table:table-cell office:value-type="string" calcext:value-type="string">
            <text:p>['Shoulder: Width: 58.0 cm (Size M/T)', 'Sleeve: Length: 54.4 cm (Size M/T)', 'Back: Length: 85.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Rust red',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9 m', 'Length: 80 cm']</text:p>
          </table:table-cell>
          <table:table-cell office:value-type="string" calcext:value-type="string">
            <text:p>['Width: 1.17 m', 'Length: 81 cm']</text:p>
          </table:table-cell>
          <table:table-cell office:value-type="string" calcext:value-type="string">
            <text:p>['Width: 1.23 m', 'Length: 82 cm']</text:p>
          </table:table-cell>
          <table:table-cell office:value-type="string" calcext:value-type="string">
            <text:p>['Width: 1.29 m', 'Length: 83 cm']</text:p>
          </table:table-cell>
          <table:table-cell office:value-type="string" calcext:value-type="string">
            <text:p>['Width: 1.39 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0932278001.html</text:p>
          </table:table-cell>
          <table:table-cell office:value-type="string" calcext:value-type="string">
            <text:p>[]</text:p>
          </table:table-cell>
          <table:table-cell office:value-type="string" calcext:value-type="string">
            <text:p>Long-sleeved shirt woven in a cotton blend with a collar and buttons down the front. Yoke at the back, buttoned cuffs and a rounded hem.</text:p>
          </table:table-cell>
          <table:table-cell office:value-type="string" calcext:value-type="string">
            <text:p>['Sleeve: Length: 63.7 cm (Size M/T)', 'Shoulder: Width: 41.1 cm (Size M/T)', 'Back: Length: 68.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87 cm', 'Length: 68 cm']</text:p>
          </table:table-cell>
          <table:table-cell office:value-type="string" calcext:value-type="string">
            <text:p>['Width: 95 cm', 'Length: 69 cm']</text:p>
          </table:table-cell>
          <table:table-cell office:value-type="string" calcext:value-type="string">
            <text:p>['Width: 1.03 m', 'Length: 70 cm']</text:p>
          </table:table-cell>
          <table:table-cell office:value-type="string" calcext:value-type="string">
            <text:p>['Width: 1.10 m', 'Length: 71 cm']</text:p>
          </table:table-cell>
          <table:table-cell office:value-type="string" calcext:value-type="string">
            <text:p>['Width: 1.21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1739001.html</text:p>
          </table:table-cell>
          <table:table-cell office:value-type="string" calcext:value-type="string">
            <text:p>['Linen']</text:p>
          </table:table-cell>
          <table:table-cell office:value-type="string" calcext:value-type="string">
            <text:p>Short blouse in an airy linen and cotton weave. Deep V-neckline with a twist detail at the front and covered elastication at the back of the hem. Long, voluminous sleeves with elasticated cuffs.</text:p>
          </table:table-cell>
          <table:table-cell office:value-type="string" calcext:value-type="string">
            <text:p>['Back: Length: 40.0 cm (Size M/T)', 'Sleeve: Length: 65.9 cm (Size M/T)']</text:p>
          </table:table-cell>
          <table:table-cell office:value-type="string" calcext:value-type="string">
            <text:p>Cropped</text:p>
          </table:table-cell>
          <table:table-cell office:value-type="string" calcext:value-type="string">
            <text:p>Long sleeve</text:p>
          </table:table-cell>
          <table:table-cell office:value-type="string" calcext:value-type="string">
            <text:p>Slim fit</text:p>
          </table:table-cell>
          <table:table-cell/>
          <table:table-cell office:value-type="string" calcext:value-type="string">
            <text:p>V-neck</text:p>
          </table:table-cell>
          <table:table-cell office:value-type="string" calcext:value-type="string">
            <text:p>['Light beige/Black', 'Patterned', 'Seashells']</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9380002.html</text:p>
          </table:table-cell>
          <table:table-cell office:value-type="string" calcext:value-type="string">
            <text:p>[]</text:p>
          </table:table-cell>
          <table:table-cell office:value-type="string" calcext:value-type="string">
            <text:p>Cropped off-the-shoulder top in woven fabric made from a viscose blend. Smocked bodice and short, double-layered balloon sleeves with narrow elastication at the cuffs.</text:p>
          </table:table-cell>
          <table:table-cell office:value-type="string" calcext:value-type="string">
            <text:p>['Back: Length: 30.0 cm (Size M/T)', 'Sleeve: Length: 29.7 cm (Size M/T)']</text:p>
          </table:table-cell>
          <table:table-cell office:value-type="string" calcext:value-type="string">
            <text:p>Cropped</text:p>
          </table:table-cell>
          <table:table-cell office:value-type="string" calcext:value-type="string">
            <text:p>Short sleeve</text:p>
          </table:table-cell>
          <table:table-cell office:value-type="string" calcext:value-type="string">
            <text:p>Regular fit</text:p>
          </table:table-cell>
          <table:table-cell table:number-columns-repeated="2"/>
          <table:table-cell office:value-type="string" calcext:value-type="string">
            <text:p>['Light yellow/Light green/Light purple/Cream',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68 cm', 'Length: 27 cm']</text:p>
          </table:table-cell>
          <table:table-cell office:value-type="string" calcext:value-type="string">
            <text:p>['Width: 76 cm', 'Length: 27 cm']</text:p>
          </table:table-cell>
          <table:table-cell office:value-type="string" calcext:value-type="string">
            <text:p>['Width: 84 cm', 'Length: 27 cm']</text:p>
          </table:table-cell>
          <table:table-cell office:value-type="string" calcext:value-type="string">
            <text:p>['Width: 92 cm', 'Length: 27 cm']</text:p>
          </table:table-cell>
          <table:table-cell office:value-type="string" calcext:value-type="string">
            <text:p>['Width: 1.04 m', 'Length: 2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Crop top', 'Off-the-shoulder', 'Smocking']</text:p>
          </table:table-cell>
          <table:table-cell table:number-columns-repeated="2"/>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34791001.html</text:p>
          </table:table-cell>
          <table:table-cell office:value-type="string" calcext:value-type="string">
            <text:p>[]</text:p>
          </table:table-cell>
          <table:table-cell office:value-type="string" calcext:value-type="string">
            <text:p>Short, fitted blouse in woven fabric with a wide neckline and a small opening with narrow ties at the front. Short puff sleeves, narrow elastication over the shoulders and at the sleeves, smocking at the waist and a small frill trim around the sleeves and hem.</text:p>
          </table:table-cell>
          <table:table-cell office:value-type="string" calcext:value-type="string">
            <text:p>Front: Length: 23.8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Ballerina neckline</text:p>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40 cm', 'Length: 25 cm']</text:p>
          </table:table-cell>
          <table:table-cell office:value-type="string" calcext:value-type="string">
            <text:p>['Width: 44 cm', 'Length: 26 cm']</text:p>
          </table:table-cell>
          <table:table-cell office:value-type="string" calcext:value-type="string">
            <text:p>['Width: 48 cm', 'Length: 27 cm']</text:p>
          </table:table-cell>
          <table:table-cell office:value-type="string" calcext:value-type="string">
            <text:p>['Width: 52 cm', 'Length: 27 cm']</text:p>
          </table:table-cell>
          <table:table-cell office:value-type="string" calcext:value-type="string">
            <text:p>['Width: 58 cm', 'Length: 2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mocking</text:p>
          </table:table-cell>
          <table:table-cell table:number-columns-repeated="2"/>
          <table:table-cell office:value-type="string" calcext:value-type="string">
            <text:p>Puff sleeve</text:p>
          </table:table-cell>
          <table:table-cell/>
          <table:table-cell office:value-type="string" calcext:value-type="string">
            <text:p>['Width: 38 cm', 'Length: 25 cm']</text:p>
          </table:table-cell>
          <table:table-cell table:number-columns-repeated="21"/>
        </table:table-row>
        <table:table-row table:style-name="ro1">
          <table:table-cell office:value-type="string" calcext:value-type="string">
            <text:p>https://www2.hm.com/en_in/productpage.1188109004.html</text:p>
          </table:table-cell>
          <table:table-cell office:value-type="string" calcext:value-type="string">
            <text:p>[]</text:p>
          </table:table-cell>
          <table:table-cell office:value-type="string" calcext:value-type="string">
            <text:p>One-shoulder blouse in woven fabric with an asymmetric neckline, gathers at the shoulder and a long, flared sleeve.</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number-columns-repeated="2"/>
          <table:table-cell office:value-type="string" calcext:value-type="string">
            <text:p>['Yellow',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89 cm', 'Length: 44 cm']</text:p>
          </table:table-cell>
          <table:table-cell office:value-type="string" calcext:value-type="string">
            <text:p>['Width: 97 m', 'Length: 45 cm']</text:p>
          </table:table-cell>
          <table:table-cell office:value-type="string" calcext:value-type="string">
            <text:p>['Width: 1.05 m', 'Length: 45 cm']</text:p>
          </table:table-cell>
          <table:table-cell office:value-type="string" calcext:value-type="string">
            <text:p>['Width: 1.13 m', 'Length: 46 cm']</text:p>
          </table:table-cell>
          <table:table-cell office:value-type="string" calcext:value-type="string">
            <text:p>['Width: 1.25 m', 'Length: 4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One-shoulder</text:p>
          </table:table-cell>
          <table:table-cell table:number-columns-repeated="26"/>
        </table:table-row>
        <table:table-row table:style-name="ro2">
          <table:table-cell office:value-type="string" calcext:value-type="string">
            <text:p>https://www2.hm.com/en_in/productpage.1066926001.html</text:p>
          </table:table-cell>
          <table:table-cell office:value-type="string" calcext:value-type="string">
            <text:p>[]</text:p>
          </table:table-cell>
          <table:table-cell office:value-type="string" calcext:value-type="string">
            <text:p>Short, oversized shirt in a softly draping viscose weave with a resort collar and buttons down the front. Dropped shoulders and short, wide sleeves that finish at the elbows. Unlined.</text:p>
          </table:table-cell>
          <table:table-cell office:value-type="string" calcext:value-type="string">
            <text:p>['Sleeve: Length: 23.4 cm (Size M/T)', 'Back: Length: 54.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esort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10 m', 'Length: 50 cm']</text:p>
          </table:table-cell>
          <table:table-cell office:value-type="string" calcext:value-type="string">
            <text:p>['Width: 1.18 m', 'Length: 51 cm']</text:p>
          </table:table-cell>
          <table:table-cell office:value-type="string" calcext:value-type="string">
            <text:p>['Width: 1.26 m', 'Length: 52 cm']</text:p>
          </table:table-cell>
          <table:table-cell office:value-type="string" calcext:value-type="string">
            <text:p>['Width: 1.34 m', 'Length: 53 cm']</text:p>
          </table:table-cell>
          <table:table-cell office:value-type="string" calcext:value-type="string">
            <text:p>['Width: 1.42 m', 'Length: 54 cm']</text:p>
          </table:table-cell>
          <table:table-cell office:value-type="string" calcext:value-type="string">
            <text:p>1 N (1 N)</text:p>
          </table:table-cell>
          <table:table-cell office:value-type="string" calcext:value-type="string">
            <text:p>VAMANI OVERSEAS PVT LTD</text:p>
            <text:p>PLOT NO 169, , SECTOR 24, 121005, FARIDABAD</text:p>
          </table:table-cell>
          <table:table-cell office:value-type="string" calcext:value-type="string">
            <text:p>03-2023</text:p>
          </table:table-cell>
          <table:table-cell office:value-type="string" calcext:value-type="string">
            <text:p>04-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H&amp;M Hennes &amp; Mauritz Retail Pvt. Ltd. A-wing, D-3, 2nd Floor District Centre Saket New Delhi -110017 India</text:p>
          </table:table-cell>
          <table:table-cell office:value-type="string" calcext:value-type="string">
            <text:p>['Width: 1.50 m', 'Length: 55 cm']</text:p>
          </table:table-cell>
          <table:table-cell/>
          <table:table-cell office:value-type="string" calcext:value-type="string">
            <text:p>['Width: 1.58 m', 'Length: 56 cm']</text:p>
          </table:table-cell>
          <table:table-cell office:value-type="string" calcext:value-type="string">
            <text:p>['Width: 1.66 m', 'Length: 57 cm']</text:p>
          </table:table-cell>
          <table:table-cell table:number-columns-repeated="24"/>
        </table:table-row>
        <table:table-row table:style-name="ro1">
          <table:table-cell office:value-type="string" calcext:value-type="string">
            <text:p>https://www2.hm.com/en_in/productpage.1173402002.html</text:p>
          </table:table-cell>
          <table:table-cell office:value-type="string" calcext:value-type="string">
            <text:p>['Twill']</text:p>
          </table:table-cell>
          <table:table-cell office:value-type="string" calcext:value-type="string">
            <text:p>Oversized shirt in patterned twill made from a viscose blend. Resort collar, buttons down the front and a double-layered yoke at the back. Dropped shoulders, elbow-length sleeves and a gently rounded hem. Slightly longer at the back.</text:p>
          </table:table-cell>
          <table:table-cell office:value-type="string" calcext:value-type="string">
            <text:p>['Back: Length: 74.5 cm (Size M/T)', 'Sleeve: Length: 30.4 cm (Size M/T)', 'Shoulder: Width: 49.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esort collar</text:p>
          </table:table-cell>
          <table:table-cell/>
          <table:table-cell office:value-type="string" calcext:value-type="string">
            <text:p>['Dark green/Light beig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12 m', 'Length: 65 cm']</text:p>
          </table:table-cell>
          <table:table-cell office:value-type="string" calcext:value-type="string">
            <text:p>['Width: 1.20 m', 'Length: 66 cm']</text:p>
          </table:table-cell>
          <table:table-cell office:value-type="string" calcext:value-type="string">
            <text:p>['Width: 1.26 m', 'Length: 67 cm']</text:p>
          </table:table-cell>
          <table:table-cell office:value-type="string" calcext:value-type="string">
            <text:p>['Width: 1.32 m', 'Length: 68 cm']</text:p>
          </table:table-cell>
          <table:table-cell office:value-type="string" calcext:value-type="string">
            <text:p>['Width: 1.42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1751001.html</text:p>
          </table:table-cell>
          <table:table-cell office:value-type="string" calcext:value-type="string">
            <text:p>[]</text:p>
          </table:table-cell>
          <table:table-cell office:value-type="string" calcext:value-type="string">
            <text:p>Short blouse in a textured weave with a collar and a V-shaped neckline. Wide, elbow-length sleeves and wide ties at the front of the waist.</text:p>
          </table:table-cell>
          <table:table-cell office:value-type="string" calcext:value-type="string">
            <text:p>['Back: Length: 45.0 cm (Size M/T)', 'Sleeve: Length: 22.2 cm (Size M/T)', 'Shoulder: Width: 63.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Johnny collar</text:p>
          </table:table-cell>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05 m', 'Length: 40 cm']</text:p>
          </table:table-cell>
          <table:table-cell office:value-type="string" calcext:value-type="string">
            <text:p>['Width: 1.13 m', 'Length: 41 cm']</text:p>
          </table:table-cell>
          <table:table-cell office:value-type="string" calcext:value-type="string">
            <text:p>['Width: 1.19 m', 'Length: 42 cm']</text:p>
          </table:table-cell>
          <table:table-cell office:value-type="string" calcext:value-type="string">
            <text:p>['Width: 1.25 m', 'Length: 43 cm']</text:p>
          </table:table-cell>
          <table:table-cell office:value-type="string" calcext:value-type="string">
            <text:p>['Width: 1.35 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74909005.html</text:p>
          </table:table-cell>
          <table:table-cell office:value-type="string" calcext:value-type="string">
            <text:p>[]</text:p>
          </table:table-cell>
          <table:table-cell office:value-type="string" calcext:value-type="string">
            <text:p>Fitted blouse in softly draping satin with a lace-trimmed, V-shaped neckline, shaped, gathered cups and buttons down the front. Long balloon sleeves, narrow elastication at the cuffs and narrow ties at the back of the waist to create a defined silhouette.</text:p>
          </table:table-cell>
          <table:table-cell office:value-type="string" calcext:value-type="string">
            <text:p>['Sleeve: Length: 63.4 cm (Size M/T)', 'Back: Length: 50.4 cm (Size M/T)', 'Shoulder: Width: 35.7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V-neck</text:p>
          </table:table-cell>
          <table:table-cell office:value-type="string" calcext:value-type="string">
            <text:p>['Light yellow',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86 cm', 'Length: 49 cm']</text:p>
          </table:table-cell>
          <table:table-cell office:value-type="string" calcext:value-type="string">
            <text:p>['Width: 94 cm', 'Length: 50 cm']</text:p>
          </table:table-cell>
          <table:table-cell office:value-type="string" calcext:value-type="string">
            <text:p>['Width: 1.02 m', 'Length: 50 cm']</text:p>
          </table:table-cell>
          <table:table-cell office:value-type="string" calcext:value-type="string">
            <text:p>['Width: 1.10 m', 'Length: 51 cm']</text:p>
          </table:table-cell>
          <table:table-cell office:value-type="string" calcext:value-type="string">
            <text:p>['Width: 1.22 m', 'Length: 5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Draped</text:p>
          </table:table-cell>
          <table:table-cell table:number-columns-repeated="2"/>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0932278002.html</text:p>
          </table:table-cell>
          <table:table-cell office:value-type="string" calcext:value-type="string">
            <text:p>[]</text:p>
          </table:table-cell>
          <table:table-cell office:value-type="string" calcext:value-type="string">
            <text:p>Long-sleeved shirt woven in a cotton blend with a collar and buttons down the front. Yoke at the back, buttoned cuffs and a rounded hem.</text:p>
          </table:table-cell>
          <table:table-cell office:value-type="string" calcext:value-type="string">
            <text:p>['Sleeve: Length: 63.7 cm (Size M/T)', 'Shoulder: Width: 41.1 cm (Size M/T)', 'Back: Length: 68.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1 cm', 'Length: 68 cm']</text:p>
          </table:table-cell>
          <table:table-cell office:value-type="string" calcext:value-type="string">
            <text:p>['Width: 99 cm', 'Length: 69 cm']</text:p>
          </table:table-cell>
          <table:table-cell office:value-type="string" calcext:value-type="string">
            <text:p>['Width: 1.06 m', 'Length: 70 cm']</text:p>
          </table:table-cell>
          <table:table-cell office:value-type="string" calcext:value-type="string">
            <text:p>['Width: 1.14 m', 'Length: 71 cm']</text:p>
          </table:table-cell>
          <table:table-cell office:value-type="string" calcext:value-type="string">
            <text:p>['Width: 1.25 m', 'Length: 7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4781001.html</text:p>
          </table:table-cell>
          <table:table-cell office:value-type="string" calcext:value-type="string">
            <text:p>['Cotton']</text:p>
          </table:table-cell>
          <table:table-cell office:value-type="string" calcext:value-type="string">
            <text:p>Shirt in a cotton weave with a collar, buttons down the front, long sleeves with buttoned cuffs and a straight-cut hem.</text:p>
          </table:table-cell>
          <table:table-cell office:value-type="string" calcext:value-type="string">
            <text:p>['Shoulder: Width: 42.9 cm (Size M/T)', 'Sleeve: Length: 62.4 cm (Size M/T)', 'Back: Length: 63.3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5429002.html</text:p>
          </table:table-cell>
          <table:table-cell office:value-type="string" calcext:value-type="string">
            <text:p>['Linen']</text:p>
          </table:table-cell>
          <table:table-cell office:value-type="string" calcext:value-type="string">
            <text:p>Loose-fit shirt in airy linen with a collar and buttons down the front. Double-layered yoke, dropped shoulders and long sleeves with buttoned cuffs.</text:p>
          </table:table-cell>
          <table:table-cell office:value-type="string" calcext:value-type="string">
            <text:p>['Sleeve: Length: 57.9 cm (Size M/T)', 'Back: Length: 65.0 cm (Size M/T)', 'Shoulder: Width: 54.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Red',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33 m', 'Length: 63 cm']</text:p>
          </table:table-cell>
          <table:table-cell office:value-type="string" calcext:value-type="string">
            <text:p>['Width: 1.41 m', 'Length: 64 cm']</text:p>
          </table:table-cell>
          <table:table-cell office:value-type="string" calcext:value-type="string">
            <text:p>['Width: 1.47 m', 'Length: 65 cm']</text:p>
          </table:table-cell>
          <table:table-cell office:value-type="string" calcext:value-type="string">
            <text:p>['Width: 1.53 m', 'Length: 66 cm']</text:p>
          </table:table-cell>
          <table:table-cell office:value-type="string" calcext:value-type="string">
            <text:p>['Width: 1.63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61751004.html</text:p>
          </table:table-cell>
          <table:table-cell office:value-type="string" calcext:value-type="string">
            <text:p>[]</text:p>
          </table:table-cell>
          <table:table-cell office:value-type="string" calcext:value-type="string">
            <text:p>Short blouse in a textured weave with a collar and a V-shaped neckline. Wide, elbow-length sleeves and wide ties at the front of the waist.</text:p>
          </table:table-cell>
          <table:table-cell office:value-type="string" calcext:value-type="string">
            <text:p>['Back: Length: 45.0 cm (Size M/T)', 'Sleeve: Length: 22.2 cm (Size M/T)', 'Shoulder: Width: 63.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Johnny collar</text:p>
          </table:table-cell>
          <table:table-cell/>
          <table:table-cell office:value-type="string" calcext:value-type="string">
            <text:p>['Light green/Light beige', 'Zigzag-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05 m', 'Length: 40 cm']</text:p>
          </table:table-cell>
          <table:table-cell office:value-type="string" calcext:value-type="string">
            <text:p>['Width: 1.13 m', 'Length: 41 cm']</text:p>
          </table:table-cell>
          <table:table-cell office:value-type="string" calcext:value-type="string">
            <text:p>['Width: 1.19 m', 'Length: 42 cm']</text:p>
          </table:table-cell>
          <table:table-cell office:value-type="string" calcext:value-type="string">
            <text:p>['Width: 1.25 m', 'Length: 43 cm']</text:p>
          </table:table-cell>
          <table:table-cell office:value-type="string" calcext:value-type="string">
            <text:p>['Width: 1.35 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25720007.html</text:p>
          </table:table-cell>
          <table:table-cell office:value-type="string" calcext:value-type="string">
            <text:p>['Linen']</text:p>
          </table:table-cell>
          <table:table-cell office:value-type="string" calcext:value-type="string">
            <text:p>Shirt in airy linen with a collar, buttons down the front and a yoke at the back. Gently dropped shoulders, long sleeves with buttoned cuffs, a patch chest pocket and a rounded hem. Longer at the back.</text:p>
          </table:table-cell>
          <table:table-cell office:value-type="string" calcext:value-type="string">
            <text:p>['Sleeve: Length: 61.4 cm (Size M/T)', 'Shoulder: Width: 44.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number-columns-repeated="2"/>
          <table:table-cell office:value-type="string" calcext:value-type="string">
            <text:p>['Light yellow',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2">
          <table:table-cell office:value-type="string" calcext:value-type="string">
            <text:p>https://www2.hm.com/en_in/productpage.1179983002.html</text:p>
          </table:table-cell>
          <table:table-cell office:value-type="string" calcext:value-type="string">
            <text:p>['Cotton']</text:p>
          </table:table-cell>
          <table:table-cell office:value-type="string" calcext:value-type="string">
            <text:p>Loose-fit blouse in double-weave cotton with a round, frill-trimmed neckline, V-shaped opening at the front and cap sleeves. Rounded hem.</text:p>
          </table:table-cell>
          <table:table-cell office:value-type="string" calcext:value-type="string">
            <text:p>Back: Length: 67.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Frilled collar</text:p>
          </table:table-cell>
          <table:table-cell office:value-type="string" calcext:value-type="string">
            <text:p>['Round neck', 'V-neck']</text:p>
          </table:table-cell>
          <table:table-cell office:value-type="string" calcext:value-type="string">
            <text:p>['Dark khaki green',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07 m', 'Length: 62 cm']</text:p>
          </table:table-cell>
          <table:table-cell office:value-type="string" calcext:value-type="string">
            <text:p>['Width: 1.15 m', 'Length: 63 cm']</text:p>
          </table:table-cell>
          <table:table-cell office:value-type="string" calcext:value-type="string">
            <text:p>['Width: 1.23 m', 'Length: 64 cm']</text:p>
          </table:table-cell>
          <table:table-cell office:value-type="string" calcext:value-type="string">
            <text:p>['Width: 1.32 m', 'Length: 65 cm']</text:p>
          </table:table-cell>
          <table:table-cell office:value-type="string" calcext:value-type="string">
            <text:p>['Width: 1.44 m', 'Length: 66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4"/>
          <table:table-cell office:value-type="string" calcext:value-type="string">
            <text:p>Cap sleeve</text:p>
          </table:table-cell>
          <table:table-cell table:number-columns-repeated="23"/>
        </table:table-row>
        <table:table-row table:style-name="ro1">
          <table:table-cell office:value-type="string" calcext:value-type="string">
            <text:p>https://www2.hm.com/en_in/productpage.1169380003.html</text:p>
          </table:table-cell>
          <table:table-cell office:value-type="string" calcext:value-type="string">
            <text:p>[]</text:p>
          </table:table-cell>
          <table:table-cell office:value-type="string" calcext:value-type="string">
            <text:p>Cropped off-the-shoulder top in woven fabric made from a viscose blend. Smocked bodice and short, double-layered balloon sleeves with narrow elastication at the cuffs.</text:p>
          </table:table-cell>
          <table:table-cell office:value-type="string" calcext:value-type="string">
            <text:p>['Back: Length: 30.0 cm (Size M/T)', 'Sleeve: Length: 29.7 cm (Size M/T)']</text:p>
          </table:table-cell>
          <table:table-cell office:value-type="string" calcext:value-type="string">
            <text:p>Cropped</text:p>
          </table:table-cell>
          <table:table-cell office:value-type="string" calcext:value-type="string">
            <text:p>Short sleeve</text:p>
          </table:table-cell>
          <table:table-cell office:value-type="string" calcext:value-type="string">
            <text:p>Regular fit</text:p>
          </table:table-cell>
          <table:table-cell table:number-columns-repeated="2"/>
          <table:table-cell office:value-type="string" calcext:value-type="string">
            <text:p>['White/Light blue/Dark blue',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68 cm', 'Length: 27 cm']</text:p>
          </table:table-cell>
          <table:table-cell office:value-type="string" calcext:value-type="string">
            <text:p>['Width: 76 cm', 'Length: 27 cm']</text:p>
          </table:table-cell>
          <table:table-cell office:value-type="string" calcext:value-type="string">
            <text:p>['Width: 84 cm', 'Length: 27 cm']</text:p>
          </table:table-cell>
          <table:table-cell office:value-type="string" calcext:value-type="string">
            <text:p>['Width: 92 cm', 'Length: 27 cm']</text:p>
          </table:table-cell>
          <table:table-cell office:value-type="string" calcext:value-type="string">
            <text:p>['Width: 1.04 m', 'Length: 2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Crop top', 'Off-the-shoulder', 'Smocking']</text:p>
          </table:table-cell>
          <table:table-cell table:number-columns-repeated="2"/>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76211002.html</text:p>
          </table:table-cell>
          <table:table-cell office:value-type="string" calcext:value-type="string">
            <text:p>['Linen']</text:p>
          </table:table-cell>
          <table:table-cell office:value-type="string" calcext:value-type="string">
            <text:p>Shirt in a linen and viscose weave with a collar, buttons down the front, and a yoke at the back. Loose fit with dropped shoulders, long sleeves with buttoned cuffs, and an open chest pocket.</text:p>
          </table:table-cell>
          <table:table-cell office:value-type="string" calcext:value-type="string">
            <text:p>['Back: Length: 72.0 cm (Size M/T)', 'Sleeve: Length: 52.8 cm (Size M/T)', 'Shoulder: Width: 62.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Greig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2 m', 'Length: 67 cm']</text:p>
          </table:table-cell>
          <table:table-cell office:value-type="string" calcext:value-type="string">
            <text:p>['Width: 1.10 m', 'Length: 68 cm']</text:p>
          </table:table-cell>
          <table:table-cell office:value-type="string" calcext:value-type="string">
            <text:p>['Width: 1.18 m', 'Length: 69 cm']</text:p>
          </table:table-cell>
          <table:table-cell office:value-type="string" calcext:value-type="string">
            <text:p>['Width: 1.26 m', 'Length: 70 cm']</text:p>
          </table:table-cell>
          <table:table-cell office:value-type="string" calcext:value-type="string">
            <text:p>['Width: 1.34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4735014.html</text:p>
          </table:table-cell>
          <table:table-cell office:value-type="string" calcext:value-type="string">
            <text:p>['Cotton']</text:p>
          </table:table-cell>
          <table:table-cell office:value-type="string" calcext:value-type="string">
            <text:p>Oversized shirt in crisp cotton poplin with a button-down collar, buttons down the front and a yoke at the back. Dropped shoulders, long sleeves with buttoned cuffs, a patch chest pocket with a button, and a rounded hem.</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Button-down collar</text:p>
          </table:table-cell>
          <table:table-cell/>
          <table:table-cell office:value-type="string" calcext:value-type="string">
            <text:p>['Light blue/Dark grey/White', 'Strip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78433002.html</text:p>
          </table:table-cell>
          <table:table-cell office:value-type="string" calcext:value-type="string">
            <text:p>[]</text:p>
          </table:table-cell>
          <table:table-cell office:value-type="string" calcext:value-type="string">
            <text:p>Loose-fit blouse in an airy cotton weave with broderie anglaise. V-shaped opening at the front and a spaghetti drawstring around the neckline. 3/4-length balloon sleeves in a raglan cut with narrow elastication at the cuffs. Scalloped frill trim around the neckline and cuffs.</text:p>
          </table:table-cell>
          <table:table-cell office:value-type="string" calcext:value-type="string">
            <text:p>['Sleeve: Length: 60.0 cm (Size M/T)', 'Back: Length: 56.0 cm (Size M/T)']</text:p>
          </table:table-cell>
          <table:table-cell office:value-type="string" calcext:value-type="string">
            <text:p>Regular length</text:p>
          </table:table-cell>
          <table:table-cell office:value-type="string" calcext:value-type="string">
            <text:p>3/4 sleeve</text:p>
          </table:table-cell>
          <table:table-cell office:value-type="string" calcext:value-type="string">
            <text:p>Loose fit</text:p>
          </table:table-cell>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2,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08 m', 'Length: 52 cm']</text:p>
          </table:table-cell>
          <table:table-cell office:value-type="string" calcext:value-type="string">
            <text:p>['Width: 1.15 m', 'Length: 53 cm']</text:p>
          </table:table-cell>
          <table:table-cell office:value-type="string" calcext:value-type="string">
            <text:p>['Width: 1.22 m', 'Length: 54 cm']</text:p>
          </table:table-cell>
          <table:table-cell office:value-type="string" calcext:value-type="string">
            <text:p>['Width: 1.28 m', 'Length: 55 cm']</text:p>
          </table:table-cell>
          <table:table-cell office:value-type="string" calcext:value-type="string">
            <text:p>['Width: 1.40 m', 'Length: 56 cm']</text:p>
          </table:table-cell>
          <table:table-cell office:value-type="string" calcext:value-type="string">
            <text:p>1 N</text:p>
          </table:table-cell>
          <table:table-cell office:value-type="string" calcext:value-type="string">
            <text:p>PARAMOUNT PRODUCTS PVT LTD</text:p>
            <text:p>A-55, OKHLA INDUSTRIAL AREA,,  PHASE-II, , NEW DELHI, 110020, NEW DELHI</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Keyhole</text:p>
          </table:table-cell>
          <table:table-cell table:number-columns-repeated="2"/>
          <table:table-cell office:value-type="string" calcext:value-type="string">
            <text:p>['Balloon sleeve', 'Raglan sleeve']</text:p>
          </table:table-cell>
          <table:table-cell table:number-columns-repeated="23"/>
        </table:table-row>
        <table:table-row table:style-name="ro2">
          <table:table-cell office:value-type="string" calcext:value-type="string">
            <text:p>https://www2.hm.com/en_in/productpage.1168182002.html</text:p>
          </table:table-cell>
          <table:table-cell office:value-type="string" calcext:value-type="string">
            <text:p>[]</text:p>
          </table:table-cell>
          <table:table-cell office:value-type="string" calcext:value-type="string">
            <text:p>Cropped, boxy-style shirt in a cotton weave with a collar, buttons down the front and an open chest pocket. Loose fit with dropped shoulders and long sleeves with buttoned cuffs.</text:p>
          </table:table-cell>
          <table:table-cell office:value-type="string" calcext:value-type="string">
            <text:p>['Sleeve: Length: 60.6 cm (Size M/T)', 'Chest: Circumference: 122.0 cm (Size M/T)', 'Back: Length: 45.8 cm (Size M/T)', 'Shoulder: Width: 49.0 cm (Size M/T)']</text:p>
          </table:table-cell>
          <table:table-cell office:value-type="string" calcext:value-type="string">
            <text:p>Cropped</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Light blue/White/Dark blue/Black', 'Striped']</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8 m', 'Length: 42 cm']</text:p>
          </table:table-cell>
          <table:table-cell office:value-type="string" calcext:value-type="string">
            <text:p>['Width: 1.16 m', 'Length: 42 cm']</text:p>
          </table:table-cell>
          <table:table-cell office:value-type="string" calcext:value-type="string">
            <text:p>['Width: 1.22 m', 'Length: 43 cm']</text:p>
          </table:table-cell>
          <table:table-cell office:value-type="string" calcext:value-type="string">
            <text:p>['Width: 1.28 m', 'Length: 44 cm']</text:p>
          </table:table-cell>
          <table:table-cell office:value-type="string" calcext:value-type="string">
            <text:p>['Width: 1.38 m', 'Length: 45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2">
          <table:table-cell office:value-type="string" calcext:value-type="string">
            <text:p>https://www2.hm.com/en_in/productpage.1168182001.html</text:p>
          </table:table-cell>
          <table:table-cell office:value-type="string" calcext:value-type="string">
            <text:p>[]</text:p>
          </table:table-cell>
          <table:table-cell office:value-type="string" calcext:value-type="string">
            <text:p>Cropped, boxy-style shirt in a cotton weave with a collar, buttons down the front and an open chest pocket. Loose fit with dropped shoulders and long sleeves with buttoned cuffs.</text:p>
          </table:table-cell>
          <table:table-cell office:value-type="string" calcext:value-type="string">
            <text:p>['Sleeve: Length: 60.6 cm (Size M/T)', 'Chest: Circumference: 122.0 cm (Size M/T)', 'Back: Length: 45.8 cm (Size M/T)', 'Shoulder: Width: 49.0 cm (Size M/T)']</text:p>
          </table:table-cell>
          <table:table-cell office:value-type="string" calcext:value-type="string">
            <text:p>Cropped</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8 m', 'Length: 42 cm']</text:p>
          </table:table-cell>
          <table:table-cell office:value-type="string" calcext:value-type="string">
            <text:p>['Width: 1.16 m', 'Length: 42 cm']</text:p>
          </table:table-cell>
          <table:table-cell office:value-type="string" calcext:value-type="string">
            <text:p>['Width: 1.22 m', 'Length: 43 cm']</text:p>
          </table:table-cell>
          <table:table-cell office:value-type="string" calcext:value-type="string">
            <text:p>['Width: 1.28 m', 'Length: 44 cm']</text:p>
          </table:table-cell>
          <table:table-cell office:value-type="string" calcext:value-type="string">
            <text:p>['Width: 1.38 m', 'Length: 45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1">
          <table:table-cell office:value-type="string" calcext:value-type="string">
            <text:p>https://www2.hm.com/en_in/productpage.0932278019.html</text:p>
          </table:table-cell>
          <table:table-cell office:value-type="string" calcext:value-type="string">
            <text:p>[]</text:p>
          </table:table-cell>
          <table:table-cell office:value-type="string" calcext:value-type="string">
            <text:p>Long-sleeved shirt woven in a cotton blend with a collar and buttons down the front. Yoke at the back, buttoned cuffs and a rounded hem.</text:p>
          </table:table-cell>
          <table:table-cell office:value-type="string" calcext:value-type="string">
            <text:p>['Sleeve: Length: 63.7 cm (Size M/T)', 'Shoulder: Width: 41.1 cm (Size M/T)', 'Back: Length: 68.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table:table-cell office:value-type="string" calcext:value-type="string">
            <text:p>['White/Blue/Light blue/Dark grey', 'Striped']</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87 cm', 'Length: 68 cm']</text:p>
          </table:table-cell>
          <table:table-cell office:value-type="string" calcext:value-type="string">
            <text:p>['Width: 95 cm', 'Length: 69 cm']</text:p>
          </table:table-cell>
          <table:table-cell office:value-type="string" calcext:value-type="string">
            <text:p>['Width: 1.03 m', 'Length: 70 cm']</text:p>
          </table:table-cell>
          <table:table-cell office:value-type="string" calcext:value-type="string">
            <text:p>['Width: 1.10 m', 'Length: 71 cm']</text:p>
          </table:table-cell>
          <table:table-cell office:value-type="string" calcext:value-type="string">
            <text:p>['Width: 1.21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85959003.html</text:p>
          </table:table-cell>
          <table:table-cell office:value-type="string" calcext:value-type="string">
            <text:p>[]</text:p>
          </table:table-cell>
          <table:table-cell office:value-type="string" calcext:value-type="string">
            <text:p>Loungewear shirt in crinkled jersey with a collar, V-shaped opening and buttons down the front. Loose fit with gently dropped shoulders and long sleeves.</text:p>
          </table:table-cell>
          <table:table-cell office:value-type="string" calcext:value-type="string">
            <text:p>['Sleeve: Length: 57.8 cm (Size M/T)', 'Shoulder: Width: 44.7 cm (Size M/T)', 'Back: Length: 69.8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office:value-type="string" calcext:value-type="string">
            <text:p>V-neck</text:p>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98 cm', 'Length: 65 cm']</text:p>
          </table:table-cell>
          <table:table-cell office:value-type="string" calcext:value-type="string">
            <text:p>['Width: 1.06 m', 'Length: 66 cm']</text:p>
          </table:table-cell>
          <table:table-cell office:value-type="string" calcext:value-type="string">
            <text:p>['Width: 1.14 m', 'Length: 67 cm']</text:p>
          </table:table-cell>
          <table:table-cell office:value-type="string" calcext:value-type="string">
            <text:p>['Width: 1.22 m', 'Length: 68 cm']</text:p>
          </table:table-cell>
          <table:table-cell office:value-type="string" calcext:value-type="string">
            <text:p>['Width: 1.34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74909002.html</text:p>
          </table:table-cell>
          <table:table-cell office:value-type="string" calcext:value-type="string">
            <text:p>[]</text:p>
          </table:table-cell>
          <table:table-cell office:value-type="string" calcext:value-type="string">
            <text:p>Fitted blouse in softly draping satin with a lace-trimmed, V-shaped neckline, shaped, gathered cups and buttons down the front. Long balloon sleeves, narrow elastication at the cuffs and narrow ties at the back of the waist to create a defined silhouette.</text:p>
          </table:table-cell>
          <table:table-cell office:value-type="string" calcext:value-type="string">
            <text:p>['Sleeve: Length: 63.4 cm (Size M/T)', 'Back: Length: 50.4 cm (Size M/T)', 'Shoulder: Width: 35.7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V-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86 cm', 'Length: 49 cm']</text:p>
          </table:table-cell>
          <table:table-cell office:value-type="string" calcext:value-type="string">
            <text:p>['Width: 94 cm', 'Length: 50 cm']</text:p>
          </table:table-cell>
          <table:table-cell office:value-type="string" calcext:value-type="string">
            <text:p>['Width: 1.02 m', 'Length: 50 cm']</text:p>
          </table:table-cell>
          <table:table-cell office:value-type="string" calcext:value-type="string">
            <text:p>['Width: 1.10 m', 'Length: 51 cm']</text:p>
          </table:table-cell>
          <table:table-cell office:value-type="string" calcext:value-type="string">
            <text:p>['Width: 1.22 m', 'Length: 5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Draped</text:p>
          </table:table-cell>
          <table:table-cell table:number-columns-repeated="2"/>
          <table:table-cell office:value-type="string" calcext:value-type="string">
            <text:p>Balloon sleeve</text:p>
          </table:table-cell>
          <table:table-cell table:number-columns-repeated="23"/>
        </table:table-row>
        <table:table-row table:style-name="ro2">
          <table:table-cell office:value-type="string" calcext:value-type="string">
            <text:p>https://www2.hm.com/en_in/productpage.1126854004.html</text:p>
          </table:table-cell>
          <table:table-cell office:value-type="string" calcext:value-type="string">
            <text:p>[]</text:p>
          </table:table-cell>
          <table:table-cell office:value-type="string" calcext:value-type="string">
            <text:p>Blouse in a cotton weave. Small stand-up collar with a frill that continues down the button placket. Long balloon sleeves with a narrow trim at the cuffs, and a rounded hem.</text:p>
          </table:table-cell>
          <table:table-cell office:value-type="string" calcext:value-type="string">
            <text:p>['Sleeve: Length: 61.4 cm (Size M/T)', 'Shoulder: Width: 39.6 cm (Size M/T)', 'Back: Length: 67.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Frilled collar', 'Stand-up collar']</text:p>
          </table:table-cell>
          <table:table-cell/>
          <table:table-cell office:value-type="string" calcext:value-type="string">
            <text:p>['White',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98 cm', 'Length: 64 cm']</text:p>
          </table:table-cell>
          <table:table-cell office:value-type="string" calcext:value-type="string">
            <text:p>['Width: 1.05 m', 'Length: 65 cm']</text:p>
          </table:table-cell>
          <table:table-cell office:value-type="string" calcext:value-type="string">
            <text:p>['Width: 1.12 m', 'Length: 66 cm']</text:p>
          </table:table-cell>
          <table:table-cell office:value-type="string" calcext:value-type="string">
            <text:p>['Width: 1.19 m', 'Length: 67 cm']</text:p>
          </table:table-cell>
          <table:table-cell office:value-type="string" calcext:value-type="string">
            <text:p>['Width: 1.29 m', 'Length: 68 cm']</text:p>
          </table:table-cell>
          <table:table-cell office:value-type="string" calcext:value-type="string">
            <text:p>1 N</text:p>
          </table:table-cell>
          <table:table-cell office:value-type="string" calcext:value-type="string">
            <text:p>GLOBAL MODE AND ACCESSORIES PVT. LTD.</text:p>
            <text:p>D 34, Sector 63,, 201301, Noid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4"/>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25720005.html</text:p>
          </table:table-cell>
          <table:table-cell office:value-type="string" calcext:value-type="string">
            <text:p>['Linen']</text:p>
          </table:table-cell>
          <table:table-cell office:value-type="string" calcext:value-type="string">
            <text:p>Shirt in airy linen with a collar, buttons down the front and a yoke at the back. Gently dropped shoulders, long sleeves with buttoned cuffs, a patch chest pocket and a rounded hem. Longer at the back.</text:p>
          </table:table-cell>
          <table:table-cell office:value-type="string" calcext:value-type="string">
            <text:p>['Sleeve: Length: 61.4 cm (Size M/T)', 'Shoulder: Width: 44.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number-columns-repeated="2"/>
          <table:table-cell office:value-type="string" calcext:value-type="string">
            <text:p>['Light gree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2">
          <table:table-cell office:value-type="string" calcext:value-type="string">
            <text:p>https://www2.hm.com/en_in/productpage.1158564003.html</text:p>
          </table:table-cell>
          <table:table-cell office:value-type="string" calcext:value-type="string">
            <text:p>[]</text:p>
          </table:table-cell>
          <table:table-cell office:value-type="string" calcext:value-type="string">
            <text:p>Loose-fit blouse in an airy cotton weave with a decorative button placket and a lace-trimmed, square neckline at the front and back. Short puff sleeves with a small frill trim. Narrow elastication around the neckline, cuffs and waist. Flared peplum.</text:p>
          </table:table-cell>
          <table:table-cell office:value-type="string" calcext:value-type="string">
            <text:p>['Back: Length: 39.2 cm (Size M/T)', 'Sleeve: Length: 17.6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Square neckline</text:p>
          </table:table-cell>
          <table:table-cell office:value-type="string" calcext:value-type="string">
            <text:p>['Light grey/White', 'Striped']</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65 cm', 'Length: 36 cm']</text:p>
          </table:table-cell>
          <table:table-cell office:value-type="string" calcext:value-type="string">
            <text:p>['Width: 73 cm', 'Length: 36 cm']</text:p>
          </table:table-cell>
          <table:table-cell office:value-type="string" calcext:value-type="string">
            <text:p>['Width: 81 cm', 'Length: 37 cm']</text:p>
          </table:table-cell>
          <table:table-cell office:value-type="string" calcext:value-type="string">
            <text:p>['Width: 89 cm', 'Length: 38 cm']</text:p>
          </table:table-cell>
          <table:table-cell office:value-type="string" calcext:value-type="string">
            <text:p>['Width: 1.01 m', 'Length: 39 c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Peplum</text:p>
          </table:table-cell>
          <table:table-cell table:number-columns-repeated="2"/>
          <table:table-cell office:value-type="string" calcext:value-type="string">
            <text:p>Puff sleeve</text:p>
          </table:table-cell>
          <table:table-cell/>
          <table:table-cell office:value-type="string" calcext:value-type="string">
            <text:p>['Width: 61 cm', 'Length: 35 cm']</text:p>
          </table:table-cell>
          <table:table-cell table:number-columns-repeated="21"/>
        </table:table-row>
        <table:table-row table:style-name="ro1">
          <table:table-cell office:value-type="string" calcext:value-type="string">
            <text:p>https://www2.hm.com/en_in/productpage.1151240011.html</text:p>
          </table:table-cell>
          <table:table-cell office:value-type="string" calcext:value-type="string">
            <text:p>[]</text:p>
          </table:table-cell>
          <table:table-cell office:value-type="string" calcext:value-type="string">
            <text:p>Shirt in satin with a collar, buttons down the front and a yoke at the back. Loose fit with dropped shoulders, long sleeves with buttoned cuffs, an open chest pocket and a rounded hem.</text:p>
          </table:table-cell>
          <table:table-cell office:value-type="string" calcext:value-type="string">
            <text:p>['Back: Length: 75.6 cm (Size M/T)', 'Sleeve: Length: 57.9 cm (Size M/T)', 'Shoulder: Width: 5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number-columns-repeated="2"/>
          <table:table-cell office:value-type="string" calcext:value-type="string">
            <text:p>['Whit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2 cm']</text:p>
          </table:table-cell>
          <table:table-cell office:value-type="string" calcext:value-type="string">
            <text:p>['Width: 1.27 m', 'Length: 73 cm']</text:p>
          </table:table-cell>
          <table:table-cell office:value-type="string" calcext:value-type="string">
            <text:p>['Width: 1.35 m', 'Length: 74 cm']</text:p>
          </table:table-cell>
          <table:table-cell office:value-type="string" calcext:value-type="string">
            <text:p>['Width: 1.43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34231003.html</text:p>
          </table:table-cell>
          <table:table-cell office:value-type="string" calcext:value-type="string">
            <text:p>[]</text:p>
          </table:table-cell>
          <table:table-cell office:value-type="string" calcext:value-type="string">
            <text:p>Slightly longer shirt in a linen and cotton weave with a collar and buttons down the front. Loose fit with dropped shoulders, long sleeves and a gently rounded hem.</text:p>
          </table:table-cell>
          <table:table-cell office:value-type="string" calcext:value-type="string">
            <text:p>['Sleeve: Length: 58.6 cm (Size M/T)', 'Back: Length: 70.0 cm (Size M/T)', 'Shoulder: Width: 49.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Pin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table:number-columns-repeated="5"/>
          <table:table-cell office:value-type="string" calcext:value-type="string">
            <text:p>1 N (1 N)</text:p>
          </table:table-cell>
          <table:table-cell office:value-type="string" calcext:value-type="string">
            <text:p>CTA APPARELS PVT LTD</text:p>
            <text:p>D-235 , SECTOR -63, 201309, NOIDA</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1">
          <table:table-cell office:value-type="string" calcext:value-type="string">
            <text:p>https://www2.hm.com/en_in/productpage.1058018001.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tand-up colla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Vietnam</text:p>
          </table:table-cell>
          <table:table-cell office:value-type="string" calcext:value-type="string">
            <text:p>Dress</text:p>
          </table:table-cell>
          <table:table-cell office:value-type="string" calcext:value-type="string">
            <text:p>['Width: 1.01 m', 'Length: 91 cm']</text:p>
          </table:table-cell>
          <table:table-cell office:value-type="string" calcext:value-type="string">
            <text:p>['Width: 1.09 m', 'Length: 92 cm']</text:p>
          </table:table-cell>
          <table:table-cell office:value-type="string" calcext:value-type="string">
            <text:p>['Width: 1.17 m', 'Length: 93 cm']</text:p>
          </table:table-cell>
          <table:table-cell office:value-type="string" calcext:value-type="string">
            <text:p>['Width: 1.26 m', 'Length: 94 cm']</text:p>
          </table:table-cell>
          <table:table-cell office:value-type="string" calcext:value-type="string">
            <text:p>['Width: 1.38 m', 'Length: 96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1.50 m', 'Length: 97 cm']</text:p>
          </table:table-cell>
          <table:table-cell/>
          <table:table-cell office:value-type="string" calcext:value-type="string">
            <text:p>['Width: 1.62 m', 'Length: 99 cm']</text:p>
          </table:table-cell>
          <table:table-cell office:value-type="string" calcext:value-type="string">
            <text:p>['Width: 1.74 m', 'Length: 100 cm']</text:p>
          </table:table-cell>
          <table:table-cell table:number-columns-repeated="24"/>
        </table:table-row>
        <table:table-row table:style-name="ro1">
          <table:table-cell office:value-type="string" calcext:value-type="string">
            <text:p>https://www2.hm.com/en_in/productpage.1169370001.html</text:p>
          </table:table-cell>
          <table:table-cell office:value-type="string" calcext:value-type="string">
            <text:p>[]</text:p>
          </table:table-cell>
          <table:table-cell office:value-type="string" calcext:value-type="string">
            <text:p>Cropped blouse in a viscose crêpe weave with a smocked bodice and a square neckline with narrow, horizontal ties at the back. Elbow-length balloon sleeves with narrow elastication over the shoulders and at the cuffs.</text:p>
          </table:table-cell>
          <table:table-cell/>
          <table:table-cell office:value-type="string" calcext:value-type="string">
            <text:p>Cropped</text:p>
          </table:table-cell>
          <table:table-cell office:value-type="string" calcext:value-type="string">
            <text:p>Short sleeve</text:p>
          </table:table-cell>
          <table:table-cell table:number-columns-repeated="3"/>
          <table:table-cell office:value-type="string" calcext:value-type="string">
            <text:p>['White/Bright blue', 'Patterned']</text:p>
          </table:table-cell>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1751003.html</text:p>
          </table:table-cell>
          <table:table-cell office:value-type="string" calcext:value-type="string">
            <text:p>[]</text:p>
          </table:table-cell>
          <table:table-cell office:value-type="string" calcext:value-type="string">
            <text:p>Short blouse in a textured weave with a collar and a V-shaped neckline. Wide, elbow-length sleeves and wide ties at the front of the waist.</text:p>
          </table:table-cell>
          <table:table-cell office:value-type="string" calcext:value-type="string">
            <text:p>['Back: Length: 45.0 cm (Size M/T)', 'Sleeve: Length: 22.2 cm (Size M/T)', 'Shoulder: Width: 63.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Johnny collar</text:p>
          </table:table-cell>
          <table:table-cell/>
          <table:table-cell office:value-type="string" calcext:value-type="string">
            <text:p>['Dark brown/Cream', 'Zebra-print']</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05 m', 'Length: 40 cm']</text:p>
          </table:table-cell>
          <table:table-cell office:value-type="string" calcext:value-type="string">
            <text:p>['Width: 1.13 m', 'Length: 41 cm']</text:p>
          </table:table-cell>
          <table:table-cell office:value-type="string" calcext:value-type="string">
            <text:p>['Width: 1.19 m', 'Length: 42 cm']</text:p>
          </table:table-cell>
          <table:table-cell office:value-type="string" calcext:value-type="string">
            <text:p>['Width: 1.25 m', 'Length: 43 cm']</text:p>
          </table:table-cell>
          <table:table-cell office:value-type="string" calcext:value-type="string">
            <text:p>['Width: 1.35 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1243004.html</text:p>
          </table:table-cell>
          <table:table-cell office:value-type="string" calcext:value-type="string">
            <text:p>[]</text:p>
          </table:table-cell>
          <table:table-cell office:value-type="string" calcext:value-type="string">
            <text:p>Oversized blouse in woven fabric with a slight sheen. Collar, buttons down the front and a double-layered yoke with a box pleat at the back. Gently dropped shoulders and long sleeves with buttoned cuffs. Gently rounded hem.</text:p>
          </table:table-cell>
          <table:table-cell office:value-type="string" calcext:value-type="string">
            <text:p>['Back: Length: 75.5 cm (Size M/T)', 'Sleeve: Length: 61.4 cm (Size M/T)', 'Shoulder: Width: 4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14 m', 'Length: 71 cm']</text:p>
          </table:table-cell>
          <table:table-cell office:value-type="string" calcext:value-type="string">
            <text:p>['Width: 1.22 m', 'Length: 72 cm']</text:p>
          </table:table-cell>
          <table:table-cell office:value-type="string" calcext:value-type="string">
            <text:p>['Width: 1.30 m', 'Length: 73 cm']</text:p>
          </table:table-cell>
          <table:table-cell office:value-type="string" calcext:value-type="string">
            <text:p>['Width: 1.38 m', 'Length: 74 cm']</text:p>
          </table:table-cell>
          <table:table-cell office:value-type="string" calcext:value-type="string">
            <text:p>['Width: 1.46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73396001.html</text:p>
          </table:table-cell>
          <table:table-cell office:value-type="string" calcext:value-type="string">
            <text:p>[]</text:p>
          </table:table-cell>
          <table:table-cell office:value-type="string" calcext:value-type="string">
            <text:p>Loose-fit shirt with a crocheted look. Collar, concealed buttons down the front, dropped shoulders and wide, elbow-length sleeves. Straight-cut hem with a slit at each side. Unlined.</text:p>
          </table:table-cell>
          <table:table-cell office:value-type="string" calcext:value-type="string">
            <text:p>['Sleeve: Length: 32.6 cm (Size M/T)', 'Shoulder: Width: 50.5 cm (Size M/T)', 'Back: Length: 77.5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4 m', 'Length: 73 cm']</text:p>
          </table:table-cell>
          <table:table-cell office:value-type="string" calcext:value-type="string">
            <text:p>['Width: 1.12 m', 'Length: 74 cm']</text:p>
          </table:table-cell>
          <table:table-cell office:value-type="string" calcext:value-type="string">
            <text:p>['Width: 1.20 m', 'Length: 75 cm']</text:p>
          </table:table-cell>
          <table:table-cell office:value-type="string" calcext:value-type="string">
            <text:p>['Width: 1.28 m', 'Length: 76 cm']</text:p>
          </table:table-cell>
          <table:table-cell office:value-type="string" calcext:value-type="string">
            <text:p>['Width: 1.40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91596001.html</text:p>
          </table:table-cell>
          <table:table-cell office:value-type="string" calcext:value-type="string">
            <text:p>['Cotton']</text:p>
          </table:table-cell>
          <table:table-cell office:value-type="string" calcext:value-type="string">
            <text:p>Fitted shirt in washed Oxford cotton with a collar, buttons down the front and a yoke at the back. Long sleeves with buttoned cuffs and a sleeve placket with a link button. Rounded hem.</text:p>
          </table:table-cell>
          <table:table-cell office:value-type="string" calcext:value-type="string">
            <text:p>['Sleeve: Length: 61.4 cm (Size M/T)', 'Back: Length: 68.0 cm (Size M/T)', 'Shoulder: Width: 40.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88 cm', 'Length: 64 cm']</text:p>
          </table:table-cell>
          <table:table-cell office:value-type="string" calcext:value-type="string">
            <text:p>['Width: 96 cm', 'Length: 65 cm']</text:p>
          </table:table-cell>
          <table:table-cell office:value-type="string" calcext:value-type="string">
            <text:p>['Width: 1.04 m', 'Length: 66 cm']</text:p>
          </table:table-cell>
          <table:table-cell office:value-type="string" calcext:value-type="string">
            <text:p>['Width: 1.12 m', 'Length: 67 cm']</text:p>
          </table:table-cell>
          <table:table-cell office:value-type="string" calcext:value-type="string">
            <text:p>['Width: 1.24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22105006.html</text:p>
          </table:table-cell>
          <table:table-cell office:value-type="string" calcext:value-type="string">
            <text:p>['Linen']</text:p>
          </table:table-cell>
          <table:table-cell office:value-type="string" calcext:value-type="string">
            <text:p>Longer shirt in woven fabric made from a cotton and linen blend with a collar and buttons down the front. Loose fit with dropped shoulders, long sleeves with buttoned cuffs, a patch chest pocket and a rounded hem.</text:p>
          </table:table-cell>
          <table:table-cell office:value-type="string" calcext:value-type="string">
            <text:p>['Shoulder: Width: 58.0 cm (Size M/T)', 'Sleeve: Length: 54.4 cm (Size M/T)', 'Back: Length: 85.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Light beig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88109002.html</text:p>
          </table:table-cell>
          <table:table-cell office:value-type="string" calcext:value-type="string">
            <text:p>[]</text:p>
          </table:table-cell>
          <table:table-cell office:value-type="string" calcext:value-type="string">
            <text:p>One-shoulder blouse in woven fabric with an asymmetric neckline, gathers at the shoulder and a long, flared sleeve.</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number-columns-repeated="2"/>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89 cm', 'Length: 44 cm']</text:p>
          </table:table-cell>
          <table:table-cell office:value-type="string" calcext:value-type="string">
            <text:p>['Width: 97 cm', 'Length: 45 cm']</text:p>
          </table:table-cell>
          <table:table-cell office:value-type="string" calcext:value-type="string">
            <text:p>['Width: 1.05 m', 'Length: 45 cm']</text:p>
          </table:table-cell>
          <table:table-cell office:value-type="string" calcext:value-type="string">
            <text:p>['Width: 1.13 m', 'Length: 46 cm']</text:p>
          </table:table-cell>
          <table:table-cell office:value-type="string" calcext:value-type="string">
            <text:p>['Width: 1.25 m', 'Length: 4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One-shoulder</text:p>
          </table:table-cell>
          <table:table-cell table:number-columns-repeated="26"/>
        </table:table-row>
        <table:table-row table:style-name="ro1">
          <table:table-cell office:value-type="string" calcext:value-type="string">
            <text:p>https://www2.hm.com/en_in/productpage.1103420011.html</text:p>
          </table:table-cell>
          <table:table-cell office:value-type="string" calcext:value-type="string">
            <text:p>['Chiffon']</text:p>
          </table:table-cell>
          <table:table-cell office:value-type="string" calcext:value-type="string">
            <text:p>Shirt in a crinkled chiffon weave with a collar and buttons down the front. Relaxed fit with dropped shoulders, long sleeves with buttoned cuffs and a rounded hem. Slightly longer at the back.</text:p>
          </table:table-cell>
          <table:table-cell office:value-type="string" calcext:value-type="string">
            <text:p>['Back: Length: 27.1 cm (Size M/T)', 'Sleeve: Length: 56.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table:number-columns-repeated="2"/>
          <table:table-cell office:value-type="string" calcext:value-type="string">
            <text:p>['Black/Cream', 'Strip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1902002.html</text:p>
          </table:table-cell>
          <table:table-cell office:value-type="string" calcext:value-type="string">
            <text:p>['Satin']</text:p>
          </table:table-cell>
          <table:table-cell office:value-type="string" calcext:value-type="string">
            <text:p>Boxy blouse in viscose satin with a resort collar, buttons down the front, a yoke at the back, dropped shoulders and short sleeves.</text:p>
          </table:table-cell>
          <table:table-cell office:value-type="string" calcext:value-type="string">
            <text:p>['Sleeve: Length: 29.2 cm (Size M/T)', 'Back: Length: 58.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esort collar</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6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85135001.html</text:p>
          </table:table-cell>
          <table:table-cell office:value-type="string" calcext:value-type="string">
            <text:p>[]</text:p>
          </table:table-cell>
          <table:table-cell office:value-type="string" calcext:value-type="string">
            <text:p>Fitted blouse in washed Oxford cotton with a frill-trimmed grandad collar and buttons down the front. Long puff sleeves and narrow, frill-timmed cuffs with a button. Rounded hem.</text:p>
          </table:table-cell>
          <table:table-cell office:value-type="string" calcext:value-type="string">
            <text:p>['Sleeve: Length: 62.9 cm (Size M/T)', 'Shoulder: Width: 38.6 cm (Size M/T)', 'Back: Length: 67.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table:number-columns-repeated="2"/>
          <table:table-cell office:value-type="string" calcext:value-type="string">
            <text:p>['Blue', 'Solid colour']</text:p>
          </table:table-cell>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88 cm', 'Length: 62 cm']</text:p>
          </table:table-cell>
          <table:table-cell office:value-type="string" calcext:value-type="string">
            <text:p>['Width: 96 cm', 'Length: 63 cm']</text:p>
          </table:table-cell>
          <table:table-cell office:value-type="string" calcext:value-type="string">
            <text:p>['Width: 1.04 m', 'Length: 64 cm']</text:p>
          </table:table-cell>
          <table:table-cell office:value-type="string" calcext:value-type="string">
            <text:p>['Width: 1.12 m', 'Length: 65 cm']</text:p>
          </table:table-cell>
          <table:table-cell office:value-type="string" calcext:value-type="string">
            <text:p>['Width: 1.24 m', 'Length: 66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4"/>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55429001.html</text:p>
          </table:table-cell>
          <table:table-cell office:value-type="string" calcext:value-type="string">
            <text:p>['Linen']</text:p>
          </table:table-cell>
          <table:table-cell office:value-type="string" calcext:value-type="string">
            <text:p>Loose-fit shirt in airy linen with a collar and buttons down the front. Double-layered yoke, dropped shoulders and long sleeves with buttoned cuffs.</text:p>
          </table:table-cell>
          <table:table-cell office:value-type="string" calcext:value-type="string">
            <text:p>['Sleeve: Length: 57.9 cm (Size M/T)', 'Back: Length: 65.0 cm (Size M/T)', 'Shoulder: Width: 54.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33 m', 'Length: 63 cm']</text:p>
          </table:table-cell>
          <table:table-cell office:value-type="string" calcext:value-type="string">
            <text:p>['Width: 1.41 m', 'Length: 64 cm']</text:p>
          </table:table-cell>
          <table:table-cell office:value-type="string" calcext:value-type="string">
            <text:p>['Width: 1.47 m', 'Length: 65 cm']</text:p>
          </table:table-cell>
          <table:table-cell office:value-type="string" calcext:value-type="string">
            <text:p>['Width: 1.53 m', 'Length: 66 cm']</text:p>
          </table:table-cell>
          <table:table-cell office:value-type="string" calcext:value-type="string">
            <text:p>['Width: 1.63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82352001.html</text:p>
          </table:table-cell>
          <table:table-cell office:value-type="string" calcext:value-type="string">
            <text:p>[]</text:p>
          </table:table-cell>
          <table:table-cell office:value-type="string" calcext:value-type="string">
            <text:p>Oversized shirt in a cotton weave. Collar, buttons down the front, an open chest pocket and a double-layered yoke with pleats at the back. Dropped shoulders, long sleeves and cuffs with a slit and button. Rounded hem. Slightly longer at the back.</text:p>
          </table:table-cell>
          <table:table-cell office:value-type="string" calcext:value-type="string">
            <text:p>['Back: Length: 78.0 cm (Size M/T)', 'Sleeve: Length: 56.2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Light blue/White', 'Striped']</text:p>
          </table:table-cell>
          <table:table-cell office:value-type="string" calcext:value-type="string">
            <text:p>MODERN CLASSIC</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25 m', 'Length: 73 cm']</text:p>
          </table:table-cell>
          <table:table-cell office:value-type="string" calcext:value-type="string">
            <text:p>['Width: 1.33 m', 'Length: 74 cm']</text:p>
          </table:table-cell>
          <table:table-cell office:value-type="string" calcext:value-type="string">
            <text:p>['Width: 1.41 m', 'Length: 75 cm']</text:p>
          </table:table-cell>
          <table:table-cell office:value-type="string" calcext:value-type="string">
            <text:p>['Width: 1.48 m', 'Length: 76 cm']</text:p>
          </table:table-cell>
          <table:table-cell office:value-type="string" calcext:value-type="string">
            <text:p>['Width: 1.56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28522003.html</text:p>
          </table:table-cell>
          <table:table-cell office:value-type="string" calcext:value-type="string">
            <text:p>['Linen']</text:p>
          </table:table-cell>
          <table:table-cell office:value-type="string" calcext:value-type="string">
            <text:p>Short, oversized shirt in airy linen with a collar, buttons down the front and an inverted box pleat at the back. Low dropped shoulders and wide, elbow-length sleeves.</text:p>
          </table:table-cell>
          <table:table-cell office:value-type="string" calcext:value-type="string">
            <text:p>Back: Length: 50.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28522009.html</text:p>
          </table:table-cell>
          <table:table-cell office:value-type="string" calcext:value-type="string">
            <text:p>['Linen']</text:p>
          </table:table-cell>
          <table:table-cell office:value-type="string" calcext:value-type="string">
            <text:p>Short, oversized shirt in airy linen with a collar, buttons down the front and an inverted box pleat at the back. Low dropped shoulders and wide, elbow-length sleeves.</text:p>
          </table:table-cell>
          <table:table-cell office:value-type="string" calcext:value-type="string">
            <text:p>Back: Length: 50.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31902001.html</text:p>
          </table:table-cell>
          <table:table-cell office:value-type="string" calcext:value-type="string">
            <text:p>['Satin']</text:p>
          </table:table-cell>
          <table:table-cell office:value-type="string" calcext:value-type="string">
            <text:p>Boxy blouse in viscose satin with a resort collar, buttons down the front, a yoke at the back, dropped shoulders and short sleeves.</text:p>
          </table:table-cell>
          <table:table-cell office:value-type="string" calcext:value-type="string">
            <text:p>['Sleeve: Length: 29.2 cm (Size M/T)', 'Back: Length: 58.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esort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6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99826002.html</text:p>
          </table:table-cell>
          <table:table-cell office:value-type="string" calcext:value-type="string">
            <text:p>['Cotton']</text:p>
          </table:table-cell>
          <table:table-cell office:value-type="string" calcext:value-type="string">
            <text:p>Top in crisp cotton poplin with a V-shaped neckline that has a concealed press-stud. Wrapover front with narrow ties at one side, long puff sleeves and wide, buttoned cuff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46 cm', 'Length: 53 cm']</text:p>
          </table:table-cell>
          <table:table-cell office:value-type="string" calcext:value-type="string">
            <text:p>['Width: 49 cm', 'Length: 54 cm']</text:p>
          </table:table-cell>
          <table:table-cell office:value-type="string" calcext:value-type="string">
            <text:p>['Width: 52 cm', 'Length: 55 cm']</text:p>
          </table:table-cell>
          <table:table-cell office:value-type="string" calcext:value-type="string">
            <text:p>['Width: 56 cm', 'Length: 56 cm']</text:p>
          </table:table-cell>
          <table:table-cell office:value-type="string" calcext:value-type="string">
            <text:p>['Width: 61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Wrapover</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37241001.html</text:p>
          </table:table-cell>
          <table:table-cell office:value-type="string" calcext:value-type="string">
            <text:p>[]</text:p>
          </table:table-cell>
          <table:table-cell office:value-type="string" calcext:value-type="string">
            <text:p>Oversized blouse in softly draping viscose satin with a collar and buttons down the front. Double-layer yoke at the back, dropped shoulders and long sleeves with buttoned cuffs, and a rounded hem. Slightly longer at the back.</text:p>
          </table:table-cell>
          <table:table-cell office:value-type="string" calcext:value-type="string">
            <text:p>Sleeve: Length: 51.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Cream/Black', 'Zebra-print']</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26 m', 'Length: 78 cm']</text:p>
          </table:table-cell>
          <table:table-cell office:value-type="string" calcext:value-type="string">
            <text:p>['Width: 1.34 m', 'Length: 79 cm']</text:p>
          </table:table-cell>
          <table:table-cell office:value-type="string" calcext:value-type="string">
            <text:p>['Width: 1.40 m', 'Length: 80 cm']</text:p>
          </table:table-cell>
          <table:table-cell office:value-type="string" calcext:value-type="string">
            <text:p>['Width: 1.46 m', 'Length: 81 cm']</text:p>
          </table:table-cell>
          <table:table-cell office:value-type="string" calcext:value-type="string">
            <text:p>['Width: 1.56 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26584006.html</text:p>
          </table:table-cell>
          <table:table-cell office:value-type="string" calcext:value-type="string">
            <text:p>[]</text:p>
          </table:table-cell>
          <table:table-cell office:value-type="string" calcext:value-type="string">
            <text:p>Blouse in an airy crêpe weave. Small, frill-trimmed stand-up collar with narrow ties and a V-shaped opening at the front. Long, voluminous balloon sleeves in a raglan cut with narrow, covered elastication at the cuffs. Unlined.</text:p>
          </table:table-cell>
          <table:table-cell office:value-type="string" calcext:value-type="string">
            <text:p>['Back: Length: 66.3 cm (Size M/T)', 'Sleeve: Length: 74.3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Frilled collar', 'Stand-up collar']</text:p>
          </table:table-cell>
          <table:table-cell office:value-type="string" calcext:value-type="string">
            <text:p>V-neck</text:p>
          </table:table-cell>
          <table:table-cell office:value-type="string" calcext:value-type="string">
            <text:p>['Light blue/White/Black',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Balloon sleeve', 'Raglan sleeve']</text:p>
          </table:table-cell>
          <table:table-cell table:number-columns-repeated="23"/>
        </table:table-row>
        <table:table-row table:style-name="ro1">
          <table:table-cell office:value-type="string" calcext:value-type="string">
            <text:p>https://www2.hm.com/en_in/productpage.1144784006.html</text:p>
          </table:table-cell>
          <table:table-cell office:value-type="string" calcext:value-type="string">
            <text:p>['Satin']</text:p>
          </table:table-cell>
          <table:table-cell office:value-type="string" calcext:value-type="string">
            <text:p>Oversized blouse in softly draping satin. Round neckline with a narrow trim and a V-shaped opening with narrow ties at the top. Voluminous, elbow-length sleeves with a narrow trim at the cuffs. Gathers around the neckline and cuffs for a draped effect.</text:p>
          </table:table-cell>
          <table:table-cell office:value-type="string" calcext:value-type="string">
            <text:p>['Sleeve: Length: 37.4 cm (Size M/T)', 'Back: Length: 59.5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table:table-cell office:value-type="string" calcext:value-type="string">
            <text:p>Round neck</text:p>
          </table:table-cell>
          <table:table-cell office:value-type="string" calcext:value-type="string">
            <text:p>['Light blue', 'Solid colour']</text:p>
          </table:table-cell>
          <table:table-cell office:value-type="string" calcext:value-type="string">
            <text:p>MODERN CLASSIC</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Blouse</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Draped', 'Keyhole']</text:p>
          </table:table-cell>
          <table:table-cell table:number-columns-repeated="26"/>
        </table:table-row>
        <table:table-row table:style-name="ro1">
          <table:table-cell office:value-type="string" calcext:value-type="string">
            <text:p>https://www2.hm.com/en_in/productpage.1122105008.html</text:p>
          </table:table-cell>
          <table:table-cell office:value-type="string" calcext:value-type="string">
            <text:p>['Linen']</text:p>
          </table:table-cell>
          <table:table-cell office:value-type="string" calcext:value-type="string">
            <text:p>Longer shirt in woven fabric made from a cotton and linen blend with a collar and buttons down the front. Loose fit with dropped shoulders, long sleeves with buttoned cuffs, a patch chest pocket and a rounded hem.</text:p>
          </table:table-cell>
          <table:table-cell office:value-type="string" calcext:value-type="string">
            <text:p>['Shoulder: Width: 58.0 cm (Size M/T)', 'Sleeve: Length: 54.4 cm (Size M/T)', 'Back: Length: 85.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Blu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9 m', 'Length: 80 cm']</text:p>
          </table:table-cell>
          <table:table-cell office:value-type="string" calcext:value-type="string">
            <text:p>['Width: 1.17 m', 'Length: 81 cm']</text:p>
          </table:table-cell>
          <table:table-cell office:value-type="string" calcext:value-type="string">
            <text:p>['Width: 1.23 m', 'Length: 82 cm']</text:p>
          </table:table-cell>
          <table:table-cell office:value-type="string" calcext:value-type="string">
            <text:p>['Width: 1.29 m', 'Length: 83 cm']</text:p>
          </table:table-cell>
          <table:table-cell office:value-type="string" calcext:value-type="string">
            <text:p>['Width: 1.39 m', 'Length: 84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57906002.html</text:p>
          </table:table-cell>
          <table:table-cell office:value-type="string" calcext:value-type="string">
            <text:p>[]</text:p>
          </table:table-cell>
          <table:table-cell office:value-type="string" calcext:value-type="string">
            <text:p>Loose-fit shirt in a cotton and linen weave with braided trims. Collar, buttons down the front and a double-layered yoke with a box pleat at the back. Dropped shoulders and extra-long sleeves with buttoned cuffs. Rounded hem.</text:p>
          </table:table-cell>
          <table:table-cell office:value-type="string" calcext:value-type="string">
            <text:p>['Back: Length: 81.0 cm (Size M/T)', 'Sleeve: Length: 57.9 cm (Size M/T)', 'Shoulder: Width: 56.1 cm (Size M/T)']</text:p>
          </table:table-cell>
          <table:table-cell office:value-type="string" calcext:value-type="string">
            <text:p>Regular length</text:p>
          </table:table-cell>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Cream', 'Solid colour']</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India</text:p>
          </table:table-cell>
          <table:table-cell office:value-type="string" calcext:value-type="string">
            <text:p>Shirt</text:p>
          </table:table-cell>
          <table:table-cell table:number-columns-repeated="5"/>
          <table:table-cell office:value-type="string" calcext:value-type="string">
            <text:p>1 N (1 N)</text:p>
          </table:table-cell>
          <table:table-cell office:value-type="string" calcext:value-type="string">
            <text:p>RADNIK EXPORTS</text:p>
            <text:p>E2, Sector 59, Noida, Gautam Buddha, NAGAR, 201301, Uttar Pradesh</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1">
          <table:table-cell office:value-type="string" calcext:value-type="string">
            <text:p>https://www2.hm.com/en_in/productpage.1146946004.html</text:p>
          </table:table-cell>
          <table:table-cell office:value-type="string" calcext:value-type="string">
            <text:p>[]</text:p>
          </table:table-cell>
          <table:table-cell office:value-type="string" calcext:value-type="string">
            <text:p>Short, fitted blouse in woven fabric with a collar and a deep, V-shaped opening at the front. Concealed buttons and pleats at the front to create a gently draped effect. Gently dropped shoulders, long sleeves and wide cuffs with a slit and button.</text:p>
          </table:table-cell>
          <table:table-cell office:value-type="string" calcext:value-type="string">
            <text:p>['Shoulder: Width: 41.6 cm (Size M/T)', 'Back: Length: 41.4 cm (Size M/T)', 'Sleeve: Length: 65.65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V-neck</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Draped', 'Slit']</text:p>
          </table:table-cell>
          <table:table-cell table:number-columns-repeated="26"/>
        </table:table-row>
        <table:table-row table:style-name="ro2">
          <table:table-cell office:value-type="string" calcext:value-type="string">
            <text:p>https://www2.hm.com/en_in/productpage.1178437001.html</text:p>
          </table:table-cell>
          <table:table-cell office:value-type="string" calcext:value-type="string">
            <text:p>['Cotton']</text:p>
          </table:table-cell>
          <table:table-cell office:value-type="string" calcext:value-type="string">
            <text:p>Blouse in an airy cotton weave with pintucks. Round neckline and a keyhole opening with a button at the back of the neck. Yoke at the front with a frill trim that continues over the shoulders and a gathered yoke at the back. Long sleeves with inset lace sections and covered elastication at the cuffs.</text:p>
          </table:table-cell>
          <table:table-cell office:value-type="string" calcext:value-type="string">
            <text:p>['Back: Length: 59.0 cm (Size M/T)', 'Sleeve: Length: 64.4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Blouse</text:p>
          </table:table-cell>
          <table:table-cell/>
          <table:table-cell office:value-type="string" calcext:value-type="string">
            <text:p>['Width: 1.23 m', 'Length: 55 cm']</text:p>
          </table:table-cell>
          <table:table-cell office:value-type="string" calcext:value-type="string">
            <text:p>['Width: 1.31 m', 'Length: 56 cm']</text:p>
          </table:table-cell>
          <table:table-cell office:value-type="string" calcext:value-type="string">
            <text:p>['Width: 1.40 m', 'Length: 57 cm']</text:p>
          </table:table-cell>
          <table:table-cell office:value-type="string" calcext:value-type="string">
            <text:p>['Width: 1.53 m', 'Length: 58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Keyhole</text:p>
          </table:table-cell>
          <table:table-cell table:number-columns-repeated="26"/>
        </table:table-row>
        <table:table-row table:style-name="ro1">
          <table:table-cell office:value-type="string" calcext:value-type="string">
            <text:p>https://www2.hm.com/en_in/productpage.1141595001.html</text:p>
          </table:table-cell>
          <table:table-cell office:value-type="string" calcext:value-type="string">
            <text:p>[]</text:p>
          </table:table-cell>
          <table:table-cell office:value-type="string" calcext:value-type="string">
            <text:p>Shirt in a patterned weave with a collar, buttons down the front and a yoke at the back. Relaxed fit with dropped shoulders, long sleeves with buttoned cuffs, and a rounded hem. Slightly longer at the back.</text:p>
          </table:table-cell>
          <table:table-cell office:value-type="string" calcext:value-type="string">
            <text:p>['Shoulder: Width: 62.4 cm (Size M/T)', 'Sleeve: Length: 53.9 cm (Size M/T)', 'Back: Length: 79.5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table:table-cell office:value-type="string" calcext:value-type="string">
            <text:p>['Navy blue/Red/Orange/Light blue', 'Patterned']</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75509001.html</text:p>
          </table:table-cell>
          <table:table-cell office:value-type="string" calcext:value-type="string">
            <text:p>[]</text:p>
          </table:table-cell>
          <table:table-cell office:value-type="string" calcext:value-type="string">
            <text:p>Oversized, A-line blouse in an airy, crinkled weave made from a viscose blend. Small, frill-trimmed collar and a V-shaped opening with narrow ties at the top. Long balloon sleeves in a raglan cut with narrow elastication at the cuffs. Straight-cut hem.</text:p>
          </table:table-cell>
          <table:table-cell office:value-type="string" calcext:value-type="string">
            <text:p>['Sleeve: Length: 76.4 cm (Size M/T)', 'Back: Length: 67.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table:number-columns-repeated="2"/>
          <table:table-cell office:value-type="string" calcext:value-type="string">
            <text:p>['Whit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Turkey/Türkiye</text:p>
          </table:table-cell>
          <table:table-cell office:value-type="string" calcext:value-type="string">
            <text:p>Blouse</text:p>
          </table:table-cell>
          <table:table-cell office:value-type="string" calcext:value-type="string">
            <text:p>['Width: 1.05 m', 'Length: 63 cm']</text:p>
          </table:table-cell>
          <table:table-cell office:value-type="string" calcext:value-type="string">
            <text:p>['Width: 1.13 m', 'Length: 64 cm']</text:p>
          </table:table-cell>
          <table:table-cell office:value-type="string" calcext:value-type="string">
            <text:p>['Width: 1.19 m', 'Length: 65 cm']</text:p>
          </table:table-cell>
          <table:table-cell office:value-type="string" calcext:value-type="string">
            <text:p>['Width: 1.26 m', 'Length: 66 cm']</text:p>
          </table:table-cell>
          <table:table-cell office:value-type="string" calcext:value-type="string">
            <text:p>['Width: 1.36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A-line</text:p>
          </table:table-cell>
          <table:table-cell table:number-columns-repeated="2"/>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82352002.html</text:p>
          </table:table-cell>
          <table:table-cell office:value-type="string" calcext:value-type="string">
            <text:p>[]</text:p>
          </table:table-cell>
          <table:table-cell office:value-type="string" calcext:value-type="string">
            <text:p>Oversized shirt in a cotton weave. Collar, buttons down the front, an open chest pocket and a double-layered yoke with pleats at the back. Dropped shoulders, long sleeves and cuffs with a slit and button. Rounded hem. Slightly longer at the back.</text:p>
          </table:table-cell>
          <table:table-cell office:value-type="string" calcext:value-type="string">
            <text:p>['Back: Length: 78.0 cm (Size M/T)', 'Sleeve: Length: 56.2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25 m', 'Length: 73 cm']</text:p>
          </table:table-cell>
          <table:table-cell office:value-type="string" calcext:value-type="string">
            <text:p>['Width: 1.33 m', 'Length: 74 cm']</text:p>
          </table:table-cell>
          <table:table-cell office:value-type="string" calcext:value-type="string">
            <text:p>['Width: 1.41 m', 'Length: 75 cm']</text:p>
          </table:table-cell>
          <table:table-cell office:value-type="string" calcext:value-type="string">
            <text:p>['Width: 1.48 m', 'Length: 76 cm']</text:p>
          </table:table-cell>
          <table:table-cell office:value-type="string" calcext:value-type="string">
            <text:p>['Width: 1.56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058018012.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tand-up collar</text:p>
          </table:table-cell>
          <table:table-cell office:value-type="string" calcext:value-type="string">
            <text:p>V-neck</text:p>
          </table:table-cell>
          <table:table-cell office:value-type="string" calcext:value-type="string">
            <text:p>['Light beige/Black', 'Zebra-print']</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1 m', 'Length: 91 cm']</text:p>
          </table:table-cell>
          <table:table-cell office:value-type="string" calcext:value-type="string">
            <text:p>['Width: 1.09 m', 'Length: 92 cm']</text:p>
          </table:table-cell>
          <table:table-cell office:value-type="string" calcext:value-type="string">
            <text:p>['Width: 1.17 m', 'Length: 93 cm']</text:p>
          </table:table-cell>
          <table:table-cell office:value-type="string" calcext:value-type="string">
            <text:p>['Width: 1.25 m', 'Length: 94 cm']</text:p>
          </table:table-cell>
          <table:table-cell office:value-type="string" calcext:value-type="string">
            <text:p>['Width: 1.37 m', 'Length: 96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03420015.html</text:p>
          </table:table-cell>
          <table:table-cell office:value-type="string" calcext:value-type="string">
            <text:p>['Chiffon']</text:p>
          </table:table-cell>
          <table:table-cell office:value-type="string" calcext:value-type="string">
            <text:p>Shirt in a crinkled chiffon weave with a collar and buttons down the front. Relaxed fit with dropped shoulders, long sleeves with buttoned cuffs and a rounded hem. Slightly longer at the back.</text:p>
          </table:table-cell>
          <table:table-cell office:value-type="string" calcext:value-type="string">
            <text:p>['Back: Length: 27.1 cm (Size M/T)', 'Sleeve: Length: 56.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table:number-columns-repeated="2"/>
          <table:table-cell office:value-type="string" calcext:value-type="string">
            <text:p>['Pin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94689001.html</text:p>
          </table:table-cell>
          <table:table-cell office:value-type="string" calcext:value-type="string">
            <text:p>['Cotton']</text:p>
          </table:table-cell>
          <table:table-cell office:value-type="string" calcext:value-type="string">
            <text:p>Slightly longer shirt in cotton poplin with a pointed collar, buttons down the front, gently dropped shoulders and long sleeves with buttoned cuffs. Tapered waist with pleats at the front and back to create a defined silhouette. Rounded hem.</text:p>
          </table:table-cell>
          <table:table-cell office:value-type="string" calcext:value-type="string">
            <text:p>['Sleeve: Length: 60.6 cm (Size M/T)', 'Chest: Circumference: 122.0 cm (Size M/T)', 'Back: Length: 70.5 cm (Size M/T)', 'Shoulder: Width: 49.0 cm (Size M/T)', 'Waist: Circumference: 87.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8 m', 'Length: 66 cm']</text:p>
          </table:table-cell>
          <table:table-cell office:value-type="string" calcext:value-type="string">
            <text:p>['Width: 1.16 m', 'Length: 67 cm']</text:p>
          </table:table-cell>
          <table:table-cell office:value-type="string" calcext:value-type="string">
            <text:p>['Width: 1.22 m', 'Length: 68 cm']</text:p>
          </table:table-cell>
          <table:table-cell office:value-type="string" calcext:value-type="string">
            <text:p>['Width: 1.28 m', 'Length: 69 cm']</text:p>
          </table:table-cell>
          <table:table-cell office:value-type="string" calcext:value-type="string">
            <text:p>['Width: 1.38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Tapered</text:p>
          </table:table-cell>
          <table:table-cell table:number-columns-repeated="26"/>
        </table:table-row>
        <table:table-row table:style-name="ro1">
          <table:table-cell office:value-type="string" calcext:value-type="string">
            <text:p>https://www2.hm.com/en_in/productpage.1058018015.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tand-up collar</text:p>
          </table:table-cell>
          <table:table-cell office:value-type="string" calcext:value-type="string">
            <text:p>V-neck</text:p>
          </table:table-cell>
          <table:table-cell office:value-type="string" calcext:value-type="string">
            <text:p>['Dark yellow/Whit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1 m', 'Length: 91 cm']</text:p>
          </table:table-cell>
          <table:table-cell office:value-type="string" calcext:value-type="string">
            <text:p>['Width: 1.09 m', 'Length: 92 cm']</text:p>
          </table:table-cell>
          <table:table-cell office:value-type="string" calcext:value-type="string">
            <text:p>['Width: 1.17 m', 'Length: 93 cm']</text:p>
          </table:table-cell>
          <table:table-cell office:value-type="string" calcext:value-type="string">
            <text:p>['Width: 1.25 m', 'Length: 94 cm']</text:p>
          </table:table-cell>
          <table:table-cell office:value-type="string" calcext:value-type="string">
            <text:p>['Width: 1.37 m', 'Length: 9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85974001.html</text:p>
          </table:table-cell>
          <table:table-cell office:value-type="string" calcext:value-type="string">
            <text:p>[]</text:p>
          </table:table-cell>
          <table:table-cell office:value-type="string" calcext:value-type="string">
            <text:p>Shirt in a crinkled chiffon weave with a collar and buttons down the front. Loose fit with dropped shoulders and long sleeves with buttoned cuffs. Straight cut hem with a slit at each side. </text:p>
          </table:table-cell>
          <table:table-cell office:value-type="string" calcext:value-type="string">
            <text:p>['Sleeve: Length: 59.4 cm (Size M/T)', 'Shoulder: Width: 49.3 cm (Size M/T)', 'Back: Length: 74.7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Light greige', 'Solid colour']</text:p>
          </table:table-cell>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5 m', 'Length: 70 cm']</text:p>
          </table:table-cell>
          <table:table-cell office:value-type="string" calcext:value-type="string">
            <text:p>['Width: 1.13 m', 'Length: 71 cm']</text:p>
          </table:table-cell>
          <table:table-cell office:value-type="string" calcext:value-type="string">
            <text:p>['Width: 1.21 m', 'Length: 72 cm']</text:p>
          </table:table-cell>
          <table:table-cell office:value-type="string" calcext:value-type="string">
            <text:p>['Width: 1.29 m', 'Length: 73 cm']</text:p>
          </table:table-cell>
          <table:table-cell office:value-type="string" calcext:value-type="string">
            <text:p>['Width: 1.41 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88112001.html</text:p>
          </table:table-cell>
          <table:table-cell office:value-type="string" calcext:value-type="string">
            <text:p>[]</text:p>
          </table:table-cell>
          <table:table-cell office:value-type="string" calcext:value-type="string">
            <text:p>Blouse in a pleated weave with a round, drawstring neckline and a V-shaped opening at the front. Loose fit with dropped shoulders and long balloon sleeves with narrow elastication at the cuffs. Overlocked hem.</text:p>
          </table:table-cell>
          <table:table-cell office:value-type="string" calcext:value-type="string">
            <text:p>['Sleeve: Length: 53.1 cm (Size M/T)', 'Shoulder: Width: 60.0 cm (Size M/T)', 'Back: Length: 64.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1.21 m', 'Length: 59 cm']</text:p>
          </table:table-cell>
          <table:table-cell office:value-type="string" calcext:value-type="string">
            <text:p>['Width: 1.29 m', 'Length: 60 cm']</text:p>
          </table:table-cell>
          <table:table-cell office:value-type="string" calcext:value-type="string">
            <text:p>['Width: 1.35 m', 'Length: 61 cm']</text:p>
          </table:table-cell>
          <table:table-cell office:value-type="string" calcext:value-type="string">
            <text:p>['Width: 1.41 m', 'Length: 62 cm']</text:p>
          </table:table-cell>
          <table:table-cell office:value-type="string" calcext:value-type="string">
            <text:p>['Width: 1.51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Keyhole</text:p>
          </table:table-cell>
          <table:table-cell table:number-columns-repeated="2"/>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31902004.html</text:p>
          </table:table-cell>
          <table:table-cell office:value-type="string" calcext:value-type="string">
            <text:p>['Satin']</text:p>
          </table:table-cell>
          <table:table-cell office:value-type="string" calcext:value-type="string">
            <text:p>Boxy blouse in viscose satin with a resort collar, buttons down the front, a yoke at the back, dropped shoulders and short sleeves.</text:p>
          </table:table-cell>
          <table:table-cell office:value-type="string" calcext:value-type="string">
            <text:p>['Sleeve: Length: 29.2 cm (Size M/T)', 'Back: Length: 58.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esort collar</text:p>
          </table:table-cell>
          <table:table-cell/>
          <table:table-cell office:value-type="string" calcext:value-type="string">
            <text:p>['Green', 'Solid colour']</text:p>
          </table:table-cell>
          <table:table-cell office:value-type="string" calcext:value-type="string">
            <text:p>EVERYDAY FASHION</text:p>
          </table:table-cell>
          <table:table-cell office:value-type="string" calcext:value-type="string">
            <text:p>Rs. 1,6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34789002.html</text:p>
          </table:table-cell>
          <table:table-cell office:value-type="string" calcext:value-type="string">
            <text:p>[]</text:p>
          </table:table-cell>
          <table:table-cell office:value-type="string" calcext:value-type="string">
            <text:p>Short, fitted blouse in crisp cotton poplin. Sweetheart neckline with a scalloped edge, shaped cups, lacing at the front and a smocked section at the back. Long balloon sleeves and narrow elastication over the shoulders and at the cuffs. Lined at the bust.</text:p>
          </table:table-cell>
          <table:table-cell office:value-type="string" calcext:value-type="string">
            <text:p>['Back: Length: 26.0 cm (Size 38T)', 'Sleeve: Length: 68.2 cm (Size 38T)']</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Sweetheart neckline</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Blouse</text:p>
          </table:table-cell>
          <table:table-cell table:number-columns-repeated="5"/>
          <table:table-cell office:value-type="string" calcext:value-type="string">
            <text:p>1 N (1 N)</text:p>
          </table:table-cell>
          <table:table-cell office:value-type="string" calcext:value-type="string">
            <text:p>CTA APPARELS PVT LTD</text:p>
            <text:p>D-235 , SECTOR -63, 201309, NOIDA</text:p>
          </table:table-cell>
          <table:table-cell office:value-type="string" calcext:value-type="string">
            <text:p>11-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Smocking</text:p>
          </table:table-cell>
          <table:table-cell table:number-columns-repeated="2"/>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34781002.html</text:p>
          </table:table-cell>
          <table:table-cell office:value-type="string" calcext:value-type="string">
            <text:p>['Cotton']</text:p>
          </table:table-cell>
          <table:table-cell office:value-type="string" calcext:value-type="string">
            <text:p>Shirt in a cotton weave with a collar, buttons down the front, long sleeves with buttoned cuffs and a straight-cut hem.</text:p>
          </table:table-cell>
          <table:table-cell office:value-type="string" calcext:value-type="string">
            <text:p>['Shoulder: Width: 42.9 cm (Size M/T)', 'Sleeve: Length: 62.4 cm (Size M/T)', 'Back: Length: 63.3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2 cm', 'Length: 59 cm']</text:p>
          </table:table-cell>
          <table:table-cell office:value-type="string" calcext:value-type="string">
            <text:p>['Width: 100 cm', 'Length: 60 cm']</text:p>
          </table:table-cell>
          <table:table-cell office:value-type="string" calcext:value-type="string">
            <text:p>['Width: 1.08 m', 'Length: 61 cm']</text:p>
          </table:table-cell>
          <table:table-cell office:value-type="string" calcext:value-type="string">
            <text:p>['Width: 1.16 m', 'Length: 62 cm']</text:p>
          </table:table-cell>
          <table:table-cell office:value-type="string" calcext:value-type="string">
            <text:p>['Width: 1.28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Width: 88 cm', 'Length: 58 cm']</text:p>
          </table:table-cell>
          <table:table-cell table:number-columns-repeated="21"/>
        </table:table-row>
        <table:table-row table:style-name="ro1">
          <table:table-cell office:value-type="string" calcext:value-type="string">
            <text:p>https://www2.hm.com/en_in/productpage.1144784005.html</text:p>
          </table:table-cell>
          <table:table-cell office:value-type="string" calcext:value-type="string">
            <text:p>['Satin']</text:p>
          </table:table-cell>
          <table:table-cell office:value-type="string" calcext:value-type="string">
            <text:p>Oversized blouse in softly draping satin. Round neckline with a narrow trim and a V-shaped opening with narrow ties at the top. Voluminous, elbow-length sleeves with a narrow trim at the cuffs. Gathers around the neckline and cuffs for a draped effect.</text:p>
          </table:table-cell>
          <table:table-cell office:value-type="string" calcext:value-type="string">
            <text:p>['Sleeve: Length: 37.4 cm (Size M/T)', 'Back: Length: 59.5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table:table-cell office:value-type="string" calcext:value-type="string">
            <text:p>Round neck</text:p>
          </table:table-cell>
          <table:table-cell office:value-type="string" calcext:value-type="string">
            <text:p>['Khaki green', 'Solid colour']</text:p>
          </table:table-cell>
          <table:table-cell office:value-type="string" calcext:value-type="string">
            <text:p>MODERN CLASSIC</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Blouse</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Draped', 'Keyhole']</text:p>
          </table:table-cell>
          <table:table-cell table:number-columns-repeated="26"/>
        </table:table-row>
        <table:table-row table:style-name="ro1">
          <table:table-cell office:value-type="string" calcext:value-type="string">
            <text:p>https://www2.hm.com/en_in/productpage.1103420009.html</text:p>
          </table:table-cell>
          <table:table-cell office:value-type="string" calcext:value-type="string">
            <text:p>['Chiffon']</text:p>
          </table:table-cell>
          <table:table-cell office:value-type="string" calcext:value-type="string">
            <text:p>Shirt in a crinkled chiffon weave with a collar and buttons down the front. Relaxed fit with dropped shoulders, long sleeves with buttoned cuffs and a rounded hem. Slightly longer at the back.</text:p>
          </table:table-cell>
          <table:table-cell office:value-type="string" calcext:value-type="string">
            <text:p>['Back: Length: 27.1 cm (Size M/T)', 'Sleeve: Length: 56.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table:number-columns-repeated="2"/>
          <table:table-cell office:value-type="string" calcext:value-type="string">
            <text:p>['White/Black', 'Patterned', 'Leaves']</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058018018.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tand-up collar</text:p>
          </table:table-cell>
          <table:table-cell office:value-type="string" calcext:value-type="string">
            <text:p>V-neck</text:p>
          </table:table-cell>
          <table:table-cell office:value-type="string" calcext:value-type="string">
            <text:p>['Khaki green/Yellow',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1 m', 'Length: 91 cm']</text:p>
          </table:table-cell>
          <table:table-cell office:value-type="string" calcext:value-type="string">
            <text:p>['Width: 1.09 m', 'Length: 92 cm']</text:p>
          </table:table-cell>
          <table:table-cell office:value-type="string" calcext:value-type="string">
            <text:p>['Width: 1.17 m', 'Length: 93 cm']</text:p>
          </table:table-cell>
          <table:table-cell office:value-type="string" calcext:value-type="string">
            <text:p>['Width: 1.25 m', 'Length: 94 cm']</text:p>
          </table:table-cell>
          <table:table-cell office:value-type="string" calcext:value-type="string">
            <text:p>['Width: 1.37 m', 'Length: 9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7280002.html</text:p>
          </table:table-cell>
          <table:table-cell office:value-type="string" calcext:value-type="string">
            <text:p>[]</text:p>
          </table:table-cell>
          <table:table-cell office:value-type="string" calcext:value-type="string">
            <text:p>Short shirt in a crinkled weave with a resort collar, buttons down the front, dropped shoulders and short sleeves with sewn-in turn-ups.</text:p>
          </table:table-cell>
          <table:table-cell office:value-type="string" calcext:value-type="string">
            <text:p>['Back: Length: 44.8 cm (Size M/T)', 'Shoulder: Width: 47.1 cm (Size M/T)', 'Sleeve: Length: 20.4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96 cm', 'Length: 41 cm']</text:p>
          </table:table-cell>
          <table:table-cell office:value-type="string" calcext:value-type="string">
            <text:p>['Width: 1.04 m', 'Length: 41 cm']</text:p>
          </table:table-cell>
          <table:table-cell office:value-type="string" calcext:value-type="string">
            <text:p>['Width: 1.12 m', 'Length: 42 cm']</text:p>
          </table:table-cell>
          <table:table-cell office:value-type="string" calcext:value-type="string">
            <text:p>['Width: 1.20 m', 'Length: 43 cm']</text:p>
          </table:table-cell>
          <table:table-cell office:value-type="string" calcext:value-type="string">
            <text:p>['Width: 1.32 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Width: 92 cm', 'Length: 41 cm']</text:p>
          </table:table-cell>
          <table:table-cell table:number-columns-repeated="21"/>
        </table:table-row>
        <table:table-row table:style-name="ro1">
          <table:table-cell office:value-type="string" calcext:value-type="string">
            <text:p>https://www2.hm.com/en_in/productpage.1173320002.html</text:p>
          </table:table-cell>
          <table:table-cell office:value-type="string" calcext:value-type="string">
            <text:p>[]</text:p>
          </table:table-cell>
          <table:table-cell office:value-type="string" calcext:value-type="string">
            <text:p>Oversized shirt in a shimmering viscose jacquard weave. Collar and buttons down the front, a double-layered yoke at the back and gently forward-facing shoulder seams. Dropped shoulders and long, wide sleeves. Rounded hem.</text:p>
          </table:table-cell>
          <table:table-cell office:value-type="string" calcext:value-type="string">
            <text:p>['Sleeve: Length: 57.7 cm (Size M/T)', 'Shoulder: Width: 58.4 cm (Size M/T)', 'Back: Length: 79.6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18 m', 'Length: 75 cm']</text:p>
          </table:table-cell>
          <table:table-cell office:value-type="string" calcext:value-type="string">
            <text:p>['Width: 1.26 m', 'Length: 76 cm']</text:p>
          </table:table-cell>
          <table:table-cell office:value-type="string" calcext:value-type="string">
            <text:p>['Width: 1.32 m', 'Length: 77 cm']</text:p>
          </table:table-cell>
          <table:table-cell office:value-type="string" calcext:value-type="string">
            <text:p>['Width: 1.38 m', 'Length: 78 cm']</text:p>
          </table:table-cell>
          <table:table-cell office:value-type="string" calcext:value-type="string">
            <text:p>['Width: 1.48 m', 'Length: 7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033497009.html</text:p>
          </table:table-cell>
          <table:table-cell office:value-type="string" calcext:value-type="string">
            <text:p>[]</text:p>
          </table:table-cell>
          <table:table-cell office:value-type="string" calcext:value-type="string">
            <text:p>Short-sleeved blouse in a viscose and cotton weave with a small, gathered stand-up collar and a deep V-neck at the front.</text:p>
          </table:table-cell>
          <table:table-cell office:value-type="string" calcext:value-type="string">
            <text:p>Back: Length: 67.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tand-up collar</text:p>
          </table:table-cell>
          <table:table-cell office:value-type="string" calcext:value-type="string">
            <text:p>['Deep neckline', 'V-neck']</text:p>
          </table:table-cell>
          <table:table-cell office:value-type="string" calcext:value-type="string">
            <text:p>['Blue', 'Solid colour']</text:p>
          </table:table-cell>
          <table:table-cell/>
          <table:table-cell office:value-type="string" calcext:value-type="string">
            <text:p>Rs. 9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07 m', 'Length: 62 cm']</text:p>
          </table:table-cell>
          <table:table-cell office:value-type="string" calcext:value-type="string">
            <text:p>['Width: 1.15 m', 'Length: 63 cm']</text:p>
          </table:table-cell>
          <table:table-cell office:value-type="string" calcext:value-type="string">
            <text:p>['Width: 1.23 m', 'Length: 64 cm']</text:p>
          </table:table-cell>
          <table:table-cell office:value-type="string" calcext:value-type="string">
            <text:p>['Width: 1.32 m', 'Length: 65 cm']</text:p>
          </table:table-cell>
          <table:table-cell office:value-type="string" calcext:value-type="string">
            <text:p>['Width: 1.44 m', 'Length: 66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2">
          <table:table-cell office:value-type="string" calcext:value-type="string">
            <text:p>https://www2.hm.com/en_in/productpage.1183887001.html</text:p>
          </table:table-cell>
          <table:table-cell office:value-type="string" calcext:value-type="string">
            <text:p>['Cotton']</text:p>
          </table:table-cell>
          <table:table-cell office:value-type="string" calcext:value-type="string">
            <text:p>Short blouse in a cotton weave with a round neckline and a keyhole opening with a button at the back of the neck. Scallop-edged frill trims with broderie anglaise over the shoulders that continue down the front and back. Gently flared peplum with broderie anglaise and a scalloped edge at the hem.</text:p>
          </table:table-cell>
          <table:table-cell office:value-type="string" calcext:value-type="string">
            <text:p>['Back: Length: 56.5 cm (Size M/T)', 'Shoulder: Width: 35.6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Round neck</text:p>
          </table:table-cell>
          <table:table-cell office:value-type="string" calcext:value-type="string">
            <text:p>['Blue/White', 'Striped']</text:p>
          </table:table-cell>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88 cm', 'Length: 52 cm']</text:p>
          </table:table-cell>
          <table:table-cell office:value-type="string" calcext:value-type="string">
            <text:p>['Width: 96 cm', 'Length: 53 cm']</text:p>
          </table:table-cell>
          <table:table-cell office:value-type="string" calcext:value-type="string">
            <text:p>['Width: 1.04 m', 'Length: 54 cm']</text:p>
          </table:table-cell>
          <table:table-cell office:value-type="string" calcext:value-type="string">
            <text:p>['Width: 1.12 m', 'Length: 55 cm']</text:p>
          </table:table-cell>
          <table:table-cell office:value-type="string" calcext:value-type="string">
            <text:p>['Width: 1.25 m', 'Length: 56 cm']</text:p>
          </table:table-cell>
          <table:table-cell office:value-type="string" calcext:value-type="string">
            <text:p>1 N</text:p>
          </table:table-cell>
          <table:table-cell office:value-type="string" calcext:value-type="string">
            <text:p>GLOBAL MODE AND ACCESSORIES PVT. LTD.</text:p>
            <text:p>D 34, Sector 63,, 201301, Noid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Keyhole', 'Peplum']</text:p>
          </table:table-cell>
          <table:table-cell table:number-columns-repeated="26"/>
        </table:table-row>
        <table:table-row table:style-name="ro1">
          <table:table-cell office:value-type="string" calcext:value-type="string">
            <text:p>https://www2.hm.com/en_in/productpage.1103420008.html</text:p>
          </table:table-cell>
          <table:table-cell office:value-type="string" calcext:value-type="string">
            <text:p>['Chiffon']</text:p>
          </table:table-cell>
          <table:table-cell office:value-type="string" calcext:value-type="string">
            <text:p>Shirt in a crinkled chiffon weave with a collar and buttons down the front. Relaxed fit with dropped shoulders, long sleeves with buttoned cuffs and a rounded hem. Slightly longer at the back.</text:p>
          </table:table-cell>
          <table:table-cell office:value-type="string" calcext:value-type="string">
            <text:p>['Back: Length: 27.1 cm (Size M/T)', 'Sleeve: Length: 56.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table:number-columns-repeated="2"/>
          <table:table-cell office:value-type="string" calcext:value-type="string">
            <text:p>['Yellow',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8432002.html</text:p>
          </table:table-cell>
          <table:table-cell office:value-type="string" calcext:value-type="string">
            <text:p>['Linen']</text:p>
          </table:table-cell>
          <table:table-cell office:value-type="string" calcext:value-type="string">
            <text:p>Boxy-style, cropped shirt in airy linen poplin with a collar and buttons down the front. Loose fit with dropped shoulders and short, wide sleeves.</text:p>
          </table:table-cell>
          <table:table-cell office:value-type="string" calcext:value-type="string">
            <text:p>['Sleeve: Length: 21.0 cm (Size M/T)', 'Back: Length: 49.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Bright orange',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202439002.html</text:p>
          </table:table-cell>
          <table:table-cell office:value-type="string" calcext:value-type="string">
            <text:p>[]</text:p>
          </table:table-cell>
          <table:table-cell office:value-type="string" calcext:value-type="string">
            <text:p>Fitted blouse in a sheer weave made from a lyocell blend with voluminous flounces down the front and back. Long sleeves and a deep V-neckline with narrow, horizontal ties at the back of the neck. Unlined.</text:p>
          </table:table-cell>
          <table:table-cell office:value-type="string" calcext:value-type="string">
            <text:p>Sleeve: Length: 60.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V-neck</text:p>
          </table:table-cell>
          <table:table-cell office:value-type="string" calcext:value-type="string">
            <text:p>['Lilac', 'Solid colour']</text:p>
          </table:table-cell>
          <table:table-cell/>
          <table:table-cell office:value-type="string" calcext:value-type="string">
            <text:p>Rs. 3,999.00incl. of all taxes</text:p>
          </table:table-cell>
          <table:table-cell office:value-type="string" calcext:value-type="string">
            <text:p>Turkey/Türkiye</text:p>
          </table:table-cell>
          <table:table-cell office:value-type="string" calcext:value-type="string">
            <text:p>Blouse</text:p>
          </table:table-cell>
          <table:table-cell office:value-type="string" calcext:value-type="string">
            <text:p>['Width: 83 cm', 'Length: 23 cm']</text:p>
          </table:table-cell>
          <table:table-cell office:value-type="string" calcext:value-type="string">
            <text:p>['Width: 91 cm', 'Length: 24 cm']</text:p>
          </table:table-cell>
          <table:table-cell office:value-type="string" calcext:value-type="string">
            <text:p>['Width: 99 cm', 'Length: 25 cm']</text:p>
          </table:table-cell>
          <table:table-cell office:value-type="string" calcext:value-type="string">
            <text:p>['Width: 1.07 m', 'Length: 26 cm']</text:p>
          </table:table-cell>
          <table:table-cell office:value-type="string" calcext:value-type="string">
            <text:p>['Width: 1.19 m', 'Length: 2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6972002.html</text:p>
          </table:table-cell>
          <table:table-cell office:value-type="string" calcext:value-type="string">
            <text:p>['Linen']</text:p>
          </table:table-cell>
          <table:table-cell office:value-type="string" calcext:value-type="string">
            <text:p>Loose-fit shirt in airy linen with a collar, buttons down the front and large chest pockets. Double-layered yoke at the back, gently dropped shoulders and short sleeves. Rounded hem.</text:p>
          </table:table-cell>
          <table:table-cell office:value-type="string" calcext:value-type="string">
            <text:p>['Back: Length: 68.0 cm (Size M/T)', 'Sleeve: Length: 28.2 cm (Size M/T)', 'Shoulder: Width: 51.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Johnny collar</text:p>
          </table:table-cell>
          <table:table-cell/>
          <table:table-cell office:value-type="string" calcext:value-type="string">
            <text:p>['Light pistachio green',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3 m', 'Length: 63 cm']</text:p>
          </table:table-cell>
          <table:table-cell office:value-type="string" calcext:value-type="string">
            <text:p>['Width: 1.11 m', 'Length: 64 cm']</text:p>
          </table:table-cell>
          <table:table-cell office:value-type="string" calcext:value-type="string">
            <text:p>['Width: 1.19 m', 'Length: 65 cm']</text:p>
          </table:table-cell>
          <table:table-cell office:value-type="string" calcext:value-type="string">
            <text:p>['Width: 1.27 m', 'Length: 66 cm']</text:p>
          </table:table-cell>
          <table:table-cell office:value-type="string" calcext:value-type="string">
            <text:p>['Width: 1.39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2">
          <table:table-cell office:value-type="string" calcext:value-type="string">
            <text:p>https://www2.hm.com/en_in/productpage.1153870002.html</text:p>
          </table:table-cell>
          <table:table-cell office:value-type="string" calcext:value-type="string">
            <text:p>['Cotton']</text:p>
          </table:table-cell>
          <table:table-cell office:value-type="string" calcext:value-type="string">
            <text:p>Short blouse in an airy cotton weave with embroidered motifs. Round neckline with a small opening and button at the back of the neck and voluminous, elbow-length puff sleeves with wide cuffs. Scalloped-edged hem with a concealed zip at the back.</text:p>
          </table:table-cell>
          <table:table-cell office:value-type="string" calcext:value-type="string">
            <text:p>['Shoulder: Width: 35.6 cm (Size M/T)', 'Sleeve: Length: 43.2 cm (Size M/T)', 'Back: Length: 41.5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Round neck</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Blouse</text:p>
          </table:table-cell>
          <table:table-cell table:number-columns-repeated="5"/>
          <table:table-cell office:value-type="string" calcext:value-type="string">
            <text:p>1 N (1 N)</text:p>
          </table:table-cell>
          <table:table-cell office:value-type="string" calcext:value-type="string">
            <text:p>PARAMOUNT PRODUCTS PVT LTD</text:p>
            <text:p>A-55, OKHLA INDUSTRIAL AREA,,  PHASE-II, , NEW DELHI, 110020, NEW DELHI</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Keyhole</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58927001.html</text:p>
          </table:table-cell>
          <table:table-cell office:value-type="string" calcext:value-type="string">
            <text:p>[]</text:p>
          </table:table-cell>
          <table:table-cell office:value-type="string" calcext:value-type="string">
            <text:p>Slightly shorter shirt in a crinkled weave with a collar and buttons down the front. Gently dropped shoulders and long sleeves with buttoned cuffs.</text:p>
          </table:table-cell>
          <table:table-cell office:value-type="string" calcext:value-type="string">
            <text:p>['Shoulder: Width: 49.5 cm (Size M/T)', 'Sleeve: Length: 59.2 cm (Size M/T)', 'Back: Length: 52.7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table:table-cell office:value-type="string" calcext:value-type="string">
            <text:p>['Cream', 'Solid colour']</text:p>
          </table:table-cell>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34783003.html</text:p>
          </table:table-cell>
          <table:table-cell office:value-type="string" calcext:value-type="string">
            <text:p>[]</text:p>
          </table:table-cell>
          <table:table-cell office:value-type="string" calcext:value-type="string">
            <text:p>Shirt in a cotton weave containing some linen with a collar and buttons down the front. Loose fit with gently dropped shoulders, short sleeves that finish just above the elbows and a patch chest pocket.</text:p>
          </table:table-cell>
          <table:table-cell office:value-type="string" calcext:value-type="string">
            <text:p>['Back: Length: 71.0 cm (Size M/T)', 'Sleeve: Length: 27.2 cm (Size M/T)', 'Shoulder: Width: 49.0 cm (Size M/T)']</text:p>
          </table:table-cell>
          <table:table-cell office:value-type="string" calcext:value-type="string">
            <text:p>Long</text:p>
          </table:table-cell>
          <table:table-cell office:value-type="string" calcext:value-type="string">
            <text:p>Short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Shirt</text:p>
          </table:table-cell>
          <table:table-cell table:number-columns-repeated="5"/>
          <table:table-cell office:value-type="string" calcext:value-type="string">
            <text:p>1 N (1 N)</text:p>
          </table:table-cell>
          <table:table-cell office:value-type="string" calcext:value-type="string">
            <text:p>B.L. INTERNATIONAL (P) LTD.</text:p>
            <text:p>A5 , SECTOR 64, 201301, NOIDA</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1">
          <table:table-cell office:value-type="string" calcext:value-type="string">
            <text:p>https://www2.hm.com/en_in/productpage.1146233003.html</text:p>
          </table:table-cell>
          <table:table-cell office:value-type="string" calcext:value-type="string">
            <text:p>[]</text:p>
          </table:table-cell>
          <table:table-cell office:value-type="string" calcext:value-type="string">
            <text:p>Short blouse in a crisp cotton weave with a sweetheart neckline, shaped cups and short puff sleeves that finish just above the elbows. Narrow elastication around the neckline, over the shoulders and at the cuffs. Concealed zip and hook-and-eye fastener at one side, a rounded hem at the front and a straight-cut hem at the back. Slightly longer at the front. Partly lined.</text:p>
          </table:table-cell>
          <table:table-cell office:value-type="string" calcext:value-type="string">
            <text:p>Sleeve: Length: 42.3 cm (Size 40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Sweetheart neckline</text:p>
          </table:table-cell>
          <table:table-cell office:value-type="string" calcext:value-type="string">
            <text:p>['Light green/White', 'Check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Puff sleeve</text:p>
          </table:table-cell>
          <table:table-cell table:number-columns-repeated="23"/>
        </table:table-row>
        <table:table-row table:style-name="ro2">
          <table:table-cell office:value-type="string" calcext:value-type="string">
            <text:p>https://www2.hm.com/en_in/productpage.1161423003.html</text:p>
          </table:table-cell>
          <table:table-cell office:value-type="string" calcext:value-type="string">
            <text:p>['Cotton']</text:p>
          </table:table-cell>
          <table:table-cell office:value-type="string" calcext:value-type="string">
            <text:p>Slightly shorter, off-the-shoulder top in a soft cotton weave with short sleeves. Loose fit with narrow elastication and a small frill trim at the top and cuffs.</text:p>
          </table:table-cell>
          <table:table-cell office:value-type="string" calcext:value-type="string">
            <text:p>['Sleeve: Length: 33.0 cm (Size M/T)', 'Back: Length: 49.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table:number-columns-repeated="2"/>
          <table:table-cell office:value-type="string" calcext:value-type="string">
            <text:p>['Cerise',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23 m', 'Length: 45 cm']</text:p>
          </table:table-cell>
          <table:table-cell office:value-type="string" calcext:value-type="string">
            <text:p>['Width: 1.31 m', 'Length: 46 cm']</text:p>
          </table:table-cell>
          <table:table-cell office:value-type="string" calcext:value-type="string">
            <text:p>['Width: 1.39 m', 'Length: 47 cm']</text:p>
          </table:table-cell>
          <table:table-cell office:value-type="string" calcext:value-type="string">
            <text:p>['Width: 1.47 m', 'Length: 48 cm']</text:p>
          </table:table-cell>
          <table:table-cell office:value-type="string" calcext:value-type="string">
            <text:p>['Width: 1.59 m', 'Length: 49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Off-the-shoulder</text:p>
          </table:table-cell>
          <table:table-cell table:number-columns-repeated="26"/>
        </table:table-row>
        <table:table-row table:style-name="ro1">
          <table:table-cell office:value-type="string" calcext:value-type="string">
            <text:p>https://www2.hm.com/en_in/productpage.1153520006.html</text:p>
          </table:table-cell>
          <table:table-cell office:value-type="string" calcext:value-type="string">
            <text:p>[]</text:p>
          </table:table-cell>
          <table:table-cell office:value-type="string" calcext:value-type="string">
            <text:p>Short, boho-chic blouse in a sheer crêpe weave with a V-shaped neckline and an open front with two pairs of narrow ties. Flounce around the neckline that continues down the front. Long sleeves with a slit and narrow ties at the cuffs creating a balloon shape. Unlined.</text:p>
          </table:table-cell>
          <table:table-cell office:value-type="string" calcext:value-type="string">
            <text:p>['Shoulder: Width: 39.6 cm (Size M/T)', 'Back: Length: 40.2 cm (Size M/T)', 'Sleeve: Length: 64.9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table:table-cell office:value-type="string" calcext:value-type="string">
            <text:p>V-neck</text:p>
          </table:table-cell>
          <table:table-cell office:value-type="string" calcext:value-type="string">
            <text:p>['Light green',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45 cm', 'Length: 36 cm']</text:p>
          </table:table-cell>
          <table:table-cell office:value-type="string" calcext:value-type="string">
            <text:p>['Width: 48 cm', 'Length: 37 cm']</text:p>
          </table:table-cell>
          <table:table-cell office:value-type="string" calcext:value-type="string">
            <text:p>['Width: 52 cm', 'Length: 37 cm']</text:p>
          </table:table-cell>
          <table:table-cell office:value-type="string" calcext:value-type="string">
            <text:p>['Width: 55 cm', 'Length: 38 cm']</text:p>
          </table:table-cell>
          <table:table-cell office:value-type="string" calcext:value-type="string">
            <text:p>['Width: 60 cm', 'Length: 3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61644001.html</text:p>
          </table:table-cell>
          <table:table-cell office:value-type="string" calcext:value-type="string">
            <text:p>[]</text:p>
          </table:table-cell>
          <table:table-cell office:value-type="string" calcext:value-type="string">
            <text:p>Crop top in a linen and viscose weave with a square neckline, short puff sleeves and narrow elastication around the neckline, sleeves and hem. Lined.</text:p>
          </table:table-cell>
          <table:table-cell/>
          <table:table-cell office:value-type="string" calcext:value-type="string">
            <text:p>Cropped</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Square neckline</text:p>
          </table:table-cell>
          <table:table-cell office:value-type="string" calcext:value-type="string">
            <text:p>['Orang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Crop top</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15062004.html</text:p>
          </table:table-cell>
          <table:table-cell office:value-type="string" calcext:value-type="string">
            <text:p>[]</text:p>
          </table:table-cell>
          <table:table-cell office:value-type="string" calcext:value-type="string">
            <text:p>Slightly longer shirt in cotton poplin with a pointed collar and buttons down the front. Relaxed fit with gently dropped shoulders and long sleeves with buttoned cuffs. Tapered waist with pleats and flat felled seams at the front and a smocked section at the back to create a defined silhouette. Rounded hem.</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Relaxed fit</text:p>
          </table:table-cell>
          <table:table-cell table:number-columns-repeated="2"/>
          <table:table-cell office:value-type="string" calcext:value-type="string">
            <text:p>['Light pin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mocking</text:p>
          </table:table-cell>
          <table:table-cell table:number-columns-repeated="26"/>
        </table:table-row>
        <table:table-row table:style-name="ro1">
          <table:table-cell office:value-type="string" calcext:value-type="string">
            <text:p>https://www2.hm.com/en_in/productpage.1168432001.html</text:p>
          </table:table-cell>
          <table:table-cell office:value-type="string" calcext:value-type="string">
            <text:p>['Linen']</text:p>
          </table:table-cell>
          <table:table-cell office:value-type="string" calcext:value-type="string">
            <text:p>Boxy-style, cropped shirt in airy linen poplin with a collar and buttons down the front. Loose fit with dropped shoulders and short, wide sleeves.</text:p>
          </table:table-cell>
          <table:table-cell office:value-type="string" calcext:value-type="string">
            <text:p>['Sleeve: Length: 21.0 cm (Size M/T)', 'Back: Length: 49.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Light beige',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6 m', 'Length: 45 cm']</text:p>
          </table:table-cell>
          <table:table-cell office:value-type="string" calcext:value-type="string">
            <text:p>['Width: 1.14 m', 'Length: 46 cm']</text:p>
          </table:table-cell>
          <table:table-cell office:value-type="string" calcext:value-type="string">
            <text:p>['Width: 1.23 m', 'Length: 47 cm']</text:p>
          </table:table-cell>
          <table:table-cell office:value-type="string" calcext:value-type="string">
            <text:p>['Width: 1.30 m', 'Length: 48 cm']</text:p>
          </table:table-cell>
          <table:table-cell office:value-type="string" calcext:value-type="string">
            <text:p>['Width: 1.42 m', 'Length: 4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2">
          <table:table-cell office:value-type="string" calcext:value-type="string">
            <text:p>https://www2.hm.com/en_in/productpage.1184787002.html</text:p>
          </table:table-cell>
          <table:table-cell office:value-type="string" calcext:value-type="string">
            <text:p>[]</text:p>
          </table:table-cell>
          <table:table-cell office:value-type="string" calcext:value-type="string">
            <text:p>Blouse in an airy cotton weave with a round neckline and a keyhole opening with a concealed button at the back of the neck. Narrow, scalloped frill trim around the neckline and flutter sleeves in broderie anglaise.</text:p>
          </table:table-cell>
          <table:table-cell office:value-type="string" calcext:value-type="string">
            <text:p>Back: Length: 54.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Frilled collar</text:p>
          </table:table-cell>
          <table:table-cell office:value-type="string" calcext:value-type="string">
            <text:p>Round neck</text:p>
          </table:table-cell>
          <table:table-cell office:value-type="string" calcext:value-type="string">
            <text:p>['Light blue', 'Solid colour']</text:p>
          </table:table-cell>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86 cm', 'Length: 49 cm']</text:p>
          </table:table-cell>
          <table:table-cell office:value-type="string" calcext:value-type="string">
            <text:p>['Width: 94 cm', 'Length: 50 cm']</text:p>
          </table:table-cell>
          <table:table-cell office:value-type="string" calcext:value-type="string">
            <text:p>['Width: 1.02 m', 'Length: 51 cm']</text:p>
          </table:table-cell>
          <table:table-cell office:value-type="string" calcext:value-type="string">
            <text:p>['Width: 1.10 m', 'Length: 52 cm']</text:p>
          </table:table-cell>
          <table:table-cell office:value-type="string" calcext:value-type="string">
            <text:p>['Width: 1.22 m', 'Length: 53 cm']</text:p>
          </table:table-cell>
          <table:table-cell office:value-type="string" calcext:value-type="string">
            <text:p>1 N</text:p>
          </table:table-cell>
          <table:table-cell office:value-type="string" calcext:value-type="string">
            <text:p>VAMANI OVERSEAS PVT LTD</text:p>
            <text:p>PLOT NO 169, , SECTOR 24, 121005, FARIDABAD</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Keyhole</text:p>
          </table:table-cell>
          <table:table-cell table:number-columns-repeated="2"/>
          <table:table-cell office:value-type="string" calcext:value-type="string">
            <text:p>Flutter sleeve</text:p>
          </table:table-cell>
          <table:table-cell table:number-columns-repeated="23"/>
        </table:table-row>
        <table:table-row table:style-name="ro1">
          <table:table-cell office:value-type="string" calcext:value-type="string">
            <text:p>https://www2.hm.com/en_in/productpage.1058018010.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tand-up collar</text:p>
          </table:table-cell>
          <table:table-cell office:value-type="string" calcext:value-type="string">
            <text:p>V-neck</text:p>
          </table:table-cell>
          <table:table-cell office:value-type="string" calcext:value-type="string">
            <text:p>['Dark khaki gree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26584011.html</text:p>
          </table:table-cell>
          <table:table-cell office:value-type="string" calcext:value-type="string">
            <text:p>[]</text:p>
          </table:table-cell>
          <table:table-cell office:value-type="string" calcext:value-type="string">
            <text:p>Blouse in an airy crêpe weave. Small, frill-trimmed stand-up collar with narrow ties and a V-shaped opening at the front. Long, voluminous balloon sleeves in a raglan cut with narrow, covered elastication at the cuffs. Unlined.</text:p>
          </table:table-cell>
          <table:table-cell office:value-type="string" calcext:value-type="string">
            <text:p>['Back: Length: 66.3 cm (Size M/T)', 'Sleeve: Length: 74.3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Frilled collar', 'Stand-up collar']</text:p>
          </table:table-cell>
          <table:table-cell office:value-type="string" calcext:value-type="string">
            <text:p>V-neck</text:p>
          </table:table-cell>
          <table:table-cell office:value-type="string" calcext:value-type="string">
            <text:p>['Light beige/Black', 'Patterned', 'Seashells']</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05 m', 'Length: 62 cm']</text:p>
          </table:table-cell>
          <table:table-cell office:value-type="string" calcext:value-type="string">
            <text:p>['Width: 1.13 m', 'Length: 63 cm']</text:p>
          </table:table-cell>
          <table:table-cell office:value-type="string" calcext:value-type="string">
            <text:p>['Width: 1.19 m', 'Length: 64 cm']</text:p>
          </table:table-cell>
          <table:table-cell office:value-type="string" calcext:value-type="string">
            <text:p>['Width: 1.26 m', 'Length: 65 cm']</text:p>
          </table:table-cell>
          <table:table-cell office:value-type="string" calcext:value-type="string">
            <text:p>['Width: 1.36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1.46 m', 'Length: 67 cm']</text:p>
          </table:table-cell>
          <table:table-cell/>
          <table:table-cell office:value-type="string" calcext:value-type="string">
            <text:p>['Width: 1.56 m', 'Length: 68 cm']</text:p>
          </table:table-cell>
          <table:table-cell office:value-type="string" calcext:value-type="string">
            <text:p>['Width: 1.67 m', 'Length: 69 cm']</text:p>
          </table:table-cell>
          <table:table-cell office:value-type="string" calcext:value-type="string">
            <text:p>['Balloon sleeve', 'Raglan sleeve']</text:p>
          </table:table-cell>
          <table:table-cell table:number-columns-repeated="23"/>
        </table:table-row>
        <table:table-row table:style-name="ro1">
          <table:table-cell office:value-type="string" calcext:value-type="string">
            <text:p>https://www2.hm.com/en_in/productpage.1134735004.html</text:p>
          </table:table-cell>
          <table:table-cell office:value-type="string" calcext:value-type="string">
            <text:p>['Cotton']</text:p>
          </table:table-cell>
          <table:table-cell office:value-type="string" calcext:value-type="string">
            <text:p>Oversized shirt in crisp cotton poplin with a button-down collar, buttons down the front and a yoke at the back. Dropped shoulders, long sleeves with buttoned cuffs, a patch chest pocket with a button, and a rounded hem.</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Button-down collar</text:p>
          </table:table-cell>
          <table:table-cell/>
          <table:table-cell office:value-type="string" calcext:value-type="string">
            <text:p>['Orang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058018011.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tand-up collar</text:p>
          </table:table-cell>
          <table:table-cell office:value-type="string" calcext:value-type="string">
            <text:p>V-neck</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8432003.html</text:p>
          </table:table-cell>
          <table:table-cell office:value-type="string" calcext:value-type="string">
            <text:p>['Linen']</text:p>
          </table:table-cell>
          <table:table-cell office:value-type="string" calcext:value-type="string">
            <text:p>Boxy-style, cropped shirt in airy linen poplin with a collar and buttons down the front. Loose fit with dropped shoulders and short, wide sleeves.</text:p>
          </table:table-cell>
          <table:table-cell office:value-type="string" calcext:value-type="string">
            <text:p>['Sleeve: Length: 21.0 cm (Size M/T)', 'Back: Length: 49.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Green', 'Solid colour']</text:p>
          </table:table-cell>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6 m', 'Length: 45 cm']</text:p>
          </table:table-cell>
          <table:table-cell office:value-type="string" calcext:value-type="string">
            <text:p>['Width: 1.14 m', 'Length: 46 cm']</text:p>
          </table:table-cell>
          <table:table-cell office:value-type="string" calcext:value-type="string">
            <text:p>['Width: 1.22 m', 'Length: 47 cm']</text:p>
          </table:table-cell>
          <table:table-cell office:value-type="string" calcext:value-type="string">
            <text:p>['Width: 1.30 m', 'Length: 48 cm']</text:p>
          </table:table-cell>
          <table:table-cell office:value-type="string" calcext:value-type="string">
            <text:p>['Width: 1.42 m', 'Length: 4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2">
          <table:table-cell office:value-type="string" calcext:value-type="string">
            <text:p>https://www2.hm.com/en_in/productpage.1178433001.html</text:p>
          </table:table-cell>
          <table:table-cell office:value-type="string" calcext:value-type="string">
            <text:p>[]</text:p>
          </table:table-cell>
          <table:table-cell office:value-type="string" calcext:value-type="string">
            <text:p>Loose-fit blouse in an airy cotton weave with broderie anglaise. V-shaped opening at the front and a spaghetti drawstring around the neckline. 3/4-length balloon sleeves in a raglan cut with narrow elastication at the cuffs. Scalloped frill trim around the neckline and cuffs.</text:p>
          </table:table-cell>
          <table:table-cell office:value-type="string" calcext:value-type="string">
            <text:p>['Sleeve: Length: 60.0 cm (Size M/T)', 'Back: Length: 56.0 cm (Size M/T)']</text:p>
          </table:table-cell>
          <table:table-cell office:value-type="string" calcext:value-type="string">
            <text:p>Regular length</text:p>
          </table:table-cell>
          <table:table-cell office:value-type="string" calcext:value-type="string">
            <text:p>3/4 sleeve</text:p>
          </table:table-cell>
          <table:table-cell office:value-type="string" calcext:value-type="string">
            <text:p>Loose fit</text:p>
          </table:table-cell>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2,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08 m', 'Length: 52 cm']</text:p>
          </table:table-cell>
          <table:table-cell office:value-type="string" calcext:value-type="string">
            <text:p>['Width: 1.15 m', 'Length: 53 cm']</text:p>
          </table:table-cell>
          <table:table-cell office:value-type="string" calcext:value-type="string">
            <text:p>['Width: 1.22 m', 'Length: 54 cm']</text:p>
          </table:table-cell>
          <table:table-cell office:value-type="string" calcext:value-type="string">
            <text:p>['Width: 1.29 m', 'Length: 55 cm']</text:p>
          </table:table-cell>
          <table:table-cell office:value-type="string" calcext:value-type="string">
            <text:p>['Width: 1.40 m', 'Length: 56 cm']</text:p>
          </table:table-cell>
          <table:table-cell office:value-type="string" calcext:value-type="string">
            <text:p>1 N</text:p>
          </table:table-cell>
          <table:table-cell office:value-type="string" calcext:value-type="string">
            <text:p>PARAMOUNT PRODUCTS PVT LTD</text:p>
            <text:p>A-55, OKHLA INDUSTRIAL AREA,,  PHASE-II, , NEW DELHI, 110020, NEW DELHI</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office:value-type="string" calcext:value-type="string">
            <text:p>['Width: 1.50 m', 'Length: 57 cm']</text:p>
          </table:table-cell>
          <table:table-cell office:value-type="string" calcext:value-type="string">
            <text:p>Keyhole</text:p>
          </table:table-cell>
          <table:table-cell office:value-type="string" calcext:value-type="string">
            <text:p>['Width: 1.60 m', 'Length: 58 cm']</text:p>
          </table:table-cell>
          <table:table-cell office:value-type="string" calcext:value-type="string">
            <text:p>['Width: 1.70 m', 'Length: 59 cm']</text:p>
          </table:table-cell>
          <table:table-cell office:value-type="string" calcext:value-type="string">
            <text:p>['Balloon sleeve', 'Raglan sleeve']</text:p>
          </table:table-cell>
          <table:table-cell table:number-columns-repeated="23"/>
        </table:table-row>
        <table:table-row table:style-name="ro2">
          <table:table-cell office:value-type="string" calcext:value-type="string">
            <text:p>https://www2.hm.com/en_in/productpage.1164606002.html</text:p>
          </table:table-cell>
          <table:table-cell office:value-type="string" calcext:value-type="string">
            <text:p>[]</text:p>
          </table:table-cell>
          <table:table-cell office:value-type="string" calcext:value-type="string">
            <text:p>Blouse in a cotton weave with a deep, V-shaped neckline. Buttons and wide, scalloped trims with broderie anglaise down the front. 3/4-length balloon sleeves that have a scallop-edged cuff with a slit and button.</text:p>
          </table:table-cell>
          <table:table-cell office:value-type="string" calcext:value-type="string">
            <text:p>['Shoulder: Width: 39.6 cm (Size M/T)', 'Sleeve: Length: 45.4 cm (Size M/T)', 'Back: Length: 51.0 cm (Size M/T)']</text:p>
          </table:table-cell>
          <table:table-cell office:value-type="string" calcext:value-type="string">
            <text:p>Regular length</text:p>
          </table:table-cell>
          <table:table-cell office:value-type="string" calcext:value-type="string">
            <text:p>3/4 sleeve</text:p>
          </table:table-cell>
          <table:table-cell office:value-type="string" calcext:value-type="string">
            <text:p>Regular fit</text:p>
          </table:table-cell>
          <table:table-cell/>
          <table:table-cell office:value-type="string" calcext:value-type="string">
            <text:p>['Deep neckline', 'V-neck']</text:p>
          </table:table-cell>
          <table:table-cell office:value-type="string" calcext:value-type="string">
            <text:p>['White', 'Solid colour']</text:p>
          </table:table-cell>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88 cm', 'Length: 46 cm']</text:p>
          </table:table-cell>
          <table:table-cell office:value-type="string" calcext:value-type="string">
            <text:p>['Width: 96 cm', 'Length: 47 cm']</text:p>
          </table:table-cell>
          <table:table-cell office:value-type="string" calcext:value-type="string">
            <text:p>['Width: 1.04 m', 'Length: 48 cm']</text:p>
          </table:table-cell>
          <table:table-cell office:value-type="string" calcext:value-type="string">
            <text:p>['Width: 1.13 m', 'Length: 49 cm']</text:p>
          </table:table-cell>
          <table:table-cell office:value-type="string" calcext:value-type="string">
            <text:p>['Width: 1.25 m', 'Length: 50 cm']</text:p>
          </table:table-cell>
          <table:table-cell office:value-type="string" calcext:value-type="string">
            <text:p>1 N</text:p>
          </table:table-cell>
          <table:table-cell office:value-type="string" calcext:value-type="string">
            <text:p>VAMANI OVERSEAS PVT LTD</text:p>
            <text:p>PLOT NO 169, , SECTOR 24, 121005, FARIDABAD</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Slit</text:p>
          </table:table-cell>
          <table:table-cell table:number-columns-repeated="2"/>
          <table:table-cell office:value-type="string" calcext:value-type="string">
            <text:p>Balloon sleeve</text:p>
          </table:table-cell>
          <table:table-cell table:number-columns-repeated="23"/>
        </table:table-row>
        <table:table-row table:style-name="ro2">
          <table:table-cell office:value-type="string" calcext:value-type="string">
            <text:p>https://www2.hm.com/en_in/productpage.1145525003.html</text:p>
          </table:table-cell>
          <table:table-cell office:value-type="string" calcext:value-type="string">
            <text:p>['Cotton']</text:p>
          </table:table-cell>
          <table:table-cell office:value-type="string" calcext:value-type="string">
            <text:p>Oversized overshirt in a soft cotton weave with a collar, buttons down the front and a yoke with a pleat at the back. Dropped shoulders, long sleeves with buttoned cuffs and a gently rounded hem.</text:p>
          </table:table-cell>
          <table:table-cell office:value-type="string" calcext:value-type="string">
            <text:p>['Sleeve: Length: 53.8 cm (Size M/T)', 'Back: Length: 75.7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Pin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table:number-columns-repeated="5"/>
          <table:table-cell office:value-type="string" calcext:value-type="string">
            <text:p>1 N</text:p>
          </table:table-cell>
          <table:table-cell office:value-type="string" calcext:value-type="string">
            <text:p>Indian Designs Exports Pvt Ltd</text:p>
            <text:p>No. 106/138,, Nagawara Main Road,, 560045, Bangalore</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Overshirt</text:p>
          </table:table-cell>
          <table:table-cell table:number-columns-repeated="26"/>
        </table:table-row>
        <table:table-row table:style-name="ro1">
          <table:table-cell office:value-type="string" calcext:value-type="string">
            <text:p>https://www2.hm.com/en_in/productpage.1161751002.html</text:p>
          </table:table-cell>
          <table:table-cell office:value-type="string" calcext:value-type="string">
            <text:p>[]</text:p>
          </table:table-cell>
          <table:table-cell office:value-type="string" calcext:value-type="string">
            <text:p>Short blouse in a textured weave with a collar and a V-shaped neckline. Wide, elbow-length sleeves and wide ties at the front of the waist.</text:p>
          </table:table-cell>
          <table:table-cell office:value-type="string" calcext:value-type="string">
            <text:p>['Back: Length: 45.0 cm (Size M/T)', 'Sleeve: Length: 22.2 cm (Size M/T)', 'Shoulder: Width: 63.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Johnny collar</text:p>
          </table:table-cell>
          <table:table-cell/>
          <table:table-cell office:value-type="string" calcext:value-type="string">
            <text:p>['Cream/Beig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05 m', 'Length: 40 cm']</text:p>
          </table:table-cell>
          <table:table-cell office:value-type="string" calcext:value-type="string">
            <text:p>['Width: 1.13 m', 'Length: 41 cm']</text:p>
          </table:table-cell>
          <table:table-cell office:value-type="string" calcext:value-type="string">
            <text:p>['Width: 1.19 m', 'Length: 42 cm']</text:p>
          </table:table-cell>
          <table:table-cell office:value-type="string" calcext:value-type="string">
            <text:p>['Width: 1.25 m', 'Length: 43 cm']</text:p>
          </table:table-cell>
          <table:table-cell office:value-type="string" calcext:value-type="string">
            <text:p>['Width: 1.35 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7280001.html</text:p>
          </table:table-cell>
          <table:table-cell office:value-type="string" calcext:value-type="string">
            <text:p>[]</text:p>
          </table:table-cell>
          <table:table-cell office:value-type="string" calcext:value-type="string">
            <text:p>Short shirt in a crinkled weave with a resort collar, buttons down the front, dropped shoulders and short sleeves with sewn-in turn-ups.</text:p>
          </table:table-cell>
          <table:table-cell office:value-type="string" calcext:value-type="string">
            <text:p>['Back: Length: 44.8 cm (Size M/T)', 'Shoulder: Width: 47.1 cm (Size M/T)', 'Sleeve: Length: 20.4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96 cm', 'Length: 41 cm']</text:p>
          </table:table-cell>
          <table:table-cell office:value-type="string" calcext:value-type="string">
            <text:p>['Width: 1.04 m', 'Length: 41 cm']</text:p>
          </table:table-cell>
          <table:table-cell office:value-type="string" calcext:value-type="string">
            <text:p>['Width: 1.12 m', 'Length: 42 cm']</text:p>
          </table:table-cell>
          <table:table-cell office:value-type="string" calcext:value-type="string">
            <text:p>['Width: 1.20 m', 'Length: 43 cm']</text:p>
          </table:table-cell>
          <table:table-cell office:value-type="string" calcext:value-type="string">
            <text:p>['Width: 1.32 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Width: 92 cm', 'Length: 41 cm']</text:p>
          </table:table-cell>
          <table:table-cell table:number-columns-repeated="21"/>
        </table:table-row>
        <table:table-row table:style-name="ro1">
          <table:table-cell office:value-type="string" calcext:value-type="string">
            <text:p>https://www2.hm.com/en_in/productpage.1146946003.html</text:p>
          </table:table-cell>
          <table:table-cell office:value-type="string" calcext:value-type="string">
            <text:p>[]</text:p>
          </table:table-cell>
          <table:table-cell office:value-type="string" calcext:value-type="string">
            <text:p>Short, fitted blouse in woven fabric with a collar and a deep, V-shaped opening at the front. Concealed buttons and pleats at the front to create a gently draped effect. Gently dropped shoulders, long sleeves and wide cuffs with a slit and button.</text:p>
          </table:table-cell>
          <table:table-cell office:value-type="string" calcext:value-type="string">
            <text:p>['Shoulder: Width: 41.6 cm (Size M/T)', 'Back: Length: 41.4 cm (Size M/T)', 'Sleeve: Length: 65.65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V-neck</text:p>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Draped', 'Slit']</text:p>
          </table:table-cell>
          <table:table-cell table:number-columns-repeated="26"/>
        </table:table-row>
        <table:table-row table:style-name="ro1">
          <table:table-cell office:value-type="string" calcext:value-type="string">
            <text:p>https://www2.hm.com/en_in/productpage.1185808001.html</text:p>
          </table:table-cell>
          <table:table-cell office:value-type="string" calcext:value-type="string">
            <text:p>['Cotton']</text:p>
          </table:table-cell>
          <table:table-cell office:value-type="string" calcext:value-type="string">
            <text:p>Shirt in cotton poplin with a collar, buttons down the front and a yoke at the back. Loose fit with dropped shoulders, long sleeves and cuffs with a button. Short slit at each side of the hem and slightly longer at the back.</text:p>
          </table:table-cell>
          <table:table-cell office:value-type="string" calcext:value-type="string">
            <text:p>['Shoulder: Width: 57.0 cm (Size M/T)', 'Sleeve: Length: 55.5 cm (Size M/T)', 'Back: Length: 85.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20 m', 'Length: 79 cm']</text:p>
          </table:table-cell>
          <table:table-cell office:value-type="string" calcext:value-type="string">
            <text:p>['Width: 1.28 m', 'Length: 80 cm']</text:p>
          </table:table-cell>
          <table:table-cell office:value-type="string" calcext:value-type="string">
            <text:p>['Width: 1.36 m', 'Length: 81 cm']</text:p>
          </table:table-cell>
          <table:table-cell office:value-type="string" calcext:value-type="string">
            <text:p>['Width: 1.44 m', 'Length: 82 cm']</text:p>
          </table:table-cell>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38642004.html</text:p>
          </table:table-cell>
          <table:table-cell office:value-type="string" calcext:value-type="string">
            <text:p>[]</text:p>
          </table:table-cell>
          <table:table-cell office:value-type="string" calcext:value-type="string">
            <text:p>Oversized shirt in a cotton weave with a collar, buttons down the front and a yoke with a pleat at the back. Dropped shoulders, long sleeves with buttoned cuffs, and a rounded hem. Longer at the back.</text:p>
          </table:table-cell>
          <table:table-cell office:value-type="string" calcext:value-type="string">
            <text:p>['Sleeve: Length: 57.6 cm (Size M/T)', 'Back: Length: 65.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Pin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46946002.html</text:p>
          </table:table-cell>
          <table:table-cell office:value-type="string" calcext:value-type="string">
            <text:p>[]</text:p>
          </table:table-cell>
          <table:table-cell office:value-type="string" calcext:value-type="string">
            <text:p>Short, fitted blouse in woven fabric with a collar and a deep, V-shaped opening at the front. Concealed buttons and pleats at the front to create a gently draped effect. Gently dropped shoulders, long sleeves and wide cuffs with a slit and button.</text:p>
          </table:table-cell>
          <table:table-cell office:value-type="string" calcext:value-type="string">
            <text:p>['Shoulder: Width: 41.6 cm (Size M/T)', 'Back: Length: 41.4 cm (Size M/T)', 'Sleeve: Length: 65.65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V-neck</text:p>
          </table:table-cell>
          <table:table-cell office:value-type="string" calcext:value-type="string">
            <text:p>['Cerise',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Draped', 'Slit']</text:p>
          </table:table-cell>
          <table:table-cell table:number-columns-repeated="26"/>
        </table:table-row>
        <table:table-row table:style-name="ro2">
          <table:table-cell office:value-type="string" calcext:value-type="string">
            <text:p>https://www2.hm.com/en_in/productpage.1065424008.html</text:p>
          </table:table-cell>
          <table:table-cell office:value-type="string" calcext:value-type="string">
            <text:p>['Cotton']</text:p>
          </table:table-cell>
          <table:table-cell office:value-type="string" calcext:value-type="string">
            <text:p>Short-sleeved blouse in a cotton weave with a collar and V-shaped opening at the top. Gathered seams at the shoulders and back, and a rounded hem. Slightly longer at the back.</text:p>
          </table:table-cell>
          <table:table-cell office:value-type="string" calcext:value-type="string">
            <text:p>['Back: Length: 71.0 cm (Size M/T)', 'Front: Length: 73.3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White',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11 m', 'Length: 66 cm']</text:p>
          </table:table-cell>
          <table:table-cell office:value-type="string" calcext:value-type="string">
            <text:p>['Width: 1.19 m', 'Length: 67 cm']</text:p>
          </table:table-cell>
          <table:table-cell office:value-type="string" calcext:value-type="string">
            <text:p>['Width: 1.27 m', 'Length: 68 cm']</text:p>
          </table:table-cell>
          <table:table-cell office:value-type="string" calcext:value-type="string">
            <text:p>['Width: 1.35 m', 'Length: 69 cm']</text:p>
          </table:table-cell>
          <table:table-cell office:value-type="string" calcext:value-type="string">
            <text:p>['Width: 1.47 m', 'Length: 70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1">
          <table:table-cell office:value-type="string" calcext:value-type="string">
            <text:p>https://www2.hm.com/en_in/productpage.1126584004.html</text:p>
          </table:table-cell>
          <table:table-cell office:value-type="string" calcext:value-type="string">
            <text:p>[]</text:p>
          </table:table-cell>
          <table:table-cell office:value-type="string" calcext:value-type="string">
            <text:p>Blouse in an airy crêpe weave. Small, frill-trimmed stand-up collar with narrow ties and a V-shaped opening at the front. Long, voluminous balloon sleeves in a raglan cut with narrow, covered elastication at the cuffs. Unlined.</text:p>
          </table:table-cell>
          <table:table-cell office:value-type="string" calcext:value-type="string">
            <text:p>['Back: Length: 66.3 cm (Size M/T)', 'Sleeve: Length: 74.3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Frilled collar', 'Stand-up collar']</text:p>
          </table:table-cell>
          <table:table-cell office:value-type="string" calcext:value-type="string">
            <text:p>V-neck</text:p>
          </table:table-cell>
          <table:table-cell office:value-type="string" calcext:value-type="string">
            <text:p>['Light blue/White/Blue',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Balloon sleeve', 'Raglan sleeve']</text:p>
          </table:table-cell>
          <table:table-cell table:number-columns-repeated="23"/>
        </table:table-row>
        <table:table-row table:style-name="ro1">
          <table:table-cell office:value-type="string" calcext:value-type="string">
            <text:p>https://www2.hm.com/en_in/productpage.1069103009.html</text:p>
          </table:table-cell>
          <table:table-cell office:value-type="string" calcext:value-type="string">
            <text:p>['Chiffon']</text:p>
          </table:table-cell>
          <table:table-cell office:value-type="string" calcext:value-type="string">
            <text:p>Blouse in airy chiffon. Relaxed fit with a grandad collar, buttons at the top and elbow-length raglan sleeves. Pleats at the front and back. Partly lined.</text:p>
          </table:table-cell>
          <table:table-cell office:value-type="string" calcext:value-type="string">
            <text:p>['Back: Length: 64.5 cm (Size M/T)', 'Sleeve: Length: 41.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Grandad collar</text:p>
          </table:table-cell>
          <table:table-cell/>
          <table:table-cell office:value-type="string" calcext:value-type="string">
            <text:p>['Apricot',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Raglan sleeve</text:p>
          </table:table-cell>
          <table:table-cell table:number-columns-repeated="23"/>
        </table:table-row>
        <table:table-row table:style-name="ro1">
          <table:table-cell office:value-type="string" calcext:value-type="string">
            <text:p>https://www2.hm.com/en_in/productpage.1179580001.html</text:p>
          </table:table-cell>
          <table:table-cell office:value-type="string" calcext:value-type="string">
            <text:p>[]</text:p>
          </table:table-cell>
          <table:table-cell office:value-type="string" calcext:value-type="string">
            <text:p>Cropped blouse in woven fabric with a slight sheen. Loose fit with a deep V-neckline and long, wide sleeves. Short slits at the hem.</text:p>
          </table:table-cell>
          <table:table-cell office:value-type="string" calcext:value-type="string">
            <text:p>['Sleeve: Length: 64.3 cm (Size M/T)', 'Back: Length: 47.0 cm (Size M/T)']</text:p>
          </table:table-cell>
          <table:table-cell office:value-type="string" calcext:value-type="string">
            <text:p>Cropped</text:p>
          </table:table-cell>
          <table:table-cell office:value-type="string" calcext:value-type="string">
            <text:p>Sleeveless</text:p>
          </table:table-cell>
          <table:table-cell office:value-type="string" calcext:value-type="string">
            <text:p>Loose fit</text:p>
          </table:table-cell>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1.46 m', 'Length: 44 cm']</text:p>
          </table:table-cell>
          <table:table-cell office:value-type="string" calcext:value-type="string">
            <text:p>['Width: 1.54 m', 'Length: 45 cm']</text:p>
          </table:table-cell>
          <table:table-cell office:value-type="string" calcext:value-type="string">
            <text:p>['Width: 1.59 m', 'Length: 46 cm']</text:p>
          </table:table-cell>
          <table:table-cell office:value-type="string" calcext:value-type="string">
            <text:p>['Width: 1.65 m', 'Length: 47 cm']</text:p>
          </table:table-cell>
          <table:table-cell office:value-type="string" calcext:value-type="string">
            <text:p>['Width: 1.74 m', 'Length: 48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Crop top', 'Slit']</text:p>
          </table:table-cell>
          <table:table-cell table:number-columns-repeated="26"/>
        </table:table-row>
        <table:table-row table:style-name="ro1">
          <table:table-cell office:value-type="string" calcext:value-type="string">
            <text:p>https://www2.hm.com/en_in/productpage.1173260001.html</text:p>
          </table:table-cell>
          <table:table-cell office:value-type="string" calcext:value-type="string">
            <text:p>['Linen']</text:p>
          </table:table-cell>
          <table:table-cell office:value-type="string" calcext:value-type="string">
            <text:p>Longer, oversized shirt in airy linen with decorative, gold-coloured buttons. Collar, buttons down the front and a yoke with a box pleat at the back. Dropped shoulders and long sleeves with a slit and buttons at the cuffs. Straight-cut hem with a slit at the sides.</text:p>
          </table:table-cell>
          <table:table-cell office:value-type="string" calcext:value-type="string">
            <text:p>['Back: Length: 82.8 cm (Size M/T)', 'Sleeve: Length: 48.4 cm (Size M/T)', 'Shoulder: Width: 71.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2,9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42 m', 'Length: 78 cm']</text:p>
          </table:table-cell>
          <table:table-cell office:value-type="string" calcext:value-type="string">
            <text:p>['Width: 1.50 m', 'Length: 79 cm']</text:p>
          </table:table-cell>
          <table:table-cell office:value-type="string" calcext:value-type="string">
            <text:p>['Width: 1.56 m', 'Length: 80 cm']</text:p>
          </table:table-cell>
          <table:table-cell office:value-type="string" calcext:value-type="string">
            <text:p>['Width: 1.62 m', 'Length: 81 cm']</text:p>
          </table:table-cell>
          <table:table-cell office:value-type="string" calcext:value-type="string">
            <text:p>['Width: 1.72 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5"/>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202439001.html</text:p>
          </table:table-cell>
          <table:table-cell office:value-type="string" calcext:value-type="string">
            <text:p>[]</text:p>
          </table:table-cell>
          <table:table-cell office:value-type="string" calcext:value-type="string">
            <text:p>Fitted blouse in a sheer weave made from a lyocell blend with voluminous flounces down the front and back. Long sleeves and a deep V-neckline with narrow, horizontal ties at the back of the neck. Unlined.</text:p>
          </table:table-cell>
          <table:table-cell office:value-type="string" calcext:value-type="string">
            <text:p>Sleeve: Length: 60.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V-neck</text:p>
          </table:table-cell>
          <table:table-cell office:value-type="string" calcext:value-type="string">
            <text:p>['White', 'Solid colour']</text:p>
          </table:table-cell>
          <table:table-cell/>
          <table:table-cell office:value-type="string" calcext:value-type="string">
            <text:p>Rs. 3,999.00incl. of all taxes</text:p>
          </table:table-cell>
          <table:table-cell office:value-type="string" calcext:value-type="string">
            <text:p>Turkey/Türkiye</text:p>
          </table:table-cell>
          <table:table-cell office:value-type="string" calcext:value-type="string">
            <text:p>Blouse</text:p>
          </table:table-cell>
          <table:table-cell office:value-type="string" calcext:value-type="string">
            <text:p>['Width: 83 cm', 'Length: 23 cm']</text:p>
          </table:table-cell>
          <table:table-cell office:value-type="string" calcext:value-type="string">
            <text:p>['Width: 91 cm', 'Length: 24 cm']</text:p>
          </table:table-cell>
          <table:table-cell office:value-type="string" calcext:value-type="string">
            <text:p>['Width: 99 cm', 'Length: 25 cm']</text:p>
          </table:table-cell>
          <table:table-cell office:value-type="string" calcext:value-type="string">
            <text:p>['Width: 1.07 m', 'Length: 26 cm']</text:p>
          </table:table-cell>
          <table:table-cell office:value-type="string" calcext:value-type="string">
            <text:p>['Width: 1.19 m', 'Length: 2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76080001.html</text:p>
          </table:table-cell>
          <table:table-cell office:value-type="string" calcext:value-type="string">
            <text:p>['Denim']</text:p>
          </table:table-cell>
          <table:table-cell office:value-type="string" calcext:value-type="string">
            <text:p>Oversized shirt in washed cotton denim. Collar, buttons down the front and large chest pockets with a flap and button. Dropped shoulders and long sleeves with buttoned cuffs and a sleeve placket with a link button. Gently rounded hem.</text:p>
          </table:table-cell>
          <table:table-cell office:value-type="string" calcext:value-type="string">
            <text:p>['Back: Length: 74.5 cm (Size M/T)', 'Sleeve: Length: 51.9 cm (Size M/T)', 'Shoulder: Width: 67.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Denim blue', 'Solid colour']</text:p>
          </table:table-cell>
          <table:table-cell office:value-type="string" calcext:value-type="string">
            <text:p>H&amp;M EDITION</text:p>
          </table:table-cell>
          <table:table-cell office:value-type="string" calcext:value-type="string">
            <text:p>Rs. 5,499.00incl. of all taxes</text:p>
          </table:table-cell>
          <table:table-cell office:value-type="string" calcext:value-type="string">
            <text:p>Turkey</text:p>
          </table:table-cell>
          <table:table-cell office:value-type="string" calcext:value-type="string">
            <text:p>Shirt</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Width: 1.39 m', 'Length: 79 cm']</text:p>
          </table:table-cell>
          <table:table-cell office:value-type="string" calcext:value-type="string">
            <text:p>['Width: 1.44 m', 'Length: 80 cm']</text:p>
          </table:table-cell>
          <table:table-cell office:value-type="string" calcext:value-type="string">
            <text:p>['Width: 1.53 m', 'Length: 8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1573001.html</text:p>
          </table:table-cell>
          <table:table-cell office:value-type="string" calcext:value-type="string">
            <text:p>['Linen']</text:p>
          </table:table-cell>
          <table:table-cell office:value-type="string" calcext:value-type="string">
            <text:p>Short shirt in an airy linen and cotton weave with a collar, button placket and a yoke with a box pleat at the back. Loose fit with dropped shoulders and long, wide sleeves with narrow cuffs. <text:s/>Rounded hem. Slightly longer at the back.</text:p>
          </table:table-cell>
          <table:table-cell office:value-type="string" calcext:value-type="string">
            <text:p>['Sleeve: Length: 52.4 cm (Size M/T)', 'Back: Length: 60.0 cm (Size M/T)', 'Shoulder: Width: 54.0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Blouse</text:p>
          </table:table-cell>
          <table:table-cell office:value-type="string" calcext:value-type="string">
            <text:p>['Width: 1.09 m', 'Length: 56 cm']</text:p>
          </table:table-cell>
          <table:table-cell office:value-type="string" calcext:value-type="string">
            <text:p>['Width: 1.17 m', 'Length: 57 cm']</text:p>
          </table:table-cell>
          <table:table-cell office:value-type="string" calcext:value-type="string">
            <text:p>['Width: 1.23 m', 'Length: 58 cm']</text:p>
          </table:table-cell>
          <table:table-cell office:value-type="string" calcext:value-type="string">
            <text:p>['Width: 1.29 m', 'Length: 59 cm']</text:p>
          </table:table-cell>
          <table:table-cell office:value-type="string" calcext:value-type="string">
            <text:p>['Width: 1.39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28522011.html</text:p>
          </table:table-cell>
          <table:table-cell office:value-type="string" calcext:value-type="string">
            <text:p>['Linen']</text:p>
          </table:table-cell>
          <table:table-cell office:value-type="string" calcext:value-type="string">
            <text:p>Short, oversized shirt in airy linen with a collar, buttons down the front and an inverted box pleat at the back. Low dropped shoulders and wide, elbow-length sleeves.</text:p>
          </table:table-cell>
          <table:table-cell office:value-type="string" calcext:value-type="string">
            <text:p>Back: Length: 50.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Light yellow',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37241003.html</text:p>
          </table:table-cell>
          <table:table-cell office:value-type="string" calcext:value-type="string">
            <text:p>[]</text:p>
          </table:table-cell>
          <table:table-cell office:value-type="string" calcext:value-type="string">
            <text:p>Oversized blouse in softly draping viscose satin with a collar and buttons down the front. Double-layer yoke at the back, dropped shoulders and long sleeves with buttoned cuffs, and a rounded hem. Slightly longer at the back.</text:p>
          </table:table-cell>
          <table:table-cell office:value-type="string" calcext:value-type="string">
            <text:p>Sleeve: Length: 51.6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Light beige/Beige/Dark brown', 'Snakeskin-patterned']</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4810002.html</text:p>
          </table:table-cell>
          <table:table-cell office:value-type="string" calcext:value-type="string">
            <text:p>[]</text:p>
          </table:table-cell>
          <table:table-cell office:value-type="string" calcext:value-type="string">
            <text:p>Slightly longer, loose-fit shirt in narrow-pleated jersey with a collar, buttons down the front, long sleeves, raw-edge cuffs and a raw-edged hem with a slit at each side.</text:p>
          </table:table-cell>
          <table:table-cell office:value-type="string" calcext:value-type="string">
            <text:p>['Back: Length: 68.0 cm (Size M/T)', 'Sleeve: Length: 60.9 cm (Size M/T)', 'Shoulder: Width: 39.5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2">
          <table:table-cell office:value-type="string" calcext:value-type="string">
            <text:p>https://www2.hm.com/en_in/productpage.1161423004.html</text:p>
          </table:table-cell>
          <table:table-cell office:value-type="string" calcext:value-type="string">
            <text:p>['Cotton']</text:p>
          </table:table-cell>
          <table:table-cell office:value-type="string" calcext:value-type="string">
            <text:p>Slightly shorter, off-the-shoulder top in a soft cotton weave with short sleeves. Loose fit with narrow elastication and a small frill trim at the top and cuffs.</text:p>
          </table:table-cell>
          <table:table-cell office:value-type="string" calcext:value-type="string">
            <text:p>['Sleeve: Length: 33.0 cm (Size M/T)', 'Back: Length: 49.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table:number-columns-repeated="2"/>
          <table:table-cell office:value-type="string" calcext:value-type="string">
            <text:p>['Green',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23 m', 'Length: 45 cm']</text:p>
          </table:table-cell>
          <table:table-cell office:value-type="string" calcext:value-type="string">
            <text:p>['Width: 1.31 m', 'Length: 46 cm']</text:p>
          </table:table-cell>
          <table:table-cell office:value-type="string" calcext:value-type="string">
            <text:p>['Width: 1.39 m', 'Length: 47 cm']</text:p>
          </table:table-cell>
          <table:table-cell office:value-type="string" calcext:value-type="string">
            <text:p>['Width: 1.47 m', 'Length: 48 cm']</text:p>
          </table:table-cell>
          <table:table-cell office:value-type="string" calcext:value-type="string">
            <text:p>['Width: 1.59 m', 'Length: 49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office:value-type="string" calcext:value-type="string">
            <text:p>['Width: 1.71 m', 'Length: 50 cm']</text:p>
          </table:table-cell>
          <table:table-cell office:value-type="string" calcext:value-type="string">
            <text:p>Off-the-shoulder</text:p>
          </table:table-cell>
          <table:table-cell office:value-type="string" calcext:value-type="string">
            <text:p>['Width: 1.83 m', 'Length: 51 cm']</text:p>
          </table:table-cell>
          <table:table-cell office:value-type="string" calcext:value-type="string">
            <text:p>['Width: 1.95 m', 'Length: 52 cm']</text:p>
          </table:table-cell>
          <table:table-cell table:number-columns-repeated="24"/>
        </table:table-row>
        <table:table-row table:style-name="ro1">
          <table:table-cell office:value-type="string" calcext:value-type="string">
            <text:p>https://www2.hm.com/en_in/productpage.1161742002.html</text:p>
          </table:table-cell>
          <table:table-cell office:value-type="string" calcext:value-type="string">
            <text:p>[]</text:p>
          </table:table-cell>
          <table:table-cell office:value-type="string" calcext:value-type="string">
            <text:p>Fitted, short blouse in a viscose blend weave. Collar, a V-shaped neckline, and a wrapover front with narrow ties on one side and wide ties on the other. Gently dropped shoulders, long sleeves and wide, buttoned cuffs.</text:p>
          </table:table-cell>
          <table:table-cell office:value-type="string" calcext:value-type="string">
            <text:p>['Sleeve: Length: 65.7 cm (Size M/T)', 'Back: Length: 45.4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V-neck</text:p>
          </table:table-cell>
          <table:table-cell office:value-type="string" calcext:value-type="string">
            <text:p>['Light beige/Black', 'Zebra-print']</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Wrapover</text:p>
          </table:table-cell>
          <table:table-cell table:number-columns-repeated="26"/>
        </table:table-row>
        <table:table-row table:style-name="ro1">
          <table:table-cell office:value-type="string" calcext:value-type="string">
            <text:p>https://www2.hm.com/en_in/productpage.1146233001.html</text:p>
          </table:table-cell>
          <table:table-cell office:value-type="string" calcext:value-type="string">
            <text:p>[]</text:p>
          </table:table-cell>
          <table:table-cell office:value-type="string" calcext:value-type="string">
            <text:p>Short blouse in a crisp cotton weave with a sweetheart neckline, shaped cups and short puff sleeves that finish just above the elbows. Narrow elastication around the neckline, over the shoulders and at the cuffs. Concealed zip and hook-and-eye fastener at one side, a rounded hem at the front and a straight-cut hem at the back. Slightly longer at the front. Partly lined.</text:p>
          </table:table-cell>
          <table:table-cell office:value-type="string" calcext:value-type="string">
            <text:p>Sleeve: Length: 42.3 cm (Size 40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Sweetheart neckline</text:p>
          </table:table-cell>
          <table:table-cell office:value-type="string" calcext:value-type="string">
            <text:p>['Cerise/Orange/White/Light pink', 'Strip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15966002.html</text:p>
          </table:table-cell>
          <table:table-cell office:value-type="string" calcext:value-type="string">
            <text:p>['Linen']</text:p>
          </table:table-cell>
          <table:table-cell office:value-type="string" calcext:value-type="string">
            <text:p>Popover blouse in woven fabric made from a linen blend with a narrow, detachable tie belt at the waist. Collar, a V-shaped opening at the front and a yoke with a pleat at the back. Slightly forward-facing, gathered shoulder seams, gently dropped shoulders and long sleeves with buttoned cuffs. Rounded hem.</text:p>
          </table:table-cell>
          <table:table-cell office:value-type="string" calcext:value-type="string">
            <text:p>['Sleeve: Length: 60.4 cm (Size M/T)', 'Front: Length: 75.8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Johnny collar</text:p>
          </table:table-cell>
          <table:table-cell office:value-type="string" calcext:value-type="string">
            <text:p>V-neck</text:p>
          </table:table-cell>
          <table:table-cell office:value-type="string" calcext:value-type="string">
            <text:p>['Light blue', 'Solid colour']</text:p>
          </table:table-cell>
          <table:table-cell office:value-type="string" calcext:value-type="string">
            <text:p>MAMA</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5480002.html</text:p>
          </table:table-cell>
          <table:table-cell office:value-type="string" calcext:value-type="string">
            <text:p>[]</text:p>
          </table:table-cell>
          <table:table-cell office:value-type="string" calcext:value-type="string">
            <text:p>Slightly longer shirt in woven fabric with a slight sheen. Loose fit with a collar, buttons down the front and an open chest pocket. Dropped shoulders, long sleeves, wide, buttoned cuffs and a straight-cut hem with a high slit at the back.</text:p>
          </table:table-cell>
          <table:table-cell office:value-type="string" calcext:value-type="string">
            <text:p>['Back: Length: 69.2 cm (Size M/T)', 'Sleeve: Length: 58.6 cm (Size M/T)', 'Chest: Circumference: 122.0 cm (Size M/T)', 'Shoulder: Width: 49.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8 m', 'Length: 65 cm']</text:p>
          </table:table-cell>
          <table:table-cell office:value-type="string" calcext:value-type="string">
            <text:p>['Width: 1.16 m', 'Length: 66 cm']</text:p>
          </table:table-cell>
          <table:table-cell office:value-type="string" calcext:value-type="string">
            <text:p>['Width: 1.22 m', 'Length: 67 cm']</text:p>
          </table:table-cell>
          <table:table-cell office:value-type="string" calcext:value-type="string">
            <text:p>['Width: 1.28 m', 'Length: 68 cm']</text:p>
          </table:table-cell>
          <table:table-cell office:value-type="string" calcext:value-type="string">
            <text:p>['Width: 1.38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3"/>
          <table:table-cell office:value-type="string" calcext:value-type="string">
            <text:p>['Width: 100 cm', 'Length: 64 cm']</text:p>
          </table:table-cell>
          <table:table-cell office:value-type="string" calcext:value-type="string">
            <text:p>['Width: 1.04 m', 'Length: 64 cm']</text:p>
          </table:table-cell>
          <table:table-cell table:number-columns-repeated="21"/>
        </table:table-row>
        <table:table-row table:style-name="ro1">
          <table:table-cell office:value-type="string" calcext:value-type="string">
            <text:p>https://www2.hm.com/en_in/productpage.1161985001.html</text:p>
          </table:table-cell>
          <table:table-cell office:value-type="string" calcext:value-type="string">
            <text:p>['Cotton']</text:p>
          </table:table-cell>
          <table:table-cell office:value-type="string" calcext:value-type="string">
            <text:p>Slightly longer, loose-fit shirt in an airy cotton weave with broderie anglaise. Collar and buttons down the front, dropped shoulders and long sleeves with buttoned cuffs. Rounded hem.</text:p>
          </table:table-cell>
          <table:table-cell office:value-type="string" calcext:value-type="string">
            <text:p>['Shoulder: Width: 53.5 cm (Size M/T)', 'Sleeve: Length: 60.2 cm (Size M/T)', 'Back: Length: 81.9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9 m', 'Length: 77 cm']</text:p>
          </table:table-cell>
          <table:table-cell office:value-type="string" calcext:value-type="string">
            <text:p>['Width: 1.17 m', 'Length: 78 cm']</text:p>
          </table:table-cell>
          <table:table-cell office:value-type="string" calcext:value-type="string">
            <text:p>['Width: 1.23 m', 'Length: 79 cm']</text:p>
          </table:table-cell>
          <table:table-cell office:value-type="string" calcext:value-type="string">
            <text:p>['Width: 1.29 m', 'Length: 80 cm']</text:p>
          </table:table-cell>
          <table:table-cell office:value-type="string" calcext:value-type="string">
            <text:p>['Width: 1.39 m', 'Length: 81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8624001.html</text:p>
          </table:table-cell>
          <table:table-cell office:value-type="string" calcext:value-type="string">
            <text:p>[]</text:p>
          </table:table-cell>
          <table:table-cell office:value-type="string" calcext:value-type="string">
            <text:p>Fitted crop top in woven fabric with a sweetheart neckline and a gathered bodice with smocking at the back. Elbow-length, double-layered puff sleeves with covered elastication over the shoulders and at the cuffs. Partly lined.</text:p>
          </table:table-cell>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Sweetheart neckline</text:p>
          </table:table-cell>
          <table:table-cell office:value-type="string" calcext:value-type="string">
            <text:p>['Black/Pink/Green/White',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82 cm', 'Length: 18 cm']</text:p>
          </table:table-cell>
          <table:table-cell office:value-type="string" calcext:value-type="string">
            <text:p>['Width: 90 cm', 'Length: 18 cm']</text:p>
          </table:table-cell>
          <table:table-cell office:value-type="string" calcext:value-type="string">
            <text:p>['Width: 98 cm', 'Length: 18 cm']</text:p>
          </table:table-cell>
          <table:table-cell office:value-type="string" calcext:value-type="string">
            <text:p>['Width: 1.06 m', 'Length: 19 cm']</text:p>
          </table:table-cell>
          <table:table-cell office:value-type="string" calcext:value-type="string">
            <text:p>['Width: 1.18 m', 'Length: 2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Crop top', 'Smocking']</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34791007.html</text:p>
          </table:table-cell>
          <table:table-cell office:value-type="string" calcext:value-type="string">
            <text:p>[]</text:p>
          </table:table-cell>
          <table:table-cell office:value-type="string" calcext:value-type="string">
            <text:p>Short, fitted blouse in woven fabric with a wide neckline and a small opening with narrow ties at the front. Short puff sleeves, narrow elastication over the shoulders and at the sleeves, smocking at the waist and a small frill trim around the sleeves and hem.</text:p>
          </table:table-cell>
          <table:table-cell office:value-type="string" calcext:value-type="string">
            <text:p>Front: Length: 23.8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Ballerina neckline</text:p>
          </table:table-cell>
          <table:table-cell office:value-type="string" calcext:value-type="string">
            <text:p>['Green/Blue/White', 'Floral']</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40 cm', 'Length: 25 cm']</text:p>
          </table:table-cell>
          <table:table-cell office:value-type="string" calcext:value-type="string">
            <text:p>['Width: 44 cm', 'Length: 26 cm']</text:p>
          </table:table-cell>
          <table:table-cell office:value-type="string" calcext:value-type="string">
            <text:p>['Width: 48 cm', 'Length: 27 cm']</text:p>
          </table:table-cell>
          <table:table-cell office:value-type="string" calcext:value-type="string">
            <text:p>['Width: 52 cm', 'Length: 27 cm']</text:p>
          </table:table-cell>
          <table:table-cell office:value-type="string" calcext:value-type="string">
            <text:p>['Width: 58 cm', 'Length: 29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mocking</text:p>
          </table:table-cell>
          <table:table-cell table:number-columns-repeated="2"/>
          <table:table-cell office:value-type="string" calcext:value-type="string">
            <text:p>Puff sleeve</text:p>
          </table:table-cell>
          <table:table-cell/>
          <table:table-cell office:value-type="string" calcext:value-type="string">
            <text:p>['Width: 38 cm', 'Length: 25 cm']</text:p>
          </table:table-cell>
          <table:table-cell table:number-columns-repeated="21"/>
        </table:table-row>
        <table:table-row table:style-name="ro1">
          <table:table-cell office:value-type="string" calcext:value-type="string">
            <text:p>https://www2.hm.com/en_in/productpage.1163696001.html</text:p>
          </table:table-cell>
          <table:table-cell office:value-type="string" calcext:value-type="string">
            <text:p>['Satin']</text:p>
          </table:table-cell>
          <table:table-cell office:value-type="string" calcext:value-type="string">
            <text:p>Cropped, oversized shirt in printed viscose satin with a pointed collar and buttons down the front. Double-layered yoke at the back, an open pocket on the front, low dropped shoulders and long sleeves with buttoned cuffs.</text:p>
          </table:table-cell>
          <table:table-cell office:value-type="string" calcext:value-type="string">
            <text:p>['Back: Length: 42.0 cm (Size M/T)', 'Sleeve: Length: 54.9 cm (Size M/T)']</text:p>
          </table:table-cell>
          <table:table-cell office:value-type="string" calcext:value-type="string">
            <text:p>Cropped</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Cerise/Pink/Light beige/Black', 'Floral', 'Orchids']</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6 m', 'Length: 38 cm']</text:p>
          </table:table-cell>
          <table:table-cell office:value-type="string" calcext:value-type="string">
            <text:p>['Width: 1.14 m', 'Length: 39 cm']</text:p>
          </table:table-cell>
          <table:table-cell office:value-type="string" calcext:value-type="string">
            <text:p>['Width: 1.20 m', 'Length: 40 cm']</text:p>
          </table:table-cell>
          <table:table-cell office:value-type="string" calcext:value-type="string">
            <text:p>['Width: 1.26 m', 'Length: 41 cm']</text:p>
          </table:table-cell>
          <table:table-cell office:value-type="string" calcext:value-type="string">
            <text:p>['Width: 1.36 m', 'Length: 4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1240010.html</text:p>
          </table:table-cell>
          <table:table-cell office:value-type="string" calcext:value-type="string">
            <text:p>[]</text:p>
          </table:table-cell>
          <table:table-cell office:value-type="string" calcext:value-type="string">
            <text:p>Shirt in satin with a collar, buttons down the front and a yoke at the back. Loose fit with dropped shoulders, long sleeves with buttoned cuffs, an open chest pocket and a rounded hem.</text:p>
          </table:table-cell>
          <table:table-cell office:value-type="string" calcext:value-type="string">
            <text:p>['Back: Length: 75.6 cm (Size M/T)', 'Sleeve: Length: 57.9 cm (Size M/T)', 'Shoulder: Width: 5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number-columns-repeated="2"/>
          <table:table-cell office:value-type="string" calcext:value-type="string">
            <text:p>['Blu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2 cm']</text:p>
          </table:table-cell>
          <table:table-cell office:value-type="string" calcext:value-type="string">
            <text:p>['Width: 1.27 m', 'Length: 73 cm']</text:p>
          </table:table-cell>
          <table:table-cell office:value-type="string" calcext:value-type="string">
            <text:p>['Width: 1.35 m', 'Length: 74 cm']</text:p>
          </table:table-cell>
          <table:table-cell office:value-type="string" calcext:value-type="string">
            <text:p>['Width: 1.43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4783009.html</text:p>
          </table:table-cell>
          <table:table-cell office:value-type="string" calcext:value-type="string">
            <text:p>[]</text:p>
          </table:table-cell>
          <table:table-cell office:value-type="string" calcext:value-type="string">
            <text:p>Shirt in a cotton weave containing some linen with a collar and buttons down the front. Loose fit with gently dropped shoulders, short sleeves that finish just above the elbows and a patch chest pocket.</text:p>
          </table:table-cell>
          <table:table-cell office:value-type="string" calcext:value-type="string">
            <text:p>['Back: Length: 71.0 cm (Size M/T)', 'Sleeve: Length: 27.2 cm (Size M/T)', 'Shoulder: Width: 49.0 cm (Size M/T)']</text:p>
          </table:table-cell>
          <table:table-cell office:value-type="string" calcext:value-type="string">
            <text:p>Long</text:p>
          </table:table-cell>
          <table:table-cell office:value-type="string" calcext:value-type="string">
            <text:p>Short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85135002.html</text:p>
          </table:table-cell>
          <table:table-cell office:value-type="string" calcext:value-type="string">
            <text:p>[]</text:p>
          </table:table-cell>
          <table:table-cell office:value-type="string" calcext:value-type="string">
            <text:p>Fitted blouse in washed Oxford cotton with a frill-trimmed grandad collar and buttons down the front. Long puff sleeves and narrow, frill-timmed cuffs with a button. Rounded hem.</text:p>
          </table:table-cell>
          <table:table-cell office:value-type="string" calcext:value-type="string">
            <text:p>['Sleeve: Length: 62.9 cm (Size M/T)', 'Shoulder: Width: 38.6 cm (Size M/T)', 'Back: Length: 67.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table:number-columns-repeated="2"/>
          <table:table-cell office:value-type="string" calcext:value-type="string">
            <text:p>['White', 'Solid colour']</text:p>
          </table:table-cell>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88 cm', 'Length: 62 cm']</text:p>
          </table:table-cell>
          <table:table-cell office:value-type="string" calcext:value-type="string">
            <text:p>['Width: 96 cm', 'Length: 63 cm']</text:p>
          </table:table-cell>
          <table:table-cell office:value-type="string" calcext:value-type="string">
            <text:p>['Width: 1.04 m', 'Length: 64 cm']</text:p>
          </table:table-cell>
          <table:table-cell office:value-type="string" calcext:value-type="string">
            <text:p>['Width: 1.12 m', 'Length: 65 cm']</text:p>
          </table:table-cell>
          <table:table-cell office:value-type="string" calcext:value-type="string">
            <text:p>['Width: 1.24 m', 'Length: 66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4"/>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64810003.html</text:p>
          </table:table-cell>
          <table:table-cell office:value-type="string" calcext:value-type="string">
            <text:p>[]</text:p>
          </table:table-cell>
          <table:table-cell office:value-type="string" calcext:value-type="string">
            <text:p>Slightly longer, loose-fit shirt in narrow-pleated jersey with a collar, buttons down the front, long sleeves, raw-edge cuffs and a raw-edged hem with a slit at each side.</text:p>
          </table:table-cell>
          <table:table-cell office:value-type="string" calcext:value-type="string">
            <text:p>['Back: Length: 68.0 cm (Size M/T)', 'Sleeve: Length: 60.9 cm (Size M/T)', 'Shoulder: Width: 39.5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Light green',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Blouse</text:p>
          </table:table-cell>
          <table:table-cell office:value-type="string" calcext:value-type="string">
            <text:p>['Width: 82 cm', 'Length: 64 cm']</text:p>
          </table:table-cell>
          <table:table-cell office:value-type="string" calcext:value-type="string">
            <text:p>['Width: 90 cm', 'Length: 65 cm']</text:p>
          </table:table-cell>
          <table:table-cell office:value-type="string" calcext:value-type="string">
            <text:p>['Width: 98 cm', 'Length: 66 cm']</text:p>
          </table:table-cell>
          <table:table-cell office:value-type="string" calcext:value-type="string">
            <text:p>['Width: 1.06 m', 'Length: 67 cm']</text:p>
          </table:table-cell>
          <table:table-cell office:value-type="string" calcext:value-type="string">
            <text:p>['Width: 1.17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19246001.html</text:p>
          </table:table-cell>
          <table:table-cell office:value-type="string" calcext:value-type="string">
            <text:p>[]</text:p>
          </table:table-cell>
          <table:table-cell office:value-type="string" calcext:value-type="string">
            <text:p>Classic shirt in washed Oxford cotton with a collar and buttons down the front. Loose fit with dropped shoulders, long sleeves with buttoned cuffs, a patch chest pocket and a straight-cut hem with a slit at the back.</text:p>
          </table:table-cell>
          <table:table-cell office:value-type="string" calcext:value-type="string">
            <text:p>['Sleeve: Length: 58.6 cm (Size M/T)', 'Back: Length: 69.2 cm (Size M/T)', 'Shoulder: Width: 49.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54446001.html</text:p>
          </table:table-cell>
          <table:table-cell office:value-type="string" calcext:value-type="string">
            <text:p>['Cotton']</text:p>
          </table:table-cell>
          <table:table-cell office:value-type="string" calcext:value-type="string">
            <text:p>Short shirt in an airy cotton weave with broderie anglaise. Oversized fit with a collar, buttons down the front, dropped shoulders and short sleeves. Scalloped edges at the cuffs and hem.</text:p>
          </table:table-cell>
          <table:table-cell office:value-type="string" calcext:value-type="string">
            <text:p>['Back: Length: 48.5 cm (Size M/T)', 'Shoulder: Width: 57.8 cm (Size M/T)', 'Sleeve: Length: 25.4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6 m', 'Length: 44 cm']</text:p>
          </table:table-cell>
          <table:table-cell office:value-type="string" calcext:value-type="string">
            <text:p>['Width: 1.14 m', 'Length: 45 cm']</text:p>
          </table:table-cell>
          <table:table-cell office:value-type="string" calcext:value-type="string">
            <text:p>['Width: 1.20 m', 'Length: 46 cm']</text:p>
          </table:table-cell>
          <table:table-cell office:value-type="string" calcext:value-type="string">
            <text:p>['Width: 1.26 m', 'Length: 47 cm']</text:p>
          </table:table-cell>
          <table:table-cell office:value-type="string" calcext:value-type="string">
            <text:p>['Width: 1.36 m', 'Length: 48 cm']</text:p>
          </table:table-cell>
          <table:table-cell office:value-type="string" calcext:value-type="string">
            <text:p>1 N</text:p>
          </table:table-cell>
          <table:table-cell office:value-type="string" calcext:value-type="string">
            <text:p>PARAMOUNT PRODUCTS PVT LTD</text:p>
            <text:p>A-55, OKHLA INDUSTRIAL AREA,,  PHASE-II, , NEW DELHI, 110020, NEW DELHI</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1">
          <table:table-cell office:value-type="string" calcext:value-type="string">
            <text:p>https://www2.hm.com/en_in/productpage.1161297001.html</text:p>
          </table:table-cell>
          <table:table-cell office:value-type="string" calcext:value-type="string">
            <text:p>[]</text:p>
          </table:table-cell>
          <table:table-cell office:value-type="string" calcext:value-type="string">
            <text:p>Oversized shirt in a viscose weave with a collar and buttons down the front. Dropped shoulders and long sleeves with a slit at the cuffs. Straight hem with a slit at each side.</text:p>
          </table:table-cell>
          <table:table-cell office:value-type="string" calcext:value-type="string">
            <text:p>['Sleeve: Length: 55.9 cm (Size M/T)', 'Shoulder: Width: 57.2 cm (Size M/T)', 'Back: Length: 77.5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Bright green/White', 'Strip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Turkey</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15966001.html</text:p>
          </table:table-cell>
          <table:table-cell office:value-type="string" calcext:value-type="string">
            <text:p>['Linen']</text:p>
          </table:table-cell>
          <table:table-cell office:value-type="string" calcext:value-type="string">
            <text:p>Popover blouse in woven fabric made from a linen blend with a narrow, detachable tie belt at the waist. Collar, a V-shaped opening at the front and a yoke with a pleat at the back. Slightly forward-facing, gathered shoulder seams, gently dropped shoulders and long sleeves with buttoned cuffs. Rounded hem.</text:p>
          </table:table-cell>
          <table:table-cell office:value-type="string" calcext:value-type="string">
            <text:p>['Sleeve: Length: 60.4 cm (Size M/T)', 'Front: Length: 75.8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Johnny colla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MAMA</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Blouse</text:p>
          </table:table-cell>
          <table:table-cell office:value-type="string" calcext:value-type="string">
            <text:p>['Width: 1.06 m', 'Length: 65 cm']</text:p>
          </table:table-cell>
          <table:table-cell office:value-type="string" calcext:value-type="string">
            <text:p>['Width: 1.14 m', 'Length: 66 cm']</text:p>
          </table:table-cell>
          <table:table-cell office:value-type="string" calcext:value-type="string">
            <text:p>['Width: 1.22 m', 'Length: 67 cm']</text:p>
          </table:table-cell>
          <table:table-cell office:value-type="string" calcext:value-type="string">
            <text:p>['Width: 1.30 m', 'Length: 68 cm']</text:p>
          </table:table-cell>
          <table:table-cell office:value-type="string" calcext:value-type="string">
            <text:p>['Width: 1.42 m', 'Length: 69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Width: 1.54 m', 'Length: 70 cm']</text:p>
          </table:table-cell>
          <table:table-cell table:number-columns-repeated="27"/>
        </table:table-row>
        <table:table-row table:style-name="ro1">
          <table:table-cell office:value-type="string" calcext:value-type="string">
            <text:p>https://www2.hm.com/en_in/productpage.1136972001.html</text:p>
          </table:table-cell>
          <table:table-cell office:value-type="string" calcext:value-type="string">
            <text:p>['Linen']</text:p>
          </table:table-cell>
          <table:table-cell office:value-type="string" calcext:value-type="string">
            <text:p>Loose-fit shirt in airy linen with a collar, buttons down the front and large chest pockets. Double-layered yoke at the back, gently dropped shoulders and short sleeves. Rounded hem.</text:p>
          </table:table-cell>
          <table:table-cell office:value-type="string" calcext:value-type="string">
            <text:p>['Back: Length: 68.0 cm (Size M/T)', 'Sleeve: Length: 28.2 cm (Size M/T)', 'Shoulder: Width: 51.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Johnny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3 m', 'Length: 63 cm']</text:p>
          </table:table-cell>
          <table:table-cell office:value-type="string" calcext:value-type="string">
            <text:p>['Width: 1.11 m', 'Length: 64 cm']</text:p>
          </table:table-cell>
          <table:table-cell office:value-type="string" calcext:value-type="string">
            <text:p>['Width: 1.19 m', 'Length: 65 cm']</text:p>
          </table:table-cell>
          <table:table-cell office:value-type="string" calcext:value-type="string">
            <text:p>['Width: 1.27 m', 'Length: 66 cm']</text:p>
          </table:table-cell>
          <table:table-cell office:value-type="string" calcext:value-type="string">
            <text:p>['Width: 1.39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53283001.html</text:p>
          </table:table-cell>
          <table:table-cell office:value-type="string" calcext:value-type="string">
            <text:p>['Satin']</text:p>
          </table:table-cell>
          <table:table-cell office:value-type="string" calcext:value-type="string">
            <text:p>Fitted blouse in pleated satin with overlocked edges. Deep, V-shaped neckline, buttons at the front, slightly dropped shoulders and long sleeves.</text:p>
          </table:table-cell>
          <table:table-cell office:value-type="string" calcext:value-type="string">
            <text:p>['Back: Length: 60.0 cm (Size M/T)', 'Sleeve: Length: 65.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V-neck</text:p>
          </table:table-cell>
          <table:table-cell office:value-type="string" calcext:value-type="string">
            <text:p>['Green',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90265001.html</text:p>
          </table:table-cell>
          <table:table-cell office:value-type="string" calcext:value-type="string">
            <text:p>[]</text:p>
          </table:table-cell>
          <table:table-cell office:value-type="string" calcext:value-type="string">
            <text:p>Shirt in a patterned weave with piping in a contrasting colour. Collar, buttons down the front, gently dropped shoulders and long, wide sleeves with a slit and button at the cuffs. Straight-cut hem with a slit at each side.</text:p>
          </table:table-cell>
          <table:table-cell office:value-type="string" calcext:value-type="string">
            <text:p>['Shoulder: Width: 45.1 cm (Size M/T)', 'Back: Length: 69.5 cm (Size M/T)', 'Sleeve: Length: 60.1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table:table-cell office:value-type="string" calcext:value-type="string">
            <text:p>['Light pink/Yellow/White/Black', 'Patterned']</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98 cm', 'Length: 65 cm']</text:p>
          </table:table-cell>
          <table:table-cell office:value-type="string" calcext:value-type="string">
            <text:p>['Width: 1.05 m', 'Length: 66 cm']</text:p>
          </table:table-cell>
          <table:table-cell office:value-type="string" calcext:value-type="string">
            <text:p>['Width: 1.13 m', 'Length: 67 cm']</text:p>
          </table:table-cell>
          <table:table-cell office:value-type="string" calcext:value-type="string">
            <text:p>['Width: 1.20 m', 'Length: 68 cm']</text:p>
          </table:table-cell>
          <table:table-cell office:value-type="string" calcext:value-type="string">
            <text:p>['Width: 1.31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58927002.html</text:p>
          </table:table-cell>
          <table:table-cell office:value-type="string" calcext:value-type="string">
            <text:p>[]</text:p>
          </table:table-cell>
          <table:table-cell office:value-type="string" calcext:value-type="string">
            <text:p>Slightly shorter shirt in a crinkled weave with a collar and buttons down the front. Gently dropped shoulders and long sleeves with buttoned cuffs.</text:p>
          </table:table-cell>
          <table:table-cell office:value-type="string" calcext:value-type="string">
            <text:p>['Shoulder: Width: 49.5 cm (Size M/T)', 'Sleeve: Length: 59.2 cm (Size M/T)', 'Back: Length: 52.7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table:table-cell office:value-type="string" calcext:value-type="string">
            <text:p>['Dark brown', 'Solid colour']</text:p>
          </table:table-cell>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5 m', 'Length: 48 cm']</text:p>
          </table:table-cell>
          <table:table-cell office:value-type="string" calcext:value-type="string">
            <text:p>['Width: 1.13 m', 'Length: 49 cm']</text:p>
          </table:table-cell>
          <table:table-cell office:value-type="string" calcext:value-type="string">
            <text:p>['Width: 1.21 m', 'Length: 50 cm']</text:p>
          </table:table-cell>
          <table:table-cell office:value-type="string" calcext:value-type="string">
            <text:p>['Width: 1.29 m', 'Length: 51 cm']</text:p>
          </table:table-cell>
          <table:table-cell office:value-type="string" calcext:value-type="string">
            <text:p>['Width: 1.41 m', 'Length: 5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1573002.html</text:p>
          </table:table-cell>
          <table:table-cell office:value-type="string" calcext:value-type="string">
            <text:p>['Linen']</text:p>
          </table:table-cell>
          <table:table-cell office:value-type="string" calcext:value-type="string">
            <text:p>Short shirt in an airy linen and cotton weave with a collar, button placket and a yoke with a box pleat at the back. Loose fit with dropped shoulders and long, wide sleeves with narrow cuffs. <text:s/>Rounded hem. Slightly longer at the back.</text:p>
          </table:table-cell>
          <table:table-cell office:value-type="string" calcext:value-type="string">
            <text:p>['Sleeve: Length: 52.4 cm (Size M/T)', 'Back: Length: 60.0 cm (Size M/T)', 'Shoulder: Width: 54.0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Brown',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Blouse</text:p>
          </table:table-cell>
          <table:table-cell office:value-type="string" calcext:value-type="string">
            <text:p>['Width: 1.09 m', 'Length: 56 cm']</text:p>
          </table:table-cell>
          <table:table-cell office:value-type="string" calcext:value-type="string">
            <text:p>['Width: 1.17 m', 'Length: 57 cm']</text:p>
          </table:table-cell>
          <table:table-cell office:value-type="string" calcext:value-type="string">
            <text:p>['Width: 1.23 m', 'Length: 58 cm']</text:p>
          </table:table-cell>
          <table:table-cell office:value-type="string" calcext:value-type="string">
            <text:p>['Width: 1.29 m', 'Length: 59 cm']</text:p>
          </table:table-cell>
          <table:table-cell office:value-type="string" calcext:value-type="string">
            <text:p>['Width: 1.39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79796001.html</text:p>
          </table:table-cell>
          <table:table-cell office:value-type="string" calcext:value-type="string">
            <text:p>['Satin']</text:p>
          </table:table-cell>
          <table:table-cell office:value-type="string" calcext:value-type="string">
            <text:p>Loose-fit shirt in softly draping satin with a resort collar, buttons down the front and an open chest pocket. Dropped shoulders, short sleeves and a straight-cut hem.</text:p>
          </table:table-cell>
          <table:table-cell office:value-type="string" calcext:value-type="string">
            <text:p>['Sleeve: Length: 27.2 cm (Size M/T)', 'Back: Length: 70.9 cm (Size M/T)', 'Shoulder: Width: 49.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esort collar</text:p>
          </table:table-cell>
          <table:table-cell/>
          <table:table-cell office:value-type="string" calcext:value-type="string">
            <text:p>['Bright blu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8 m', 'Length: 66 cm']</text:p>
          </table:table-cell>
          <table:table-cell office:value-type="string" calcext:value-type="string">
            <text:p>['Width: 1.16 m', 'Length: 67 cm']</text:p>
          </table:table-cell>
          <table:table-cell office:value-type="string" calcext:value-type="string">
            <text:p>['Width: 1.22 m', 'Length: 68 cm']</text:p>
          </table:table-cell>
          <table:table-cell office:value-type="string" calcext:value-type="string">
            <text:p>['Width: 1.28 m', 'Length: 69 cm']</text:p>
          </table:table-cell>
          <table:table-cell office:value-type="string" calcext:value-type="string">
            <text:p>['Width: 1.38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Width: 1.04 m', 'Length: 66 cm']</text:p>
          </table:table-cell>
          <table:table-cell table:number-columns-repeated="21"/>
        </table:table-row>
        <table:table-row table:style-name="ro1">
          <table:table-cell office:value-type="string" calcext:value-type="string">
            <text:p>https://www2.hm.com/en_in/productpage.1134791005.html</text:p>
          </table:table-cell>
          <table:table-cell office:value-type="string" calcext:value-type="string">
            <text:p>[]</text:p>
          </table:table-cell>
          <table:table-cell office:value-type="string" calcext:value-type="string">
            <text:p>Short, fitted blouse in woven fabric with a wide neckline and a small opening with narrow ties at the front. Short puff sleeves, narrow elastication over the shoulders and at the sleeves, smocking at the waist and a small frill trim around the sleeves and hem.</text:p>
          </table:table-cell>
          <table:table-cell office:value-type="string" calcext:value-type="string">
            <text:p>Front: Length: 23.8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Ballerina neckline</text:p>
          </table:table-cell>
          <table:table-cell office:value-type="string" calcext:value-type="string">
            <text:p>['Orange',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40 cm', 'Length: 25 cm']</text:p>
          </table:table-cell>
          <table:table-cell office:value-type="string" calcext:value-type="string">
            <text:p>['Width: 44 cm', 'Length: 26 cm']</text:p>
          </table:table-cell>
          <table:table-cell office:value-type="string" calcext:value-type="string">
            <text:p>['Width: 48 cm', 'Length: 27 cm']</text:p>
          </table:table-cell>
          <table:table-cell office:value-type="string" calcext:value-type="string">
            <text:p>['Width: 52 cm', 'Length: 27 cm']</text:p>
          </table:table-cell>
          <table:table-cell office:value-type="string" calcext:value-type="string">
            <text:p>['Width: 58 cm', 'Length: 29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mocking</text:p>
          </table:table-cell>
          <table:table-cell table:number-columns-repeated="2"/>
          <table:table-cell office:value-type="string" calcext:value-type="string">
            <text:p>Puff sleeve</text:p>
          </table:table-cell>
          <table:table-cell/>
          <table:table-cell office:value-type="string" calcext:value-type="string">
            <text:p>['Width: 38 cm', 'Length: 25 cm']</text:p>
          </table:table-cell>
          <table:table-cell table:number-columns-repeated="21"/>
        </table:table-row>
        <table:table-row table:style-name="ro2">
          <table:table-cell office:value-type="string" calcext:value-type="string">
            <text:p>https://www2.hm.com/en_in/productpage.1139298004.html</text:p>
          </table:table-cell>
          <table:table-cell office:value-type="string" calcext:value-type="string">
            <text:p>['Satin']</text:p>
          </table:table-cell>
          <table:table-cell office:value-type="string" calcext:value-type="string">
            <text:p>Fitted blouse in softly draping satin with a sweetheart neckline. Long sleeves, narrow elastication over the shoulders and at the waist, and a flared hem.</text:p>
          </table:table-cell>
          <table:table-cell office:value-type="string" calcext:value-type="string">
            <text:p>['Sleeve: Length: 72.4 cm (Size M/T)', 'Back: Length: 37.5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Sweetheart neckline</text:p>
          </table:table-cell>
          <table:table-cell office:value-type="string" calcext:value-type="string">
            <text:p>['Light green', 'Solid colour']</text:p>
          </table:table-cell>
          <table:table-cell office:value-type="string" calcext:value-type="string">
            <text:p>MODERN CLASSIC</text:p>
          </table:table-cell>
          <table:table-cell office:value-type="string" calcext:value-type="string">
            <text:p>Rs. 2,399.00incl. of all taxes</text:p>
          </table:table-cell>
          <table:table-cell office:value-type="string" calcext:value-type="string">
            <text:p>India</text:p>
          </table:table-cell>
          <table:table-cell office:value-type="string" calcext:value-type="string">
            <text:p>Blouse</text:p>
          </table:table-cell>
          <table:table-cell table:number-columns-repeated="5"/>
          <table:table-cell office:value-type="string" calcext:value-type="string">
            <text:p>1 N (1 N)</text:p>
          </table:table-cell>
          <table:table-cell office:value-type="string" calcext:value-type="string">
            <text:p>RADNIK EXPORTS</text:p>
            <text:p>E2, Sector 59, Noida, Gautam Buddha, NAGAR, 201301, Uttar Pradesh</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2">
          <table:table-cell office:value-type="string" calcext:value-type="string">
            <text:p>https://www2.hm.com/en_in/productpage.1162650003.html</text:p>
          </table:table-cell>
          <table:table-cell office:value-type="string" calcext:value-type="string">
            <text:p>[]</text:p>
          </table:table-cell>
          <table:table-cell office:value-type="string" calcext:value-type="string">
            <text:p>Cropped, fitted blouse in crisp cotton poplin with a square neckline and wide smocking at the back. Short puff sleeves with broderie anglaise and narrow elastication at the shoulders and cuffs.</text:p>
          </table:table-cell>
          <table:table-cell office:value-type="string" calcext:value-type="string">
            <text:p>['Sleeve: Length: 36.9 cm (Size M/T)', 'Back: Length: 27.75 cm (Size M/T)']</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Square neckline</text:p>
          </table:table-cell>
          <table:table-cell office:value-type="string" calcext:value-type="string">
            <text:p>['Black', 'Solid colour']</text:p>
          </table:table-cell>
          <table:table-cell/>
          <table:table-cell office:value-type="string" calcext:value-type="string">
            <text:p>Rs. 1,7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82 cm', 'Length: 25 cm']</text:p>
          </table:table-cell>
          <table:table-cell office:value-type="string" calcext:value-type="string">
            <text:p>['Width: 90 cm', 'Length: 26 cm']</text:p>
          </table:table-cell>
          <table:table-cell office:value-type="string" calcext:value-type="string">
            <text:p>['Width: 98 cm', 'Length: 26 cm']</text:p>
          </table:table-cell>
          <table:table-cell office:value-type="string" calcext:value-type="string">
            <text:p>['Width: 1.06 m', 'Length: 27 cm']</text:p>
          </table:table-cell>
          <table:table-cell office:value-type="string" calcext:value-type="string">
            <text:p>['Width: 1.18 m', 'Length: 28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Smocking</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53267003.html</text:p>
          </table:table-cell>
          <table:table-cell office:value-type="string" calcext:value-type="string">
            <text:p>[]</text:p>
          </table:table-cell>
          <table:table-cell office:value-type="string" calcext:value-type="string">
            <text:p>Short shirt in a cotton weave with broderie anglaise. Loose fit with a collar, buttons down the front, dropped shoulders, long sleeves with buttoned cuffs and a scalloped hem.</text:p>
          </table:table-cell>
          <table:table-cell office:value-type="string" calcext:value-type="string">
            <text:p>['Shoulder: Width: 52.5 cm (Size M/T)', 'Back: Length: 49.0 cm (Size M/T)', 'Sleeve: Length: 57.1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899.00incl. of all taxes</text:p>
          </table:table-cell>
          <table:table-cell office:value-type="string" calcext:value-type="string">
            <text:p>Chin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2149001.html</text:p>
          </table:table-cell>
          <table:table-cell office:value-type="string" calcext:value-type="string">
            <text:p>[]</text:p>
          </table:table-cell>
          <table:table-cell office:value-type="string" calcext:value-type="string">
            <text:p>Short, loose-fit shirt in a viscose and linen weave. Collar, buttons down the front, dropped shoulders and elbow-length sleeves. Inverted box pleat at the back.</text:p>
          </table:table-cell>
          <table:table-cell office:value-type="string" calcext:value-type="string">
            <text:p>Back: Length: 50.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Pink/Cerise/Light yellow/Orange', 'Patterned', 'Leaves']</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83532003.html</text:p>
          </table:table-cell>
          <table:table-cell office:value-type="string" calcext:value-type="string">
            <text:p>['LaceLinen']</text:p>
          </table:table-cell>
          <table:table-cell office:value-type="string" calcext:value-type="string">
            <text:p>Oversized shirt in an airy linen and cotton weave with a delicate lace back. Collar, concealed buttons down the front, dropped shoulders and long sleeves with buttoned cuffs.</text:p>
          </table:table-cell>
          <table:table-cell office:value-type="string" calcext:value-type="string">
            <text:p>['Sleeve: Length: 59.4 cm (Size M/T)', 'Shoulder: Width: 56.5 cm (Size M/T)', 'Back: Length: 76.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24 m', 'Length: 72 cm']</text:p>
          </table:table-cell>
          <table:table-cell office:value-type="string" calcext:value-type="string">
            <text:p>['Width: 1.32 m', 'Length: 73 cm']</text:p>
          </table:table-cell>
          <table:table-cell office:value-type="string" calcext:value-type="string">
            <text:p>['Width: 1.40 m', 'Length: 74 cm']</text:p>
          </table:table-cell>
          <table:table-cell office:value-type="string" calcext:value-type="string">
            <text:p>['Width: 1.48 m', 'Length: 75 cm']</text:p>
          </table:table-cell>
          <table:table-cell office:value-type="string" calcext:value-type="string">
            <text:p>['Width: 1.60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83532001.html</text:p>
          </table:table-cell>
          <table:table-cell office:value-type="string" calcext:value-type="string">
            <text:p>['LaceLinen']</text:p>
          </table:table-cell>
          <table:table-cell office:value-type="string" calcext:value-type="string">
            <text:p>Oversized shirt in an airy linen and cotton weave with a delicate lace back. Collar, concealed buttons down the front, dropped shoulders and long sleeves with buttoned cuffs.</text:p>
          </table:table-cell>
          <table:table-cell office:value-type="string" calcext:value-type="string">
            <text:p>['Sleeve: Length: 59.4 cm (Size M/T)', 'Shoulder: Width: 56.5 cm (Size M/T)', 'Back: Length: 76.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24 m', 'Length: 72 cm']</text:p>
          </table:table-cell>
          <table:table-cell office:value-type="string" calcext:value-type="string">
            <text:p>['Width: 1.32 m', 'Length: 73 cm']</text:p>
          </table:table-cell>
          <table:table-cell office:value-type="string" calcext:value-type="string">
            <text:p>['Width: 1.40 m', 'Length: 74 cm']</text:p>
          </table:table-cell>
          <table:table-cell office:value-type="string" calcext:value-type="string">
            <text:p>['Width: 1.48 m', 'Length: 75 cm']</text:p>
          </table:table-cell>
          <table:table-cell office:value-type="string" calcext:value-type="string">
            <text:p>['Width: 1.60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9380001.html</text:p>
          </table:table-cell>
          <table:table-cell office:value-type="string" calcext:value-type="string">
            <text:p>[]</text:p>
          </table:table-cell>
          <table:table-cell office:value-type="string" calcext:value-type="string">
            <text:p>Cropped off-the-shoulder top in woven fabric made from a viscose blend. Smocked bodice and short, double-layered balloon sleeves with narrow elastication at the cuffs.</text:p>
          </table:table-cell>
          <table:table-cell office:value-type="string" calcext:value-type="string">
            <text:p>['Back: Length: 30.0 cm (Size M/T)', 'Sleeve: Length: 29.7 cm (Size M/T)']</text:p>
          </table:table-cell>
          <table:table-cell office:value-type="string" calcext:value-type="string">
            <text:p>Cropped</text:p>
          </table:table-cell>
          <table:table-cell office:value-type="string" calcext:value-type="string">
            <text:p>Short sleeve</text:p>
          </table:table-cell>
          <table:table-cell office:value-type="string" calcext:value-type="string">
            <text:p>Regular fit</text:p>
          </table:table-cell>
          <table:table-cell table:number-columns-repeated="2"/>
          <table:table-cell office:value-type="string" calcext:value-type="string">
            <text:p>['Whit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68 cm', 'Length: 27 cm']</text:p>
          </table:table-cell>
          <table:table-cell office:value-type="string" calcext:value-type="string">
            <text:p>['Width: 76 cm', 'Length: 27 cm']</text:p>
          </table:table-cell>
          <table:table-cell office:value-type="string" calcext:value-type="string">
            <text:p>['Width: 84 cm', 'Length: 27 cm']</text:p>
          </table:table-cell>
          <table:table-cell office:value-type="string" calcext:value-type="string">
            <text:p>['Width: 92 cm', 'Length: 27 cm']</text:p>
          </table:table-cell>
          <table:table-cell office:value-type="string" calcext:value-type="string">
            <text:p>['Width: 1.04 m', 'Length: 2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Crop top', 'Off-the-shoulder', 'Smocking']</text:p>
          </table:table-cell>
          <table:table-cell table:number-columns-repeated="2"/>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43708002.html</text:p>
          </table:table-cell>
          <table:table-cell office:value-type="string" calcext:value-type="string">
            <text:p>['Linen']</text:p>
          </table:table-cell>
          <table:table-cell office:value-type="string" calcext:value-type="string">
            <text:p>Popover shirt in an airy linen and cotton weave. Loose fit with a collar, a V-shaped opening and a double layer of fabric at the front. Double-layered yoke with a box pleat at the back. Dropped shoulders and 3/4-length sleeves with buttoned cuffs. Straight-cut hem with a short slit at each side.</text:p>
          </table:table-cell>
          <table:table-cell office:value-type="string" calcext:value-type="string">
            <text:p>['Sleeve: Length: 45.4 cm (Size M/T)', 'Shoulder: Width: 54.0 cm (Size M/T)', 'Back: Length: 70.0 cm (Size M/T)']</text:p>
          </table:table-cell>
          <table:table-cell office:value-type="string" calcext:value-type="string">
            <text:p>Regular length</text:p>
          </table:table-cell>
          <table:table-cell office:value-type="string" calcext:value-type="string">
            <text:p>3/4 sleeve</text:p>
          </table:table-cell>
          <table:table-cell office:value-type="string" calcext:value-type="string">
            <text:p>Loose fit</text:p>
          </table:table-cell>
          <table:table-cell office:value-type="string" calcext:value-type="string">
            <text:p>Johnny collar</text:p>
          </table:table-cell>
          <table:table-cell/>
          <table:table-cell office:value-type="string" calcext:value-type="string">
            <text:p>['Whit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Blouse</text:p>
          </table:table-cell>
          <table:table-cell office:value-type="string" calcext:value-type="string">
            <text:p>['Width: 1.09 m', 'Length: 65 cm']</text:p>
          </table:table-cell>
          <table:table-cell office:value-type="string" calcext:value-type="string">
            <text:p>['Width: 1.17 m', 'Length: 66 cm']</text:p>
          </table:table-cell>
          <table:table-cell office:value-type="string" calcext:value-type="string">
            <text:p>['Width: 1.23 m', 'Length: 67 cm']</text:p>
          </table:table-cell>
          <table:table-cell office:value-type="string" calcext:value-type="string">
            <text:p>['Width: 1.29 m', 'Length: 68 cm']</text:p>
          </table:table-cell>
          <table:table-cell office:value-type="string" calcext:value-type="string">
            <text:p>['Width: 1.39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044410004.html</text:p>
          </table:table-cell>
          <table:table-cell office:value-type="string" calcext:value-type="string">
            <text:p>['Cotton', 'Denim']</text:p>
          </table:table-cell>
          <table:table-cell office:value-type="string" calcext:value-type="string">
            <text:p>Shirt in washed cotton denim with a collar, press-studs down the front and a yoke with a pleat at the back. Relaxed fit with dropped shoulders, long sleeves, cuffs with a press-stud fastening, flap chest pockets with a press-stud, and a rounded hem. Longer at the back.</text:p>
          </table:table-cell>
          <table:table-cell office:value-type="string" calcext:value-type="string">
            <text:p>['Shoulder: Width: 53.5 cm (Size M/T)', 'Sleeve: Length: 55.4 cm (Size M/T)', 'Back: Length: 75.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number-columns-repeated="2"/>
          <table:table-cell office:value-type="string" calcext:value-type="string">
            <text:p>['Light blue', 'Solid colour']</text:p>
          </table:table-cell>
          <table:table-cell office:value-type="string" calcext:value-type="string">
            <text:p>DENIM</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058829015.html</text:p>
          </table:table-cell>
          <table:table-cell office:value-type="string" calcext:value-type="string">
            <text:p>['Cotton']</text:p>
          </table:table-cell>
          <table:table-cell office:value-type="string" calcext:value-type="string">
            <text:p>Shirt in a cotton weave with a collar, buttons down the front and a yoke with a pleat at the back. Relaxed fit with dropped shoulders, long sleeves with buttoned cuffs, an open chest pocket and a gently rounded hem.</text:p>
          </table:table-cell>
          <table:table-cell office:value-type="string" calcext:value-type="string">
            <text:p>['Sleeve: Length: 50.7 cm (Size M/T)', 'Shoulder: Width: 67.0 cm (Size M/T)', 'Back: Length: 7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Green/White', 'Striped']</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89842001.html</text:p>
          </table:table-cell>
          <table:table-cell office:value-type="string" calcext:value-type="string">
            <text:p>[]</text:p>
          </table:table-cell>
          <table:table-cell office:value-type="string" calcext:value-type="string">
            <text:p>Oversized shirt in a sheer weave made from a lyocell blend. Collar, pearly buttons down the front and a double-layered yoke with pleats at the back. Dropped shoulders and long, wide sleeves with a slit and pearly buttons at the cuffs. Rounded hem. Longer at the back.</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table:number-columns-repeated="2"/>
          <table:table-cell office:value-type="string" calcext:value-type="string">
            <text:p>['Light beige', 'Solid colour']</text:p>
          </table:table-cell>
          <table:table-cell office:value-type="string" calcext:value-type="string">
            <text:p>H&amp;M EDIT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28 m', 'Length: 77 cm']</text:p>
          </table:table-cell>
          <table:table-cell office:value-type="string" calcext:value-type="string">
            <text:p>['Width: 1.36 m', 'Length: 78 cm']</text:p>
          </table:table-cell>
          <table:table-cell office:value-type="string" calcext:value-type="string">
            <text:p>['Width: 1.44 m', 'Length: 79 cm']</text:p>
          </table:table-cell>
          <table:table-cell office:value-type="string" calcext:value-type="string">
            <text:p>['Width: 1.52 m', 'Length: 80 cm']</text:p>
          </table:table-cell>
          <table:table-cell office:value-type="string" calcext:value-type="string">
            <text:p>['Width: 1.64 m', 'Length: 8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79431001.html</text:p>
          </table:table-cell>
          <table:table-cell office:value-type="string" calcext:value-type="string">
            <text:p>[]</text:p>
          </table:table-cell>
          <table:table-cell office:value-type="string" calcext:value-type="string">
            <text:p>Oversized blouse in a sheer weave with a pointed collar and buttons down the front. Double-layered yoke at the back, dropped shoulders and long sleeves with buttoned cuffs and a sleeve placket with a link button. Rounded hem.</text:p>
          </table:table-cell>
          <table:table-cell office:value-type="string" calcext:value-type="string">
            <text:p>['Shoulder: Width: 54.7 cm (Size M/T)', 'Sleeve: Length: 55.1 cm (Size M/T)', 'Back: Length: 73.7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Brown',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15 m', 'Length: 69 cm']</text:p>
          </table:table-cell>
          <table:table-cell office:value-type="string" calcext:value-type="string">
            <text:p>['Width: 1.23 m', 'Length: 70 cm']</text:p>
          </table:table-cell>
          <table:table-cell office:value-type="string" calcext:value-type="string">
            <text:p>['Width: 1.29 m', 'Length: 71 cm']</text:p>
          </table:table-cell>
          <table:table-cell office:value-type="string" calcext:value-type="string">
            <text:p>['Width: 1.35 m', 'Length: 72 cm']</text:p>
          </table:table-cell>
          <table:table-cell office:value-type="string" calcext:value-type="string">
            <text:p>['Width: 1.45 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74559002.html</text:p>
          </table:table-cell>
          <table:table-cell office:value-type="string" calcext:value-type="string">
            <text:p>['Satin']</text:p>
          </table:table-cell>
          <table:table-cell office:value-type="string" calcext:value-type="string">
            <text:p>Shirt in patterned satin with a collar, buttons down the front, gently dropped shoulders and long, wide sleeves with a slit and button at the cuffs. Straight-cut hem with a slit at each side.</text:p>
          </table:table-cell>
          <table:table-cell office:value-type="string" calcext:value-type="string">
            <text:p>['Shoulder: Width: 45.1 cm (Size M/T)', 'Back: Length: 69.5 cm (Size M/T)', 'Sleeve: Length: 60.1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table:table-cell office:value-type="string" calcext:value-type="string">
            <text:p>['Light pink/Coral/Beige/Cream/Black', 'Patterned']</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98 cm', 'Length: 65 cm']</text:p>
          </table:table-cell>
          <table:table-cell office:value-type="string" calcext:value-type="string">
            <text:p>['Width: 1.05 m', 'Length: 66 cm']</text:p>
          </table:table-cell>
          <table:table-cell office:value-type="string" calcext:value-type="string">
            <text:p>['Width: 1.13 m', 'Length: 67 cm']</text:p>
          </table:table-cell>
          <table:table-cell office:value-type="string" calcext:value-type="string">
            <text:p>['Width: 1.20 m', 'Length: 68 cm']</text:p>
          </table:table-cell>
          <table:table-cell office:value-type="string" calcext:value-type="string">
            <text:p>['Width: 1.31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88756001.html</text:p>
          </table:table-cell>
          <table:table-cell office:value-type="string" calcext:value-type="string">
            <text:p>['Linen']</text:p>
          </table:table-cell>
          <table:table-cell office:value-type="string" calcext:value-type="string">
            <text:p>Blouse in an airy cotton and linen weave with a frill-trimmed grandad collar and buttons down the front. 3/4-length balloon sleeves with narrow cuffs, and a gently rounded hem.</text:p>
          </table:table-cell>
          <table:table-cell office:value-type="string" calcext:value-type="string">
            <text:p>['Sleeve: Length: 44.4 cm (Size M/T)', 'Back: Length: 66.0 cm (Size M/T)', 'Shoulder: Width: 34.5 cm (Size M/T)']</text:p>
          </table:table-cell>
          <table:table-cell office:value-type="string" calcext:value-type="string">
            <text:p>Regular length</text:p>
          </table:table-cell>
          <table:table-cell office:value-type="string" calcext:value-type="string">
            <text:p>3/4 sleeve</text:p>
          </table:table-cell>
          <table:table-cell office:value-type="string" calcext:value-type="string">
            <text:p>Regular fit</text:p>
          </table:table-cell>
          <table:table-cell office:value-type="string" calcext:value-type="string">
            <text:p>['Frilled collar', 'Grandad collar']</text:p>
          </table:table-cell>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Blouse</text:p>
          </table:table-cell>
          <table:table-cell office:value-type="string" calcext:value-type="string">
            <text:p>['Width: 33 cm', 'Length: 61 cm']</text:p>
          </table:table-cell>
          <table:table-cell office:value-type="string" calcext:value-type="string">
            <text:p>['Width: 34 cm', 'Length: 62 cm']</text:p>
          </table:table-cell>
          <table:table-cell office:value-type="string" calcext:value-type="string">
            <text:p>['Width: 35 cm', 'Length: 63 cm']</text:p>
          </table:table-cell>
          <table:table-cell office:value-type="string" calcext:value-type="string">
            <text:p>['Width: 35 cm', 'Length: 64 cm']</text:p>
          </table:table-cell>
          <table:table-cell office:value-type="string" calcext:value-type="string">
            <text:p>['Width: 36 c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34735003.html</text:p>
          </table:table-cell>
          <table:table-cell office:value-type="string" calcext:value-type="string">
            <text:p>['Cotton']</text:p>
          </table:table-cell>
          <table:table-cell office:value-type="string" calcext:value-type="string">
            <text:p>Oversized shirt in crisp cotton poplin with a button-down collar, buttons down the front and a yoke at the back. Dropped shoulders, long sleeves with buttoned cuffs, a patch chest pocket with a button, and a rounded hem.</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Button-down collar</text:p>
          </table:table-cell>
          <table:table-cell/>
          <table:table-cell office:value-type="string" calcext:value-type="string">
            <text:p>['Green',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058018017.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tand-up collar</text:p>
          </table:table-cell>
          <table:table-cell office:value-type="string" calcext:value-type="string">
            <text:p>V-neck</text:p>
          </table:table-cell>
          <table:table-cell office:value-type="string" calcext:value-type="string">
            <text:p>['Beige/Brown', 'Snakeskin-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Vietnam</text:p>
          </table:table-cell>
          <table:table-cell office:value-type="string" calcext:value-type="string">
            <text:p>Dress</text:p>
          </table:table-cell>
          <table:table-cell office:value-type="string" calcext:value-type="string">
            <text:p>['Width: 1.01 m', 'Length: 91 cm']</text:p>
          </table:table-cell>
          <table:table-cell office:value-type="string" calcext:value-type="string">
            <text:p>['Width: 1.09 m', 'Length: 92 cm']</text:p>
          </table:table-cell>
          <table:table-cell office:value-type="string" calcext:value-type="string">
            <text:p>['Width: 1.17 m', 'Length: 93 cm']</text:p>
          </table:table-cell>
          <table:table-cell office:value-type="string" calcext:value-type="string">
            <text:p>['Width: 1.26 m', 'Length: 94 cm']</text:p>
          </table:table-cell>
          <table:table-cell office:value-type="string" calcext:value-type="string">
            <text:p>['Width: 1.38 m', 'Length: 9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4735015.html</text:p>
          </table:table-cell>
          <table:table-cell office:value-type="string" calcext:value-type="string">
            <text:p>['Cotton']</text:p>
          </table:table-cell>
          <table:table-cell office:value-type="string" calcext:value-type="string">
            <text:p>Oversized shirt in crisp cotton poplin with a button-down collar, buttons down the front and a yoke at the back. Dropped shoulders, long sleeves with buttoned cuffs, a patch chest pocket with a button, and a rounded hem.</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Button-down collar</text:p>
          </table:table-cell>
          <table:table-cell/>
          <table:table-cell office:value-type="string" calcext:value-type="string">
            <text:p>['Green/White', 'Strip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1820002.html</text:p>
          </table:table-cell>
          <table:table-cell office:value-type="string" calcext:value-type="string">
            <text:p>[]</text:p>
          </table:table-cell>
          <table:table-cell office:value-type="string" calcext:value-type="string">
            <text:p>Oversized shirt in a pleated weave with a collar, buttons down the front and long sleeves with raw-edge cuffs. Straight, raw-edge hem with a high slit at each side.</text:p>
          </table:table-cell>
          <table:table-cell office:value-type="string" calcext:value-type="string">
            <text:p>['Sleeve: Length: 63.2 cm (Size M/T)', 'Shoulder: Width: 39.5 cm (Size M/T)', 'Back: Length: 72.1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Ceris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47165003.html</text:p>
          </table:table-cell>
          <table:table-cell office:value-type="string" calcext:value-type="string">
            <text:p>[]</text:p>
          </table:table-cell>
          <table:table-cell office:value-type="string" calcext:value-type="string">
            <text:p>Short, boxy-style shirt in a viscose weave. Loose fit with a collar, buttons down the front, short sleeves and a straight-cut hem.</text:p>
          </table:table-cell>
          <table:table-cell office:value-type="string" calcext:value-type="string">
            <text:p>['Sleeve: Length: 20.0 cm (Size M/T)', 'Back: Length: 42.9 cm (Size M/T)', 'Shoulder: Width: 49.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090709001.html</text:p>
          </table:table-cell>
          <table:table-cell office:value-type="string" calcext:value-type="string">
            <text:p>['Cotton']</text:p>
          </table:table-cell>
          <table:table-cell office:value-type="string" calcext:value-type="string">
            <text:p>Shirt in a cotton weave with a collar, buttons down the front and a double-layered yoke at the back. Relaxed fit with long sleeves, wide, buttoned cuffs, and a rounded hem.</text:p>
          </table:table-cell>
          <table:table-cell office:value-type="string" calcext:value-type="string">
            <text:p>['Back: Length: 72.5 cm (Size M/T)', 'Sleeve: Length: 60.2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table:number-columns-repeated="2"/>
          <table:table-cell office:value-type="string" calcext:value-type="string">
            <text:p>['White', 'Solid colour']</text:p>
          </table:table-cell>
          <table:table-cell office:value-type="string" calcext:value-type="string">
            <text:p>MODERN CLASSIC</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68 cm']</text:p>
          </table:table-cell>
          <table:table-cell office:value-type="string" calcext:value-type="string">
            <text:p>['Width: 1.19 m', 'Length: 69 cm']</text:p>
          </table:table-cell>
          <table:table-cell office:value-type="string" calcext:value-type="string">
            <text:p>['Width: 1.28 m', 'Length: 70 cm']</text:p>
          </table:table-cell>
          <table:table-cell office:value-type="string" calcext:value-type="string">
            <text:p>['Width: 1.35 m', 'Length: 71 cm']</text:p>
          </table:table-cell>
          <table:table-cell office:value-type="string" calcext:value-type="string">
            <text:p>['Width: 1.43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62650001.html</text:p>
          </table:table-cell>
          <table:table-cell office:value-type="string" calcext:value-type="string">
            <text:p>[]</text:p>
          </table:table-cell>
          <table:table-cell office:value-type="string" calcext:value-type="string">
            <text:p>Cropped, fitted blouse in crisp cotton poplin with a square neckline and wide smocking at the back. Short puff sleeves with broderie anglaise and narrow elastication at the shoulders and cuffs.</text:p>
          </table:table-cell>
          <table:table-cell office:value-type="string" calcext:value-type="string">
            <text:p>['Sleeve: Length: 36.9 cm (Size M/T)', 'Back: Length: 27.75 cm (Size M/T)']</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Square neckline</text:p>
          </table:table-cell>
          <table:table-cell office:value-type="string" calcext:value-type="string">
            <text:p>['White', 'Solid colour']</text:p>
          </table:table-cell>
          <table:table-cell/>
          <table:table-cell office:value-type="string" calcext:value-type="string">
            <text:p>Rs. 1,799.00incl. of all taxes</text:p>
          </table:table-cell>
          <table:table-cell office:value-type="string" calcext:value-type="string">
            <text:p>India</text:p>
          </table:table-cell>
          <table:table-cell office:value-type="string" calcext:value-type="string">
            <text:p>Blouse</text:p>
          </table:table-cell>
          <table:table-cell table:number-columns-repeated="5"/>
          <table:table-cell office:value-type="string" calcext:value-type="string">
            <text:p>1 N (1 N)</text:p>
          </table:table-cell>
          <table:table-cell office:value-type="string" calcext:value-type="string">
            <text:p>SHAHI EXPORT PVT.LTD</text:p>
            <text:p>INDUSTRIAL PLOT NO. 1, SECTOR 28, 121008, FARIDABAD, HARYAN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Smocking</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01052006.html</text:p>
          </table:table-cell>
          <table:table-cell office:value-type="string" calcext:value-type="string">
            <text:p>['Jersey']</text:p>
          </table:table-cell>
          <table:table-cell office:value-type="string" calcext:value-type="string">
            <text:p>Shirt in textured jersey with a pointed collar, buttons down the front and long sleeves. Raw edges at the cuffs and hem.</text:p>
          </table:table-cell>
          <table:table-cell office:value-type="string" calcext:value-type="string">
            <text:p>['Back: Length: 71.65 cm (Size M/T)', 'Sleeve: Length: 61.75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Full spread collar</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65839001.html</text:p>
          </table:table-cell>
          <table:table-cell office:value-type="string" calcext:value-type="string">
            <text:p>[]</text:p>
          </table:table-cell>
          <table:table-cell office:value-type="string" calcext:value-type="string">
            <text:p>Blouse in a softly draping viscose weave with a round neckline and a small opening with a concealed button at the back of the neck. Loose fit with dropped shoulders and extra-long sleeves. Wide ties at the waist that cross and tie at the back.</text:p>
          </table:table-cell>
          <table:table-cell/>
          <table:table-cell office:value-type="string" calcext:value-type="string">
            <text:p>Regular length</text:p>
          </table:table-cell>
          <table:table-cell office:value-type="string" calcext:value-type="string">
            <text:p>Extra long sleeve</text:p>
          </table:table-cell>
          <table:table-cell office:value-type="string" calcext:value-type="string">
            <text:p>Loose fit</text:p>
          </table:table-cell>
          <table:table-cell/>
          <table:table-cell office:value-type="string" calcext:value-type="string">
            <text:p>Round neck</text:p>
          </table:table-cell>
          <table:table-cell office:value-type="string" calcext:value-type="string">
            <text:p>['Black/Cream', 'Striped']</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Turkey</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Draped', 'Keyhole']</text:p>
          </table:table-cell>
          <table:table-cell table:number-columns-repeated="26"/>
        </table:table-row>
        <table:table-row table:style-name="ro1">
          <table:table-cell office:value-type="string" calcext:value-type="string">
            <text:p>https://www2.hm.com/en_in/productpage.1144784009.html</text:p>
          </table:table-cell>
          <table:table-cell office:value-type="string" calcext:value-type="string">
            <text:p>['Satin']</text:p>
          </table:table-cell>
          <table:table-cell office:value-type="string" calcext:value-type="string">
            <text:p>Oversized blouse in softly draping satin. Round neckline with a narrow trim and a V-shaped opening with narrow ties at the top. Voluminous, elbow-length sleeves with a narrow trim at the cuffs. Gathers around the neckline and cuffs for a draped effect.</text:p>
          </table:table-cell>
          <table:table-cell office:value-type="string" calcext:value-type="string">
            <text:p>['Sleeve: Length: 37.4 cm (Size M/T)', 'Back: Length: 59.5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Draped', 'Keyhole']</text:p>
          </table:table-cell>
          <table:table-cell table:number-columns-repeated="26"/>
        </table:table-row>
        <table:table-row table:style-name="ro1">
          <table:table-cell office:value-type="string" calcext:value-type="string">
            <text:p>https://www2.hm.com/en_in/productpage.1128234007.html</text:p>
          </table:table-cell>
          <table:table-cell office:value-type="string" calcext:value-type="string">
            <text:p>['Cotton']</text:p>
          </table:table-cell>
          <table:table-cell office:value-type="string" calcext:value-type="string">
            <text:p>Fitted shirt in crisp cotton poplin with a collar, buttons down the front, long sleeves with buttoned cuffs and a rounded hem.</text:p>
          </table:table-cell>
          <table:table-cell office:value-type="string" calcext:value-type="string">
            <text:p>['Sleeve: Length: 62.9 cm (Size M/T)', 'Shoulder: Width: 39.6 cm (Size M/T)', 'Back: Length: 61.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9294005.html</text:p>
          </table:table-cell>
          <table:table-cell office:value-type="string" calcext:value-type="string">
            <text:p>[]</text:p>
          </table:table-cell>
          <table:table-cell office:value-type="string" calcext:value-type="string">
            <text:p>Blouse in woven fabric. V-shaped neckline and a wrapover front with narrow ties at one side and a concealed button at the other. Seam at the back of the waist, long sleeves and cuffs with a slit and button.</text:p>
          </table:table-cell>
          <table:table-cell office:value-type="string" calcext:value-type="string">
            <text:p>['Sleeve: Length: 63.4 cm (Size M/T)', 'Shoulder: Width: 41.6 cm (Size M/T)', 'Back: Length: 6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Black/White', 'Zebra-print']</text:p>
          </table:table-cell>
          <table:table-cell office:value-type="string" calcext:value-type="string">
            <text:p>MODERN CLASSIC</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 'Wrapover']</text:p>
          </table:table-cell>
          <table:table-cell table:number-columns-repeated="26"/>
        </table:table-row>
        <table:table-row table:style-name="ro1">
          <table:table-cell office:value-type="string" calcext:value-type="string">
            <text:p>https://www2.hm.com/en_in/productpage.1063184004.html</text:p>
          </table:table-cell>
          <table:table-cell office:value-type="string" calcext:value-type="string">
            <text:p>['Linen']</text:p>
          </table:table-cell>
          <table:table-cell office:value-type="string" calcext:value-type="string">
            <text:p>Relaxed-fit shirt in an airy linen with a collar and buttons down the front. Dropped shoulders, long sleeves with wide, buttoned cuffs, and a rounded hem. Longer at the back. Unlined.</text:p>
          </table:table-cell>
          <table:table-cell office:value-type="string" calcext:value-type="string">
            <text:p>['Sleeve: Length: 53.5 cm (Size M/T)', 'Back: Length: 81.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table:table-cell office:value-type="string" calcext:value-type="string">
            <text:p>['Black', 'Solid colour']</text:p>
          </table:table-cell>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22 m', 'Length: 76 cm']</text:p>
          </table:table-cell>
          <table:table-cell office:value-type="string" calcext:value-type="string">
            <text:p>['Width: 1.30 m', 'Length: 77 cm']</text:p>
          </table:table-cell>
          <table:table-cell office:value-type="string" calcext:value-type="string">
            <text:p>['Width: 1.36 m', 'Length: 78 cm']</text:p>
          </table:table-cell>
          <table:table-cell office:value-type="string" calcext:value-type="string">
            <text:p>['Width: 1.42 m', 'Length: 79 cm']</text:p>
          </table:table-cell>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2">
          <table:table-cell office:value-type="string" calcext:value-type="string">
            <text:p>https://www2.hm.com/en_in/productpage.1159494001.html</text:p>
          </table:table-cell>
          <table:table-cell office:value-type="string" calcext:value-type="string">
            <text:p>[]</text:p>
          </table:table-cell>
          <table:table-cell office:value-type="string" calcext:value-type="string">
            <text:p>Oversized blouse in woven fabric with a round, gathered neckline, narrow ties at the top and concealed buttons at the front. Wide, elbow-length butterfly sleeves in a raglan cut.</text:p>
          </table:table-cell>
          <table:table-cell office:value-type="string" calcext:value-type="string">
            <text:p>['Sleeve: Length: 38.9 cm (Size M/T)', 'Back: Length: 65.3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table:table-cell office:value-type="string" calcext:value-type="string">
            <text:p>Round neck</text:p>
          </table:table-cell>
          <table:table-cell office:value-type="string" calcext:value-type="string">
            <text:p>['Cream',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17 m', 'Length: 61 cm']</text:p>
          </table:table-cell>
          <table:table-cell office:value-type="string" calcext:value-type="string">
            <text:p>['Width: 1.25 m', 'Length: 62 cm']</text:p>
          </table:table-cell>
          <table:table-cell office:value-type="string" calcext:value-type="string">
            <text:p>['Width: 1.33 m', 'Length: 63 cm']</text:p>
          </table:table-cell>
          <table:table-cell office:value-type="string" calcext:value-type="string">
            <text:p>['Width: 1.41 m', 'Length: 64 cm']</text:p>
          </table:table-cell>
          <table:table-cell office:value-type="string" calcext:value-type="string">
            <text:p>['Width: 1.51 m', 'Length: 65 cm']</text:p>
          </table:table-cell>
          <table:table-cell office:value-type="string" calcext:value-type="string">
            <text:p>1 N</text:p>
          </table:table-cell>
          <table:table-cell office:value-type="string" calcext:value-type="string">
            <text:p>RADNIK EXPORTS</text:p>
            <text:p>E2, Sector 59, Noida, Gautam Buddha, NAGAR, 201301, Uttar Pradesh</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4"/>
          <table:table-cell office:value-type="string" calcext:value-type="string">
            <text:p>Butterfly sleeve</text:p>
          </table:table-cell>
          <table:table-cell table:number-columns-repeated="23"/>
        </table:table-row>
        <table:table-row table:style-name="ro2">
          <table:table-cell office:value-type="string" calcext:value-type="string">
            <text:p>https://www2.hm.com/en_in/productpage.1161423001.html</text:p>
          </table:table-cell>
          <table:table-cell office:value-type="string" calcext:value-type="string">
            <text:p>['Cotton']</text:p>
          </table:table-cell>
          <table:table-cell office:value-type="string" calcext:value-type="string">
            <text:p>Slightly shorter, off-the-shoulder top in a soft cotton weave with short sleeves. Loose fit with narrow elastication and a small frill trim at the top and cuffs.</text:p>
          </table:table-cell>
          <table:table-cell office:value-type="string" calcext:value-type="string">
            <text:p>['Sleeve: Length: 33.0 cm (Size M/T)', 'Back: Length: 49.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table:number-columns-repeated="2"/>
          <table:table-cell office:value-type="string" calcext:value-type="string">
            <text:p>['Blue/White', 'Striped']</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23 m', 'Length: 45 cm']</text:p>
          </table:table-cell>
          <table:table-cell office:value-type="string" calcext:value-type="string">
            <text:p>['Width: 1.31 m', 'Length: 46 cm']</text:p>
          </table:table-cell>
          <table:table-cell office:value-type="string" calcext:value-type="string">
            <text:p>['Width: 1.39 m', 'Length: 47 cm']</text:p>
          </table:table-cell>
          <table:table-cell office:value-type="string" calcext:value-type="string">
            <text:p>['Width: 1.47 m', 'Length: 48 cm']</text:p>
          </table:table-cell>
          <table:table-cell office:value-type="string" calcext:value-type="string">
            <text:p>['Width: 1.59 m', 'Length: 49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office:value-type="string" calcext:value-type="string">
            <text:p>['Width: 1.71 m', 'Length: 50 cm']</text:p>
          </table:table-cell>
          <table:table-cell office:value-type="string" calcext:value-type="string">
            <text:p>Off-the-shoulder</text:p>
          </table:table-cell>
          <table:table-cell office:value-type="string" calcext:value-type="string">
            <text:p>['Width: 1.83 m', 'Length: 51 cm']</text:p>
          </table:table-cell>
          <table:table-cell office:value-type="string" calcext:value-type="string">
            <text:p>['Width: 1.95 m', 'Length: 52 cm']</text:p>
          </table:table-cell>
          <table:table-cell table:number-columns-repeated="24"/>
        </table:table-row>
        <table:table-row table:style-name="ro1">
          <table:table-cell office:value-type="string" calcext:value-type="string">
            <text:p>https://www2.hm.com/en_in/productpage.1168421001.html</text:p>
          </table:table-cell>
          <table:table-cell office:value-type="string" calcext:value-type="string">
            <text:p>[]</text:p>
          </table:table-cell>
          <table:table-cell office:value-type="string" calcext:value-type="string">
            <text:p>Cropped blouse in woven fabric made from a modal blend with a deep, V-shaped neckline and a decorative knot detail at the front. Long, wide sleeves and a partially open back with a hook-and-eye fastener at the top and wide ties at the hem.</text:p>
          </table:table-cell>
          <table:table-cell office:value-type="string" calcext:value-type="string">
            <text:p>['Sleeve: Length: 61.9 cm (Size M/T)', 'Back: Length: 32.0 cm (Size M/T)', 'Shoulder: Width: 40.6 cm (Size M/T)']</text:p>
          </table:table-cell>
          <table:table-cell office:value-type="string" calcext:value-type="string">
            <text:p>Cropped</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Deep neckline</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83 cm', 'Length: 33 cm']</text:p>
          </table:table-cell>
          <table:table-cell office:value-type="string" calcext:value-type="string">
            <text:p>['Width: 91 cm', 'Length: 34 cm']</text:p>
          </table:table-cell>
          <table:table-cell office:value-type="string" calcext:value-type="string">
            <text:p>['Width: 99 cm', 'Length: 35 c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Open back</text:p>
          </table:table-cell>
          <table:table-cell table:number-columns-repeated="26"/>
        </table:table-row>
        <table:table-row table:style-name="ro2">
          <table:table-cell office:value-type="string" calcext:value-type="string">
            <text:p>https://www2.hm.com/en_in/productpage.1156872001.html</text:p>
          </table:table-cell>
          <table:table-cell office:value-type="string" calcext:value-type="string">
            <text:p>['Cotton']</text:p>
          </table:table-cell>
          <table:table-cell office:value-type="string" calcext:value-type="string">
            <text:p>Off-the-shoulder blouse in a cotton weave with broderie anglaise. Covered elastication and a frill trim at the top. Short puff sleeves with covered elastication and a frill trim at the cuffs.</text:p>
          </table:table-cell>
          <table:table-cell office:value-type="string" calcext:value-type="string">
            <text:p>['Sleeve: Length: 33.0 cm (Size M/T)', 'Back: Length: 49.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table:number-columns-repeated="2"/>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Blouse</text:p>
          </table:table-cell>
          <table:table-cell table:number-columns-repeated="5"/>
          <table:table-cell office:value-type="string" calcext:value-type="string">
            <text:p>1 N (1 N)</text:p>
          </table:table-cell>
          <table:table-cell office:value-type="string" calcext:value-type="string">
            <text:p>VAMANI OVERSEAS PVT LTD</text:p>
            <text:p>PLOT NO 169, , SECTOR 24, 121005, FARIDABAD</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Off-the-shoulder</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59494002.html</text:p>
          </table:table-cell>
          <table:table-cell office:value-type="string" calcext:value-type="string">
            <text:p>[]</text:p>
          </table:table-cell>
          <table:table-cell office:value-type="string" calcext:value-type="string">
            <text:p>Oversized blouse in woven fabric with a round, gathered neckline, narrow ties at the top and concealed buttons at the front. Wide, elbow-length butterfly sleeves in a raglan cut.</text:p>
          </table:table-cell>
          <table:table-cell office:value-type="string" calcext:value-type="string">
            <text:p>['Sleeve: Length: 38.9 cm (Size M/T)', 'Back: Length: 65.3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table:table-cell office:value-type="string" calcext:value-type="string">
            <text:p>Round neck</text:p>
          </table:table-cell>
          <table:table-cell office:value-type="string" calcext:value-type="string">
            <text:p>['Navy blue',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1.17 m', 'Length: 61 cm']</text:p>
          </table:table-cell>
          <table:table-cell office:value-type="string" calcext:value-type="string">
            <text:p>['Width: 1.25 m', 'Length: 62 cm']</text:p>
          </table:table-cell>
          <table:table-cell office:value-type="string" calcext:value-type="string">
            <text:p>['Width: 1.33 m', 'Length: 63 cm']</text:p>
          </table:table-cell>
          <table:table-cell office:value-type="string" calcext:value-type="string">
            <text:p>['Width: 1.41 m', 'Length: 64 cm']</text:p>
          </table:table-cell>
          <table:table-cell office:value-type="string" calcext:value-type="string">
            <text:p>['Width: 1.51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Butterfly sleeve</text:p>
          </table:table-cell>
          <table:table-cell table:number-columns-repeated="23"/>
        </table:table-row>
        <table:table-row table:style-name="ro1">
          <table:table-cell office:value-type="string" calcext:value-type="string">
            <text:p>https://www2.hm.com/en_in/productpage.1115062005.html</text:p>
          </table:table-cell>
          <table:table-cell office:value-type="string" calcext:value-type="string">
            <text:p>[]</text:p>
          </table:table-cell>
          <table:table-cell office:value-type="string" calcext:value-type="string">
            <text:p>Slightly longer shirt in cotton poplin with a pointed collar and buttons down the front. Relaxed fit with gently dropped shoulders and long sleeves with buttoned cuffs. Tapered waist with pleats and flat felled seams at the front and a smocked section at the back to create a defined silhouette. Rounded hem.</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Relaxed fit</text:p>
          </table:table-cell>
          <table:table-cell table:number-columns-repeated="2"/>
          <table:table-cell office:value-type="string" calcext:value-type="string">
            <text:p>['Whit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mocking</text:p>
          </table:table-cell>
          <table:table-cell table:number-columns-repeated="26"/>
        </table:table-row>
        <table:table-row table:style-name="ro1">
          <table:table-cell office:value-type="string" calcext:value-type="string">
            <text:p>https://www2.hm.com/en_in/productpage.1162521001.html</text:p>
          </table:table-cell>
          <table:table-cell office:value-type="string" calcext:value-type="string">
            <text:p>['Jersey']</text:p>
          </table:table-cell>
          <table:table-cell office:value-type="string" calcext:value-type="string">
            <text:p>Oversized jersey shirt with a perforated pattern and a crocheted look. Collar, buttons down the front, dropped shoulders and elbow-length sleeves. Straight-cut hem with a small slit at each side.</text:p>
          </table:table-cell>
          <table:table-cell office:value-type="string" calcext:value-type="string">
            <text:p>['Shoulder: Width: 49.2 cm (Size M/T)', 'Back: Length: 67.0 cm (Size M/T)']</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op</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153866002.html</text:p>
          </table:table-cell>
          <table:table-cell office:value-type="string" calcext:value-type="string">
            <text:p>['Linen']</text:p>
          </table:table-cell>
          <table:table-cell office:value-type="string" calcext:value-type="string">
            <text:p>Blouse in a cotton and linen weave with buttons down the front and a yoke at the back. Small stand-up collar with a frill trim that continues down the top of the button band. Long balloon sleeves with buttoned cuffs and a frill trim over the shoulders. Rounded hem.</text:p>
          </table:table-cell>
          <table:table-cell office:value-type="string" calcext:value-type="string">
            <text:p>['Sleeve: Length: 63.4 cm (Size M/T)', 'Shoulder: Width: 37.6 cm (Size M/T)', 'Back: Length: 6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tand-up collar</text:p>
          </table:table-cell>
          <table:table-cell/>
          <table:table-cell office:value-type="string" calcext:value-type="string">
            <text:p>['Blu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68122004.html</text:p>
          </table:table-cell>
          <table:table-cell office:value-type="string" calcext:value-type="string">
            <text:p>['Cotton']</text:p>
          </table:table-cell>
          <table:table-cell office:value-type="string" calcext:value-type="string">
            <text:p>Blouse in a cotton weave with a V-neckline and a wrapover front with wide ties around the waist. Short, voluminous balloon sleeves with narrow elastication at the cuffs.</text:p>
          </table:table-cell>
          <table:table-cell office:value-type="string" calcext:value-type="string">
            <text:p>['Sleeve: Length: 30.4 cm (Size M/T)', 'Back: Length: 61.4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Blue/White', 'Striped']</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95 cm', 'Length: 58 cm']</text:p>
          </table:table-cell>
          <table:table-cell office:value-type="string" calcext:value-type="string">
            <text:p>['Width: 1.01 m', 'Length: 59 cm']</text:p>
          </table:table-cell>
          <table:table-cell office:value-type="string" calcext:value-type="string">
            <text:p>['Width: 1.07 m', 'Length: 60 cm']</text:p>
          </table:table-cell>
          <table:table-cell office:value-type="string" calcext:value-type="string">
            <text:p>['Width: 1.14 m', 'Length: 61 cm']</text:p>
          </table:table-cell>
          <table:table-cell office:value-type="string" calcext:value-type="string">
            <text:p>['Width: 1.24 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Wrapover</text:p>
          </table:table-cell>
          <table:table-cell table:number-columns-repeated="2"/>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51827003.html</text:p>
          </table:table-cell>
          <table:table-cell office:value-type="string" calcext:value-type="string">
            <text:p>[]</text:p>
          </table:table-cell>
          <table:table-cell office:value-type="string" calcext:value-type="string">
            <text:p>Short, fitted blouse in crisp cotton poplin. Sweetheart neckline, short, voluminous puff sleeves and a smocked section at the back. Narrow elastication over the shoulders and at the cuffs. Partly lined.</text:p>
          </table:table-cell>
          <table:table-cell office:value-type="string" calcext:value-type="string">
            <text:p>['Sleeve: Length: 43.4 cm (Size M/T)', 'Front: Length: 26.2 cm (Size M/T)', 'Back: Length: 26.4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Sweetheart neckline</text:p>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Blouse</text:p>
          </table:table-cell>
          <table:table-cell office:value-type="string" calcext:value-type="string">
            <text:p>['Width: 78 cm', 'Length: 23 cm']</text:p>
          </table:table-cell>
          <table:table-cell office:value-type="string" calcext:value-type="string">
            <text:p>['Width: 86 cm', 'Length: 23 cm']</text:p>
          </table:table-cell>
          <table:table-cell office:value-type="string" calcext:value-type="string">
            <text:p>['Width: 93 cm', 'Length: 24 cm']</text:p>
          </table:table-cell>
          <table:table-cell office:value-type="string" calcext:value-type="string">
            <text:p>['Width: 1.01 m', 'Length: 25 cm']</text:p>
          </table:table-cell>
          <table:table-cell office:value-type="string" calcext:value-type="string">
            <text:p>['Width: 1.13 m', 'Length: 2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mocking</text:p>
          </table:table-cell>
          <table:table-cell table:number-columns-repeated="2"/>
          <table:table-cell office:value-type="string" calcext:value-type="string">
            <text:p>Puff sleeve</text:p>
          </table:table-cell>
          <table:table-cell/>
          <table:table-cell office:value-type="string" calcext:value-type="string">
            <text:p>['Width: 74 cm', 'Length: 22 cm']</text:p>
          </table:table-cell>
          <table:table-cell table:number-columns-repeated="21"/>
        </table:table-row>
        <table:table-row table:style-name="ro1">
          <table:table-cell office:value-type="string" calcext:value-type="string">
            <text:p>https://www2.hm.com/en_in/productpage.1154042001.html</text:p>
          </table:table-cell>
          <table:table-cell office:value-type="string" calcext:value-type="string">
            <text:p>['Jersey']</text:p>
          </table:table-cell>
          <table:table-cell office:value-type="string" calcext:value-type="string">
            <text:p>Shirt in narrow-pleated, shimmering metallic jersey with a collar and buttons down the front. Loose fit with long sleeves, raw-edged cuffs and a raw-edged hem with a slit at each side.</text:p>
          </table:table-cell>
          <table:table-cell office:value-type="string" calcext:value-type="string">
            <text:p>['Shoulder: Width: 40.8 cm (Size M/T)', 'Sleeve: Length: 61.2 cm (Size M/T)', 'Back: Length: 72.1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Silver-coloured',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2">
          <table:table-cell office:value-type="string" calcext:value-type="string">
            <text:p>https://www2.hm.com/en_in/productpage.1173418001.html</text:p>
          </table:table-cell>
          <table:table-cell office:value-type="string" calcext:value-type="string">
            <text:p>[]</text:p>
          </table:table-cell>
          <table:table-cell office:value-type="string" calcext:value-type="string">
            <text:p>Blouse in an airy cotton weave with embroidery in a contrasting colour. V-shaped opening with tassel ties at the top. Flutter sleeves and a yoke with a gathered seam at the front and back.</text:p>
          </table:table-cell>
          <table:table-cell office:value-type="string" calcext:value-type="string">
            <text:p>Back: Length: 58.5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White/Black</text:p>
          </table:table-cell>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03 m', 'Length: 54 cm']</text:p>
          </table:table-cell>
          <table:table-cell office:value-type="string" calcext:value-type="string">
            <text:p>['Width: 1.12 m', 'Length: 55 cm']</text:p>
          </table:table-cell>
          <table:table-cell office:value-type="string" calcext:value-type="string">
            <text:p>['Width: 1.21 m', 'Length: 56 cm']</text:p>
          </table:table-cell>
          <table:table-cell office:value-type="string" calcext:value-type="string">
            <text:p>['Width: 1.30 m', 'Length: 57 cm']</text:p>
          </table:table-cell>
          <table:table-cell office:value-type="string" calcext:value-type="string">
            <text:p>['Width: 1.44 m', 'Length: 58 cm']</text:p>
          </table:table-cell>
          <table:table-cell office:value-type="string" calcext:value-type="string">
            <text:p>1 N</text:p>
          </table:table-cell>
          <table:table-cell office:value-type="string" calcext:value-type="string">
            <text:p>PARAMOUNT PRODUCTS PVT LTD</text:p>
            <text:p>A-55, OKHLA INDUSTRIAL AREA,,  PHASE-II, , NEW DELHI, 110020, NEW DELHI</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office:value-type="string" calcext:value-type="string">
            <text:p>['Width: 1.57 m', 'Length: 59 cm']</text:p>
          </table:table-cell>
          <table:table-cell office:value-type="string" calcext:value-type="string">
            <text:p>Keyhole</text:p>
          </table:table-cell>
          <table:table-cell office:value-type="string" calcext:value-type="string">
            <text:p>['Width: 1.70 m', 'Length: 60 cm']</text:p>
          </table:table-cell>
          <table:table-cell office:value-type="string" calcext:value-type="string">
            <text:p>['Width: 1.83 m', 'Length: 61 cm']</text:p>
          </table:table-cell>
          <table:table-cell office:value-type="string" calcext:value-type="string">
            <text:p>Flutter sleeve</text:p>
          </table:table-cell>
          <table:table-cell table:number-columns-repeated="23"/>
        </table:table-row>
        <table:table-row table:style-name="ro1">
          <table:table-cell office:value-type="string" calcext:value-type="string">
            <text:p>https://www2.hm.com/en_in/productpage.1137414002.html</text:p>
          </table:table-cell>
          <table:table-cell office:value-type="string" calcext:value-type="string">
            <text:p>[]</text:p>
          </table:table-cell>
          <table:table-cell office:value-type="string" calcext:value-type="string">
            <text:p>Oversized shirt in woven fabric with a stand-up collar, concealed buttons down the front and a pleat at the back. Extra-long, voluminous sleeves in a crêpe weave with narrow ties and a drawstring to create gathers. Rounded hem. Slightly longer at the back.</text:p>
          </table:table-cell>
          <table:table-cell office:value-type="string" calcext:value-type="string">
            <text:p>['Back: Length: 80.0 cm (Size M/T)', 'Shoulder: Width: 45.0 cm (Size M/T)', 'Sleeve: Length: 56.9 cm (Size M/T)']</text:p>
          </table:table-cell>
          <table:table-cell office:value-type="string" calcext:value-type="string">
            <text:p>Long</text:p>
          </table:table-cell>
          <table:table-cell office:value-type="string" calcext:value-type="string">
            <text:p>Extra long sleeve</text:p>
          </table:table-cell>
          <table:table-cell office:value-type="string" calcext:value-type="string">
            <text:p>Oversized</text:p>
          </table:table-cell>
          <table:table-cell office:value-type="string" calcext:value-type="string">
            <text:p>Stand-up collar</text:p>
          </table:table-cell>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3,599.00incl. of all taxes</text:p>
          </table:table-cell>
          <table:table-cell office:value-type="string" calcext:value-type="string">
            <text:p>Chin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84787001.html</text:p>
          </table:table-cell>
          <table:table-cell office:value-type="string" calcext:value-type="string">
            <text:p>[]</text:p>
          </table:table-cell>
          <table:table-cell office:value-type="string" calcext:value-type="string">
            <text:p>Blouse in an airy cotton weave with a round neckline and a keyhole opening with a concealed button at the back of the neck. Narrow, scalloped frill trim around the neckline and flutter sleeves in broderie anglaise.</text:p>
          </table:table-cell>
          <table:table-cell office:value-type="string" calcext:value-type="string">
            <text:p>Back: Length: 54.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Frilled collar</text:p>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86 cm', 'Length: 49 cm']</text:p>
          </table:table-cell>
          <table:table-cell office:value-type="string" calcext:value-type="string">
            <text:p>['Width: 94 cm', 'Length: 50 cm']</text:p>
          </table:table-cell>
          <table:table-cell office:value-type="string" calcext:value-type="string">
            <text:p>['Width: 1.02 m', 'Length: 51 cm']</text:p>
          </table:table-cell>
          <table:table-cell office:value-type="string" calcext:value-type="string">
            <text:p>['Width: 1.10 m', 'Length: 52 cm']</text:p>
          </table:table-cell>
          <table:table-cell office:value-type="string" calcext:value-type="string">
            <text:p>['Width: 1.22 m', 'Length: 53 cm']</text:p>
          </table:table-cell>
          <table:table-cell office:value-type="string" calcext:value-type="string">
            <text:p>1 N</text:p>
          </table:table-cell>
          <table:table-cell office:value-type="string" calcext:value-type="string">
            <text:p>VAMANI OVERSEAS PVT LTD</text:p>
            <text:p>PLOT NO 169, , SECTOR 24, 121005, FARIDABAD</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Keyhole</text:p>
          </table:table-cell>
          <table:table-cell table:number-columns-repeated="2"/>
          <table:table-cell office:value-type="string" calcext:value-type="string">
            <text:p>Flutter sleeve</text:p>
          </table:table-cell>
          <table:table-cell table:number-columns-repeated="23"/>
        </table:table-row>
        <table:table-row table:style-name="ro1">
          <table:table-cell office:value-type="string" calcext:value-type="string">
            <text:p>https://www2.hm.com/en_in/productpage.1153267002.html</text:p>
          </table:table-cell>
          <table:table-cell office:value-type="string" calcext:value-type="string">
            <text:p>[]</text:p>
          </table:table-cell>
          <table:table-cell office:value-type="string" calcext:value-type="string">
            <text:p>Short shirt in a cotton weave with broderie anglaise. Loose fit with a collar, buttons down the front, dropped shoulders, long sleeves with buttoned cuffs and a scalloped hem.</text:p>
          </table:table-cell>
          <table:table-cell office:value-type="string" calcext:value-type="string">
            <text:p>['Shoulder: Width: 52.5 cm (Size M/T)', 'Back: Length: 49.0 cm (Size M/T)', 'Sleeve: Length: 57.1 cm (Size M/T)']</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899.00incl. of all taxes</text:p>
          </table:table-cell>
          <table:table-cell office:value-type="string" calcext:value-type="string">
            <text:p>Chin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065424007.html</text:p>
          </table:table-cell>
          <table:table-cell office:value-type="string" calcext:value-type="string">
            <text:p>['Cotton']</text:p>
          </table:table-cell>
          <table:table-cell office:value-type="string" calcext:value-type="string">
            <text:p>Short-sleeved blouse in a cotton weave with a collar and V-shaped opening at the top. Gathered seams at the shoulders and back, and a rounded hem. Slightly longer at the back.</text:p>
          </table:table-cell>
          <table:table-cell office:value-type="string" calcext:value-type="string">
            <text:p>['Back: Length: 71.0 cm (Size M/T)', 'Front: Length: 73.3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11 m', 'Length: 66 cm']</text:p>
          </table:table-cell>
          <table:table-cell office:value-type="string" calcext:value-type="string">
            <text:p>['Width: 1.19 m', 'Length: 67 cm']</text:p>
          </table:table-cell>
          <table:table-cell office:value-type="string" calcext:value-type="string">
            <text:p>['Width: 1.27 m', 'Length: 68 cm']</text:p>
          </table:table-cell>
          <table:table-cell office:value-type="string" calcext:value-type="string">
            <text:p>['Width: 1.35 m', 'Length: 69 cm']</text:p>
          </table:table-cell>
          <table:table-cell office:value-type="string" calcext:value-type="string">
            <text:p>['Width: 1.47 m', 'Length: 70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2">
          <table:table-cell office:value-type="string" calcext:value-type="string">
            <text:p>https://www2.hm.com/en_in/productpage.1147350001.html</text:p>
          </table:table-cell>
          <table:table-cell office:value-type="string" calcext:value-type="string">
            <text:p>['Cotton']</text:p>
          </table:table-cell>
          <table:table-cell office:value-type="string" calcext:value-type="string">
            <text:p>Slightly longer shirt in woven fabric made from a cotton and linen blend with a section in mesh and embroidered motifs at the front. Loose fit with a collar, concealed buttons down the front and a yoke with a box pleat at the back. Dropped shoulders and long sleeves with buttoned cuffs. Rounded hem and slightly longer at the back.</text:p>
          </table:table-cell>
          <table:table-cell office:value-type="string" calcext:value-type="string">
            <text:p>Back: Length: 82.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Cream', 'Solid colour']</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India</text:p>
          </table:table-cell>
          <table:table-cell office:value-type="string" calcext:value-type="string">
            <text:p>Shirt</text:p>
          </table:table-cell>
          <table:table-cell table:number-columns-repeated="5"/>
          <table:table-cell office:value-type="string" calcext:value-type="string">
            <text:p>1 N (1 N)</text:p>
          </table:table-cell>
          <table:table-cell office:value-type="string" calcext:value-type="string">
            <text:p>VAMANI OVERSEAS PVT LTD</text:p>
            <text:p>PLOT NO 169, , SECTOR 24, 121005, FARIDABAD</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2">
          <table:table-cell office:value-type="string" calcext:value-type="string">
            <text:p>https://www2.hm.com/en_in/productpage.1162650002.html</text:p>
          </table:table-cell>
          <table:table-cell office:value-type="string" calcext:value-type="string">
            <text:p>[]</text:p>
          </table:table-cell>
          <table:table-cell office:value-type="string" calcext:value-type="string">
            <text:p>Cropped, fitted blouse in crisp cotton poplin with a square neckline and wide smocking at the back. Short puff sleeves with broderie anglaise and narrow elastication at the shoulders and cuffs.</text:p>
          </table:table-cell>
          <table:table-cell office:value-type="string" calcext:value-type="string">
            <text:p>['Sleeve: Length: 36.9 cm (Size M/T)', 'Back: Length: 27.75 cm (Size M/T)']</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Square neckline</text:p>
          </table:table-cell>
          <table:table-cell office:value-type="string" calcext:value-type="string">
            <text:p>['Lilac', 'Solid colour']</text:p>
          </table:table-cell>
          <table:table-cell/>
          <table:table-cell office:value-type="string" calcext:value-type="string">
            <text:p>Rs. 1,7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82 cm', 'Length: 25 cm']</text:p>
          </table:table-cell>
          <table:table-cell office:value-type="string" calcext:value-type="string">
            <text:p>['Width: 90 cm', 'Length: 26 cm']</text:p>
          </table:table-cell>
          <table:table-cell office:value-type="string" calcext:value-type="string">
            <text:p>['Width: 98 cm', 'Length: 26 cm']</text:p>
          </table:table-cell>
          <table:table-cell office:value-type="string" calcext:value-type="string">
            <text:p>['Width: 1.06 m', 'Length: 27 cm']</text:p>
          </table:table-cell>
          <table:table-cell office:value-type="string" calcext:value-type="string">
            <text:p>['Width: 1.18 m', 'Length: 28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Smocking</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38642003.html</text:p>
          </table:table-cell>
          <table:table-cell office:value-type="string" calcext:value-type="string">
            <text:p>[]</text:p>
          </table:table-cell>
          <table:table-cell office:value-type="string" calcext:value-type="string">
            <text:p>Oversized shirt in a cotton weave with a collar, buttons down the front and a yoke with a pleat at the back. Dropped shoulders, long sleeves with buttoned cuffs, and a rounded hem. Longer at the back.</text:p>
          </table:table-cell>
          <table:table-cell office:value-type="string" calcext:value-type="string">
            <text:p>['Sleeve: Length: 57.6 cm (Size M/T)', 'Back: Length: 65.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38624002.html</text:p>
          </table:table-cell>
          <table:table-cell office:value-type="string" calcext:value-type="string">
            <text:p>[]</text:p>
          </table:table-cell>
          <table:table-cell office:value-type="string" calcext:value-type="string">
            <text:p>Fitted crop top in woven fabric with a sweetheart neckline and a gathered bodice with smocking at the back. Elbow-length, double-layered puff sleeves with covered elastication over the shoulders and at the cuffs. Partly lined.</text:p>
          </table:table-cell>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Sweetheart neckline</text:p>
          </table:table-cell>
          <table:table-cell office:value-type="string" calcext:value-type="string">
            <text:p>['Light pink/Green/Purple/Yellow/Pink/White',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Crop top', 'Smocking']</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37414003.html</text:p>
          </table:table-cell>
          <table:table-cell office:value-type="string" calcext:value-type="string">
            <text:p>[]</text:p>
          </table:table-cell>
          <table:table-cell office:value-type="string" calcext:value-type="string">
            <text:p>Oversized shirt in woven fabric with a stand-up collar, concealed buttons down the front and a pleat at the back. Extra-long, voluminous sleeves in a crêpe weave with narrow ties and a drawstring to create gathers. Rounded hem. Slightly longer at the back.</text:p>
          </table:table-cell>
          <table:table-cell office:value-type="string" calcext:value-type="string">
            <text:p>['Back: Length: 80.0 cm (Size M/T)', 'Shoulder: Width: 45.0 cm (Size M/T)', 'Sleeve: Length: 56.9 cm (Size M/T)']</text:p>
          </table:table-cell>
          <table:table-cell office:value-type="string" calcext:value-type="string">
            <text:p>Long</text:p>
          </table:table-cell>
          <table:table-cell office:value-type="string" calcext:value-type="string">
            <text:p>Extra long sleeve</text:p>
          </table:table-cell>
          <table:table-cell office:value-type="string" calcext:value-type="string">
            <text:p>Oversized</text:p>
          </table:table-cell>
          <table:table-cell office:value-type="string" calcext:value-type="string">
            <text:p>Stand-up collar</text:p>
          </table:table-cell>
          <table:table-cell/>
          <table:table-cell office:value-type="string" calcext:value-type="string">
            <text:p>['White', 'Solid colour']</text:p>
          </table:table-cell>
          <table:table-cell office:value-type="string" calcext:value-type="string">
            <text:p>H&amp;M EDITION</text:p>
          </table:table-cell>
          <table:table-cell office:value-type="string" calcext:value-type="string">
            <text:p>Rs. 3,599.00incl. of all taxes</text:p>
          </table:table-cell>
          <table:table-cell office:value-type="string" calcext:value-type="string">
            <text:p>Chin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43560001.html</text:p>
          </table:table-cell>
          <table:table-cell office:value-type="string" calcext:value-type="string">
            <text:p>['Cotton']</text:p>
          </table:table-cell>
          <table:table-cell office:value-type="string" calcext:value-type="string">
            <text:p>Cropped blouse in a cotton weave with broderie anglaise. Relaxed fit with a round neckline and an opening with a concealed button at the back of the neck. Long, voluminous balloon sleeves with buttoned cuffs, and a scalloped hem.</text:p>
          </table:table-cell>
          <table:table-cell office:value-type="string" calcext:value-type="string">
            <text:p>['Back: Length: 44.0 cm (Size M/T)', 'Sleeve: Length: 64.7 cm (Size M/T)']</text:p>
          </table:table-cell>
          <table:table-cell office:value-type="string" calcext:value-type="string">
            <text:p>Cropped</text:p>
          </table:table-cell>
          <table:table-cell office:value-type="string" calcext:value-type="string">
            <text:p>Long sleeve</text:p>
          </table:table-cell>
          <table:table-cell office:value-type="string" calcext:value-type="string">
            <text:p>Relaxed fit</text:p>
          </table:table-cell>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Blouse</text:p>
          </table:table-cell>
          <table:table-cell table:number-columns-repeated="5"/>
          <table:table-cell office:value-type="string" calcext:value-type="string">
            <text:p>1 N (1 N)</text:p>
          </table:table-cell>
          <table:table-cell office:value-type="string" calcext:value-type="string">
            <text:p>PARAMOUNT PRODUCTS PVT LTD</text:p>
            <text:p>A-55, OKHLA INDUSTRIAL AREA,,  PHASE-II, , NEW DELHI, 110020, NEW DELHI</text:p>
          </table:table-cell>
          <table:table-cell office:value-type="string" calcext:value-type="string">
            <text:p>11-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4"/>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46233002.html</text:p>
          </table:table-cell>
          <table:table-cell office:value-type="string" calcext:value-type="string">
            <text:p>[]</text:p>
          </table:table-cell>
          <table:table-cell office:value-type="string" calcext:value-type="string">
            <text:p>Short blouse in a crisp cotton weave with a sweetheart neckline, shaped cups and short puff sleeves that finish just above the elbows. Narrow elastication around the neckline, over the shoulders and at the cuffs. Concealed zip and hook-and-eye fastener at one side, a rounded hem at the front and a straight-cut hem at the back. Slightly longer at the front. Partly lined.</text:p>
          </table:table-cell>
          <table:table-cell office:value-type="string" calcext:value-type="string">
            <text:p>Sleeve: Length: 42.3 cm (Size 40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Sweetheart neckline</text:p>
          </table:table-cell>
          <table:table-cell office:value-type="string" calcext:value-type="string">
            <text:p>['Cerise/Turquoise/Green/White',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57181001.html</text:p>
          </table:table-cell>
          <table:table-cell office:value-type="string" calcext:value-type="string">
            <text:p>['Linen']</text:p>
          </table:table-cell>
          <table:table-cell office:value-type="string" calcext:value-type="string">
            <text:p>Blouse in a linen and cotton weave. Buttons at the top and a small stand-up collar with a frill trim that continues down the button band. Yoke at the back, flutter sleeves and a rounded hem.</text:p>
          </table:table-cell>
          <table:table-cell office:value-type="string" calcext:value-type="string">
            <text:p>['Shoulder: Width: 36.6 cm (Size M/T)', 'Back: Length: 65.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tand-up collar</text:p>
          </table:table-cell>
          <table:table-cell/>
          <table:table-cell office:value-type="string" calcext:value-type="string">
            <text:p>['Whit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Flutter sleeve</text:p>
          </table:table-cell>
          <table:table-cell table:number-columns-repeated="23"/>
        </table:table-row>
        <table:table-row table:style-name="ro1">
          <table:table-cell office:value-type="string" calcext:value-type="string">
            <text:p>https://www2.hm.com/en_in/productpage.1128740003.html</text:p>
          </table:table-cell>
          <table:table-cell office:value-type="string" calcext:value-type="string">
            <text:p>['Cotton']</text:p>
          </table:table-cell>
          <table:table-cell office:value-type="string" calcext:value-type="string">
            <text:p>Shirt in cotton poplin with a collar, buttons down the front and a yoke at the back. Relaxed fit with dropped shoulders, long sleeves and cuffs with a slit and button. Open chest pocket and a rounded hem.</text:p>
          </table:table-cell>
          <table:table-cell office:value-type="string" calcext:value-type="string">
            <text:p>['Front: Length: 88.8 cm (Size M/T)', 'Shoulder: Width: 54.0 cm (Size M/T)', 'Sleeve: Length: 57.4 cm (Size M/T)', 'Back: Length: 90.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table:table-cell office:value-type="string" calcext:value-type="string">
            <text:p>['Pink',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30712006.html</text:p>
          </table:table-cell>
          <table:table-cell office:value-type="string" calcext:value-type="string">
            <text:p>['Cotton']</text:p>
          </table:table-cell>
          <table:table-cell office:value-type="string" calcext:value-type="string">
            <text:p>Blouse in double-weave cotton. Loose fit with a small stand-up collar, V-shaped opening at the front and long balloon sleeves in a raglan cut with buttoned cuffs.</text:p>
          </table:table-cell>
          <table:table-cell office:value-type="string" calcext:value-type="string">
            <text:p>['Sleeve: Length: 70.0 cm (Size M/T)', 'Back: Length: 65.5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Stand-up collar</text:p>
          </table:table-cell>
          <table:table-cell office:value-type="string" calcext:value-type="string">
            <text:p>V-neck</text:p>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Blouse</text:p>
          </table:table-cell>
          <table:table-cell table:number-columns-repeated="5"/>
          <table:table-cell office:value-type="string" calcext:value-type="string">
            <text:p>1 N (1 N)</text:p>
          </table:table-cell>
          <table:table-cell office:value-type="string" calcext:value-type="string">
            <text:p>SHAHI EXPORT PVT.LTD</text:p>
            <text:p>INDUSTRIAL PLOT NO. 1, SECTOR 28, 121008, FARIDABAD, HARYANA</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4"/>
          <table:table-cell office:value-type="string" calcext:value-type="string">
            <text:p>['Balloon sleeve', 'Raglan sleeve']</text:p>
          </table:table-cell>
          <table:table-cell table:number-columns-repeated="23"/>
        </table:table-row>
        <table:table-row table:style-name="ro1">
          <table:table-cell office:value-type="string" calcext:value-type="string">
            <text:p>https://www2.hm.com/en_in/productpage.1175401002.html</text:p>
          </table:table-cell>
          <table:table-cell office:value-type="string" calcext:value-type="string">
            <text:p>[]</text:p>
          </table:table-cell>
          <table:table-cell office:value-type="string" calcext:value-type="string">
            <text:p>Off-the-shoulder blouse in woven fabric made from a viscose blend. Loose fit with covered elastication at the top and short puff sleeves with elasticated cuffs.</text:p>
          </table:table-cell>
          <table:table-cell office:value-type="string" calcext:value-type="string">
            <text:p>['Sleeve: Length: 31.4 cm (Size M/T)', 'Back: Length: 43.6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table:number-columns-repeated="2"/>
          <table:table-cell office:value-type="string" calcext:value-type="string">
            <text:p>['White',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33 m', 'Length: 43 cm']</text:p>
          </table:table-cell>
          <table:table-cell office:value-type="string" calcext:value-type="string">
            <text:p>['Width: 1.41 m', 'Length: 43 cm']</text:p>
          </table:table-cell>
          <table:table-cell office:value-type="string" calcext:value-type="string">
            <text:p>['Width: 1.49 m', 'Length: 43 cm']</text:p>
          </table:table-cell>
          <table:table-cell office:value-type="string" calcext:value-type="string">
            <text:p>['Width: 1.57 m', 'Length: 43 cm']</text:p>
          </table:table-cell>
          <table:table-cell office:value-type="string" calcext:value-type="string">
            <text:p>['Width: 1.69 m', 'Length: 4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Off-the-shoulder</text:p>
          </table:table-cell>
          <table:table-cell table:number-columns-repeated="2"/>
          <table:table-cell office:value-type="string" calcext:value-type="string">
            <text:p>Puff sleeve</text:p>
          </table:table-cell>
          <table:table-cell table:number-columns-repeated="23"/>
        </table:table-row>
        <table:table-row table:style-name="ro2">
          <table:table-cell office:value-type="string" calcext:value-type="string">
            <text:p>https://www2.hm.com/en_in/productpage.1161423002.html</text:p>
          </table:table-cell>
          <table:table-cell office:value-type="string" calcext:value-type="string">
            <text:p>['Cotton']</text:p>
          </table:table-cell>
          <table:table-cell office:value-type="string" calcext:value-type="string">
            <text:p>Slightly shorter, off-the-shoulder top in a soft cotton weave with short sleeves. Loose fit with narrow elastication and a small frill trim at the top and cuffs.</text:p>
          </table:table-cell>
          <table:table-cell office:value-type="string" calcext:value-type="string">
            <text:p>['Sleeve: Length: 33.0 cm (Size M/T)', 'Back: Length: 49.0 cm (Size M/T)']</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table:number-columns-repeated="2"/>
          <table:table-cell office:value-type="string" calcext:value-type="string">
            <text:p>['White',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23 m', 'Length: 45 cm']</text:p>
          </table:table-cell>
          <table:table-cell office:value-type="string" calcext:value-type="string">
            <text:p>['Width: 1.31 m', 'Length: 46 cm']</text:p>
          </table:table-cell>
          <table:table-cell office:value-type="string" calcext:value-type="string">
            <text:p>['Width: 1.39 m', 'Length: 47 cm']</text:p>
          </table:table-cell>
          <table:table-cell office:value-type="string" calcext:value-type="string">
            <text:p>['Width: 1.47 m', 'Length: 48 cm']</text:p>
          </table:table-cell>
          <table:table-cell office:value-type="string" calcext:value-type="string">
            <text:p>['Width: 1.59 m', 'Length: 49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Off-the-shoulder</text:p>
          </table:table-cell>
          <table:table-cell table:number-columns-repeated="26"/>
        </table:table-row>
        <table:table-row table:style-name="ro1">
          <table:table-cell office:value-type="string" calcext:value-type="string">
            <text:p>https://www2.hm.com/en_in/productpage.1139014003.html</text:p>
          </table:table-cell>
          <table:table-cell office:value-type="string" calcext:value-type="string">
            <text:p>['Cotton']</text:p>
          </table:table-cell>
          <table:table-cell office:value-type="string" calcext:value-type="string">
            <text:p>Loose-fit blouse in a crinkled cotton weave with a V-shaped neckline and an opening with narrow ties at the back of the neck. 3/4-length balloon sleeves in a raglan cut with narrow elastication at the cuffs.</text:p>
          </table:table-cell>
          <table:table-cell office:value-type="string" calcext:value-type="string">
            <text:p>Sleeve: Length: 57.8 cm (Size M/T)</text:p>
          </table:table-cell>
          <table:table-cell office:value-type="string" calcext:value-type="string">
            <text:p>Short</text:p>
          </table:table-cell>
          <table:table-cell office:value-type="string" calcext:value-type="string">
            <text:p>3/4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Light gree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Plunge back</text:p>
          </table:table-cell>
          <table:table-cell table:number-columns-repeated="2"/>
          <table:table-cell office:value-type="string" calcext:value-type="string">
            <text:p>['Balloon sleeve', 'Raglan sleeve']</text:p>
          </table:table-cell>
          <table:table-cell table:number-columns-repeated="23"/>
        </table:table-row>
        <table:table-row table:style-name="ro2">
          <table:table-cell office:value-type="string" calcext:value-type="string">
            <text:p>https://www2.hm.com/en_in/productpage.1156866001.html</text:p>
          </table:table-cell>
          <table:table-cell office:value-type="string" calcext:value-type="string">
            <text:p>['Cotton']</text:p>
          </table:table-cell>
          <table:table-cell office:value-type="string" calcext:value-type="string">
            <text:p>Sleeveless blouse in a crinkled cotton weave with a V-neckline and buttons down the front. Gathered seam at the shoulders and a narrow drawstring at the waist.</text:p>
          </table:table-cell>
          <table:table-cell office:value-type="string" calcext:value-type="string">
            <text:p>Back: Length: 57.0 cm (Size M/T)</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White', 'Solid colour']</text:p>
          </table:table-cell>
          <table:table-cell/>
          <table:table-cell office:value-type="string" calcext:value-type="string">
            <text:p>Rs. 1,7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02 m', 'Length: 52 cm']</text:p>
          </table:table-cell>
          <table:table-cell office:value-type="string" calcext:value-type="string">
            <text:p>['Width: 1.10 m', 'Length: 53 cm']</text:p>
          </table:table-cell>
          <table:table-cell office:value-type="string" calcext:value-type="string">
            <text:p>['Width: 1.17 m', 'Length: 54 cm']</text:p>
          </table:table-cell>
          <table:table-cell office:value-type="string" calcext:value-type="string">
            <text:p>['Width: 1.25 m', 'Length: 55 cm']</text:p>
          </table:table-cell>
          <table:table-cell office:value-type="string" calcext:value-type="string">
            <text:p>['Width: 1.36 m', 'Length: 56 cm']</text:p>
          </table:table-cell>
          <table:table-cell office:value-type="string" calcext:value-type="string">
            <text:p>1 N</text:p>
          </table:table-cell>
          <table:table-cell office:value-type="string" calcext:value-type="string">
            <text:p>GLOBAL MODE AND ACCESSORIES PVT. LTD.</text:p>
            <text:p>D 34, Sector 63,, 201301, Noida</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office:value-type="string" calcext:value-type="string">
            <text:p>['Width: 1.48 m', 'Length: 57 cm']</text:p>
          </table:table-cell>
          <table:table-cell office:value-type="string" calcext:value-type="string">
            <text:p>Peplum</text:p>
          </table:table-cell>
          <table:table-cell office:value-type="string" calcext:value-type="string">
            <text:p>['Width: 1.59 m', 'Length: 58 cm']</text:p>
          </table:table-cell>
          <table:table-cell office:value-type="string" calcext:value-type="string">
            <text:p>['Width: 1.71 m', 'Length: 59 cm']</text:p>
          </table:table-cell>
          <table:table-cell table:number-columns-repeated="24"/>
        </table:table-row>
        <table:table-row table:style-name="ro1">
          <table:table-cell office:value-type="string" calcext:value-type="string">
            <text:p>https://www2.hm.com/en_in/productpage.1175401003.html</text:p>
          </table:table-cell>
          <table:table-cell office:value-type="string" calcext:value-type="string">
            <text:p>[]</text:p>
          </table:table-cell>
          <table:table-cell office:value-type="string" calcext:value-type="string">
            <text:p>Off-the-shoulder blouse in woven fabric made from a viscose blend. Loose fit with covered elastication at the top and short puff sleeves with elasticated cuffs.</text:p>
          </table:table-cell>
          <table:table-cell office:value-type="string" calcext:value-type="string">
            <text:p>['Sleeve: Length: 31.4 cm (Size M/T)', 'Back: Length: 43.6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table:number-columns-repeated="2"/>
          <table:table-cell office:value-type="string" calcext:value-type="string">
            <text:p>['Khaki green',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1.33 m', 'Length: 43 cm']</text:p>
          </table:table-cell>
          <table:table-cell office:value-type="string" calcext:value-type="string">
            <text:p>['Width: 1.41 m', 'Length: 43 cm']</text:p>
          </table:table-cell>
          <table:table-cell office:value-type="string" calcext:value-type="string">
            <text:p>['Width: 1.49 m', 'Length: 43 cm']</text:p>
          </table:table-cell>
          <table:table-cell office:value-type="string" calcext:value-type="string">
            <text:p>['Width: 1.57 m', 'Length: 43 cm']</text:p>
          </table:table-cell>
          <table:table-cell office:value-type="string" calcext:value-type="string">
            <text:p>['Width: 1.69 m', 'Length: 4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Off-the-shoulder</text:p>
          </table:table-cell>
          <table:table-cell table:number-columns-repeated="2"/>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30075001.html</text:p>
          </table:table-cell>
          <table:table-cell office:value-type="string" calcext:value-type="string">
            <text:p>['Twill']</text:p>
          </table:table-cell>
          <table:table-cell office:value-type="string" calcext:value-type="string">
            <text:p>Loose-fit shacket in cotton twill with a collar and concealed buttons down the front. Dropped shoulders, long sleeves and a concealed drawstring at the waist. Fake welt pocket on the chest, flap front pockets and a rounded hem. Slightly longer at the back. Unlined.</text:p>
          </table:table-cell>
          <table:table-cell office:value-type="string" calcext:value-type="string">
            <text:p>['Shoulder: Width: 60.0 cm (Size M/T)', 'Back: Length: 78.0 cm (Size M/T)', 'Sleeve: Length: 53.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Dark khaki green',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Cargo', 'Overshirt']</text:p>
          </table:table-cell>
          <table:table-cell table:number-columns-repeated="26"/>
        </table:table-row>
        <table:table-row table:style-name="ro1">
          <table:table-cell office:value-type="string" calcext:value-type="string">
            <text:p>https://www2.hm.com/en_in/productpage.1058829004.html</text:p>
          </table:table-cell>
          <table:table-cell office:value-type="string" calcext:value-type="string">
            <text:p>['Cotton']</text:p>
          </table:table-cell>
          <table:table-cell office:value-type="string" calcext:value-type="string">
            <text:p>Shirt in a cotton weave with a collar, buttons down the front and a yoke with a pleat at the back. Relaxed fit with dropped shoulders, long sleeves with buttoned cuffs, an open chest pocket and a gently rounded hem.</text:p>
          </table:table-cell>
          <table:table-cell office:value-type="string" calcext:value-type="string">
            <text:p>['Sleeve: Length: 50.7 cm (Size M/T)', 'Shoulder: Width: 67.0 cm (Size M/T)', 'Back: Length: 7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1809001.html</text:p>
          </table:table-cell>
          <table:table-cell office:value-type="string" calcext:value-type="string">
            <text:p>[]</text:p>
          </table:table-cell>
          <table:table-cell office:value-type="string" calcext:value-type="string">
            <text:p>Blouse in billowing organza with a round neckline that has an opening with narrow ties at the front and a flounce at the back of the neck. Loose fit with long sleeves, narrow cuffs and a yoke at the back with a flounce trim that continues around the sleeves. Rounded hem.</text:p>
          </table:table-cell>
          <table:table-cell office:value-type="string" calcext:value-type="string">
            <text:p>['Sleeve: Length: 58.8 cm (Size M/T)', 'Back: Length: 65.5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table-cell office:value-type="string" calcext:value-type="string">
            <text:p>Round neck</text:p>
          </table:table-cell>
          <table:table-cell office:value-type="string" calcext:value-type="string">
            <text:p>['Sky blu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Keyhole</text:p>
          </table:table-cell>
          <table:table-cell table:number-columns-repeated="26"/>
        </table:table-row>
        <table:table-row table:style-name="ro1">
          <table:table-cell office:value-type="string" calcext:value-type="string">
            <text:p>https://www2.hm.com/en_in/productpage.0969179002.html</text:p>
          </table:table-cell>
          <table:table-cell office:value-type="string" calcext:value-type="string">
            <text:p>['Twill']</text:p>
          </table:table-cell>
          <table:table-cell office:value-type="string" calcext:value-type="string">
            <text:p>Short blouse in lightweight twill with a collar and buttons down the front. Dropped shoulders, long sleeves and an opening with ties at the back of the hem.</text:p>
          </table:table-cell>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8562001.html</text:p>
          </table:table-cell>
          <table:table-cell office:value-type="string" calcext:value-type="string">
            <text:p>[]</text:p>
          </table:table-cell>
          <table:table-cell office:value-type="string" calcext:value-type="string">
            <text:p>Shirt in a patterned viscose weave with contrasting colour piping. Loose fit with notch lapels, buttons down the front and a double-layered yoke at the back. Dropped shoulders, long, wide sleeves and a patch chest pocket. Longer at the back.</text:p>
          </table:table-cell>
          <table:table-cell office:value-type="string" calcext:value-type="string">
            <text:p>['Sleeve: Length: 58.9 cm (Size M/T)', 'Back: Length: 75.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Resort collar</text:p>
          </table:table-cell>
          <table:table-cell office:value-type="string" calcext:value-type="string">
            <text:p>V-neck</text:p>
          </table:table-cell>
          <table:table-cell office:value-type="string" calcext:value-type="string">
            <text:p>['Beige/Light brown/Black', 'Patterned']</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Turkey</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54984001.html</text:p>
          </table:table-cell>
          <table:table-cell office:value-type="string" calcext:value-type="string">
            <text:p>[]</text:p>
          </table:table-cell>
          <table:table-cell office:value-type="string" calcext:value-type="string">
            <text:p>Cropped blouse in woven fabric. Round neckline, a deep opening with a narrow drawstring at the back of the neck and elbow-length, voluminous raglan sleeves. Narrow elastication at the cuffs and hem. Partly lined.</text:p>
          </table:table-cell>
          <table:table-cell office:value-type="string" calcext:value-type="string">
            <text:p>Back: Length: 48.5 cm (Size M/T)</text:p>
          </table:table-cell>
          <table:table-cell office:value-type="string" calcext:value-type="string">
            <text:p>Cropped</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Round neck</text:p>
          </table:table-cell>
          <table:table-cell office:value-type="string" calcext:value-type="string">
            <text:p>['Bright blue/Whit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Keyhole', 'Open back']</text:p>
          </table:table-cell>
          <table:table-cell table:number-columns-repeated="2"/>
          <table:table-cell office:value-type="string" calcext:value-type="string">
            <text:p>Raglan sleeve</text:p>
          </table:table-cell>
          <table:table-cell table:number-columns-repeated="23"/>
        </table:table-row>
        <table:table-row table:style-name="ro1">
          <table:table-cell office:value-type="string" calcext:value-type="string">
            <text:p>https://www2.hm.com/en_in/productpage.1153866001.html</text:p>
          </table:table-cell>
          <table:table-cell office:value-type="string" calcext:value-type="string">
            <text:p>['Linen']</text:p>
          </table:table-cell>
          <table:table-cell office:value-type="string" calcext:value-type="string">
            <text:p>Blouse in a cotton and linen weave with buttons down the front and a yoke at the back. Small stand-up collar with a frill trim that continues down the top of the button band. Long balloon sleeves with buttoned cuffs and a frill trim over the shoulders. Rounded hem.</text:p>
          </table:table-cell>
          <table:table-cell office:value-type="string" calcext:value-type="string">
            <text:p>['Sleeve: Length: 63.4 cm (Size M/T)', 'Shoulder: Width: 37.6 cm (Size M/T)', 'Back: Length: 69.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tand-up collar</text:p>
          </table:table-cell>
          <table:table-cell/>
          <table:table-cell office:value-type="string" calcext:value-type="string">
            <text:p>['Whit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128740001.html</text:p>
          </table:table-cell>
          <table:table-cell office:value-type="string" calcext:value-type="string">
            <text:p>['Cotton']</text:p>
          </table:table-cell>
          <table:table-cell office:value-type="string" calcext:value-type="string">
            <text:p>Shirt in cotton poplin with a collar, buttons down the front and a yoke at the back. Relaxed fit with dropped shoulders, long sleeves and cuffs with a slit and button. Open chest pocket and a rounded hem.</text:p>
          </table:table-cell>
          <table:table-cell office:value-type="string" calcext:value-type="string">
            <text:p>['Front: Length: 88.8 cm (Size M/T)', 'Shoulder: Width: 54.0 cm (Size M/T)', 'Sleeve: Length: 57.4 cm (Size M/T)', 'Back: Length: 90.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9 m', 'Length: 82 cm']</text:p>
          </table:table-cell>
          <table:table-cell office:value-type="string" calcext:value-type="string">
            <text:p>['Width: 1.17 m', 'Length: 83 cm']</text:p>
          </table:table-cell>
          <table:table-cell office:value-type="string" calcext:value-type="string">
            <text:p>['Width: 1.23 m', 'Length: 84 cm']</text:p>
          </table:table-cell>
          <table:table-cell office:value-type="string" calcext:value-type="string">
            <text:p>['Width: 1.29 m', 'Length: 85 cm']</text:p>
          </table:table-cell>
          <table:table-cell office:value-type="string" calcext:value-type="string">
            <text:p>['Width: 1.39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28740004.html</text:p>
          </table:table-cell>
          <table:table-cell office:value-type="string" calcext:value-type="string">
            <text:p>['Cotton']</text:p>
          </table:table-cell>
          <table:table-cell office:value-type="string" calcext:value-type="string">
            <text:p>Shirt in cotton poplin with a collar, buttons down the front and a yoke at the back. Relaxed fit with dropped shoulders, long sleeves and cuffs with a slit and button. Open chest pocket and a rounded hem.</text:p>
          </table:table-cell>
          <table:table-cell office:value-type="string" calcext:value-type="string">
            <text:p>['Front: Length: 88.8 cm (Size M/T)', 'Shoulder: Width: 54.0 cm (Size M/T)', 'Sleeve: Length: 57.4 cm (Size M/T)', 'Back: Length: 90.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table:table-cell office:value-type="string" calcext:value-type="string">
            <text:p>['Mint green',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2">
          <table:table-cell office:value-type="string" calcext:value-type="string">
            <text:p>https://www2.hm.com/en_in/productpage.1137510002.html</text:p>
          </table:table-cell>
          <table:table-cell office:value-type="string" calcext:value-type="string">
            <text:p>['Cotton']</text:p>
          </table:table-cell>
          <table:table-cell office:value-type="string" calcext:value-type="string">
            <text:p>Fitted blouse in a crinkled cotton weave with a smocked bodice and a gently flared peplum. Square neckline at the front and back and 3/4-length balloon sleeves with narrow elastication over the shoulders and at the cuffs.</text:p>
          </table:table-cell>
          <table:table-cell office:value-type="string" calcext:value-type="string">
            <text:p>Back: Length: 37.25 cm (Size M/T)</text:p>
          </table:table-cell>
          <table:table-cell office:value-type="string" calcext:value-type="string">
            <text:p>Regular length</text:p>
          </table:table-cell>
          <table:table-cell office:value-type="string" calcext:value-type="string">
            <text:p>3/4 sleeve</text:p>
          </table:table-cell>
          <table:table-cell office:value-type="string" calcext:value-type="string">
            <text:p>Fitted</text:p>
          </table:table-cell>
          <table:table-cell/>
          <table:table-cell office:value-type="string" calcext:value-type="string">
            <text:p>Square neckline</text:p>
          </table:table-cell>
          <table:table-cell office:value-type="string" calcext:value-type="string">
            <text:p>['Red', 'Solid colour']</text:p>
          </table:table-cell>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Blouse</text:p>
          </table:table-cell>
          <table:table-cell table:number-columns-repeated="5"/>
          <table:table-cell office:value-type="string" calcext:value-type="string">
            <text:p>1 N (1 N)</text:p>
          </table:table-cell>
          <table:table-cell office:value-type="string" calcext:value-type="string">
            <text:p>SHAHI EXPORT PVT.LTD</text:p>
            <text:p>INDUSTRIAL PLOT NO. 1, SECTOR 28, 121008, FARIDABAD, HARYANA</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Peplum', 'Smocking']</text:p>
          </table:table-cell>
          <table:table-cell table:number-columns-repeated="2"/>
          <table:table-cell office:value-type="string" calcext:value-type="string">
            <text:p>Balloon sleeve</text:p>
          </table:table-cell>
          <table:table-cell table:number-columns-repeated="23"/>
        </table:table-row>
        <table:table-row table:style-name="ro2">
          <table:table-cell office:value-type="string" calcext:value-type="string">
            <text:p>https://www2.hm.com/en_in/productpage.1033497001.html</text:p>
          </table:table-cell>
          <table:table-cell office:value-type="string" calcext:value-type="string">
            <text:p>[]</text:p>
          </table:table-cell>
          <table:table-cell office:value-type="string" calcext:value-type="string">
            <text:p>Short-sleeved blouse in a viscose and cotton weave with a small, gathered stand-up collar and a deep V-neck at the front.</text:p>
          </table:table-cell>
          <table:table-cell office:value-type="string" calcext:value-type="string">
            <text:p>Back: Length: 67.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tand-up collar</text:p>
          </table:table-cell>
          <table:table-cell office:value-type="string" calcext:value-type="string">
            <text:p>['Deep neckline', 'V-neck']</text:p>
          </table:table-cell>
          <table:table-cell office:value-type="string" calcext:value-type="string">
            <text:p>['White', 'Solid colour']</text:p>
          </table:table-cell>
          <table:table-cell/>
          <table:table-cell office:value-type="string" calcext:value-type="string">
            <text:p>Rs. 999.00incl. of all taxes</text:p>
          </table:table-cell>
          <table:table-cell office:value-type="string" calcext:value-type="string">
            <text:p>India</text:p>
          </table:table-cell>
          <table:table-cell office:value-type="string" calcext:value-type="string">
            <text:p>Blouse</text:p>
          </table:table-cell>
          <table:table-cell table:number-columns-repeated="5"/>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28"/>
        </table:table-row>
        <table:table-row table:style-name="ro1">
          <table:table-cell office:value-type="string" calcext:value-type="string">
            <text:p>https://www2.hm.com/en_in/productpage.1142212003.html</text:p>
          </table:table-cell>
          <table:table-cell office:value-type="string" calcext:value-type="string">
            <text:p>['Cotton']</text:p>
          </table:table-cell>
          <table:table-cell office:value-type="string" calcext:value-type="string">
            <text:p>Blouse in crisp cotton poplin with a collar, buttons down the front, elbow-length puff sleeves with buttoned cuffs and shaping seams at the front and back to create a flattering silhouette.</text:p>
          </table:table-cell>
          <table:table-cell office:value-type="string" calcext:value-type="string">
            <text:p>['Sleeve: Length: 55.4 cm (Size M/T)', 'Shoulder: Width: 35.0 cm (Size M/T)', 'Back: Length: 59.5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3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6"/>
          <table:table-cell office:value-type="string" calcext:value-type="string">
            <text:p>Puff sleeve</text:p>
          </table:table-cell>
          <table:table-cell table:number-columns-repeated="23"/>
        </table:table-row>
        <table:table-row table:style-name="ro1">
          <table:table-cell office:value-type="string" calcext:value-type="string">
            <text:p>https://www2.hm.com/en_in/productpage.1161222001.html</text:p>
          </table:table-cell>
          <table:table-cell office:value-type="string" calcext:value-type="string">
            <text:p>['Cotton']</text:p>
          </table:table-cell>
          <table:table-cell office:value-type="string" calcext:value-type="string">
            <text:p>Shirt in a texture-striped cotton weave with a collar, buttons down the front and a yoke with pleats at the back. Loose fit with dropped shoulders, long sleeves and wide cuffs with a slit and buttons. Rounded hem.</text:p>
          </table:table-cell>
          <table:table-cell office:value-type="string" calcext:value-type="string">
            <text:p>['Back: Length: 81.5 cm (Size M/T)', 'Sleeve: Length: 54.4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office:value-type="string" calcext:value-type="string">
            <text:p>Turn-down collar</text:p>
          </table:table-cell>
          <table:table-cell/>
          <table:table-cell office:value-type="string" calcext:value-type="string">
            <text:p>['Cream', 'Striped']</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lit</text:p>
          </table:table-cell>
          <table:table-cell table:number-columns-repeated="26"/>
        </table:table-row>
        <table:table-row table:style-name="ro1">
          <table:table-cell office:value-type="string" calcext:value-type="string">
            <text:p>https://www2.hm.com/en_in/productpage.1073662005.html</text:p>
          </table:table-cell>
          <table:table-cell office:value-type="string" calcext:value-type="string">
            <text:p>['Linen']</text:p>
          </table:table-cell>
          <table:table-cell office:value-type="string" calcext:value-type="string">
            <text:p>Oversized shirt in a linen and viscose weave with a collar, buttons down the front and a yoke at the back. Open chest pocket, low dropped shoulders and long sleeves with wide, buttoned cuffs. Slightly rounded hem.</text:p>
          </table:table-cell>
          <table:table-cell office:value-type="string" calcext:value-type="string">
            <text:p>['Sleeve: Length: 50.7 cm (Size M/T)', 'Shoulder: Width: 67.0 cm (Size M/T)', 'Back: Length: 7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1">
          <table:table-cell office:value-type="string" calcext:value-type="string">
            <text:p>https://www2.hm.com/en_in/productpage.1166175001.html</text:p>
          </table:table-cell>
          <table:table-cell office:value-type="string" calcext:value-type="string">
            <text:p>['Satin']</text:p>
          </table:table-cell>
          <table:table-cell office:value-type="string" calcext:value-type="string">
            <text:p>Loose-fit off-the-shoulder blouse in satin with covered elastication at the top and long, voluminous sleeves with covered elastication and a flounce at the cuffs.</text:p>
          </table:table-cell>
          <table:table-cell office:value-type="string" calcext:value-type="string">
            <text:p>['Sleeve: Length: 59.4 cm (Size M/T)', 'Back: Length: 40.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number-columns-repeated="2"/>
          <table:table-cell office:value-type="string" calcext:value-type="string">
            <text:p>['Whit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Off-the-shoulder</text:p>
          </table:table-cell>
          <table:table-cell table:number-columns-repeated="26"/>
        </table:table-row>
        <table:table-row table:style-name="ro1">
          <table:table-cell office:value-type="string" calcext:value-type="string">
            <text:p>https://www2.hm.com/en_in/productpage.1104742001.html</text:p>
          </table:table-cell>
          <table:table-cell office:value-type="string" calcext:value-type="string">
            <text:p>[]</text:p>
          </table:table-cell>
          <table:table-cell office:value-type="string" calcext:value-type="string">
            <text:p>Studio Collection. Shimmering shirt with a fitted silhouette in a woven cotton blend containing glittery threads. Turn-down collar, French front with press-studs and a yoke at the back with a seam that continues down the sleeves. Decorative epaulettes with a press-stud, and extra-long sleeves with a sleeve placket and concealed, adjustable press-stud fastening at the cuffs. Chest pockets with a flap and concealed press-stud.</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Turn-down collar</text:p>
          </table:table-cell>
          <table:table-cell/>
          <table:table-cell office:value-type="string" calcext:value-type="string">
            <text:p>['Silver-coloured', 'Solid colour']</text:p>
          </table:table-cell>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7"/>
          <table:table-cell office:value-type="string" calcext:value-type="string">
            <text:p>H&amp;M Studio Collection</text:p>
          </table:table-cell>
          <table:table-cell table:number-columns-repeated="2"/>
        </table:table-row>
        <table:table-row table:style-name="ro1">
          <table:table-cell office:value-type="string" calcext:value-type="string">
            <text:p>https://www2.hm.com/en_in/productpage.1081425004.html</text:p>
          </table:table-cell>
          <table:table-cell office:value-type="string" calcext:value-type="string">
            <text:p>[]</text:p>
          </table:table-cell>
          <table:table-cell office:value-type="string" calcext:value-type="string">
            <text:p>Oversized shacket in a felted weave with a collar, buttons down the front and large flap chest pockets. Dropped shoulders, long sleeves with buttoned cuffs, and a rounded hem. Slightly longer at the back. Unlined.</text:p>
          </table:table-cell>
          <table:table-cell office:value-type="string" calcext:value-type="string">
            <text:p>['Sleeve: Length: 55.4 cm (Size M/T)', 'Back: Length: 8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table:number-columns-repeated="2"/>
          <table:table-cell office:value-type="string" calcext:value-type="string">
            <text:p>['Light beige marl',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Jacke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Overshirt</text:p>
          </table:table-cell>
          <table:table-cell table:number-columns-repeated="26"/>
        </table:table-row>
        <table:table-row table:style-name="ro1">
          <table:table-cell office:value-type="string" calcext:value-type="string">
            <text:p>https://www2.hm.com/en_in/productpage.1063184008.html</text:p>
          </table:table-cell>
          <table:table-cell office:value-type="string" calcext:value-type="string">
            <text:p>['Linen']</text:p>
          </table:table-cell>
          <table:table-cell office:value-type="string" calcext:value-type="string">
            <text:p>Relaxed-fit shirt in an airy linen with a collar and buttons down the front. Dropped shoulders, long sleeves with wide, buttoned cuffs, and a rounded hem. Longer at the back. Unlined.</text:p>
          </table:table-cell>
          <table:table-cell office:value-type="string" calcext:value-type="string">
            <text:p>['Sleeve: Length: 53.5 cm (Size M/T)', 'Back: Length: 81.0 cm (Size M/T)']</text:p>
          </table:table-cell>
          <table:table-cell office:value-type="string" calcext:value-type="string">
            <text:p>Long</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table:table-cell office:value-type="string" calcext:value-type="string">
            <text:p>['Light beige', 'Solid colour']</text:p>
          </table:table-cell>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amp;M Premium Selection</text:p>
          </table:table-cell>
          <table:table-cell table:number-columns-repeated="20"/>
        </table:table-row>
        <table:table-row table:style-name="ro2">
          <table:table-cell office:value-type="string" calcext:value-type="string">
            <text:p>https://www2.hm.com/en_in/productpage.1156869001.html</text:p>
          </table:table-cell>
          <table:table-cell office:value-type="string" calcext:value-type="string">
            <text:p>['Cotton']</text:p>
          </table:table-cell>
          <table:table-cell office:value-type="string" calcext:value-type="string">
            <text:p>Blouse in airy cotton poplin with a small frill collar and a V-shaped opening with narrow ties at the front. Yoke with a gathered seam and double-layered flutter sleeves.</text:p>
          </table:table-cell>
          <table:table-cell office:value-type="string" calcext:value-type="string">
            <text:p>Front: Length: 62.0 cm (Size M/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Frilled collar</text:p>
          </table:table-cell>
          <table:table-cell office:value-type="string" calcext:value-type="string">
            <text:p>V-neck</text:p>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1.13 m', 'Length: 59 cm']</text:p>
          </table:table-cell>
          <table:table-cell office:value-type="string" calcext:value-type="string">
            <text:p>['Width: 1.21 m', 'Length: 60 cm']</text:p>
          </table:table-cell>
          <table:table-cell office:value-type="string" calcext:value-type="string">
            <text:p>['Width: 1.28 m', 'Length: 61 cm']</text:p>
          </table:table-cell>
          <table:table-cell office:value-type="string" calcext:value-type="string">
            <text:p>['Width: 1.36 m', 'Length: 62 cm']</text:p>
          </table:table-cell>
          <table:table-cell office:value-type="string" calcext:value-type="string">
            <text:p>['Width: 1.48 m', 'Length: 63 cm']</text:p>
          </table:table-cell>
          <table:table-cell office:value-type="string" calcext:value-type="string">
            <text:p>1 N</text:p>
          </table:table-cell>
          <table:table-cell office:value-type="string" calcext:value-type="string">
            <text:p>GLOBAL MODE AND ACCESSORIES PVT. LTD.</text:p>
            <text:p>D 34, Sector 63,, 201301, Noida</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table-cell office:value-type="string" calcext:value-type="string">
            <text:p>Keyhole</text:p>
          </table:table-cell>
          <table:table-cell table:number-columns-repeated="2"/>
          <table:table-cell office:value-type="string" calcext:value-type="string">
            <text:p>Flutter sleeve</text:p>
          </table:table-cell>
          <table:table-cell table:number-columns-repeated="23"/>
        </table:table-row>
        <table:table-row table:style-name="ro2">
          <table:table-cell office:value-type="string" calcext:value-type="string">
            <text:p>https://www2.hm.com/en_in/productpage.0933676006.html</text:p>
          </table:table-cell>
          <table:table-cell office:value-type="string" calcext:value-type="string">
            <text:p>['Cotton']</text:p>
          </table:table-cell>
          <table:table-cell office:value-type="string" calcext:value-type="string">
            <text:p>Shirt in a cotton weave with decorative flounces. Collar, buttons down the front and long balloon sleeves with close-fitting, buttoned cuff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Loose fit</text:p>
          </table:table-cell>
          <table:table-cell table:number-columns-repeated="2"/>
          <table:table-cell office:value-type="string" calcext:value-type="string">
            <text:p>['Whit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Shirt</text:p>
          </table:table-cell>
          <table:table-cell table:number-columns-repeated="5"/>
          <table:table-cell office:value-type="string" calcext:value-type="string">
            <text:p>1 N</text:p>
          </table:table-cell>
          <table:table-cell office:value-type="string" calcext:value-type="string">
            <text:p>GOKALDAS EXPORTS LTD</text:p>
            <text:p>25, 2nd Cross, 3rd Main, Industrial Suburb, Yeshwanthpur, 560022, BANGALORE</text:p>
          </table:table-cell>
          <table:table-cell office:value-type="string" calcext:value-type="string">
            <text:p>01-2021</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office:value-type="string" calcext:value-type="string">
            <text:p>N/A</text:p>
          </table:table-cell>
          <table:table-cell table:number-columns-repeated="4"/>
          <table:table-cell office:value-type="string" calcext:value-type="string">
            <text:p>Balloon sleeve</text:p>
          </table:table-cell>
          <table:table-cell table:number-columns-repeated="23"/>
        </table:table-row>
        <table:table-row table:style-name="ro1">
          <table:table-cell office:value-type="string" calcext:value-type="string">
            <text:p>https://www2.hm.com/en_in/productpage.1021344001.html</text:p>
          </table:table-cell>
          <table:table-cell office:value-type="string" calcext:value-type="string">
            <text:p>['Cotton']</text:p>
          </table:table-cell>
          <table:table-cell office:value-type="string" calcext:value-type="string">
            <text:p>Oversized shirt in a cotton weave with a collar, buttons down the front and a double-layered yoke with a pleat at the back. Dropped shoulders, long sleeves with buttoned cuffs, and a rounded hem. Slightly longer at the back.</text:p>
          </table:table-cell>
          <table:table-cell office:value-type="string" calcext:value-type="string">
            <text:p>['Sleeve: Length: 56.5 cm (Size M/T)', 'Back: Length: 84.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15062003.html</text:p>
          </table:table-cell>
          <table:table-cell office:value-type="string" calcext:value-type="string">
            <text:p>[]</text:p>
          </table:table-cell>
          <table:table-cell office:value-type="string" calcext:value-type="string">
            <text:p>Slightly longer shirt in cotton poplin with a pointed collar and buttons down the front. Relaxed fit with gently dropped shoulders and long sleeves with buttoned cuffs. Tapered waist with pleats and flat felled seams at the front and a smocked section at the back to create a defined silhouette. Rounded hem.</text:p>
          </table:table-cell>
          <table:table-cell/>
          <table:table-cell office:value-type="string" calcext:value-type="string">
            <text:p>Long</text:p>
          </table:table-cell>
          <table:table-cell office:value-type="string" calcext:value-type="string">
            <text:p>Long sleeve</text:p>
          </table:table-cell>
          <table:table-cell office:value-type="string" calcext:value-type="string">
            <text:p>Relaxed fit</text:p>
          </table:table-cell>
          <table:table-cell table:number-columns-repeated="2"/>
          <table:table-cell office:value-type="string" calcext:value-type="string">
            <text:p>['Light blu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Smocking</text:p>
          </table:table-cell>
          <table:table-cell table:number-columns-repeated="26"/>
        </table:table-row>
        <table:table-row table:style-name="ro1">
          <table:table-cell office:value-type="string" calcext:value-type="string">
            <text:p>https://www2.hm.com/en_in/productpage.1021344008.html</text:p>
          </table:table-cell>
          <table:table-cell office:value-type="string" calcext:value-type="string">
            <text:p>['Cotton']</text:p>
          </table:table-cell>
          <table:table-cell office:value-type="string" calcext:value-type="string">
            <text:p>Oversized shirt in a cotton weave with a collar, buttons down the front and a double-layered yoke with a pleat at the back. Dropped shoulders, long sleeves with buttoned cuffs, and a rounded hem. Slightly longer at the back.</text:p>
          </table:table-cell>
          <table:table-cell office:value-type="string" calcext:value-type="string">
            <text:p>['Sleeve: Length: 56.5 cm (Size M/T)', 'Back: Length: 84.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23777001.html</text:p>
          </table:table-cell>
          <table:table-cell office:value-type="string" calcext:value-type="string">
            <text:p>[]</text:p>
          </table:table-cell>
          <table:table-cell office:value-type="string" calcext:value-type="string">
            <text:p>Longer shirt in stretch water-repellent functional fabric designed to keep you dry during light showers. <text:s/>Oversized fit with a collar, press-studs down the front and an adjustable waist belt with a plastic buckle and a carabiner hook. Long sleeves with a sleeve placket and press-studs at the cuffs. Daisy chain loops and flap pockets on the chest, and flap front pockets with a hook and loop fastening. V-shaped yoke at the back and a gently rounded hem.</text:p>
          </table:table-cell>
          <table:table-cell office:value-type="string" calcext:value-type="string">
            <text:p>['Back: Length: 78.0 cm (Size M/T)', 'Shoulder: Width: 53.0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Green', 'Solid colour']</text:p>
          </table:table-cell>
          <table:table-cell office:value-type="string" calcext:value-type="string">
            <text:p>H&amp;M Move</text:p>
          </table:table-cell>
          <table:table-cell office:value-type="string" calcext:value-type="string">
            <text:p>Rs. 4,999.00incl. of all taxes</text:p>
          </table:table-cell>
          <table:table-cell office:value-type="string" calcext:value-type="string">
            <text:p>Bangladesh</text:p>
          </table:table-cell>
          <table:table-cell office:value-type="string" calcext:value-type="string">
            <text:p>Sh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8"/>
          <table:table-cell office:value-type="string" calcext:value-type="string">
            <text:p>Water-repellent</text:p>
          </table:table-cell>
          <table:table-cell office:value-type="string" calcext:value-type="string">
            <text:p>Hiking</text:p>
          </table:table-cell>
        </table:table-row>
        <table:table-row table:style-name="ro1">
          <table:table-cell office:value-type="string" calcext:value-type="string">
            <text:p>https://www2.hm.com/en_in/productpage.1008127001.html</text:p>
          </table:table-cell>
          <table:table-cell office:value-type="string" calcext:value-type="string">
            <text:p>[]</text:p>
          </table:table-cell>
          <table:table-cell office:value-type="string" calcext:value-type="string">
            <text:p>Shirt in an airy cotton weave with a collar, buttons down the front, a double-layered yoke at the back and a chest pocket. Relaxed fit with dropped shoulders, long sleeves with buttoned cuffs, and a gently rounded hem.</text:p>
          </table:table-cell>
          <table:table-cell office:value-type="string" calcext:value-type="string">
            <text:p>['Back: Length: 84.5 cm (Size M/T)', 'Shoulder: Width: 60.0 cm (Size M/T)', 'Sleeve: Length: 52.9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Vietnam</text:p>
          </table:table-cell>
          <table:table-cell office:value-type="string" calcext:value-type="string">
            <text:p>Sh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9-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row table:style-name="ro1">
          <table:table-cell office:value-type="string" calcext:value-type="string">
            <text:p>https://www2.hm.com/en_in/productpage.1101052007.html</text:p>
          </table:table-cell>
          <table:table-cell office:value-type="string" calcext:value-type="string">
            <text:p>['Jersey']</text:p>
          </table:table-cell>
          <table:table-cell office:value-type="string" calcext:value-type="string">
            <text:p>Shirt in textured jersey with a pointed collar, buttons down the front and long sleeves. Raw edges at the cuffs and hem.</text:p>
          </table:table-cell>
          <table:table-cell office:value-type="string" calcext:value-type="string">
            <text:p>['Back: Length: 71.65 cm (Size M/T)', 'Sleeve: Length: 61.75 cm (Size M/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Full spread collar</text:p>
          </table:table-cell>
          <table:table-cell/>
          <table:table-cell office:value-type="string" calcext:value-type="string">
            <text:p>['Beige/Black',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5:06:01.873979150</dc:date>
    <meta:editing-duration>PT4M3S</meta:editing-duration>
    <meta:editing-cycles>1</meta:editing-cycles>
    <meta:document-statistic meta:table-count="1" meta:cell-count="6899" meta:object-count="0"/>
    <meta:generator>LibreOffice/7.3.7.2$Linux_X86_64 LibreOffice_project/30$Build-2</meta:generator>
  </office:meta>
</office:document-meta>
</file>